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9/styles.xml" manifest:media-type="text/xml"/>
  <manifest:file-entry manifest:full-path="Object 29/content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setting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30/styles.xml" manifest:media-type="text/xml"/>
  <manifest:file-entry manifest:full-path="Object 30/content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8/style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Replacements/Object 2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"/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3">
      <style:text-properties style:font-name="Liberation Sans" style:font-name-asian="WenQuanYi Micro Hei" style:font-name-complex="FreeSans"/>
    </style:style>
    <style:style style:name="ce11" style:family="table-cell" style:parent-style-name="Default">
      <style:table-cell-properties style:text-align-source="value-type" style:repeat-content="false"/>
      <style:paragraph-properties fo:margin-left="0cm"/>
    </style:style>
    <style:style style:name="ce12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DD" table:style-name="ta1">
        <table:shapes>
          <draw:frame draw:z-index="0" draw:style-name="gr1" draw:text-style-name="P1" svg:width="15.999cm" svg:height="8.447cm" svg:x="11.389cm" svg:y="2.232cm">
            <draw:object draw:notify-on-update-of-ranges="HDD.A6:HDD.A23 HDD.B5:HDD.B5 HDD.B6:HDD.B23 HDD.C5:HDD.C5 HDD.C6:HDD.C23 HDD.D5:HDD.D5 HDD.D6:HDD.D23 HDD.E5:HDD.E5 HDD.E6:HDD.E23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" draw:style-name="gr1" draw:text-style-name="P1" svg:width="15.997cm" svg:height="8.341cm" svg:x="11.399cm" svg:y="20.297cm">
            <draw:object draw:notify-on-update-of-ranges="HDD.A46:HDD.A63 HDD.B45:HDD.B45 HDD.B46:HDD.B63 HDD.C45:HDD.C45 HDD.C46:HDD.C63 HDD.D45:HDD.D45 HDD.D46:HDD.D63 HDD.E45:HDD.E45 HDD.E46:HDD.E63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2" draw:style-name="gr1" draw:text-style-name="P1" svg:width="15.997cm" svg:height="8.315cm" svg:x="11.399cm" svg:y="11.264cm">
            <draw:object draw:notify-on-update-of-ranges="HDD.A26:HDD.A43 HDD.B25:HDD.B25 HDD.B26:HDD.B43 HDD.C25:HDD.C25 HDD.C26:HDD.C43 HDD.D25:HDD.D25 HDD.D26:HDD.D43 HDD.E25:HDD.E25 HDD.E26:HDD.E43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3" draw:style-name="gr1" draw:text-style-name="P1" svg:width="15.997cm" svg:height="8.341cm" svg:x="11.399cm" svg:y="47.394cm">
            <draw:object draw:notify-on-update-of-ranges="HDD.A106:HDD.A123 HDD.B105:HDD.B105 HDD.B106:HDD.B123 HDD.C105:HDD.C105 HDD.C106:HDD.C123 HDD.D105:HDD.D105 HDD.D106:HDD.D123 HDD.E105:HDD.E105 HDD.E106:HDD.E123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4" draw:style-name="gr1" draw:text-style-name="P1" svg:width="15.997cm" svg:height="8.369cm" svg:x="11.399cm" svg:y="38.36cm">
            <draw:object draw:notify-on-update-of-ranges="HDD.A86:HDD.A103 HDD.B85:HDD.B85 HDD.B86:HDD.B103 HDD.C85:HDD.C85 HDD.C86:HDD.C103 HDD.D85:HDD.D85 HDD.D86:HDD.D103 HDD.E85:HDD.E85 HDD.E86:HDD.E103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5" draw:style-name="gr1" draw:text-style-name="P1" svg:width="15.997cm" svg:height="8.342cm" svg:x="11.399cm" svg:y="29.329cm">
            <draw:object draw:notify-on-update-of-ranges="HDD.A66:HDD.A83 HDD.B65:HDD.B65 HDD.B66:HDD.B83 HDD.C65:HDD.C65 HDD.C66:HDD.C83 HDD.D65:HDD.D65 HDD.D66:HDD.D83 HDD.E65:HDD.E65 HDD.E66:HDD.E83"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1" table:number-columns-repeated="5" table:default-cell-style-name="ce8"/>
        <table:table-row table:style-name="ro1">
          <table:table-cell table:style-name="ce1" office:value-type="string" calcext:value-type="string" table:number-columns-spanned="5" table:number-rows-spanned="1">
            <text:p>COMPARAÇÃO HDD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 table:number-columns-spanned="5" table:number-rows-spanned="1">
            <text:p>BLOCOS 64KB</text:p>
          </table:table-cell>
          <table:covered-table-cell table:number-columns-repeated="4" table:style-name="Default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3" office:value-type="string" calcext:value-type="string" table:number-columns-spanned="5" table:number-rows-spanned="1">
            <text:p>ESCRITA</text:p>
          </table:table-cell>
          <table:covered-table-cell table:number-columns-repeated="4" table:style-name="ce9"/>
        </table:table-row>
        <table:table-row table:style-name="ro2">
          <table:table-cell table:style-name="ce4"/>
          <table:table-cell table:style-name="ce4" office:value-type="string" calcext:value-type="string">
            <text:p>EXT3</text:p>
          </table:table-cell>
          <table:table-cell table:style-name="ce4" office:value-type="string" calcext:value-type="string">
            <text:p>EXT4</text:p>
          </table:table-cell>
          <table:table-cell table:style-name="ce4" office:value-type="string" calcext:value-type="string">
            <text:p>BTRFS</text:p>
          </table:table-cell>
          <table:table-cell table:style-name="ce4" office:value-type="string" calcext:value-type="string">
            <text:p>NTFS</text:p>
          </table:table-cell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5" office:value-type="float" office:value="195085" calcext:value-type="float">
            <text:p>195085</text:p>
          </table:table-cell>
          <table:table-cell table:style-name="ce5" office:value-type="float" office:value="331943" calcext:value-type="float">
            <text:p>331943</text:p>
          </table:table-cell>
          <table:table-cell table:style-name="ce5" office:value-type="float" office:value="541844" calcext:value-type="float">
            <text:p>541844</text:p>
          </table:table-cell>
          <table:table-cell table:style-name="ce5" office:value-type="float" office:value="28749" calcext:value-type="float">
            <text:p>28749</text:p>
          </table:table-cell>
        </table:table-row>
        <table:table-row table:style-name="ro2"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225524" calcext:value-type="float">
            <text:p>225524</text:p>
          </table:table-cell>
          <table:table-cell table:style-name="ce5" office:value-type="float" office:value="380087" calcext:value-type="float">
            <text:p>380087</text:p>
          </table:table-cell>
          <table:table-cell table:style-name="ce5" office:value-type="float" office:value="747949" calcext:value-type="float">
            <text:p>747949</text:p>
          </table:table-cell>
          <table:table-cell table:style-name="ce5" office:value-type="float" office:value="38496" calcext:value-type="float">
            <text:p>38496</text:p>
          </table:table-cell>
        </table:table-row>
        <table:table-row table:style-name="ro2"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243101" calcext:value-type="float">
            <text:p>243101</text:p>
          </table:table-cell>
          <table:table-cell table:style-name="ce5" office:value-type="float" office:value="404397" calcext:value-type="float">
            <text:p>404397</text:p>
          </table:table-cell>
          <table:table-cell table:style-name="ce5" office:value-type="float" office:value="833509" calcext:value-type="float">
            <text:p>833509</text:p>
          </table:table-cell>
          <table:table-cell table:style-name="ce5" office:value-type="float" office:value="41128" calcext:value-type="float">
            <text:p>41128</text:p>
          </table:table-cell>
        </table:table-row>
        <table:table-row table:style-name="ro2">
          <table:table-cell table:style-name="ce5" office:value-type="float" office:value="512" calcext:value-type="float">
            <text:p>512</text:p>
          </table:table-cell>
          <table:table-cell table:style-name="ce5" office:value-type="float" office:value="252816" calcext:value-type="float">
            <text:p>252816</text:p>
          </table:table-cell>
          <table:table-cell table:style-name="ce5" office:value-type="float" office:value="426518" calcext:value-type="float">
            <text:p>426518</text:p>
          </table:table-cell>
          <table:table-cell table:style-name="ce5" office:value-type="float" office:value="902581" calcext:value-type="float">
            <text:p>902581</text:p>
          </table:table-cell>
          <table:table-cell table:style-name="ce5" office:value-type="float" office:value="51186" calcext:value-type="float">
            <text:p>51186</text:p>
          </table:table-cell>
        </table:table-row>
        <table:table-row table:style-name="ro2">
          <table:table-cell table:style-name="ce5" office:value-type="float" office:value="1024" calcext:value-type="float">
            <text:p>1024</text:p>
          </table:table-cell>
          <table:table-cell table:style-name="ce5" office:value-type="float" office:value="363493" calcext:value-type="float">
            <text:p>363493</text:p>
          </table:table-cell>
          <table:table-cell table:style-name="ce5" office:value-type="float" office:value="443267" calcext:value-type="float">
            <text:p>443267</text:p>
          </table:table-cell>
          <table:table-cell table:style-name="ce5" office:value-type="float" office:value="903620" calcext:value-type="float">
            <text:p>903620</text:p>
          </table:table-cell>
          <table:table-cell table:style-name="ce5" office:value-type="float" office:value="59048" calcext:value-type="float">
            <text:p>59048</text:p>
          </table:table-cell>
        </table:table-row>
        <table:table-row table:style-name="ro2">
          <table:table-cell table:style-name="ce5" office:value-type="float" office:value="2048" calcext:value-type="float">
            <text:p>2048</text:p>
          </table:table-cell>
          <table:table-cell table:style-name="ce5" office:value-type="float" office:value="276699" calcext:value-type="float">
            <text:p>276699</text:p>
          </table:table-cell>
          <table:table-cell table:style-name="ce5" office:value-type="float" office:value="446463" calcext:value-type="float">
            <text:p>446463</text:p>
          </table:table-cell>
          <table:table-cell table:style-name="ce5" office:value-type="float" office:value="946345" calcext:value-type="float">
            <text:p>946345</text:p>
          </table:table-cell>
          <table:table-cell table:style-name="ce5" office:value-type="float" office:value="66575" calcext:value-type="float">
            <text:p>66575</text:p>
          </table:table-cell>
        </table:table-row>
        <table:table-row table:style-name="ro2">
          <table:table-cell table:style-name="ce5" office:value-type="float" office:value="4096" calcext:value-type="float">
            <text:p>4096</text:p>
          </table:table-cell>
          <table:table-cell table:style-name="ce5" office:value-type="float" office:value="365023" calcext:value-type="float">
            <text:p>365023</text:p>
          </table:table-cell>
          <table:table-cell table:style-name="ce5" office:value-type="float" office:value="616247" calcext:value-type="float">
            <text:p>616247</text:p>
          </table:table-cell>
          <table:table-cell table:style-name="ce5" office:value-type="float" office:value="956471" calcext:value-type="float">
            <text:p>956471</text:p>
          </table:table-cell>
          <table:table-cell table:style-name="ce5" office:value-type="float" office:value="64218" calcext:value-type="float">
            <text:p>64218</text:p>
          </table:table-cell>
        </table:table-row>
        <table:table-row table:style-name="ro2">
          <table:table-cell table:style-name="ce5" office:value-type="float" office:value="8192" calcext:value-type="float">
            <text:p>8192</text:p>
          </table:table-cell>
          <table:table-cell table:style-name="ce5" office:value-type="float" office:value="532884" calcext:value-type="float">
            <text:p>532884</text:p>
          </table:table-cell>
          <table:table-cell table:style-name="ce5" office:value-type="float" office:value="632277" calcext:value-type="float">
            <text:p>632277</text:p>
          </table:table-cell>
          <table:table-cell table:style-name="ce5" office:value-type="float" office:value="1027734" calcext:value-type="float">
            <text:p>1027734</text:p>
          </table:table-cell>
          <table:table-cell table:style-name="ce5" office:value-type="float" office:value="74708" calcext:value-type="float">
            <text:p>74708</text:p>
          </table:table-cell>
        </table:table-row>
        <table:table-row table:style-name="ro2">
          <table:table-cell table:style-name="ce5" office:value-type="float" office:value="16384" calcext:value-type="float">
            <text:p>16384</text:p>
          </table:table-cell>
          <table:table-cell table:style-name="ce5" office:value-type="float" office:value="602895" calcext:value-type="float">
            <text:p>602895</text:p>
          </table:table-cell>
          <table:table-cell table:style-name="ce5" office:value-type="float" office:value="742491" calcext:value-type="float">
            <text:p>742491</text:p>
          </table:table-cell>
          <table:table-cell table:style-name="ce5" office:value-type="float" office:value="1166492" calcext:value-type="float">
            <text:p>1166492</text:p>
          </table:table-cell>
          <table:table-cell table:style-name="ce5" office:value-type="float" office:value="71886" calcext:value-type="float">
            <text:p>71886</text:p>
          </table:table-cell>
        </table:table-row>
        <table:table-row table:style-name="ro2">
          <table:table-cell table:style-name="ce5" office:value-type="float" office:value="32768" calcext:value-type="float">
            <text:p>32768</text:p>
          </table:table-cell>
          <table:table-cell table:style-name="ce5" office:value-type="float" office:value="614959" calcext:value-type="float">
            <text:p>614959</text:p>
          </table:table-cell>
          <table:table-cell table:style-name="ce5" office:value-type="float" office:value="1058369" calcext:value-type="float">
            <text:p>1058369</text:p>
          </table:table-cell>
          <table:table-cell table:style-name="ce5" office:value-type="float" office:value="1661740" calcext:value-type="float">
            <text:p>1661740</text:p>
          </table:table-cell>
          <table:table-cell table:style-name="ce5" office:value-type="float" office:value="77243" calcext:value-type="float">
            <text:p>77243</text:p>
          </table:table-cell>
        </table:table-row>
        <table:table-row table:style-name="ro2">
          <table:table-cell table:style-name="ce5" office:value-type="float" office:value="65536" calcext:value-type="float">
            <text:p>65536</text:p>
          </table:table-cell>
          <table:table-cell table:style-name="ce5" office:value-type="float" office:value="681123" calcext:value-type="float">
            <text:p>681123</text:p>
          </table:table-cell>
          <table:table-cell table:style-name="ce5" office:value-type="float" office:value="1068650" calcext:value-type="float">
            <text:p>1068650</text:p>
          </table:table-cell>
          <table:table-cell table:style-name="ce5" office:value-type="float" office:value="1971743" calcext:value-type="float">
            <text:p>1971743</text:p>
          </table:table-cell>
          <table:table-cell table:style-name="ce5" office:value-type="float" office:value="75603" calcext:value-type="float">
            <text:p>75603</text:p>
          </table:table-cell>
        </table:table-row>
        <table:table-row table:style-name="ro2">
          <table:table-cell table:style-name="ce5" office:value-type="float" office:value="131072" calcext:value-type="float">
            <text:p>131072</text:p>
          </table:table-cell>
          <table:table-cell table:style-name="ce5" office:value-type="float" office:value="655800" calcext:value-type="float">
            <text:p>655800</text:p>
          </table:table-cell>
          <table:table-cell table:style-name="ce5" office:value-type="float" office:value="1107876" calcext:value-type="float">
            <text:p>1107876</text:p>
          </table:table-cell>
          <table:table-cell table:style-name="ce5" office:value-type="float" office:value="2125282" calcext:value-type="float">
            <text:p>2125282</text:p>
          </table:table-cell>
          <table:table-cell table:style-name="ce5" office:value-type="float" office:value="75990" calcext:value-type="float">
            <text:p>75990</text:p>
          </table:table-cell>
        </table:table-row>
        <table:table-row table:style-name="ro2">
          <table:table-cell table:style-name="ce5" office:value-type="float" office:value="262144" calcext:value-type="float">
            <text:p>262144</text:p>
          </table:table-cell>
          <table:table-cell table:style-name="ce5" office:value-type="float" office:value="659145" calcext:value-type="float">
            <text:p>659145</text:p>
          </table:table-cell>
          <table:table-cell table:style-name="ce5" office:value-type="float" office:value="1148856" calcext:value-type="float">
            <text:p>1148856</text:p>
          </table:table-cell>
          <table:table-cell table:style-name="ce5" office:value-type="float" office:value="2200973" calcext:value-type="float">
            <text:p>2200973</text:p>
          </table:table-cell>
          <table:table-cell table:style-name="ce5" office:value-type="float" office:value="74740" calcext:value-type="float">
            <text:p>74740</text:p>
          </table:table-cell>
        </table:table-row>
        <table:table-row table:style-name="ro2">
          <table:table-cell table:style-name="ce5" office:value-type="float" office:value="524288" calcext:value-type="float">
            <text:p>524288</text:p>
          </table:table-cell>
          <table:table-cell table:style-name="ce5" office:value-type="float" office:value="691239" calcext:value-type="float">
            <text:p>691239</text:p>
          </table:table-cell>
          <table:table-cell table:style-name="ce5" office:value-type="float" office:value="1170294" calcext:value-type="float">
            <text:p>1170294</text:p>
          </table:table-cell>
          <table:table-cell table:style-name="ce5" office:value-type="float" office:value="2274944" calcext:value-type="float">
            <text:p>2274944</text:p>
          </table:table-cell>
          <table:table-cell table:style-name="ce5" office:value-type="float" office:value="79638" calcext:value-type="float">
            <text:p>79638</text:p>
          </table:table-cell>
        </table:table-row>
        <table:table-row table:style-name="ro2">
          <table:table-cell table:style-name="ce5" office:value-type="float" office:value="1048576" calcext:value-type="float">
            <text:p>1048576</text:p>
          </table:table-cell>
          <table:table-cell table:style-name="ce5" office:value-type="float" office:value="429903" calcext:value-type="float">
            <text:p>429903</text:p>
          </table:table-cell>
          <table:table-cell table:style-name="ce5" office:value-type="float" office:value="1034188" calcext:value-type="float">
            <text:p>1034188</text:p>
          </table:table-cell>
          <table:table-cell table:style-name="ce5" office:value-type="float" office:value="2126328" calcext:value-type="float">
            <text:p>2126328</text:p>
          </table:table-cell>
          <table:table-cell table:style-name="ce5" office:value-type="float" office:value="72592" calcext:value-type="float">
            <text:p>72592</text:p>
          </table:table-cell>
        </table:table-row>
        <table:table-row table:style-name="ro2">
          <table:table-cell table:style-name="ce5" office:value-type="float" office:value="2097152" calcext:value-type="float">
            <text:p>2097152</text:p>
          </table:table-cell>
          <table:table-cell table:style-name="ce5" office:value-type="float" office:value="246521" calcext:value-type="float">
            <text:p>246521</text:p>
          </table:table-cell>
          <table:table-cell table:style-name="ce5" office:value-type="float" office:value="362334" calcext:value-type="float">
            <text:p>362334</text:p>
          </table:table-cell>
          <table:table-cell table:style-name="ce5" office:value-type="float" office:value="436807" calcext:value-type="float">
            <text:p>436807</text:p>
          </table:table-cell>
          <table:table-cell table:style-name="ce5" office:value-type="float" office:value="76029" calcext:value-type="float">
            <text:p>76029</text:p>
          </table:table-cell>
        </table:table-row>
        <table:table-row table:style-name="ro2">
          <table:table-cell table:style-name="ce5" office:value-type="float" office:value="4194304" calcext:value-type="float">
            <text:p>4194304</text:p>
          </table:table-cell>
          <table:table-cell table:style-name="ce5" office:value-type="float" office:value="225713" calcext:value-type="float">
            <text:p>225713</text:p>
          </table:table-cell>
          <table:table-cell table:style-name="ce5" office:value-type="float" office:value="245589" calcext:value-type="float">
            <text:p>245589</text:p>
          </table:table-cell>
          <table:table-cell table:style-name="ce5" office:value-type="float" office:value="255457" calcext:value-type="float">
            <text:p>255457</text:p>
          </table:table-cell>
          <table:table-cell table:style-name="ce5" office:value-type="float" office:value="73914" calcext:value-type="float">
            <text:p>73914</text:p>
          </table:table-cell>
        </table:table-row>
        <table:table-row table:style-name="ro2">
          <table:table-cell table:style-name="ce5" office:value-type="float" office:value="8388608" calcext:value-type="float">
            <text:p>8388608</text:p>
          </table:table-cell>
          <table:table-cell table:style-name="ce5" office:value-type="float" office:value="201995" calcext:value-type="float">
            <text:p>201995</text:p>
          </table:table-cell>
          <table:table-cell table:style-name="ce5" office:value-type="float" office:value="205567" calcext:value-type="float">
            <text:p>205567</text:p>
          </table:table-cell>
          <table:table-cell table:style-name="ce5" office:value-type="float" office:value="207858" calcext:value-type="float">
            <text:p>207858</text:p>
          </table:table-cell>
          <table:table-cell table:style-name="ce5" office:value-type="float" office:value="73656" calcext:value-type="float">
            <text:p>73656</text:p>
          </table:table-cell>
        </table:table-row>
        <table:table-row table:style-name="ro2">
          <table:table-cell table:style-name="ce6" office:value-type="string" calcext:value-type="string" table:number-columns-spanned="5" table:number-rows-spanned="1">
            <text:p>RE-ESCRITA</text:p>
          </table:table-cell>
          <table:covered-table-cell table:formula="of:=()-0" office:value-type="string" office:string-value="" calcext:value-type="error">
            <text:p/>
          </table:covered-table-cell>
          <table:covered-table-cell table:style-name="ce11"/>
          <table:covered-table-cell table:number-columns-repeated="2"/>
        </table:table-row>
        <table:table-row table:style-name="ro2">
          <table:table-cell table:style-name="ce7"/>
          <table:table-cell table:style-name="ce7" office:value-type="string" calcext:value-type="string">
            <text:p>EXT3</text:p>
          </table:table-cell>
          <table:table-cell table:style-name="ce7" office:value-type="string" calcext:value-type="string">
            <text:p>EXT4</text:p>
          </table:table-cell>
          <table:table-cell table:style-name="ce7" office:value-type="string" calcext:value-type="string">
            <text:p>BTRFS</text:p>
          </table:table-cell>
          <table:table-cell table:style-name="ce7" office:value-type="string" calcext:value-type="string">
            <text:p>NTFS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64003" calcext:value-type="float">
            <text:p>764003</text:p>
          </table:table-cell>
          <table:table-cell office:value-type="float" office:value="758818" calcext:value-type="float">
            <text:p>758818</text:p>
          </table:table-cell>
          <table:table-cell office:value-type="float" office:value="777116" calcext:value-type="float">
            <text:p>777116</text:p>
          </table:table-cell>
          <table:table-cell office:value-type="float" office:value="53743" calcext:value-type="float">
            <text:p>5374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914611" calcext:value-type="float">
            <text:p>914611</text:p>
          </table:table-cell>
          <table:table-cell office:value-type="float" office:value="859284" calcext:value-type="float">
            <text:p>859284</text:p>
          </table:table-cell>
          <table:table-cell office:value-type="float" office:value="1016553" calcext:value-type="float">
            <text:p>1016553</text:p>
          </table:table-cell>
          <table:table-cell office:value-type="float" office:value="54701" calcext:value-type="float">
            <text:p>54701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927686" calcext:value-type="float">
            <text:p>927686</text:p>
          </table:table-cell>
          <table:table-cell office:value-type="float" office:value="930154" calcext:value-type="float">
            <text:p>930154</text:p>
          </table:table-cell>
          <table:table-cell office:value-type="float" office:value="1147916" calcext:value-type="float">
            <text:p>1147916</text:p>
          </table:table-cell>
          <table:table-cell office:value-type="float" office:value="57132" calcext:value-type="float">
            <text:p>57132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967915" calcext:value-type="float">
            <text:p>967915</text:p>
          </table:table-cell>
          <table:table-cell office:value-type="float" office:value="957309" calcext:value-type="float">
            <text:p>957309</text:p>
          </table:table-cell>
          <table:table-cell office:value-type="float" office:value="1240905" calcext:value-type="float">
            <text:p>1240905</text:p>
          </table:table-cell>
          <table:table-cell office:value-type="float" office:value="63968" calcext:value-type="float">
            <text:p>63968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962110" calcext:value-type="float">
            <text:p>962110</text:p>
          </table:table-cell>
          <table:table-cell office:value-type="float" office:value="1001120" calcext:value-type="float">
            <text:p>1001120</text:p>
          </table:table-cell>
          <table:table-cell office:value-type="float" office:value="1296929" calcext:value-type="float">
            <text:p>1296929</text:p>
          </table:table-cell>
          <table:table-cell office:value-type="float" office:value="83787" calcext:value-type="float">
            <text:p>83787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959391" calcext:value-type="float">
            <text:p>959391</text:p>
          </table:table-cell>
          <table:table-cell office:value-type="float" office:value="973623" calcext:value-type="float">
            <text:p>973623</text:p>
          </table:table-cell>
          <table:table-cell office:value-type="float" office:value="1296531" calcext:value-type="float">
            <text:p>1296531</text:p>
          </table:table-cell>
          <table:table-cell office:value-type="float" office:value="79554" calcext:value-type="float">
            <text:p>79554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2026705" calcext:value-type="float">
            <text:p>2026705</text:p>
          </table:table-cell>
          <table:table-cell office:value-type="float" office:value="970800" calcext:value-type="float">
            <text:p>970800</text:p>
          </table:table-cell>
          <table:table-cell office:value-type="float" office:value="1248566" calcext:value-type="float">
            <text:p>1248566</text:p>
          </table:table-cell>
          <table:table-cell office:value-type="float" office:value="84437" calcext:value-type="float">
            <text:p>84437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1277454" calcext:value-type="float">
            <text:p>1277454</text:p>
          </table:table-cell>
          <table:table-cell office:value-type="float" office:value="1101584" calcext:value-type="float">
            <text:p>1101584</text:p>
          </table:table-cell>
          <table:table-cell office:value-type="float" office:value="1241052" calcext:value-type="float">
            <text:p>1241052</text:p>
          </table:table-cell>
          <table:table-cell office:value-type="float" office:value="108595" calcext:value-type="float">
            <text:p>108595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1405298" calcext:value-type="float">
            <text:p>1405298</text:p>
          </table:table-cell>
          <table:table-cell office:value-type="float" office:value="1460618" calcext:value-type="float">
            <text:p>1460618</text:p>
          </table:table-cell>
          <table:table-cell office:value-type="float" office:value="1346037" calcext:value-type="float">
            <text:p>1346037</text:p>
          </table:table-cell>
          <table:table-cell office:value-type="float" office:value="86811" calcext:value-type="float">
            <text:p>86811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1582877" calcext:value-type="float">
            <text:p>1582877</text:p>
          </table:table-cell>
          <table:table-cell office:value-type="float" office:value="1657206" calcext:value-type="float">
            <text:p>1657206</text:p>
          </table:table-cell>
          <table:table-cell office:value-type="float" office:value="1786649" calcext:value-type="float">
            <text:p>1786649</text:p>
          </table:table-cell>
          <table:table-cell office:value-type="float" office:value="103047" calcext:value-type="float">
            <text:p>103047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1875765" calcext:value-type="float">
            <text:p>1875765</text:p>
          </table:table-cell>
          <table:table-cell office:value-type="float" office:value="1979605" calcext:value-type="float">
            <text:p>1979605</text:p>
          </table:table-cell>
          <table:table-cell office:value-type="float" office:value="2295032" calcext:value-type="float">
            <text:p>2295032</text:p>
          </table:table-cell>
          <table:table-cell office:value-type="float" office:value="100168" calcext:value-type="float">
            <text:p>100168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2010592" calcext:value-type="float">
            <text:p>2010592</text:p>
          </table:table-cell>
          <table:table-cell office:value-type="float" office:value="2185115" calcext:value-type="float">
            <text:p>2185115</text:p>
          </table:table-cell>
          <table:table-cell office:value-type="float" office:value="2465913" calcext:value-type="float">
            <text:p>2465913</text:p>
          </table:table-cell>
          <table:table-cell office:value-type="float" office:value="93910" calcext:value-type="float">
            <text:p>93910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2098594" calcext:value-type="float">
            <text:p>2098594</text:p>
          </table:table-cell>
          <table:table-cell office:value-type="float" office:value="2200242" calcext:value-type="float">
            <text:p>2200242</text:p>
          </table:table-cell>
          <table:table-cell office:value-type="float" office:value="2715822" calcext:value-type="float">
            <text:p>2715822</text:p>
          </table:table-cell>
          <table:table-cell office:value-type="float" office:value="96527" calcext:value-type="float">
            <text:p>96527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2203045" calcext:value-type="float">
            <text:p>2203045</text:p>
          </table:table-cell>
          <table:table-cell office:value-type="float" office:value="2232687" calcext:value-type="float">
            <text:p>2232687</text:p>
          </table:table-cell>
          <table:table-cell office:value-type="float" office:value="2773120" calcext:value-type="float">
            <text:p>2773120</text:p>
          </table:table-cell>
          <table:table-cell office:value-type="float" office:value="89094" calcext:value-type="float">
            <text:p>89094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2204649" calcext:value-type="float">
            <text:p>2204649</text:p>
          </table:table-cell>
          <table:table-cell office:value-type="float" office:value="2233624" calcext:value-type="float">
            <text:p>2233624</text:p>
          </table:table-cell>
          <table:table-cell office:value-type="float" office:value="2588760" calcext:value-type="float">
            <text:p>2588760</text:p>
          </table:table-cell>
          <table:table-cell office:value-type="float" office:value="91702" calcext:value-type="float">
            <text:p>91702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386580" calcext:value-type="float">
            <text:p>386580</text:p>
          </table:table-cell>
          <table:table-cell office:value-type="float" office:value="267007" calcext:value-type="float">
            <text:p>267007</text:p>
          </table:table-cell>
          <table:table-cell office:value-type="float" office:value="435837" calcext:value-type="float">
            <text:p>435837</text:p>
          </table:table-cell>
          <table:table-cell office:value-type="float" office:value="89108" calcext:value-type="float">
            <text:p>89108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253821" calcext:value-type="float">
            <text:p>253821</text:p>
          </table:table-cell>
          <table:table-cell office:value-type="float" office:value="223353" calcext:value-type="float">
            <text:p>223353</text:p>
          </table:table-cell>
          <table:table-cell office:value-type="float" office:value="250433" calcext:value-type="float">
            <text:p>250433</text:p>
          </table:table-cell>
          <table:table-cell office:value-type="float" office:value="88636" calcext:value-type="float">
            <text:p>88636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208696" calcext:value-type="float">
            <text:p>208696</text:p>
          </table:table-cell>
          <table:table-cell office:value-type="float" office:value="204015" calcext:value-type="float">
            <text:p>204015</text:p>
          </table:table-cell>
          <table:table-cell office:value-type="float" office:value="183884" calcext:value-type="float">
            <text:p>183884</text:p>
          </table:table-cell>
          <table:table-cell office:value-type="float" office:value="87978" calcext:value-type="float">
            <text:p>87978</text:p>
          </table:table-cell>
        </table:table-row>
        <table:table-row table:style-name="ro2">
          <table:table-cell table:style-name="ce6" office:value-type="string" calcext:value-type="string" table:number-columns-spanned="5" table:number-rows-spanned="1">
            <text:p>LEITURA</text:p>
          </table:table-cell>
          <table:covered-table-cell table:style-name="ce7"/>
          <table:covered-table-cell table:style-name="Default"/>
          <table:covered-table-cell table:number-columns-repeated="2"/>
        </table:table-row>
        <table:table-row table:style-name="ro2">
          <table:table-cell table:style-name="ce7"/>
          <table:table-cell table:style-name="ce7" office:value-type="string" calcext:value-type="string">
            <text:p>EXT3</text:p>
          </table:table-cell>
          <table:table-cell table:style-name="ce7" office:value-type="string" calcext:value-type="string">
            <text:p>EXT4</text:p>
          </table:table-cell>
          <table:table-cell table:style-name="ce7" office:value-type="string" calcext:value-type="string">
            <text:p>BTRFS</text:p>
          </table:table-cell>
          <table:table-cell table:style-name="ce7" office:value-type="string" calcext:value-type="string">
            <text:p>NTFS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719390" calcext:value-type="float">
            <text:p>3719390</text:p>
          </table:table-cell>
          <table:table-cell office:value-type="float" office:value="3207945" calcext:value-type="float">
            <text:p>3207945</text:p>
          </table:table-cell>
          <table:table-cell office:value-type="float" office:value="3256583" calcext:value-type="float">
            <text:p>3256583</text:p>
          </table:table-cell>
          <table:table-cell office:value-type="float" office:value="3556877" calcext:value-type="float">
            <text:p>355687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493535" calcext:value-type="float">
            <text:p>3493535</text:p>
          </table:table-cell>
          <table:table-cell office:value-type="float" office:value="2608618" calcext:value-type="float">
            <text:p>2608618</text:p>
          </table:table-cell>
          <table:table-cell office:value-type="float" office:value="3101173" calcext:value-type="float">
            <text:p>3101173</text:p>
          </table:table-cell>
          <table:table-cell office:value-type="float" office:value="2837184" calcext:value-type="float">
            <text:p>2837184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875247" calcext:value-type="float">
            <text:p>2875247</text:p>
          </table:table-cell>
          <table:table-cell office:value-type="float" office:value="2817261" calcext:value-type="float">
            <text:p>2817261</text:p>
          </table:table-cell>
          <table:table-cell office:value-type="float" office:value="2962641" calcext:value-type="float">
            <text:p>2962641</text:p>
          </table:table-cell>
          <table:table-cell office:value-type="float" office:value="2619266" calcext:value-type="float">
            <text:p>2619266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914616" calcext:value-type="float">
            <text:p>2914616</text:p>
          </table:table-cell>
          <table:table-cell office:value-type="float" office:value="2852091" calcext:value-type="float">
            <text:p>2852091</text:p>
          </table:table-cell>
          <table:table-cell office:value-type="float" office:value="3116368" calcext:value-type="float">
            <text:p>3116368</text:p>
          </table:table-cell>
          <table:table-cell office:value-type="float" office:value="2819973" calcext:value-type="float">
            <text:p>2819973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2618287" calcext:value-type="float">
            <text:p>2618287</text:p>
          </table:table-cell>
          <table:table-cell office:value-type="float" office:value="2767267" calcext:value-type="float">
            <text:p>2767267</text:p>
          </table:table-cell>
          <table:table-cell office:value-type="float" office:value="2779101" calcext:value-type="float">
            <text:p>2779101</text:p>
          </table:table-cell>
          <table:table-cell office:value-type="float" office:value="2662001" calcext:value-type="float">
            <text:p>2662001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2648846" calcext:value-type="float">
            <text:p>2648846</text:p>
          </table:table-cell>
          <table:table-cell office:value-type="float" office:value="2748156" calcext:value-type="float">
            <text:p>2748156</text:p>
          </table:table-cell>
          <table:table-cell office:value-type="float" office:value="2721689" calcext:value-type="float">
            <text:p>2721689</text:p>
          </table:table-cell>
          <table:table-cell office:value-type="float" office:value="2623249" calcext:value-type="float">
            <text:p>2623249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2520012" calcext:value-type="float">
            <text:p>2520012</text:p>
          </table:table-cell>
          <table:table-cell office:value-type="float" office:value="2581955" calcext:value-type="float">
            <text:p>2581955</text:p>
          </table:table-cell>
          <table:table-cell office:value-type="float" office:value="2555447" calcext:value-type="float">
            <text:p>2555447</text:p>
          </table:table-cell>
          <table:table-cell office:value-type="float" office:value="2280240" calcext:value-type="float">
            <text:p>2280240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3620561" calcext:value-type="float">
            <text:p>3620561</text:p>
          </table:table-cell>
          <table:table-cell office:value-type="float" office:value="3601853" calcext:value-type="float">
            <text:p>3601853</text:p>
          </table:table-cell>
          <table:table-cell office:value-type="float" office:value="2403625" calcext:value-type="float">
            <text:p>2403625</text:p>
          </table:table-cell>
          <table:table-cell office:value-type="float" office:value="2860158" calcext:value-type="float">
            <text:p>2860158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3812305" calcext:value-type="float">
            <text:p>3812305</text:p>
          </table:table-cell>
          <table:table-cell office:value-type="float" office:value="3269855" calcext:value-type="float">
            <text:p>3269855</text:p>
          </table:table-cell>
          <table:table-cell office:value-type="float" office:value="2411245" calcext:value-type="float">
            <text:p>2411245</text:p>
          </table:table-cell>
          <table:table-cell office:value-type="float" office:value="2938688" calcext:value-type="float">
            <text:p>2938688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2668841" calcext:value-type="float">
            <text:p>2668841</text:p>
          </table:table-cell>
          <table:table-cell office:value-type="float" office:value="5009770" calcext:value-type="float">
            <text:p>5009770</text:p>
          </table:table-cell>
          <table:table-cell office:value-type="float" office:value="2712378" calcext:value-type="float">
            <text:p>2712378</text:p>
          </table:table-cell>
          <table:table-cell office:value-type="float" office:value="2823214" calcext:value-type="float">
            <text:p>2823214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3863611" calcext:value-type="float">
            <text:p>3863611</text:p>
          </table:table-cell>
          <table:table-cell office:value-type="float" office:value="3732243" calcext:value-type="float">
            <text:p>3732243</text:p>
          </table:table-cell>
          <table:table-cell office:value-type="float" office:value="4002733" calcext:value-type="float">
            <text:p>4002733</text:p>
          </table:table-cell>
          <table:table-cell office:value-type="float" office:value="3453541" calcext:value-type="float">
            <text:p>3453541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4831224" calcext:value-type="float">
            <text:p>4831224</text:p>
          </table:table-cell>
          <table:table-cell office:value-type="float" office:value="4773441" calcext:value-type="float">
            <text:p>4773441</text:p>
          </table:table-cell>
          <table:table-cell office:value-type="float" office:value="4603788" calcext:value-type="float">
            <text:p>4603788</text:p>
          </table:table-cell>
          <table:table-cell office:value-type="float" office:value="3647917" calcext:value-type="float">
            <text:p>3647917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4858769" calcext:value-type="float">
            <text:p>4858769</text:p>
          </table:table-cell>
          <table:table-cell office:value-type="float" office:value="5066230" calcext:value-type="float">
            <text:p>5066230</text:p>
          </table:table-cell>
          <table:table-cell office:value-type="float" office:value="4967924" calcext:value-type="float">
            <text:p>4967924</text:p>
          </table:table-cell>
          <table:table-cell office:value-type="float" office:value="4419111" calcext:value-type="float">
            <text:p>4419111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5303440" calcext:value-type="float">
            <text:p>5303440</text:p>
          </table:table-cell>
          <table:table-cell office:value-type="float" office:value="5485574" calcext:value-type="float">
            <text:p>5485574</text:p>
          </table:table-cell>
          <table:table-cell office:value-type="float" office:value="5472243" calcext:value-type="float">
            <text:p>5472243</text:p>
          </table:table-cell>
          <table:table-cell office:value-type="float" office:value="4930292" calcext:value-type="float">
            <text:p>4930292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5395917" calcext:value-type="float">
            <text:p>5395917</text:p>
          </table:table-cell>
          <table:table-cell office:value-type="float" office:value="5610295" calcext:value-type="float">
            <text:p>5610295</text:p>
          </table:table-cell>
          <table:table-cell office:value-type="float" office:value="5670396" calcext:value-type="float">
            <text:p>5670396</text:p>
          </table:table-cell>
          <table:table-cell office:value-type="float" office:value="5266411" calcext:value-type="float">
            <text:p>5266411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5639001" calcext:value-type="float">
            <text:p>5639001</text:p>
          </table:table-cell>
          <table:table-cell office:value-type="float" office:value="5684426" calcext:value-type="float">
            <text:p>5684426</text:p>
          </table:table-cell>
          <table:table-cell office:value-type="float" office:value="5798541" calcext:value-type="float">
            <text:p>5798541</text:p>
          </table:table-cell>
          <table:table-cell office:value-type="float" office:value="4587904" calcext:value-type="float">
            <text:p>4587904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5760644" calcext:value-type="float">
            <text:p>5760644</text:p>
          </table:table-cell>
          <table:table-cell office:value-type="float" office:value="5788837" calcext:value-type="float">
            <text:p>5788837</text:p>
          </table:table-cell>
          <table:table-cell office:value-type="float" office:value="5783709" calcext:value-type="float">
            <text:p>5783709</text:p>
          </table:table-cell>
          <table:table-cell office:value-type="float" office:value="320015" calcext:value-type="float">
            <text:p>320015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178562" calcext:value-type="float">
            <text:p>178562</text:p>
          </table:table-cell>
          <table:table-cell office:value-type="float" office:value="180008" calcext:value-type="float">
            <text:p>180008</text:p>
          </table:table-cell>
          <table:table-cell office:value-type="float" office:value="149039" calcext:value-type="float">
            <text:p>149039</text:p>
          </table:table-cell>
          <table:table-cell office:value-type="float" office:value="229796" calcext:value-type="float">
            <text:p>229796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RE-LEITURA</text:p>
          </table:table-cell>
          <table:covered-table-cell table:style-name="Default"/>
          <table:covered-table-cell table:style-name="ce7"/>
          <table:covered-table-cell table:number-columns-repeated="2"/>
        </table:table-row>
        <table:table-row table:style-name="ro2">
          <table:table-cell table:style-name="ce7"/>
          <table:table-cell table:style-name="ce7" office:value-type="string" calcext:value-type="string">
            <text:p>EXT3</text:p>
          </table:table-cell>
          <table:table-cell table:style-name="ce7" office:value-type="string" calcext:value-type="string">
            <text:p>EXT4</text:p>
          </table:table-cell>
          <table:table-cell table:style-name="ce7" office:value-type="string" calcext:value-type="string">
            <text:p>BTRFS</text:p>
          </table:table-cell>
          <table:table-cell table:style-name="ce7" office:value-type="string" calcext:value-type="string">
            <text:p>NTFS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875057" calcext:value-type="float">
            <text:p>3875057</text:p>
          </table:table-cell>
          <table:table-cell office:value-type="float" office:value="3261459" calcext:value-type="float">
            <text:p>3261459</text:p>
          </table:table-cell>
          <table:table-cell office:value-type="float" office:value="3166718" calcext:value-type="float">
            <text:p>3166718</text:p>
          </table:table-cell>
          <table:table-cell office:value-type="float" office:value="3577528" calcext:value-type="float">
            <text:p>3577528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128095" calcext:value-type="float">
            <text:p>3128095</text:p>
          </table:table-cell>
          <table:table-cell office:value-type="float" office:value="3095145" calcext:value-type="float">
            <text:p>3095145</text:p>
          </table:table-cell>
          <table:table-cell office:value-type="float" office:value="2938148" calcext:value-type="float">
            <text:p>2938148</text:p>
          </table:table-cell>
          <table:table-cell office:value-type="float" office:value="3554268" calcext:value-type="float">
            <text:p>3554268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965078" calcext:value-type="float">
            <text:p>2965078</text:p>
          </table:table-cell>
          <table:table-cell office:value-type="float" office:value="2966707" calcext:value-type="float">
            <text:p>2966707</text:p>
          </table:table-cell>
          <table:table-cell office:value-type="float" office:value="3069993" calcext:value-type="float">
            <text:p>3069993</text:p>
          </table:table-cell>
          <table:table-cell office:value-type="float" office:value="3628928" calcext:value-type="float">
            <text:p>3628928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968595" calcext:value-type="float">
            <text:p>2968595</text:p>
          </table:table-cell>
          <table:table-cell office:value-type="float" office:value="2966605" calcext:value-type="float">
            <text:p>2966605</text:p>
          </table:table-cell>
          <table:table-cell office:value-type="float" office:value="3406882" calcext:value-type="float">
            <text:p>3406882</text:p>
          </table:table-cell>
          <table:table-cell office:value-type="float" office:value="3735097" calcext:value-type="float">
            <text:p>3735097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2909613" calcext:value-type="float">
            <text:p>2909613</text:p>
          </table:table-cell>
          <table:table-cell office:value-type="float" office:value="2964244" calcext:value-type="float">
            <text:p>2964244</text:p>
          </table:table-cell>
          <table:table-cell office:value-type="float" office:value="2929766" calcext:value-type="float">
            <text:p>2929766</text:p>
          </table:table-cell>
          <table:table-cell office:value-type="float" office:value="3476785" calcext:value-type="float">
            <text:p>3476785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2720161" calcext:value-type="float">
            <text:p>2720161</text:p>
          </table:table-cell>
          <table:table-cell office:value-type="float" office:value="2846421" calcext:value-type="float">
            <text:p>2846421</text:p>
          </table:table-cell>
          <table:table-cell office:value-type="float" office:value="2844137" calcext:value-type="float">
            <text:p>2844137</text:p>
          </table:table-cell>
          <table:table-cell office:value-type="float" office:value="2793194" calcext:value-type="float">
            <text:p>2793194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2622893" calcext:value-type="float">
            <text:p>2622893</text:p>
          </table:table-cell>
          <table:table-cell office:value-type="float" office:value="2693396" calcext:value-type="float">
            <text:p>2693396</text:p>
          </table:table-cell>
          <table:table-cell office:value-type="float" office:value="3113396" calcext:value-type="float">
            <text:p>3113396</text:p>
          </table:table-cell>
          <table:table-cell office:value-type="float" office:value="2430185" calcext:value-type="float">
            <text:p>2430185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3412152" calcext:value-type="float">
            <text:p>3412152</text:p>
          </table:table-cell>
          <table:table-cell office:value-type="float" office:value="2533144" calcext:value-type="float">
            <text:p>2533144</text:p>
          </table:table-cell>
          <table:table-cell office:value-type="float" office:value="3430062" calcext:value-type="float">
            <text:p>3430062</text:p>
          </table:table-cell>
          <table:table-cell office:value-type="float" office:value="3505636" calcext:value-type="float">
            <text:p>3505636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3450405" calcext:value-type="float">
            <text:p>3450405</text:p>
          </table:table-cell>
          <table:table-cell office:value-type="float" office:value="3411407" calcext:value-type="float">
            <text:p>3411407</text:p>
          </table:table-cell>
          <table:table-cell office:value-type="float" office:value="3780736" calcext:value-type="float">
            <text:p>3780736</text:p>
          </table:table-cell>
          <table:table-cell office:value-type="float" office:value="3805064" calcext:value-type="float">
            <text:p>3805064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2970500" calcext:value-type="float">
            <text:p>2970500</text:p>
          </table:table-cell>
          <table:table-cell office:value-type="float" office:value="4174113" calcext:value-type="float">
            <text:p>4174113</text:p>
          </table:table-cell>
          <table:table-cell office:value-type="float" office:value="3255616" calcext:value-type="float">
            <text:p>3255616</text:p>
          </table:table-cell>
          <table:table-cell office:value-type="float" office:value="3548784" calcext:value-type="float">
            <text:p>3548784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4965150" calcext:value-type="float">
            <text:p>4965150</text:p>
          </table:table-cell>
          <table:table-cell office:value-type="float" office:value="4981364" calcext:value-type="float">
            <text:p>4981364</text:p>
          </table:table-cell>
          <table:table-cell office:value-type="float" office:value="3964112" calcext:value-type="float">
            <text:p>3964112</text:p>
          </table:table-cell>
          <table:table-cell office:value-type="float" office:value="4377173" calcext:value-type="float">
            <text:p>4377173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5001970" calcext:value-type="float">
            <text:p>5001970</text:p>
          </table:table-cell>
          <table:table-cell office:value-type="float" office:value="5402253" calcext:value-type="float">
            <text:p>5402253</text:p>
          </table:table-cell>
          <table:table-cell office:value-type="float" office:value="4694787" calcext:value-type="float">
            <text:p>4694787</text:p>
          </table:table-cell>
          <table:table-cell office:value-type="float" office:value="5031822" calcext:value-type="float">
            <text:p>5031822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5395915" calcext:value-type="float">
            <text:p>5395915</text:p>
          </table:table-cell>
          <table:table-cell office:value-type="float" office:value="5381288" calcext:value-type="float">
            <text:p>5381288</text:p>
          </table:table-cell>
          <table:table-cell office:value-type="float" office:value="5492582" calcext:value-type="float">
            <text:p>5492582</text:p>
          </table:table-cell>
          <table:table-cell office:value-type="float" office:value="5225852" calcext:value-type="float">
            <text:p>5225852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5773048" calcext:value-type="float">
            <text:p>5773048</text:p>
          </table:table-cell>
          <table:table-cell office:value-type="float" office:value="5752867" calcext:value-type="float">
            <text:p>5752867</text:p>
          </table:table-cell>
          <table:table-cell office:value-type="float" office:value="5568984" calcext:value-type="float">
            <text:p>5568984</text:p>
          </table:table-cell>
          <table:table-cell office:value-type="float" office:value="5393569" calcext:value-type="float">
            <text:p>5393569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5780049" calcext:value-type="float">
            <text:p>5780049</text:p>
          </table:table-cell>
          <table:table-cell office:value-type="float" office:value="5858106" calcext:value-type="float">
            <text:p>5858106</text:p>
          </table:table-cell>
          <table:table-cell office:value-type="float" office:value="5879239" calcext:value-type="float">
            <text:p>5879239</text:p>
          </table:table-cell>
          <table:table-cell office:value-type="float" office:value="5648758" calcext:value-type="float">
            <text:p>5648758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5939253" calcext:value-type="float">
            <text:p>5939253</text:p>
          </table:table-cell>
          <table:table-cell office:value-type="float" office:value="5915741" calcext:value-type="float">
            <text:p>5915741</text:p>
          </table:table-cell>
          <table:table-cell office:value-type="float" office:value="5963398" calcext:value-type="float">
            <text:p>5963398</text:p>
          </table:table-cell>
          <table:table-cell office:value-type="float" office:value="5242131" calcext:value-type="float">
            <text:p>5242131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5927172" calcext:value-type="float">
            <text:p>5927172</text:p>
          </table:table-cell>
          <table:table-cell office:value-type="float" office:value="5970543" calcext:value-type="float">
            <text:p>5970543</text:p>
          </table:table-cell>
          <table:table-cell office:value-type="float" office:value="5964616" calcext:value-type="float">
            <text:p>5964616</text:p>
          </table:table-cell>
          <table:table-cell office:value-type="float" office:value="321440" calcext:value-type="float">
            <text:p>321440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178454" calcext:value-type="float">
            <text:p>178454</text:p>
          </table:table-cell>
          <table:table-cell office:value-type="float" office:value="180230" calcext:value-type="float">
            <text:p>180230</text:p>
          </table:table-cell>
          <table:table-cell office:value-type="float" office:value="149941" calcext:value-type="float">
            <text:p>149941</text:p>
          </table:table-cell>
          <table:table-cell office:value-type="float" office:value="230471" calcext:value-type="float">
            <text:p>230471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LEITURA ALEATÓRIA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2">
          <table:table-cell table:style-name="ce7"/>
          <table:table-cell table:style-name="ce7" office:value-type="string" calcext:value-type="string">
            <text:p>EXT3</text:p>
          </table:table-cell>
          <table:table-cell table:style-name="ce7" office:value-type="string" calcext:value-type="string">
            <text:p>EXT4</text:p>
          </table:table-cell>
          <table:table-cell table:style-name="ce7" office:value-type="string" calcext:value-type="string">
            <text:p>BTRFS</text:p>
          </table:table-cell>
          <table:table-cell table:style-name="ce7" office:value-type="string" calcext:value-type="string">
            <text:p>NTFS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003598" calcext:value-type="float">
            <text:p>4003598</text:p>
          </table:table-cell>
          <table:table-cell office:value-type="float" office:value="3220784" calcext:value-type="float">
            <text:p>3220784</text:p>
          </table:table-cell>
          <table:table-cell office:value-type="float" office:value="3135689" calcext:value-type="float">
            <text:p>3135689</text:p>
          </table:table-cell>
          <table:table-cell office:value-type="float" office:value="3243993" calcext:value-type="float">
            <text:p>324399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737604" calcext:value-type="float">
            <text:p>3737604</text:p>
          </table:table-cell>
          <table:table-cell office:value-type="float" office:value="3455104" calcext:value-type="float">
            <text:p>3455104</text:p>
          </table:table-cell>
          <table:table-cell office:value-type="float" office:value="3469575" calcext:value-type="float">
            <text:p>3469575</text:p>
          </table:table-cell>
          <table:table-cell office:value-type="float" office:value="2752551" calcext:value-type="float">
            <text:p>2752551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967835" calcext:value-type="float">
            <text:p>2967835</text:p>
          </table:table-cell>
          <table:table-cell office:value-type="float" office:value="3238641" calcext:value-type="float">
            <text:p>3238641</text:p>
          </table:table-cell>
          <table:table-cell office:value-type="float" office:value="3527102" calcext:value-type="float">
            <text:p>3527102</text:p>
          </table:table-cell>
          <table:table-cell office:value-type="float" office:value="3371990" calcext:value-type="float">
            <text:p>3371990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589561" calcext:value-type="float">
            <text:p>3589561</text:p>
          </table:table-cell>
          <table:table-cell office:value-type="float" office:value="3422974" calcext:value-type="float">
            <text:p>3422974</text:p>
          </table:table-cell>
          <table:table-cell office:value-type="float" office:value="5944012" calcext:value-type="float">
            <text:p>5944012</text:p>
          </table:table-cell>
          <table:table-cell office:value-type="float" office:value="3419364" calcext:value-type="float">
            <text:p>3419364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51832" calcext:value-type="float">
            <text:p>3251832</text:p>
          </table:table-cell>
          <table:table-cell office:value-type="float" office:value="3120707" calcext:value-type="float">
            <text:p>3120707</text:p>
          </table:table-cell>
          <table:table-cell office:value-type="float" office:value="3452322" calcext:value-type="float">
            <text:p>3452322</text:p>
          </table:table-cell>
          <table:table-cell office:value-type="float" office:value="3249835" calcext:value-type="float">
            <text:p>3249835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2740173" calcext:value-type="float">
            <text:p>2740173</text:p>
          </table:table-cell>
          <table:table-cell office:value-type="float" office:value="2785634" calcext:value-type="float">
            <text:p>2785634</text:p>
          </table:table-cell>
          <table:table-cell office:value-type="float" office:value="2867016" calcext:value-type="float">
            <text:p>2867016</text:p>
          </table:table-cell>
          <table:table-cell office:value-type="float" office:value="2742874" calcext:value-type="float">
            <text:p>2742874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2394536" calcext:value-type="float">
            <text:p>2394536</text:p>
          </table:table-cell>
          <table:table-cell office:value-type="float" office:value="2473656" calcext:value-type="float">
            <text:p>2473656</text:p>
          </table:table-cell>
          <table:table-cell office:value-type="float" office:value="2875330" calcext:value-type="float">
            <text:p>2875330</text:p>
          </table:table-cell>
          <table:table-cell office:value-type="float" office:value="2253977" calcext:value-type="float">
            <text:p>2253977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3681608" calcext:value-type="float">
            <text:p>3681608</text:p>
          </table:table-cell>
          <table:table-cell office:value-type="float" office:value="2427621" calcext:value-type="float">
            <text:p>2427621</text:p>
          </table:table-cell>
          <table:table-cell office:value-type="float" office:value="3456608" calcext:value-type="float">
            <text:p>3456608</text:p>
          </table:table-cell>
          <table:table-cell office:value-type="float" office:value="4379637" calcext:value-type="float">
            <text:p>4379637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4009291" calcext:value-type="float">
            <text:p>4009291</text:p>
          </table:table-cell>
          <table:table-cell office:value-type="float" office:value="4200277" calcext:value-type="float">
            <text:p>4200277</text:p>
          </table:table-cell>
          <table:table-cell office:value-type="float" office:value="3403342" calcext:value-type="float">
            <text:p>3403342</text:p>
          </table:table-cell>
          <table:table-cell office:value-type="float" office:value="4196380" calcext:value-type="float">
            <text:p>4196380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4446836" calcext:value-type="float">
            <text:p>4446836</text:p>
          </table:table-cell>
          <table:table-cell office:value-type="float" office:value="3565398" calcext:value-type="float">
            <text:p>3565398</text:p>
          </table:table-cell>
          <table:table-cell office:value-type="float" office:value="3684232" calcext:value-type="float">
            <text:p>3684232</text:p>
          </table:table-cell>
          <table:table-cell office:value-type="float" office:value="4540760" calcext:value-type="float">
            <text:p>4540760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5017897" calcext:value-type="float">
            <text:p>5017897</text:p>
          </table:table-cell>
          <table:table-cell office:value-type="float" office:value="5235056" calcext:value-type="float">
            <text:p>5235056</text:p>
          </table:table-cell>
          <table:table-cell office:value-type="float" office:value="5256334" calcext:value-type="float">
            <text:p>5256334</text:p>
          </table:table-cell>
          <table:table-cell office:value-type="float" office:value="4687658" calcext:value-type="float">
            <text:p>4687658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5174377" calcext:value-type="float">
            <text:p>5174377</text:p>
          </table:table-cell>
          <table:table-cell office:value-type="float" office:value="5330313" calcext:value-type="float">
            <text:p>5330313</text:p>
          </table:table-cell>
          <table:table-cell office:value-type="float" office:value="5398716" calcext:value-type="float">
            <text:p>5398716</text:p>
          </table:table-cell>
          <table:table-cell office:value-type="float" office:value="4612631" calcext:value-type="float">
            <text:p>4612631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5323611" calcext:value-type="float">
            <text:p>5323611</text:p>
          </table:table-cell>
          <table:table-cell office:value-type="float" office:value="5461912" calcext:value-type="float">
            <text:p>5461912</text:p>
          </table:table-cell>
          <table:table-cell office:value-type="float" office:value="5496627" calcext:value-type="float">
            <text:p>5496627</text:p>
          </table:table-cell>
          <table:table-cell office:value-type="float" office:value="4755561" calcext:value-type="float">
            <text:p>4755561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5433134" calcext:value-type="float">
            <text:p>5433134</text:p>
          </table:table-cell>
          <table:table-cell office:value-type="float" office:value="5511671" calcext:value-type="float">
            <text:p>5511671</text:p>
          </table:table-cell>
          <table:table-cell office:value-type="float" office:value="5541023" calcext:value-type="float">
            <text:p>5541023</text:p>
          </table:table-cell>
          <table:table-cell office:value-type="float" office:value="5012009" calcext:value-type="float">
            <text:p>5012009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5493273" calcext:value-type="float">
            <text:p>5493273</text:p>
          </table:table-cell>
          <table:table-cell office:value-type="float" office:value="5532202" calcext:value-type="float">
            <text:p>5532202</text:p>
          </table:table-cell>
          <table:table-cell office:value-type="float" office:value="5457115" calcext:value-type="float">
            <text:p>5457115</text:p>
          </table:table-cell>
          <table:table-cell office:value-type="float" office:value="5206323" calcext:value-type="float">
            <text:p>5206323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5539954" calcext:value-type="float">
            <text:p>5539954</text:p>
          </table:table-cell>
          <table:table-cell office:value-type="float" office:value="5530802" calcext:value-type="float">
            <text:p>5530802</text:p>
          </table:table-cell>
          <table:table-cell office:value-type="float" office:value="5552175" calcext:value-type="float">
            <text:p>5552175</text:p>
          </table:table-cell>
          <table:table-cell office:value-type="float" office:value="4947215" calcext:value-type="float">
            <text:p>4947215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5548105" calcext:value-type="float">
            <text:p>5548105</text:p>
          </table:table-cell>
          <table:table-cell office:value-type="float" office:value="5530059" calcext:value-type="float">
            <text:p>5530059</text:p>
          </table:table-cell>
          <table:table-cell office:value-type="float" office:value="5513598" calcext:value-type="float">
            <text:p>5513598</text:p>
          </table:table-cell>
          <table:table-cell office:value-type="float" office:value="28794" calcext:value-type="float">
            <text:p>28794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25823" calcext:value-type="float">
            <text:p>25823</text:p>
          </table:table-cell>
          <table:table-cell office:value-type="float" office:value="23802" calcext:value-type="float">
            <text:p>23802</text:p>
          </table:table-cell>
          <table:table-cell office:value-type="float" office:value="0" calcext:value-type="float">
            <text:p>0</text:p>
          </table:table-cell>
          <table:table-cell office:value-type="float" office:value="13231" calcext:value-type="float">
            <text:p>13231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ESCRITA ALEATÓRIA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2">
          <table:table-cell table:style-name="ce7"/>
          <table:table-cell table:style-name="ce7" office:value-type="string" calcext:value-type="string">
            <text:p>EXT3</text:p>
          </table:table-cell>
          <table:table-cell table:style-name="ce7" office:value-type="string" calcext:value-type="string">
            <text:p>EXT4</text:p>
          </table:table-cell>
          <table:table-cell table:style-name="ce7" office:value-type="string" calcext:value-type="string">
            <text:p>BTRFS</text:p>
          </table:table-cell>
          <table:table-cell table:style-name="ce7" office:value-type="string" calcext:value-type="string">
            <text:p>NTFS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0" office:value-type="float" office:value="998715" calcext:value-type="float">
            <text:p>998715</text:p>
          </table:table-cell>
          <table:table-cell office:value-type="float" office:value="926260" calcext:value-type="float">
            <text:p>926260</text:p>
          </table:table-cell>
          <table:table-cell office:value-type="float" office:value="1392258" calcext:value-type="float">
            <text:p>1392258</text:p>
          </table:table-cell>
          <table:table-cell office:value-type="float" office:value="55440" calcext:value-type="float">
            <text:p>5544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10" office:value-type="float" office:value="1134458" calcext:value-type="float">
            <text:p>1134458</text:p>
          </table:table-cell>
          <table:table-cell office:value-type="float" office:value="1035540" calcext:value-type="float">
            <text:p>1035540</text:p>
          </table:table-cell>
          <table:table-cell office:value-type="float" office:value="1500477" calcext:value-type="float">
            <text:p>1500477</text:p>
          </table:table-cell>
          <table:table-cell office:value-type="float" office:value="57935" calcext:value-type="float">
            <text:p>57935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10" office:value-type="float" office:value="1015833" calcext:value-type="float">
            <text:p>1015833</text:p>
          </table:table-cell>
          <table:table-cell office:value-type="float" office:value="1041077" calcext:value-type="float">
            <text:p>1041077</text:p>
          </table:table-cell>
          <table:table-cell office:value-type="float" office:value="1579520" calcext:value-type="float">
            <text:p>1579520</text:p>
          </table:table-cell>
          <table:table-cell office:value-type="float" office:value="58178" calcext:value-type="float">
            <text:p>58178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10" office:value-type="float" office:value="1039260" calcext:value-type="float">
            <text:p>1039260</text:p>
          </table:table-cell>
          <table:table-cell office:value-type="float" office:value="1133738" calcext:value-type="float">
            <text:p>1133738</text:p>
          </table:table-cell>
          <table:table-cell office:value-type="float" office:value="2654272" calcext:value-type="float">
            <text:p>2654272</text:p>
          </table:table-cell>
          <table:table-cell office:value-type="float" office:value="63664" calcext:value-type="float">
            <text:p>63664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ce10" office:value-type="float" office:value="1091181" calcext:value-type="float">
            <text:p>1091181</text:p>
          </table:table-cell>
          <table:table-cell office:value-type="float" office:value="1121811" calcext:value-type="float">
            <text:p>1121811</text:p>
          </table:table-cell>
          <table:table-cell office:value-type="float" office:value="1592691" calcext:value-type="float">
            <text:p>1592691</text:p>
          </table:table-cell>
          <table:table-cell office:value-type="float" office:value="64945" calcext:value-type="float">
            <text:p>64945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table:style-name="ce10" office:value-type="float" office:value="1035055" calcext:value-type="float">
            <text:p>1035055</text:p>
          </table:table-cell>
          <table:table-cell office:value-type="float" office:value="1026694" calcext:value-type="float">
            <text:p>1026694</text:p>
          </table:table-cell>
          <table:table-cell office:value-type="float" office:value="1377439" calcext:value-type="float">
            <text:p>1377439</text:p>
          </table:table-cell>
          <table:table-cell office:value-type="float" office:value="79109" calcext:value-type="float">
            <text:p>79109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table:style-name="ce10" office:value-type="float" office:value="991762" calcext:value-type="float">
            <text:p>991762</text:p>
          </table:table-cell>
          <table:table-cell office:value-type="float" office:value="1012456" calcext:value-type="float">
            <text:p>1012456</text:p>
          </table:table-cell>
          <table:table-cell office:value-type="float" office:value="1378949" calcext:value-type="float">
            <text:p>1378949</text:p>
          </table:table-cell>
          <table:table-cell office:value-type="float" office:value="90770" calcext:value-type="float">
            <text:p>90770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table:style-name="ce10" office:value-type="float" office:value="1767219" calcext:value-type="float">
            <text:p>1767219</text:p>
          </table:table-cell>
          <table:table-cell office:value-type="float" office:value="1538007" calcext:value-type="float">
            <text:p>1538007</text:p>
          </table:table-cell>
          <table:table-cell office:value-type="float" office:value="1364926" calcext:value-type="float">
            <text:p>1364926</text:p>
          </table:table-cell>
          <table:table-cell office:value-type="float" office:value="107712" calcext:value-type="float">
            <text:p>107712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table:style-name="ce10" office:value-type="float" office:value="2328924" calcext:value-type="float">
            <text:p>2328924</text:p>
          </table:table-cell>
          <table:table-cell office:value-type="float" office:value="2147165" calcext:value-type="float">
            <text:p>2147165</text:p>
          </table:table-cell>
          <table:table-cell office:value-type="float" office:value="3017236" calcext:value-type="float">
            <text:p>3017236</text:p>
          </table:table-cell>
          <table:table-cell office:value-type="float" office:value="92862" calcext:value-type="float">
            <text:p>92862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table:style-name="ce10" office:value-type="float" office:value="2275607" calcext:value-type="float">
            <text:p>2275607</text:p>
          </table:table-cell>
          <table:table-cell office:value-type="float" office:value="2364409" calcext:value-type="float">
            <text:p>2364409</text:p>
          </table:table-cell>
          <table:table-cell office:value-type="float" office:value="2873695" calcext:value-type="float">
            <text:p>2873695</text:p>
          </table:table-cell>
          <table:table-cell office:value-type="float" office:value="91981" calcext:value-type="float">
            <text:p>91981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table:style-name="ce10" office:value-type="float" office:value="2258750" calcext:value-type="float">
            <text:p>2258750</text:p>
          </table:table-cell>
          <table:table-cell office:value-type="float" office:value="2366819" calcext:value-type="float">
            <text:p>2366819</text:p>
          </table:table-cell>
          <table:table-cell office:value-type="float" office:value="2836591" calcext:value-type="float">
            <text:p>2836591</text:p>
          </table:table-cell>
          <table:table-cell office:value-type="float" office:value="90755" calcext:value-type="float">
            <text:p>90755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table:style-name="ce10" office:value-type="float" office:value="2284975" calcext:value-type="float">
            <text:p>2284975</text:p>
          </table:table-cell>
          <table:table-cell office:value-type="float" office:value="2330287" calcext:value-type="float">
            <text:p>2330287</text:p>
          </table:table-cell>
          <table:table-cell office:value-type="float" office:value="2816243" calcext:value-type="float">
            <text:p>2816243</text:p>
          </table:table-cell>
          <table:table-cell office:value-type="float" office:value="91050" calcext:value-type="float">
            <text:p>91050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table:style-name="ce10" office:value-type="float" office:value="2253769" calcext:value-type="float">
            <text:p>2253769</text:p>
          </table:table-cell>
          <table:table-cell office:value-type="float" office:value="2366161" calcext:value-type="float">
            <text:p>2366161</text:p>
          </table:table-cell>
          <table:table-cell office:value-type="float" office:value="2830641" calcext:value-type="float">
            <text:p>2830641</text:p>
          </table:table-cell>
          <table:table-cell office:value-type="float" office:value="97672" calcext:value-type="float">
            <text:p>97672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table:style-name="ce10" office:value-type="float" office:value="2316323" calcext:value-type="float">
            <text:p>2316323</text:p>
          </table:table-cell>
          <table:table-cell office:value-type="float" office:value="2358572" calcext:value-type="float">
            <text:p>2358572</text:p>
          </table:table-cell>
          <table:table-cell office:value-type="float" office:value="2815837" calcext:value-type="float">
            <text:p>2815837</text:p>
          </table:table-cell>
          <table:table-cell office:value-type="float" office:value="95951" calcext:value-type="float">
            <text:p>95951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table:style-name="ce10" office:value-type="float" office:value="2275800" calcext:value-type="float">
            <text:p>2275800</text:p>
          </table:table-cell>
          <table:table-cell office:value-type="float" office:value="2348388" calcext:value-type="float">
            <text:p>2348388</text:p>
          </table:table-cell>
          <table:table-cell office:value-type="float" office:value="998423" calcext:value-type="float">
            <text:p>998423</text:p>
          </table:table-cell>
          <table:table-cell office:value-type="float" office:value="92075" calcext:value-type="float">
            <text:p>92075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table:style-name="ce10" office:value-type="float" office:value="302767" calcext:value-type="float">
            <text:p>302767</text:p>
          </table:table-cell>
          <table:table-cell office:value-type="float" office:value="239500" calcext:value-type="float">
            <text:p>239500</text:p>
          </table:table-cell>
          <table:table-cell office:value-type="float" office:value="191956" calcext:value-type="float">
            <text:p>191956</text:p>
          </table:table-cell>
          <table:table-cell office:value-type="float" office:value="90607" calcext:value-type="float">
            <text:p>90607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table:style-name="ce10" office:value-type="float" office:value="127014" calcext:value-type="float">
            <text:p>127014</text:p>
          </table:table-cell>
          <table:table-cell office:value-type="float" office:value="106438" calcext:value-type="float">
            <text:p>106438</text:p>
          </table:table-cell>
          <table:table-cell office:value-type="float" office:value="186263" calcext:value-type="float">
            <text:p>186263</text:p>
          </table:table-cell>
          <table:table-cell office:value-type="float" office:value="87047" calcext:value-type="float">
            <text:p>87047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table:style-name="ce10" office:value-type="float" office:value="61992" calcext:value-type="float">
            <text:p>61992</text:p>
          </table:table-cell>
          <table:table-cell office:value-type="float" office:value="54924" calcext:value-type="float">
            <text:p>54924</text:p>
          </table:table-cell>
          <table:table-cell office:value-type="float" office:value="0" calcext:value-type="float">
            <text:p>0</text:p>
          </table:table-cell>
          <table:table-cell office:value-type="float" office:value="60583" calcext:value-type="float">
            <text:p>60583</text:p>
          </table:table-cell>
        </table:table-row>
      </table:table>
      <table:table table:name="EXT3 HDD" table:style-name="ta1">
        <table:shapes>
          <draw:frame draw:z-index="0" draw:style-name="gr1" draw:text-style-name="P1" svg:width="15.997cm" svg:height="8.341cm" svg:x="11.399cm" svg:y="2.232cm">
            <draw:object draw:notify-on-update-of-ranges="'EXT3 HDD'.A6:'EXT3 HDD'.A23 'EXT3 HDD'.B5:'EXT3 HDD'.B5 'EXT3 HDD'.B6:'EXT3 HDD'.B23 'EXT3 HDD'.C5:'EXT3 HDD'.C5 'EXT3 HDD'.C6:'EXT3 HDD'.C23 'EXT3 HDD'.D5:'EXT3 HDD'.D5 'EXT3 HDD'.D6:'EXT3 HDD'.D23 'EXT3 HDD'.E5:'EXT3 HDD'.E5 'EXT3 HDD'.E6:'EXT3 HDD'.E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8.342cm" svg:x="11.399cm" svg:y="20.296cm">
            <draw:object draw:notify-on-update-of-ranges="'EXT3 HDD'.A46:'EXT3 HDD'.A63 'EXT3 HDD'.B45:'EXT3 HDD'.B45 'EXT3 HDD'.B46:'EXT3 HDD'.B63 'EXT3 HDD'.C45:'EXT3 HDD'.C45 'EXT3 HDD'.C46:'EXT3 HDD'.C63 'EXT3 HDD'.D45:'EXT3 HDD'.D45 'EXT3 HDD'.D46:'EXT3 HDD'.D63 'EXT3 HDD'.E45:'EXT3 HDD'.E45 'EXT3 HDD'.E46:'EXT3 HDD'.E6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97cm" svg:height="8.289cm" svg:x="11.399cm" svg:y="11.264cm">
            <draw:object draw:notify-on-update-of-ranges="'EXT3 HDD'.A26:'EXT3 HDD'.A43 'EXT3 HDD'.B25:'EXT3 HDD'.B25 'EXT3 HDD'.B26:'EXT3 HDD'.B43 'EXT3 HDD'.C25:'EXT3 HDD'.C25 'EXT3 HDD'.C26:'EXT3 HDD'.C43 'EXT3 HDD'.D25:'EXT3 HDD'.D25 'EXT3 HDD'.D26:'EXT3 HDD'.D43 'EXT3 HDD'.E25:'EXT3 HDD'.E25 'EXT3 HDD'.E26:'EXT3 HDD'.E4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.997cm" svg:height="8.342cm" svg:x="11.399cm" svg:y="29.328cm">
            <draw:object draw:notify-on-update-of-ranges="'EXT3 HDD'.A66:'EXT3 HDD'.A83 'EXT3 HDD'.B65:'EXT3 HDD'.B65 'EXT3 HDD'.B66:'EXT3 HDD'.B83 'EXT3 HDD'.C65:'EXT3 HDD'.C65 'EXT3 HDD'.C66:'EXT3 HDD'.C83 'EXT3 HDD'.D65:'EXT3 HDD'.D65 'EXT3 HDD'.D66:'EXT3 HDD'.D83 'EXT3 HDD'.E65:'EXT3 HDD'.E65 'EXT3 HDD'.E66:'EXT3 HDD'.E8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5.997cm" svg:height="8.289cm" svg:x="11.399cm" svg:y="38.36cm">
            <draw:object draw:notify-on-update-of-ranges="'EXT3 HDD'.A86:'EXT3 HDD'.A103 'EXT3 HDD'.B85:'EXT3 HDD'.B85 'EXT3 HDD'.B86:'EXT3 HDD'.B103 'EXT3 HDD'.C85:'EXT3 HDD'.C85 'EXT3 HDD'.C86:'EXT3 HDD'.C103 'EXT3 HDD'.D85:'EXT3 HDD'.D85 'EXT3 HDD'.D86:'EXT3 HDD'.D103 'EXT3 HDD'.E85:'EXT3 HDD'.E85 'EXT3 HDD'.E86:'EXT3 HDD'.E10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5" draw:style-name="gr1" draw:text-style-name="P1" svg:width="15.997cm" svg:height="8.315cm" svg:x="11.399cm" svg:y="47.394cm">
            <draw:object draw:notify-on-update-of-ranges="'EXT3 HDD'.A106:'EXT3 HDD'.A123 'EXT3 HDD'.B105:'EXT3 HDD'.B105 'EXT3 HDD'.B106:'EXT3 HDD'.B123 'EXT3 HDD'.C105:'EXT3 HDD'.C105 'EXT3 HDD'.C106:'EXT3 HDD'.C123 'EXT3 HDD'.D105:'EXT3 HDD'.D105 'EXT3 HDD'.D106:'EXT3 HDD'.D123 'EXT3 HDD'.E105:'EXT3 HDD'.E105 'EXT3 HDD'.E106:'EXT3 HDD'.E123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ce8"/>
        <table:table-row table:style-name="ro1">
          <table:table-cell table:style-name="ce1" office:value-type="string" calcext:value-type="string" table:number-columns-spanned="5" table:number-rows-spanned="1">
            <text:p>EXT3 HDD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 table:number-columns-spanned="5" table:number-rows-spanned="1">
            <text:p>BLOCOS 64KB</text:p>
          </table:table-cell>
          <table:covered-table-cell table:number-columns-repeated="4" table:style-name="Default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2" office:value-type="string" calcext:value-type="string" table:number-columns-spanned="5" table:number-rows-spanned="1">
            <text:p>ESCRITA</text:p>
          </table:table-cell>
          <table:covered-table-cell table:number-columns-repeated="4" table:style-name="Default"/>
        </table:table-row>
        <table:table-row table:style-name="ro2">
          <table:table-cell table:style-name="ce7"/>
          <table:table-cell table:style-name="ce7" office:value-type="string" calcext:value-type="string">
            <text:p>Teste 1</text:p>
          </table:table-cell>
          <table:table-cell table:style-name="ce7" office:value-type="string" calcext:value-type="string">
            <text:p>Teste 2</text:p>
          </table:table-cell>
          <table:table-cell table:style-name="ce7" office:value-type="string" calcext:value-type="string">
            <text:p>Teste 3</text:p>
          </table:table-cell>
          <table:table-cell table:style-name="ce7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72982" calcext:value-type="float">
            <text:p>172982</text:p>
          </table:table-cell>
          <table:table-cell office:value-type="float" office:value="204474" calcext:value-type="float">
            <text:p>204474</text:p>
          </table:table-cell>
          <table:table-cell office:value-type="float" office:value="207798" calcext:value-type="float">
            <text:p>207798</text:p>
          </table:table-cell>
          <table:table-cell office:value-type="float" office:value="195085" calcext:value-type="float">
            <text:p>19508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21043" calcext:value-type="float">
            <text:p>221043</text:p>
          </table:table-cell>
          <table:table-cell office:value-type="float" office:value="225784" calcext:value-type="float">
            <text:p>225784</text:p>
          </table:table-cell>
          <table:table-cell office:value-type="float" office:value="229745" calcext:value-type="float">
            <text:p>229745</text:p>
          </table:table-cell>
          <table:table-cell office:value-type="float" office:value="225524" calcext:value-type="float">
            <text:p>225524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47816" calcext:value-type="float">
            <text:p>247816</text:p>
          </table:table-cell>
          <table:table-cell office:value-type="float" office:value="244710" calcext:value-type="float">
            <text:p>244710</text:p>
          </table:table-cell>
          <table:table-cell office:value-type="float" office:value="236777" calcext:value-type="float">
            <text:p>236777</text:p>
          </table:table-cell>
          <table:table-cell office:value-type="float" office:value="243101" calcext:value-type="float">
            <text:p>243101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52859" calcext:value-type="float">
            <text:p>252859</text:p>
          </table:table-cell>
          <table:table-cell office:value-type="float" office:value="254356" calcext:value-type="float">
            <text:p>254356</text:p>
          </table:table-cell>
          <table:table-cell office:value-type="float" office:value="251232" calcext:value-type="float">
            <text:p>251232</text:p>
          </table:table-cell>
          <table:table-cell office:value-type="float" office:value="252816" calcext:value-type="float">
            <text:p>252816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574669" calcext:value-type="float">
            <text:p>574669</text:p>
          </table:table-cell>
          <table:table-cell office:value-type="float" office:value="258005" calcext:value-type="float">
            <text:p>258005</text:p>
          </table:table-cell>
          <table:table-cell office:value-type="float" office:value="257804" calcext:value-type="float">
            <text:p>257804</text:p>
          </table:table-cell>
          <table:table-cell office:value-type="float" office:value="363493" calcext:value-type="float">
            <text:p>363493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261125" calcext:value-type="float">
            <text:p>261125</text:p>
          </table:table-cell>
          <table:table-cell office:value-type="float" office:value="265697" calcext:value-type="float">
            <text:p>265697</text:p>
          </table:table-cell>
          <table:table-cell office:value-type="float" office:value="303276" calcext:value-type="float">
            <text:p>303276</text:p>
          </table:table-cell>
          <table:table-cell office:value-type="float" office:value="276699" calcext:value-type="float">
            <text:p>276699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330135" calcext:value-type="float">
            <text:p>330135</text:p>
          </table:table-cell>
          <table:table-cell office:value-type="float" office:value="423746" calcext:value-type="float">
            <text:p>423746</text:p>
          </table:table-cell>
          <table:table-cell office:value-type="float" office:value="341189" calcext:value-type="float">
            <text:p>341189</text:p>
          </table:table-cell>
          <table:table-cell office:value-type="float" office:value="365023" calcext:value-type="float">
            <text:p>365023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581119" calcext:value-type="float">
            <text:p>581119</text:p>
          </table:table-cell>
          <table:table-cell office:value-type="float" office:value="486690" calcext:value-type="float">
            <text:p>486690</text:p>
          </table:table-cell>
          <table:table-cell office:value-type="float" office:value="530842" calcext:value-type="float">
            <text:p>530842</text:p>
          </table:table-cell>
          <table:table-cell office:value-type="float" office:value="532884" calcext:value-type="float">
            <text:p>532884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640849" calcext:value-type="float">
            <text:p>640849</text:p>
          </table:table-cell>
          <table:table-cell office:value-type="float" office:value="620280" calcext:value-type="float">
            <text:p>620280</text:p>
          </table:table-cell>
          <table:table-cell office:value-type="float" office:value="547557" calcext:value-type="float">
            <text:p>547557</text:p>
          </table:table-cell>
          <table:table-cell office:value-type="float" office:value="602895" calcext:value-type="float">
            <text:p>602895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631503" calcext:value-type="float">
            <text:p>631503</text:p>
          </table:table-cell>
          <table:table-cell office:value-type="float" office:value="603817" calcext:value-type="float">
            <text:p>603817</text:p>
          </table:table-cell>
          <table:table-cell office:value-type="float" office:value="609558" calcext:value-type="float">
            <text:p>609558</text:p>
          </table:table-cell>
          <table:table-cell office:value-type="float" office:value="614959" calcext:value-type="float">
            <text:p>614959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668734" calcext:value-type="float">
            <text:p>668734</text:p>
          </table:table-cell>
          <table:table-cell office:value-type="float" office:value="699857" calcext:value-type="float">
            <text:p>699857</text:p>
          </table:table-cell>
          <table:table-cell office:value-type="float" office:value="674779" calcext:value-type="float">
            <text:p>674779</text:p>
          </table:table-cell>
          <table:table-cell office:value-type="float" office:value="681123" calcext:value-type="float">
            <text:p>681123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670650" calcext:value-type="float">
            <text:p>670650</text:p>
          </table:table-cell>
          <table:table-cell office:value-type="float" office:value="649559" calcext:value-type="float">
            <text:p>649559</text:p>
          </table:table-cell>
          <table:table-cell office:value-type="float" office:value="647191" calcext:value-type="float">
            <text:p>647191</text:p>
          </table:table-cell>
          <table:table-cell office:value-type="float" office:value="655800" calcext:value-type="float">
            <text:p>655800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665061" calcext:value-type="float">
            <text:p>665061</text:p>
          </table:table-cell>
          <table:table-cell office:value-type="float" office:value="649932" calcext:value-type="float">
            <text:p>649932</text:p>
          </table:table-cell>
          <table:table-cell office:value-type="float" office:value="662443" calcext:value-type="float">
            <text:p>662443</text:p>
          </table:table-cell>
          <table:table-cell office:value-type="float" office:value="659145" calcext:value-type="float">
            <text:p>659145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694755" calcext:value-type="float">
            <text:p>694755</text:p>
          </table:table-cell>
          <table:table-cell office:value-type="float" office:value="692700" calcext:value-type="float">
            <text:p>692700</text:p>
          </table:table-cell>
          <table:table-cell office:value-type="float" office:value="686262" calcext:value-type="float">
            <text:p>686262</text:p>
          </table:table-cell>
          <table:table-cell office:value-type="float" office:value="691239" calcext:value-type="float">
            <text:p>691239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441253" calcext:value-type="float">
            <text:p>441253</text:p>
          </table:table-cell>
          <table:table-cell office:value-type="float" office:value="430409" calcext:value-type="float">
            <text:p>430409</text:p>
          </table:table-cell>
          <table:table-cell office:value-type="float" office:value="418046" calcext:value-type="float">
            <text:p>418046</text:p>
          </table:table-cell>
          <table:table-cell office:value-type="float" office:value="429903" calcext:value-type="float">
            <text:p>429903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250715" calcext:value-type="float">
            <text:p>250715</text:p>
          </table:table-cell>
          <table:table-cell office:value-type="float" office:value="254873" calcext:value-type="float">
            <text:p>254873</text:p>
          </table:table-cell>
          <table:table-cell office:value-type="float" office:value="233975" calcext:value-type="float">
            <text:p>233975</text:p>
          </table:table-cell>
          <table:table-cell office:value-type="float" office:value="246521" calcext:value-type="float">
            <text:p>246521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195682" calcext:value-type="float">
            <text:p>195682</text:p>
          </table:table-cell>
          <table:table-cell office:value-type="float" office:value="241324" calcext:value-type="float">
            <text:p>241324</text:p>
          </table:table-cell>
          <table:table-cell office:value-type="float" office:value="240132" calcext:value-type="float">
            <text:p>240132</text:p>
          </table:table-cell>
          <table:table-cell office:value-type="float" office:value="225713" calcext:value-type="float">
            <text:p>225713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199439" calcext:value-type="float">
            <text:p>199439</text:p>
          </table:table-cell>
          <table:table-cell office:value-type="float" office:value="203337" calcext:value-type="float">
            <text:p>203337</text:p>
          </table:table-cell>
          <table:table-cell office:value-type="float" office:value="203210" calcext:value-type="float">
            <text:p>203210</text:p>
          </table:table-cell>
          <table:table-cell office:value-type="float" office:value="201995" calcext:value-type="float">
            <text:p>201995</text:p>
          </table:table-cell>
        </table:table-row>
        <table:table-row table:style-name="ro2">
          <table:table-cell table:style-name="ce6" office:value-type="string" calcext:value-type="string" table:number-columns-spanned="5" table:number-rows-spanned="1">
            <text:p>RE-ESCRITA</text:p>
          </table:table-cell>
          <table:covered-table-cell table:number-columns-repeated="3" table:style-name="ce7"/>
          <table:covered-table-cell table:formula="of:=()-0" office:value-type="string" office:string-value="" calcext:value-type="error">
            <text:p/>
          </table:covered-table-cell>
        </table:table-row>
        <table:table-row table:style-name="ro2">
          <table:table-cell table:style-name="Default"/>
          <table:table-cell table:style-name="ce7" office:value-type="string" calcext:value-type="string">
            <text:p>Teste 1</text:p>
          </table:table-cell>
          <table:table-cell table:style-name="ce7" office:value-type="string" calcext:value-type="string">
            <text:p>Teste 2</text:p>
          </table:table-cell>
          <table:table-cell table:style-name="ce7" office:value-type="string" calcext:value-type="string">
            <text:p>Teste 3</text:p>
          </table:table-cell>
          <table:table-cell table:style-name="ce7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002351" calcext:value-type="float">
            <text:p>1002351</text:p>
          </table:table-cell>
          <table:table-cell office:value-type="float" office:value="727850" calcext:value-type="float">
            <text:p>727850</text:p>
          </table:table-cell>
          <table:table-cell office:value-type="float" office:value="561808" calcext:value-type="float">
            <text:p>561808</text:p>
          </table:table-cell>
          <table:table-cell office:value-type="float" office:value="764003" calcext:value-type="float">
            <text:p>76400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007629" calcext:value-type="float">
            <text:p>1007629</text:p>
          </table:table-cell>
          <table:table-cell office:value-type="float" office:value="847059" calcext:value-type="float">
            <text:p>847059</text:p>
          </table:table-cell>
          <table:table-cell office:value-type="float" office:value="889145" calcext:value-type="float">
            <text:p>889145</text:p>
          </table:table-cell>
          <table:table-cell office:value-type="float" office:value="914611" calcext:value-type="float">
            <text:p>914611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924200" calcext:value-type="float">
            <text:p>924200</text:p>
          </table:table-cell>
          <table:table-cell office:value-type="float" office:value="934659" calcext:value-type="float">
            <text:p>934659</text:p>
          </table:table-cell>
          <table:table-cell office:value-type="float" office:value="924200" calcext:value-type="float">
            <text:p>924200</text:p>
          </table:table-cell>
          <table:table-cell office:value-type="float" office:value="927686" calcext:value-type="float">
            <text:p>927686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963945" calcext:value-type="float">
            <text:p>963945</text:p>
          </table:table-cell>
          <table:table-cell office:value-type="float" office:value="1000315" calcext:value-type="float">
            <text:p>1000315</text:p>
          </table:table-cell>
          <table:table-cell office:value-type="float" office:value="939486" calcext:value-type="float">
            <text:p>939486</text:p>
          </table:table-cell>
          <table:table-cell office:value-type="float" office:value="967915" calcext:value-type="float">
            <text:p>967915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953418" calcext:value-type="float">
            <text:p>953418</text:p>
          </table:table-cell>
          <table:table-cell office:value-type="float" office:value="988301" calcext:value-type="float">
            <text:p>988301</text:p>
          </table:table-cell>
          <table:table-cell office:value-type="float" office:value="944612" calcext:value-type="float">
            <text:p>944612</text:p>
          </table:table-cell>
          <table:table-cell office:value-type="float" office:value="962110" calcext:value-type="float">
            <text:p>962110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932593" calcext:value-type="float">
            <text:p>932593</text:p>
          </table:table-cell>
          <table:table-cell office:value-type="float" office:value="964748" calcext:value-type="float">
            <text:p>964748</text:p>
          </table:table-cell>
          <table:table-cell office:value-type="float" office:value="980831" calcext:value-type="float">
            <text:p>980831</text:p>
          </table:table-cell>
          <table:table-cell office:value-type="float" office:value="959391" calcext:value-type="float">
            <text:p>959391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2602298" calcext:value-type="float">
            <text:p>2602298</text:p>
          </table:table-cell>
          <table:table-cell office:value-type="float" office:value="2556982" calcext:value-type="float">
            <text:p>2556982</text:p>
          </table:table-cell>
          <table:table-cell office:value-type="float" office:value="920836" calcext:value-type="float">
            <text:p>920836</text:p>
          </table:table-cell>
          <table:table-cell office:value-type="float" office:value="2026705" calcext:value-type="float">
            <text:p>2026705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913487" calcext:value-type="float">
            <text:p>913487</text:p>
          </table:table-cell>
          <table:table-cell office:value-type="float" office:value="1585750" calcext:value-type="float">
            <text:p>1585750</text:p>
          </table:table-cell>
          <table:table-cell office:value-type="float" office:value="1333126" calcext:value-type="float">
            <text:p>1333126</text:p>
          </table:table-cell>
          <table:table-cell office:value-type="float" office:value="1277454" calcext:value-type="float">
            <text:p>1277454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1617849" calcext:value-type="float">
            <text:p>1617849</text:p>
          </table:table-cell>
          <table:table-cell office:value-type="float" office:value="1287850" calcext:value-type="float">
            <text:p>1287850</text:p>
          </table:table-cell>
          <table:table-cell office:value-type="float" office:value="1310195" calcext:value-type="float">
            <text:p>1310195</text:p>
          </table:table-cell>
          <table:table-cell office:value-type="float" office:value="1405298" calcext:value-type="float">
            <text:p>1405298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1614823" calcext:value-type="float">
            <text:p>1614823</text:p>
          </table:table-cell>
          <table:table-cell office:value-type="float" office:value="1452615" calcext:value-type="float">
            <text:p>1452615</text:p>
          </table:table-cell>
          <table:table-cell office:value-type="float" office:value="1681193" calcext:value-type="float">
            <text:p>1681193</text:p>
          </table:table-cell>
          <table:table-cell office:value-type="float" office:value="1582877" calcext:value-type="float">
            <text:p>1582877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1910057" calcext:value-type="float">
            <text:p>1910057</text:p>
          </table:table-cell>
          <table:table-cell office:value-type="float" office:value="1967280" calcext:value-type="float">
            <text:p>1967280</text:p>
          </table:table-cell>
          <table:table-cell office:value-type="float" office:value="1749958" calcext:value-type="float">
            <text:p>1749958</text:p>
          </table:table-cell>
          <table:table-cell office:value-type="float" office:value="1875765" calcext:value-type="float">
            <text:p>1875765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2057386" calcext:value-type="float">
            <text:p>2057386</text:p>
          </table:table-cell>
          <table:table-cell office:value-type="float" office:value="1998720" calcext:value-type="float">
            <text:p>1998720</text:p>
          </table:table-cell>
          <table:table-cell office:value-type="float" office:value="1975671" calcext:value-type="float">
            <text:p>1975671</text:p>
          </table:table-cell>
          <table:table-cell office:value-type="float" office:value="2010592" calcext:value-type="float">
            <text:p>2010592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2097336" calcext:value-type="float">
            <text:p>2097336</text:p>
          </table:table-cell>
          <table:table-cell office:value-type="float" office:value="2104659" calcext:value-type="float">
            <text:p>2104659</text:p>
          </table:table-cell>
          <table:table-cell office:value-type="float" office:value="2093786" calcext:value-type="float">
            <text:p>2093786</text:p>
          </table:table-cell>
          <table:table-cell office:value-type="float" office:value="2098594" calcext:value-type="float">
            <text:p>2098594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2166641" calcext:value-type="float">
            <text:p>2166641</text:p>
          </table:table-cell>
          <table:table-cell office:value-type="float" office:value="2218636" calcext:value-type="float">
            <text:p>2218636</text:p>
          </table:table-cell>
          <table:table-cell office:value-type="float" office:value="2223859" calcext:value-type="float">
            <text:p>2223859</text:p>
          </table:table-cell>
          <table:table-cell office:value-type="float" office:value="2203045" calcext:value-type="float">
            <text:p>2203045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2236775" calcext:value-type="float">
            <text:p>2236775</text:p>
          </table:table-cell>
          <table:table-cell office:value-type="float" office:value="2185653" calcext:value-type="float">
            <text:p>2185653</text:p>
          </table:table-cell>
          <table:table-cell office:value-type="float" office:value="2191519" calcext:value-type="float">
            <text:p>2191519</text:p>
          </table:table-cell>
          <table:table-cell office:value-type="float" office:value="2204649" calcext:value-type="float">
            <text:p>2204649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388356" calcext:value-type="float">
            <text:p>388356</text:p>
          </table:table-cell>
          <table:table-cell office:value-type="float" office:value="382243" calcext:value-type="float">
            <text:p>382243</text:p>
          </table:table-cell>
          <table:table-cell office:value-type="float" office:value="389142" calcext:value-type="float">
            <text:p>389142</text:p>
          </table:table-cell>
          <table:table-cell office:value-type="float" office:value="386580" calcext:value-type="float">
            <text:p>386580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255069" calcext:value-type="float">
            <text:p>255069</text:p>
          </table:table-cell>
          <table:table-cell office:value-type="float" office:value="252179" calcext:value-type="float">
            <text:p>252179</text:p>
          </table:table-cell>
          <table:table-cell office:value-type="float" office:value="254216" calcext:value-type="float">
            <text:p>254216</text:p>
          </table:table-cell>
          <table:table-cell office:value-type="float" office:value="253821" calcext:value-type="float">
            <text:p>253821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208845" calcext:value-type="float">
            <text:p>208845</text:p>
          </table:table-cell>
          <table:table-cell office:value-type="float" office:value="208610" calcext:value-type="float">
            <text:p>208610</text:p>
          </table:table-cell>
          <table:table-cell office:value-type="float" office:value="208633" calcext:value-type="float">
            <text:p>208633</text:p>
          </table:table-cell>
          <table:table-cell office:value-type="float" office:value="208696" calcext:value-type="float">
            <text:p>208696</text:p>
          </table:table-cell>
        </table:table-row>
        <table:table-row table:style-name="ro2">
          <table:table-cell table:style-name="ce6" office:value-type="string" calcext:value-type="string" table:number-columns-spanned="5" table:number-rows-spanned="1">
            <text:p>LEITURA</text:p>
          </table:table-cell>
          <table:covered-table-cell table:number-columns-repeated="4" table:style-name="ce7"/>
        </table:table-row>
        <table:table-row table:style-name="ro2">
          <table:table-cell table:style-name="Default"/>
          <table:table-cell table:style-name="ce7" office:value-type="string" calcext:value-type="string">
            <text:p>Teste 1</text:p>
          </table:table-cell>
          <table:table-cell table:style-name="ce7" office:value-type="string" calcext:value-type="string">
            <text:p>Teste 2</text:p>
          </table:table-cell>
          <table:table-cell table:style-name="ce7" office:value-type="string" calcext:value-type="string">
            <text:p>Teste 3</text:p>
          </table:table-cell>
          <table:table-cell table:style-name="ce7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897948" calcext:value-type="float">
            <text:p>4897948</text:p>
          </table:table-cell>
          <table:table-cell office:value-type="float" office:value="3203069" calcext:value-type="float">
            <text:p>3203069</text:p>
          </table:table-cell>
          <table:table-cell office:value-type="float" office:value="3057153" calcext:value-type="float">
            <text:p>3057153</text:p>
          </table:table-cell>
          <table:table-cell office:value-type="float" office:value="3719390" calcext:value-type="float">
            <text:p>371939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407601" calcext:value-type="float">
            <text:p>4407601</text:p>
          </table:table-cell>
          <table:table-cell table:number-columns-repeated="2" office:value-type="float" office:value="3036502" calcext:value-type="float">
            <text:p>3036502</text:p>
          </table:table-cell>
          <table:table-cell office:value-type="float" office:value="3493535" calcext:value-type="float">
            <text:p>3493535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842047" calcext:value-type="float">
            <text:p>2842047</text:p>
          </table:table-cell>
          <table:table-cell office:value-type="float" office:value="2903529" calcext:value-type="float">
            <text:p>2903529</text:p>
          </table:table-cell>
          <table:table-cell office:value-type="float" office:value="2880164" calcext:value-type="float">
            <text:p>2880164</text:p>
          </table:table-cell>
          <table:table-cell office:value-type="float" office:value="2875247" calcext:value-type="float">
            <text:p>2875247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830083" calcext:value-type="float">
            <text:p>2830083</text:p>
          </table:table-cell>
          <table:table-cell office:value-type="float" office:value="3068685" calcext:value-type="float">
            <text:p>3068685</text:p>
          </table:table-cell>
          <table:table-cell office:value-type="float" office:value="2845081" calcext:value-type="float">
            <text:p>2845081</text:p>
          </table:table-cell>
          <table:table-cell office:value-type="float" office:value="2914616" calcext:value-type="float">
            <text:p>2914616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2798378" calcext:value-type="float">
            <text:p>2798378</text:p>
          </table:table-cell>
          <table:table-cell office:value-type="float" office:value="2522288" calcext:value-type="float">
            <text:p>2522288</text:p>
          </table:table-cell>
          <table:table-cell office:value-type="float" office:value="2534194" calcext:value-type="float">
            <text:p>2534194</text:p>
          </table:table-cell>
          <table:table-cell office:value-type="float" office:value="2618287" calcext:value-type="float">
            <text:p>2618287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2763987" calcext:value-type="float">
            <text:p>2763987</text:p>
          </table:table-cell>
          <table:table-cell office:value-type="float" office:value="2660406" calcext:value-type="float">
            <text:p>2660406</text:p>
          </table:table-cell>
          <table:table-cell office:value-type="float" office:value="2522144" calcext:value-type="float">
            <text:p>2522144</text:p>
          </table:table-cell>
          <table:table-cell office:value-type="float" office:value="2648846" calcext:value-type="float">
            <text:p>2648846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2602298" calcext:value-type="float">
            <text:p>2602298</text:p>
          </table:table-cell>
          <table:table-cell office:value-type="float" office:value="2452583" calcext:value-type="float">
            <text:p>2452583</text:p>
          </table:table-cell>
          <table:table-cell office:value-type="float" office:value="2505155" calcext:value-type="float">
            <text:p>2505155</text:p>
          </table:table-cell>
          <table:table-cell office:value-type="float" office:value="2520012" calcext:value-type="float">
            <text:p>2520012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5214865" calcext:value-type="float">
            <text:p>5214865</text:p>
          </table:table-cell>
          <table:table-cell office:value-type="float" office:value="2275508" calcext:value-type="float">
            <text:p>2275508</text:p>
          </table:table-cell>
          <table:table-cell office:value-type="float" office:value="3371310" calcext:value-type="float">
            <text:p>3371310</text:p>
          </table:table-cell>
          <table:table-cell office:value-type="float" office:value="3620561" calcext:value-type="float">
            <text:p>3620561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2737958" calcext:value-type="float">
            <text:p>2737958</text:p>
          </table:table-cell>
          <table:table-cell office:value-type="float" office:value="4291264" calcext:value-type="float">
            <text:p>4291264</text:p>
          </table:table-cell>
          <table:table-cell office:value-type="float" office:value="4407692" calcext:value-type="float">
            <text:p>4407692</text:p>
          </table:table-cell>
          <table:table-cell office:value-type="float" office:value="3812305" calcext:value-type="float">
            <text:p>3812305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2499853" calcext:value-type="float">
            <text:p>2499853</text:p>
          </table:table-cell>
          <table:table-cell office:value-type="float" office:value="2664485" calcext:value-type="float">
            <text:p>2664485</text:p>
          </table:table-cell>
          <table:table-cell office:value-type="float" office:value="2842184" calcext:value-type="float">
            <text:p>2842184</text:p>
          </table:table-cell>
          <table:table-cell office:value-type="float" office:value="2668841" calcext:value-type="float">
            <text:p>2668841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4156767" calcext:value-type="float">
            <text:p>4156767</text:p>
          </table:table-cell>
          <table:table-cell office:value-type="float" office:value="3693661" calcext:value-type="float">
            <text:p>3693661</text:p>
          </table:table-cell>
          <table:table-cell office:value-type="float" office:value="3740405" calcext:value-type="float">
            <text:p>3740405</text:p>
          </table:table-cell>
          <table:table-cell office:value-type="float" office:value="3863611" calcext:value-type="float">
            <text:p>3863611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4863855" calcext:value-type="float">
            <text:p>4863855</text:p>
          </table:table-cell>
          <table:table-cell office:value-type="float" office:value="4730636" calcext:value-type="float">
            <text:p>4730636</text:p>
          </table:table-cell>
          <table:table-cell office:value-type="float" office:value="4899181" calcext:value-type="float">
            <text:p>4899181</text:p>
          </table:table-cell>
          <table:table-cell office:value-type="float" office:value="4831224" calcext:value-type="float">
            <text:p>4831224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4707946" calcext:value-type="float">
            <text:p>4707946</text:p>
          </table:table-cell>
          <table:table-cell office:value-type="float" office:value="5173982" calcext:value-type="float">
            <text:p>5173982</text:p>
          </table:table-cell>
          <table:table-cell office:value-type="float" office:value="4694378" calcext:value-type="float">
            <text:p>4694378</text:p>
          </table:table-cell>
          <table:table-cell office:value-type="float" office:value="4858769" calcext:value-type="float">
            <text:p>4858769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5237018" calcext:value-type="float">
            <text:p>5237018</text:p>
          </table:table-cell>
          <table:table-cell office:value-type="float" office:value="5215555" calcext:value-type="float">
            <text:p>5215555</text:p>
          </table:table-cell>
          <table:table-cell office:value-type="float" office:value="5457746" calcext:value-type="float">
            <text:p>5457746</text:p>
          </table:table-cell>
          <table:table-cell office:value-type="float" office:value="5303440" calcext:value-type="float">
            <text:p>5303440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5633871" calcext:value-type="float">
            <text:p>5633871</text:p>
          </table:table-cell>
          <table:table-cell office:value-type="float" office:value="5277868" calcext:value-type="float">
            <text:p>5277868</text:p>
          </table:table-cell>
          <table:table-cell office:value-type="float" office:value="5276013" calcext:value-type="float">
            <text:p>5276013</text:p>
          </table:table-cell>
          <table:table-cell office:value-type="float" office:value="5395917" calcext:value-type="float">
            <text:p>5395917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5630332" calcext:value-type="float">
            <text:p>5630332</text:p>
          </table:table-cell>
          <table:table-cell office:value-type="float" office:value="5700049" calcext:value-type="float">
            <text:p>5700049</text:p>
          </table:table-cell>
          <table:table-cell office:value-type="float" office:value="5586623" calcext:value-type="float">
            <text:p>5586623</text:p>
          </table:table-cell>
          <table:table-cell office:value-type="float" office:value="5639001" calcext:value-type="float">
            <text:p>5639001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5719842" calcext:value-type="float">
            <text:p>5719842</text:p>
          </table:table-cell>
          <table:table-cell office:value-type="float" office:value="5779810" calcext:value-type="float">
            <text:p>5779810</text:p>
          </table:table-cell>
          <table:table-cell office:value-type="float" office:value="5782279" calcext:value-type="float">
            <text:p>5782279</text:p>
          </table:table-cell>
          <table:table-cell office:value-type="float" office:value="5760644" calcext:value-type="float">
            <text:p>5760644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178759" calcext:value-type="float">
            <text:p>178759</text:p>
          </table:table-cell>
          <table:table-cell office:value-type="float" office:value="178536" calcext:value-type="float">
            <text:p>178536</text:p>
          </table:table-cell>
          <table:table-cell office:value-type="float" office:value="178390" calcext:value-type="float">
            <text:p>178390</text:p>
          </table:table-cell>
          <table:table-cell office:value-type="float" office:value="178562" calcext:value-type="float">
            <text:p>178562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RE-LEITURA</text:p>
          </table:table-cell>
          <table:covered-table-cell table:number-columns-repeated="4" table:style-name="Default"/>
        </table:table-row>
        <table:table-row table:style-name="ro2">
          <table:table-cell table:style-name="Default"/>
          <table:table-cell table:style-name="ce7" office:value-type="string" calcext:value-type="string">
            <text:p>Teste 1</text:p>
          </table:table-cell>
          <table:table-cell table:style-name="ce7" office:value-type="string" calcext:value-type="string">
            <text:p>Teste 2</text:p>
          </table:table-cell>
          <table:table-cell table:style-name="ce7" office:value-type="string" calcext:value-type="string">
            <text:p>Teste 3</text:p>
          </table:table-cell>
          <table:table-cell table:style-name="ce7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897948" calcext:value-type="float">
            <text:p>4897948</text:p>
          </table:table-cell>
          <table:table-cell table:number-columns-repeated="2" office:value-type="float" office:value="3363612" calcext:value-type="float">
            <text:p>3363612</text:p>
          </table:table-cell>
          <table:table-cell office:value-type="float" office:value="3875057" calcext:value-type="float">
            <text:p>387505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596273" calcext:value-type="float">
            <text:p>4596273</text:p>
          </table:table-cell>
          <table:table-cell office:value-type="float" office:value="1663139" calcext:value-type="float">
            <text:p>1663139</text:p>
          </table:table-cell>
          <table:table-cell office:value-type="float" office:value="3124872" calcext:value-type="float">
            <text:p>3124872</text:p>
          </table:table-cell>
          <table:table-cell office:value-type="float" office:value="3128095" calcext:value-type="float">
            <text:p>3128095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943325" calcext:value-type="float">
            <text:p>2943325</text:p>
          </table:table-cell>
          <table:table-cell table:number-columns-repeated="2" office:value-type="float" office:value="2975955" calcext:value-type="float">
            <text:p>2975955</text:p>
          </table:table-cell>
          <table:table-cell office:value-type="float" office:value="2965078" calcext:value-type="float">
            <text:p>2965078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926501" calcext:value-type="float">
            <text:p>2926501</text:p>
          </table:table-cell>
          <table:table-cell office:value-type="float" office:value="3182373" calcext:value-type="float">
            <text:p>3182373</text:p>
          </table:table-cell>
          <table:table-cell office:value-type="float" office:value="2796910" calcext:value-type="float">
            <text:p>2796910</text:p>
          </table:table-cell>
          <table:table-cell office:value-type="float" office:value="2968595" calcext:value-type="float">
            <text:p>2968595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2918161" calcext:value-type="float">
            <text:p>2918161</text:p>
          </table:table-cell>
          <table:table-cell office:value-type="float" office:value="2900425" calcext:value-type="float">
            <text:p>2900425</text:p>
          </table:table-cell>
          <table:table-cell office:value-type="float" office:value="2910252" calcext:value-type="float">
            <text:p>2910252</text:p>
          </table:table-cell>
          <table:table-cell office:value-type="float" office:value="2909613" calcext:value-type="float">
            <text:p>2909613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2868277" calcext:value-type="float">
            <text:p>2868277</text:p>
          </table:table-cell>
          <table:table-cell office:value-type="float" office:value="2656292" calcext:value-type="float">
            <text:p>2656292</text:p>
          </table:table-cell>
          <table:table-cell office:value-type="float" office:value="2635914" calcext:value-type="float">
            <text:p>2635914</text:p>
          </table:table-cell>
          <table:table-cell office:value-type="float" office:value="2720161" calcext:value-type="float">
            <text:p>2720161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2730948" calcext:value-type="float">
            <text:p>2730948</text:p>
          </table:table-cell>
          <table:table-cell office:value-type="float" office:value="2614177" calcext:value-type="float">
            <text:p>2614177</text:p>
          </table:table-cell>
          <table:table-cell office:value-type="float" office:value="2523554" calcext:value-type="float">
            <text:p>2523554</text:p>
          </table:table-cell>
          <table:table-cell office:value-type="float" office:value="2622893" calcext:value-type="float">
            <text:p>2622893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5497729" calcext:value-type="float">
            <text:p>5497729</text:p>
          </table:table-cell>
          <table:table-cell office:value-type="float" office:value="2376552" calcext:value-type="float">
            <text:p>2376552</text:p>
          </table:table-cell>
          <table:table-cell office:value-type="float" office:value="2362174" calcext:value-type="float">
            <text:p>2362174</text:p>
          </table:table-cell>
          <table:table-cell office:value-type="float" office:value="3412152" calcext:value-type="float">
            <text:p>3412152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2818126" calcext:value-type="float">
            <text:p>2818126</text:p>
          </table:table-cell>
          <table:table-cell office:value-type="float" office:value="2707217" calcext:value-type="float">
            <text:p>2707217</text:p>
          </table:table-cell>
          <table:table-cell office:value-type="float" office:value="4825871" calcext:value-type="float">
            <text:p>4825871</text:p>
          </table:table-cell>
          <table:table-cell office:value-type="float" office:value="3450405" calcext:value-type="float">
            <text:p>3450405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3395331" calcext:value-type="float">
            <text:p>3395331</text:p>
          </table:table-cell>
          <table:table-cell office:value-type="float" office:value="2390624" calcext:value-type="float">
            <text:p>2390624</text:p>
          </table:table-cell>
          <table:table-cell office:value-type="float" office:value="3125544" calcext:value-type="float">
            <text:p>3125544</text:p>
          </table:table-cell>
          <table:table-cell office:value-type="float" office:value="2970500" calcext:value-type="float">
            <text:p>2970500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4374333" calcext:value-type="float">
            <text:p>4374333</text:p>
          </table:table-cell>
          <table:table-cell office:value-type="float" office:value="5250390" calcext:value-type="float">
            <text:p>5250390</text:p>
          </table:table-cell>
          <table:table-cell office:value-type="float" office:value="5270726" calcext:value-type="float">
            <text:p>5270726</text:p>
          </table:table-cell>
          <table:table-cell office:value-type="float" office:value="4965150" calcext:value-type="float">
            <text:p>4965150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4704324" calcext:value-type="float">
            <text:p>4704324</text:p>
          </table:table-cell>
          <table:table-cell office:value-type="float" office:value="5417551" calcext:value-type="float">
            <text:p>5417551</text:p>
          </table:table-cell>
          <table:table-cell office:value-type="float" office:value="4884035" calcext:value-type="float">
            <text:p>4884035</text:p>
          </table:table-cell>
          <table:table-cell office:value-type="float" office:value="5001970" calcext:value-type="float">
            <text:p>5001970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5720937" calcext:value-type="float">
            <text:p>5720937</text:p>
          </table:table-cell>
          <table:table-cell office:value-type="float" office:value="5283045" calcext:value-type="float">
            <text:p>5283045</text:p>
          </table:table-cell>
          <table:table-cell office:value-type="float" office:value="5183764" calcext:value-type="float">
            <text:p>5183764</text:p>
          </table:table-cell>
          <table:table-cell office:value-type="float" office:value="5395915" calcext:value-type="float">
            <text:p>5395915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5838469" calcext:value-type="float">
            <text:p>5838469</text:p>
          </table:table-cell>
          <table:table-cell office:value-type="float" office:value="5643385" calcext:value-type="float">
            <text:p>5643385</text:p>
          </table:table-cell>
          <table:table-cell office:value-type="float" office:value="5837291" calcext:value-type="float">
            <text:p>5837291</text:p>
          </table:table-cell>
          <table:table-cell office:value-type="float" office:value="5773048" calcext:value-type="float">
            <text:p>5773048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5521987" calcext:value-type="float">
            <text:p>5521987</text:p>
          </table:table-cell>
          <table:table-cell office:value-type="float" office:value="5900053" calcext:value-type="float">
            <text:p>5900053</text:p>
          </table:table-cell>
          <table:table-cell office:value-type="float" office:value="5918107" calcext:value-type="float">
            <text:p>5918107</text:p>
          </table:table-cell>
          <table:table-cell office:value-type="float" office:value="5780049" calcext:value-type="float">
            <text:p>5780049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5970995" calcext:value-type="float">
            <text:p>5970995</text:p>
          </table:table-cell>
          <table:table-cell office:value-type="float" office:value="5927407" calcext:value-type="float">
            <text:p>5927407</text:p>
          </table:table-cell>
          <table:table-cell office:value-type="float" office:value="5919357" calcext:value-type="float">
            <text:p>5919357</text:p>
          </table:table-cell>
          <table:table-cell office:value-type="float" office:value="5939253" calcext:value-type="float">
            <text:p>5939253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5952043" calcext:value-type="float">
            <text:p>5952043</text:p>
          </table:table-cell>
          <table:table-cell office:value-type="float" office:value="5931993" calcext:value-type="float">
            <text:p>5931993</text:p>
          </table:table-cell>
          <table:table-cell office:value-type="float" office:value="5897479" calcext:value-type="float">
            <text:p>5897479</text:p>
          </table:table-cell>
          <table:table-cell office:value-type="float" office:value="5927172" calcext:value-type="float">
            <text:p>5927172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178807" calcext:value-type="float">
            <text:p>178807</text:p>
          </table:table-cell>
          <table:table-cell office:value-type="float" office:value="178226" calcext:value-type="float">
            <text:p>178226</text:p>
          </table:table-cell>
          <table:table-cell office:value-type="float" office:value="178328" calcext:value-type="float">
            <text:p>178328</text:p>
          </table:table-cell>
          <table:table-cell office:value-type="float" office:value="178454" calcext:value-type="float">
            <text:p>178454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LEITURA ALEATÓRIA</text:p>
          </table:table-cell>
          <table:covered-table-cell table:number-columns-repeated="4" table:style-name="Default"/>
        </table:table-row>
        <table:table-row table:style-name="ro2">
          <table:table-cell table:style-name="Default"/>
          <table:table-cell table:style-name="ce7" office:value-type="string" calcext:value-type="string">
            <text:p>Teste 1</text:p>
          </table:table-cell>
          <table:table-cell table:style-name="ce7" office:value-type="string" calcext:value-type="string">
            <text:p>Teste 2</text:p>
          </table:table-cell>
          <table:table-cell table:style-name="ce7" office:value-type="string" calcext:value-type="string">
            <text:p>Teste 3</text:p>
          </table:table-cell>
          <table:table-cell table:style-name="ce7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283570" calcext:value-type="float">
            <text:p>5283570</text:p>
          </table:table-cell>
          <table:table-cell table:number-columns-repeated="2" office:value-type="float" office:value="3363612" calcext:value-type="float">
            <text:p>3363612</text:p>
          </table:table-cell>
          <table:table-cell office:value-type="float" office:value="4003598" calcext:value-type="float">
            <text:p>4003598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5122535" calcext:value-type="float">
            <text:p>5122535</text:p>
          </table:table-cell>
          <table:table-cell office:value-type="float" office:value="3053774" calcext:value-type="float">
            <text:p>3053774</text:p>
          </table:table-cell>
          <table:table-cell office:value-type="float" office:value="3036502" calcext:value-type="float">
            <text:p>3036502</text:p>
          </table:table-cell>
          <table:table-cell office:value-type="float" office:value="3737604" calcext:value-type="float">
            <text:p>3737604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3511189" calcext:value-type="float">
            <text:p>3511189</text:p>
          </table:table-cell>
          <table:table-cell office:value-type="float" office:value="3087188" calcext:value-type="float">
            <text:p>3087188</text:p>
          </table:table-cell>
          <table:table-cell office:value-type="float" office:value="2305128" calcext:value-type="float">
            <text:p>2305128</text:p>
          </table:table-cell>
          <table:table-cell office:value-type="float" office:value="2967835" calcext:value-type="float">
            <text:p>2967835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556580" calcext:value-type="float">
            <text:p>3556580</text:p>
          </table:table-cell>
          <table:table-cell office:value-type="float" office:value="3684733" calcext:value-type="float">
            <text:p>3684733</text:p>
          </table:table-cell>
          <table:table-cell office:value-type="float" office:value="3527371" calcext:value-type="float">
            <text:p>3527371</text:p>
          </table:table-cell>
          <table:table-cell office:value-type="float" office:value="3589561" calcext:value-type="float">
            <text:p>3589561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2950233" calcext:value-type="float">
            <text:p>2950233</text:p>
          </table:table-cell>
          <table:table-cell office:value-type="float" office:value="3379719" calcext:value-type="float">
            <text:p>3379719</text:p>
          </table:table-cell>
          <table:table-cell office:value-type="float" office:value="3425544" calcext:value-type="float">
            <text:p>3425544</text:p>
          </table:table-cell>
          <table:table-cell office:value-type="float" office:value="3251832" calcext:value-type="float">
            <text:p>3251832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2848305" calcext:value-type="float">
            <text:p>2848305</text:p>
          </table:table-cell>
          <table:table-cell office:value-type="float" office:value="2656292" calcext:value-type="float">
            <text:p>2656292</text:p>
          </table:table-cell>
          <table:table-cell office:value-type="float" office:value="2715922" calcext:value-type="float">
            <text:p>2715922</text:p>
          </table:table-cell>
          <table:table-cell office:value-type="float" office:value="2740173" calcext:value-type="float">
            <text:p>2740173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2432442" calcext:value-type="float">
            <text:p>2432442</text:p>
          </table:table-cell>
          <table:table-cell office:value-type="float" office:value="2341919" calcext:value-type="float">
            <text:p>2341919</text:p>
          </table:table-cell>
          <table:table-cell office:value-type="float" office:value="2409246" calcext:value-type="float">
            <text:p>2409246</text:p>
          </table:table-cell>
          <table:table-cell office:value-type="float" office:value="2394536" calcext:value-type="float">
            <text:p>2394536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6173362" calcext:value-type="float">
            <text:p>6173362</text:p>
          </table:table-cell>
          <table:table-cell office:value-type="float" office:value="2563240" calcext:value-type="float">
            <text:p>2563240</text:p>
          </table:table-cell>
          <table:table-cell office:value-type="float" office:value="2308221" calcext:value-type="float">
            <text:p>2308221</text:p>
          </table:table-cell>
          <table:table-cell office:value-type="float" office:value="3681608" calcext:value-type="float">
            <text:p>3681608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4987693" calcext:value-type="float">
            <text:p>4987693</text:p>
          </table:table-cell>
          <table:table-cell office:value-type="float" office:value="2235229" calcext:value-type="float">
            <text:p>2235229</text:p>
          </table:table-cell>
          <table:table-cell office:value-type="float" office:value="4804951" calcext:value-type="float">
            <text:p>4804951</text:p>
          </table:table-cell>
          <table:table-cell office:value-type="float" office:value="4009291" calcext:value-type="float">
            <text:p>4009291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4407947" calcext:value-type="float">
            <text:p>4407947</text:p>
          </table:table-cell>
          <table:table-cell office:value-type="float" office:value="4874101" calcext:value-type="float">
            <text:p>4874101</text:p>
          </table:table-cell>
          <table:table-cell office:value-type="float" office:value="4058459" calcext:value-type="float">
            <text:p>4058459</text:p>
          </table:table-cell>
          <table:table-cell office:value-type="float" office:value="4446836" calcext:value-type="float">
            <text:p>4446836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5102065" calcext:value-type="float">
            <text:p>5102065</text:p>
          </table:table-cell>
          <table:table-cell office:value-type="float" office:value="4977705" calcext:value-type="float">
            <text:p>4977705</text:p>
          </table:table-cell>
          <table:table-cell office:value-type="float" office:value="4973922" calcext:value-type="float">
            <text:p>4973922</text:p>
          </table:table-cell>
          <table:table-cell office:value-type="float" office:value="5017897" calcext:value-type="float">
            <text:p>5017897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5238473" calcext:value-type="float">
            <text:p>5238473</text:p>
          </table:table-cell>
          <table:table-cell office:value-type="float" office:value="5132829" calcext:value-type="float">
            <text:p>5132829</text:p>
          </table:table-cell>
          <table:table-cell office:value-type="float" office:value="5151828" calcext:value-type="float">
            <text:p>5151828</text:p>
          </table:table-cell>
          <table:table-cell office:value-type="float" office:value="5174377" calcext:value-type="float">
            <text:p>5174377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5367194" calcext:value-type="float">
            <text:p>5367194</text:p>
          </table:table-cell>
          <table:table-cell office:value-type="float" office:value="5287414" calcext:value-type="float">
            <text:p>5287414</text:p>
          </table:table-cell>
          <table:table-cell office:value-type="float" office:value="5316226" calcext:value-type="float">
            <text:p>5316226</text:p>
          </table:table-cell>
          <table:table-cell office:value-type="float" office:value="5323611" calcext:value-type="float">
            <text:p>5323611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5440476" calcext:value-type="float">
            <text:p>5440476</text:p>
          </table:table-cell>
          <table:table-cell office:value-type="float" office:value="5425898" calcext:value-type="float">
            <text:p>5425898</text:p>
          </table:table-cell>
          <table:table-cell office:value-type="float" office:value="5433029" calcext:value-type="float">
            <text:p>5433029</text:p>
          </table:table-cell>
          <table:table-cell office:value-type="float" office:value="5433134" calcext:value-type="float">
            <text:p>5433134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5501245" calcext:value-type="float">
            <text:p>5501245</text:p>
          </table:table-cell>
          <table:table-cell office:value-type="float" office:value="5475650" calcext:value-type="float">
            <text:p>5475650</text:p>
          </table:table-cell>
          <table:table-cell office:value-type="float" office:value="5502924" calcext:value-type="float">
            <text:p>5502924</text:p>
          </table:table-cell>
          <table:table-cell office:value-type="float" office:value="5493273" calcext:value-type="float">
            <text:p>5493273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5523384" calcext:value-type="float">
            <text:p>5523384</text:p>
          </table:table-cell>
          <table:table-cell office:value-type="float" office:value="5552739" calcext:value-type="float">
            <text:p>5552739</text:p>
          </table:table-cell>
          <table:table-cell office:value-type="float" office:value="5543738" calcext:value-type="float">
            <text:p>5543738</text:p>
          </table:table-cell>
          <table:table-cell office:value-type="float" office:value="5539954" calcext:value-type="float">
            <text:p>5539954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5540773" calcext:value-type="float">
            <text:p>5540773</text:p>
          </table:table-cell>
          <table:table-cell office:value-type="float" office:value="5546436" calcext:value-type="float">
            <text:p>5546436</text:p>
          </table:table-cell>
          <table:table-cell office:value-type="float" office:value="5557106" calcext:value-type="float">
            <text:p>5557106</text:p>
          </table:table-cell>
          <table:table-cell office:value-type="float" office:value="5548105" calcext:value-type="float">
            <text:p>5548105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26069" calcext:value-type="float">
            <text:p>26069</text:p>
          </table:table-cell>
          <table:table-cell office:value-type="float" office:value="25994" calcext:value-type="float">
            <text:p>25994</text:p>
          </table:table-cell>
          <table:table-cell office:value-type="float" office:value="25406" calcext:value-type="float">
            <text:p>25406</text:p>
          </table:table-cell>
          <table:table-cell office:value-type="float" office:value="25823" calcext:value-type="float">
            <text:p>25823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ESCRITA ALEATÓRIA</text:p>
          </table:table-cell>
          <table:covered-table-cell table:number-columns-repeated="4" table:style-name="Default"/>
        </table:table-row>
        <table:table-row table:style-name="ro2">
          <table:table-cell table:style-name="Default"/>
          <table:table-cell table:style-name="ce7" office:value-type="string" calcext:value-type="string">
            <text:p>Teste 1</text:p>
          </table:table-cell>
          <table:table-cell table:style-name="ce7" office:value-type="string" calcext:value-type="string">
            <text:p>Teste 2</text:p>
          </table:table-cell>
          <table:table-cell table:style-name="ce7" office:value-type="string" calcext:value-type="string">
            <text:p>Teste 3</text:p>
          </table:table-cell>
          <table:table-cell table:style-name="ce7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330167" calcext:value-type="float">
            <text:p>1330167</text:p>
          </table:table-cell>
          <table:table-cell office:value-type="float" office:value="913649" calcext:value-type="float">
            <text:p>913649</text:p>
          </table:table-cell>
          <table:table-cell office:value-type="float" office:value="752329" calcext:value-type="float">
            <text:p>752329</text:p>
          </table:table-cell>
          <table:table-cell table:style-name="ce10" office:value-type="float" office:value="998715" calcext:value-type="float">
            <text:p>99871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455701" calcext:value-type="float">
            <text:p>1455701</text:p>
          </table:table-cell>
          <table:table-cell office:value-type="float" office:value="978253" calcext:value-type="float">
            <text:p>978253</text:p>
          </table:table-cell>
          <table:table-cell office:value-type="float" office:value="969421" calcext:value-type="float">
            <text:p>969421</text:p>
          </table:table-cell>
          <table:table-cell table:style-name="ce10" office:value-type="float" office:value="1134458" calcext:value-type="float">
            <text:p>1134458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894929" calcext:value-type="float">
            <text:p>894929</text:p>
          </table:table-cell>
          <table:table-cell office:value-type="float" office:value="1062263" calcext:value-type="float">
            <text:p>1062263</text:p>
          </table:table-cell>
          <table:table-cell office:value-type="float" office:value="1090308" calcext:value-type="float">
            <text:p>1090308</text:p>
          </table:table-cell>
          <table:table-cell table:style-name="ce10" office:value-type="float" office:value="1015833" calcext:value-type="float">
            <text:p>1015833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064794" calcext:value-type="float">
            <text:p>1064794</text:p>
          </table:table-cell>
          <table:table-cell office:value-type="float" office:value="1084694" calcext:value-type="float">
            <text:p>1084694</text:p>
          </table:table-cell>
          <table:table-cell office:value-type="float" office:value="968292" calcext:value-type="float">
            <text:p>968292</text:p>
          </table:table-cell>
          <table:table-cell table:style-name="ce10" office:value-type="float" office:value="1039260" calcext:value-type="float">
            <text:p>1039260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073525" calcext:value-type="float">
            <text:p>1073525</text:p>
          </table:table-cell>
          <table:table-cell office:value-type="float" office:value="1136593" calcext:value-type="float">
            <text:p>1136593</text:p>
          </table:table-cell>
          <table:table-cell office:value-type="float" office:value="1063425" calcext:value-type="float">
            <text:p>1063425</text:p>
          </table:table-cell>
          <table:table-cell table:style-name="ce10" office:value-type="float" office:value="1091181" calcext:value-type="float">
            <text:p>1091181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030239" calcext:value-type="float">
            <text:p>1030239</text:p>
          </table:table-cell>
          <table:table-cell office:value-type="float" office:value="1034831" calcext:value-type="float">
            <text:p>1034831</text:p>
          </table:table-cell>
          <table:table-cell office:value-type="float" office:value="1040094" calcext:value-type="float">
            <text:p>1040094</text:p>
          </table:table-cell>
          <table:table-cell table:style-name="ce10" office:value-type="float" office:value="1035055" calcext:value-type="float">
            <text:p>1035055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1009879" calcext:value-type="float">
            <text:p>1009879</text:p>
          </table:table-cell>
          <table:table-cell office:value-type="float" office:value="992034" calcext:value-type="float">
            <text:p>992034</text:p>
          </table:table-cell>
          <table:table-cell office:value-type="float" office:value="973374" calcext:value-type="float">
            <text:p>973374</text:p>
          </table:table-cell>
          <table:table-cell table:style-name="ce10" office:value-type="float" office:value="991762" calcext:value-type="float">
            <text:p>991762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1732295" calcext:value-type="float">
            <text:p>1732295</text:p>
          </table:table-cell>
          <table:table-cell office:value-type="float" office:value="1454761" calcext:value-type="float">
            <text:p>1454761</text:p>
          </table:table-cell>
          <table:table-cell office:value-type="float" office:value="2114600" calcext:value-type="float">
            <text:p>2114600</text:p>
          </table:table-cell>
          <table:table-cell table:style-name="ce10" office:value-type="float" office:value="1767219" calcext:value-type="float">
            <text:p>1767219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2355762" calcext:value-type="float">
            <text:p>2355762</text:p>
          </table:table-cell>
          <table:table-cell office:value-type="float" office:value="2327910" calcext:value-type="float">
            <text:p>2327910</text:p>
          </table:table-cell>
          <table:table-cell office:value-type="float" office:value="2303100" calcext:value-type="float">
            <text:p>2303100</text:p>
          </table:table-cell>
          <table:table-cell table:style-name="ce10" office:value-type="float" office:value="2328924" calcext:value-type="float">
            <text:p>2328924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2280130" calcext:value-type="float">
            <text:p>2280130</text:p>
          </table:table-cell>
          <table:table-cell office:value-type="float" office:value="2276353" calcext:value-type="float">
            <text:p>2276353</text:p>
          </table:table-cell>
          <table:table-cell office:value-type="float" office:value="2270337" calcext:value-type="float">
            <text:p>2270337</text:p>
          </table:table-cell>
          <table:table-cell table:style-name="ce10" office:value-type="float" office:value="2275607" calcext:value-type="float">
            <text:p>2275607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2275803" calcext:value-type="float">
            <text:p>2275803</text:p>
          </table:table-cell>
          <table:table-cell office:value-type="float" office:value="2258061" calcext:value-type="float">
            <text:p>2258061</text:p>
          </table:table-cell>
          <table:table-cell office:value-type="float" office:value="2242385" calcext:value-type="float">
            <text:p>2242385</text:p>
          </table:table-cell>
          <table:table-cell table:style-name="ce10" office:value-type="float" office:value="2258750" calcext:value-type="float">
            <text:p>2258750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2283325" calcext:value-type="float">
            <text:p>2283325</text:p>
          </table:table-cell>
          <table:table-cell office:value-type="float" office:value="2282045" calcext:value-type="float">
            <text:p>2282045</text:p>
          </table:table-cell>
          <table:table-cell office:value-type="float" office:value="2289554" calcext:value-type="float">
            <text:p>2289554</text:p>
          </table:table-cell>
          <table:table-cell table:style-name="ce10" office:value-type="float" office:value="2284975" calcext:value-type="float">
            <text:p>2284975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2175993" calcext:value-type="float">
            <text:p>2175993</text:p>
          </table:table-cell>
          <table:table-cell office:value-type="float" office:value="2277257" calcext:value-type="float">
            <text:p>2277257</text:p>
          </table:table-cell>
          <table:table-cell office:value-type="float" office:value="2308056" calcext:value-type="float">
            <text:p>2308056</text:p>
          </table:table-cell>
          <table:table-cell table:style-name="ce10" office:value-type="float" office:value="2253769" calcext:value-type="float">
            <text:p>2253769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2335701" calcext:value-type="float">
            <text:p>2335701</text:p>
          </table:table-cell>
          <table:table-cell office:value-type="float" office:value="2313970" calcext:value-type="float">
            <text:p>2313970</text:p>
          </table:table-cell>
          <table:table-cell office:value-type="float" office:value="2299298" calcext:value-type="float">
            <text:p>2299298</text:p>
          </table:table-cell>
          <table:table-cell table:style-name="ce10" office:value-type="float" office:value="2316323" calcext:value-type="float">
            <text:p>2316323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2250496" calcext:value-type="float">
            <text:p>2250496</text:p>
          </table:table-cell>
          <table:table-cell office:value-type="float" office:value="2294290" calcext:value-type="float">
            <text:p>2294290</text:p>
          </table:table-cell>
          <table:table-cell office:value-type="float" office:value="2282613" calcext:value-type="float">
            <text:p>2282613</text:p>
          </table:table-cell>
          <table:table-cell table:style-name="ce10" office:value-type="float" office:value="2275800" calcext:value-type="float">
            <text:p>2275800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303141" calcext:value-type="float">
            <text:p>303141</text:p>
          </table:table-cell>
          <table:table-cell office:value-type="float" office:value="302778" calcext:value-type="float">
            <text:p>302778</text:p>
          </table:table-cell>
          <table:table-cell office:value-type="float" office:value="302381" calcext:value-type="float">
            <text:p>302381</text:p>
          </table:table-cell>
          <table:table-cell table:style-name="ce10" office:value-type="float" office:value="302767" calcext:value-type="float">
            <text:p>302767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126370" calcext:value-type="float">
            <text:p>126370</text:p>
          </table:table-cell>
          <table:table-cell office:value-type="float" office:value="128927" calcext:value-type="float">
            <text:p>128927</text:p>
          </table:table-cell>
          <table:table-cell office:value-type="float" office:value="125744" calcext:value-type="float">
            <text:p>125744</text:p>
          </table:table-cell>
          <table:table-cell table:style-name="ce10" office:value-type="float" office:value="127014" calcext:value-type="float">
            <text:p>127014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62784" calcext:value-type="float">
            <text:p>62784</text:p>
          </table:table-cell>
          <table:table-cell office:value-type="float" office:value="61831" calcext:value-type="float">
            <text:p>61831</text:p>
          </table:table-cell>
          <table:table-cell office:value-type="float" office:value="61360" calcext:value-type="float">
            <text:p>61360</text:p>
          </table:table-cell>
          <table:table-cell table:style-name="ce10" office:value-type="float" office:value="61992" calcext:value-type="float">
            <text:p>61992</text:p>
          </table:table-cell>
        </table:table-row>
      </table:table>
      <table:table table:name="EXT4 HDD" table:style-name="ta1">
        <table:shapes>
          <draw:frame draw:z-index="0" draw:style-name="gr1" draw:text-style-name="P1" svg:width="15.997cm" svg:height="8.368cm" svg:x="11.399cm" svg:y="2.232cm">
            <draw:object draw:notify-on-update-of-ranges="'EXT4 HDD'.A6:'EXT4 HDD'.A23 'EXT4 HDD'.B5:'EXT4 HDD'.B5 'EXT4 HDD'.B6:'EXT4 HDD'.B23 'EXT4 HDD'.C5:'EXT4 HDD'.C5 'EXT4 HDD'.C6:'EXT4 HDD'.C23 'EXT4 HDD'.D5:'EXT4 HDD'.D5 'EXT4 HDD'.D6:'EXT4 HDD'.D23 'EXT4 HDD'.E5:'EXT4 HDD'.E5 'EXT4 HDD'.E6:'EXT4 HDD'.E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596cm" svg:x="11.389cm" svg:y="20.096cm">
            <draw:object draw:notify-on-update-of-ranges="'EXT4 HDD'.A46:'EXT4 HDD'.A63 'EXT4 HDD'.B45:'EXT4 HDD'.B45 'EXT4 HDD'.B46:'EXT4 HDD'.B63 'EXT4 HDD'.C45:'EXT4 HDD'.C45 'EXT4 HDD'.C46:'EXT4 HDD'.C63 'EXT4 HDD'.D45:'EXT4 HDD'.D45 'EXT4 HDD'.D46:'EXT4 HDD'.D63 'EXT4 HDD'.E45:'EXT4 HDD'.E45 'EXT4 HDD'.E46:'EXT4 HDD'.E6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.997cm" svg:height="8.368cm" svg:x="11.399cm" svg:y="11.264cm">
            <draw:object draw:notify-on-update-of-ranges="'EXT4 HDD'.A26:'EXT4 HDD'.A43 'EXT4 HDD'.B25:'EXT4 HDD'.B25 'EXT4 HDD'.B26:'EXT4 HDD'.B43 'EXT4 HDD'.C25:'EXT4 HDD'.C25 'EXT4 HDD'.C26:'EXT4 HDD'.C43 'EXT4 HDD'.D25:'EXT4 HDD'.D25 'EXT4 HDD'.D26:'EXT4 HDD'.D43 'EXT4 HDD'.E25:'EXT4 HDD'.E25 'EXT4 HDD'.E26:'EXT4 HDD'.E4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5.997cm" svg:height="8.368cm" svg:x="11.399cm" svg:y="29.328cm">
            <draw:object draw:notify-on-update-of-ranges="'EXT4 HDD'.A66:'EXT4 HDD'.A83 'EXT4 HDD'.B65:'EXT4 HDD'.B65 'EXT4 HDD'.B66:'EXT4 HDD'.B83 'EXT4 HDD'.C65:'EXT4 HDD'.C65 'EXT4 HDD'.C66:'EXT4 HDD'.C83 'EXT4 HDD'.D65:'EXT4 HDD'.D65 'EXT4 HDD'.D66:'EXT4 HDD'.D83 'EXT4 HDD'.E65:'EXT4 HDD'.E65 'EXT4 HDD'.E66:'EXT4 HDD'.E83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15.997cm" svg:height="8.368cm" svg:x="11.399cm" svg:y="38.361cm">
            <draw:object draw:notify-on-update-of-ranges="'EXT4 HDD'.A86:'EXT4 HDD'.A103 'EXT4 HDD'.B85:'EXT4 HDD'.B85 'EXT4 HDD'.B86:'EXT4 HDD'.B103 'EXT4 HDD'.C85:'EXT4 HDD'.C85 'EXT4 HDD'.C86:'EXT4 HDD'.C103 'EXT4 HDD'.D85:'EXT4 HDD'.D85 'EXT4 HDD'.D86:'EXT4 HDD'.D103 'EXT4 HDD'.E85:'EXT4 HDD'.E85 'EXT4 HDD'.E86:'EXT4 HDD'.E10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15.997cm" svg:height="8.368cm" svg:x="11.399cm" svg:y="47.393cm">
            <draw:object draw:notify-on-update-of-ranges="'EXT4 HDD'.A106:'EXT4 HDD'.A123 'EXT4 HDD'.B105:'EXT4 HDD'.B105 'EXT4 HDD'.B106:'EXT4 HDD'.B123 'EXT4 HDD'.C105:'EXT4 HDD'.C105 'EXT4 HDD'.C106:'EXT4 HDD'.C123 'EXT4 HDD'.D105:'EXT4 HDD'.D105 'EXT4 HDD'.D106:'EXT4 HDD'.D123 'EXT4 HDD'.E105:'EXT4 HDD'.E105 'EXT4 HDD'.E106:'EXT4 HDD'.E123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5" table:default-cell-style-name="ce8"/>
        <table:table-row table:style-name="ro1">
          <table:table-cell table:style-name="ce1" office:value-type="string" calcext:value-type="string" table:number-columns-spanned="5" table:number-rows-spanned="1">
            <text:p>EXT4 HDD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 table:number-columns-spanned="5" table:number-rows-spanned="1">
            <text:p>BLOCOS 64KB</text:p>
          </table:table-cell>
          <table:covered-table-cell table:number-columns-repeated="4" table:style-name="Default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2" office:value-type="string" calcext:value-type="string" table:number-columns-spanned="5" table:number-rows-spanned="1">
            <text:p>ESCRITA</text:p>
          </table:table-cell>
          <table:covered-table-cell table:number-columns-repeated="4" table:style-name="Default"/>
        </table:table-row>
        <table:table-row table:style-name="ro2">
          <table:table-cell table:style-name="Default"/>
          <table:table-cell table:style-name="ce7" office:value-type="string" calcext:value-type="string">
            <text:p>Teste 1</text:p>
          </table:table-cell>
          <table:table-cell table:style-name="ce7" office:value-type="string" calcext:value-type="string">
            <text:p>Teste 2</text:p>
          </table:table-cell>
          <table:table-cell table:style-name="ce7" office:value-type="string" calcext:value-type="string">
            <text:p>Teste 3</text:p>
          </table:table-cell>
          <table:table-cell table:style-name="ce7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57529" calcext:value-type="float">
            <text:p>357529</text:p>
          </table:table-cell>
          <table:table-cell office:value-type="float" office:value="333540" calcext:value-type="float">
            <text:p>333540</text:p>
          </table:table-cell>
          <table:table-cell office:value-type="float" office:value="304761" calcext:value-type="float">
            <text:p>304761</text:p>
          </table:table-cell>
          <table:table-cell office:value-type="float" office:value="331943" calcext:value-type="float">
            <text:p>33194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02510" calcext:value-type="float">
            <text:p>402510</text:p>
          </table:table-cell>
          <table:table-cell office:value-type="float" office:value="348661" calcext:value-type="float">
            <text:p>348661</text:p>
          </table:table-cell>
          <table:table-cell office:value-type="float" office:value="389091" calcext:value-type="float">
            <text:p>389091</text:p>
          </table:table-cell>
          <table:table-cell office:value-type="float" office:value="380087" calcext:value-type="float">
            <text:p>380087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418971" calcext:value-type="float">
            <text:p>418971</text:p>
          </table:table-cell>
          <table:table-cell office:value-type="float" office:value="412215" calcext:value-type="float">
            <text:p>412215</text:p>
          </table:table-cell>
          <table:table-cell office:value-type="float" office:value="382004" calcext:value-type="float">
            <text:p>382004</text:p>
          </table:table-cell>
          <table:table-cell office:value-type="float" office:value="404397" calcext:value-type="float">
            <text:p>404397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438011" calcext:value-type="float">
            <text:p>438011</text:p>
          </table:table-cell>
          <table:table-cell office:value-type="float" office:value="427036" calcext:value-type="float">
            <text:p>427036</text:p>
          </table:table-cell>
          <table:table-cell office:value-type="float" office:value="414507" calcext:value-type="float">
            <text:p>414507</text:p>
          </table:table-cell>
          <table:table-cell office:value-type="float" office:value="426518" calcext:value-type="float">
            <text:p>426518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438583" calcext:value-type="float">
            <text:p>438583</text:p>
          </table:table-cell>
          <table:table-cell office:value-type="float" office:value="448522" calcext:value-type="float">
            <text:p>448522</text:p>
          </table:table-cell>
          <table:table-cell office:value-type="float" office:value="442697" calcext:value-type="float">
            <text:p>442697</text:p>
          </table:table-cell>
          <table:table-cell office:value-type="float" office:value="443267" calcext:value-type="float">
            <text:p>443267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447373" calcext:value-type="float">
            <text:p>447373</text:p>
          </table:table-cell>
          <table:table-cell office:value-type="float" office:value="448729" calcext:value-type="float">
            <text:p>448729</text:p>
          </table:table-cell>
          <table:table-cell office:value-type="float" office:value="443287" calcext:value-type="float">
            <text:p>443287</text:p>
          </table:table-cell>
          <table:table-cell office:value-type="float" office:value="446463" calcext:value-type="float">
            <text:p>446463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951013" calcext:value-type="float">
            <text:p>951013</text:p>
          </table:table-cell>
          <table:table-cell office:value-type="float" office:value="452998" calcext:value-type="float">
            <text:p>452998</text:p>
          </table:table-cell>
          <table:table-cell office:value-type="float" office:value="444730" calcext:value-type="float">
            <text:p>444730</text:p>
          </table:table-cell>
          <table:table-cell office:value-type="float" office:value="616247" calcext:value-type="float">
            <text:p>616247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697846" calcext:value-type="float">
            <text:p>697846</text:p>
          </table:table-cell>
          <table:table-cell office:value-type="float" office:value="568297" calcext:value-type="float">
            <text:p>568297</text:p>
          </table:table-cell>
          <table:table-cell office:value-type="float" office:value="630687" calcext:value-type="float">
            <text:p>630687</text:p>
          </table:table-cell>
          <table:table-cell office:value-type="float" office:value="632277" calcext:value-type="float">
            <text:p>632277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765644" calcext:value-type="float">
            <text:p>765644</text:p>
          </table:table-cell>
          <table:table-cell office:value-type="float" office:value="742192" calcext:value-type="float">
            <text:p>742192</text:p>
          </table:table-cell>
          <table:table-cell office:value-type="float" office:value="719637" calcext:value-type="float">
            <text:p>719637</text:p>
          </table:table-cell>
          <table:table-cell office:value-type="float" office:value="742491" calcext:value-type="float">
            <text:p>742491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1027559" calcext:value-type="float">
            <text:p>1027559</text:p>
          </table:table-cell>
          <table:table-cell office:value-type="float" office:value="1195300" calcext:value-type="float">
            <text:p>1195300</text:p>
          </table:table-cell>
          <table:table-cell office:value-type="float" office:value="952249" calcext:value-type="float">
            <text:p>952249</text:p>
          </table:table-cell>
          <table:table-cell office:value-type="float" office:value="1058369" calcext:value-type="float">
            <text:p>1058369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1115391" calcext:value-type="float">
            <text:p>1115391</text:p>
          </table:table-cell>
          <table:table-cell office:value-type="float" office:value="1077450" calcext:value-type="float">
            <text:p>1077450</text:p>
          </table:table-cell>
          <table:table-cell office:value-type="float" office:value="1013110" calcext:value-type="float">
            <text:p>1013110</text:p>
          </table:table-cell>
          <table:table-cell office:value-type="float" office:value="1068650" calcext:value-type="float">
            <text:p>1068650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1111107" calcext:value-type="float">
            <text:p>1111107</text:p>
          </table:table-cell>
          <table:table-cell office:value-type="float" office:value="1108535" calcext:value-type="float">
            <text:p>1108535</text:p>
          </table:table-cell>
          <table:table-cell office:value-type="float" office:value="1103987" calcext:value-type="float">
            <text:p>1103987</text:p>
          </table:table-cell>
          <table:table-cell office:value-type="float" office:value="1107876" calcext:value-type="float">
            <text:p>1107876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1139831" calcext:value-type="float">
            <text:p>1139831</text:p>
          </table:table-cell>
          <table:table-cell office:value-type="float" office:value="1153122" calcext:value-type="float">
            <text:p>1153122</text:p>
          </table:table-cell>
          <table:table-cell office:value-type="float" office:value="1153615" calcext:value-type="float">
            <text:p>1153615</text:p>
          </table:table-cell>
          <table:table-cell office:value-type="float" office:value="1148856" calcext:value-type="float">
            <text:p>1148856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1166912" calcext:value-type="float">
            <text:p>1166912</text:p>
          </table:table-cell>
          <table:table-cell office:value-type="float" office:value="1175931" calcext:value-type="float">
            <text:p>1175931</text:p>
          </table:table-cell>
          <table:table-cell office:value-type="float" office:value="1168040" calcext:value-type="float">
            <text:p>1168040</text:p>
          </table:table-cell>
          <table:table-cell office:value-type="float" office:value="1170294" calcext:value-type="float">
            <text:p>1170294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1159744" calcext:value-type="float">
            <text:p>1159744</text:p>
          </table:table-cell>
          <table:table-cell office:value-type="float" office:value="1161804" calcext:value-type="float">
            <text:p>1161804</text:p>
          </table:table-cell>
          <table:table-cell office:value-type="float" office:value="781017" calcext:value-type="float">
            <text:p>781017</text:p>
          </table:table-cell>
          <table:table-cell office:value-type="float" office:value="1034188" calcext:value-type="float">
            <text:p>1034188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371537" calcext:value-type="float">
            <text:p>371537</text:p>
          </table:table-cell>
          <table:table-cell office:value-type="float" office:value="375655" calcext:value-type="float">
            <text:p>375655</text:p>
          </table:table-cell>
          <table:table-cell office:value-type="float" office:value="339810" calcext:value-type="float">
            <text:p>339810</text:p>
          </table:table-cell>
          <table:table-cell office:value-type="float" office:value="362334" calcext:value-type="float">
            <text:p>362334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240062" calcext:value-type="float">
            <text:p>240062</text:p>
          </table:table-cell>
          <table:table-cell office:value-type="float" office:value="248755" calcext:value-type="float">
            <text:p>248755</text:p>
          </table:table-cell>
          <table:table-cell office:value-type="float" office:value="247949" calcext:value-type="float">
            <text:p>247949</text:p>
          </table:table-cell>
          <table:table-cell office:value-type="float" office:value="245589" calcext:value-type="float">
            <text:p>245589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205764" calcext:value-type="float">
            <text:p>205764</text:p>
          </table:table-cell>
          <table:table-cell office:value-type="float" office:value="205117" calcext:value-type="float">
            <text:p>205117</text:p>
          </table:table-cell>
          <table:table-cell office:value-type="float" office:value="205821" calcext:value-type="float">
            <text:p>205821</text:p>
          </table:table-cell>
          <table:table-cell office:value-type="float" office:value="205567" calcext:value-type="float">
            <text:p>205567</text:p>
          </table:table-cell>
        </table:table-row>
        <table:table-row table:style-name="ro2">
          <table:table-cell table:style-name="ce6" office:value-type="string" calcext:value-type="string" table:number-columns-spanned="5" table:number-rows-spanned="1">
            <text:p>RE-ESCRITA</text:p>
          </table:table-cell>
          <table:covered-table-cell table:number-columns-repeated="4" table:style-name="ce11"/>
        </table:table-row>
        <table:table-row table:style-name="ro2">
          <table:table-cell table:style-name="Default"/>
          <table:table-cell table:style-name="ce7" office:value-type="string" calcext:value-type="string">
            <text:p>Teste 1</text:p>
          </table:table-cell>
          <table:table-cell table:style-name="ce7" office:value-type="string" calcext:value-type="string">
            <text:p>Teste 2</text:p>
          </table:table-cell>
          <table:table-cell table:style-name="ce7" office:value-type="string" calcext:value-type="string">
            <text:p>Teste 3</text:p>
          </table:table-cell>
          <table:table-cell table:style-name="ce7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 office:value-type="float" office:value="752329" calcext:value-type="float">
            <text:p>752329</text:p>
          </table:table-cell>
          <table:table-cell office:value-type="float" office:value="771797" calcext:value-type="float">
            <text:p>771797</text:p>
          </table:table-cell>
          <table:table-cell office:value-type="float" office:value="758818" calcext:value-type="float">
            <text:p>758818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864797" calcext:value-type="float">
            <text:p>864797</text:p>
          </table:table-cell>
          <table:table-cell office:value-type="float" office:value="859260" calcext:value-type="float">
            <text:p>859260</text:p>
          </table:table-cell>
          <table:table-cell office:value-type="float" office:value="853794" calcext:value-type="float">
            <text:p>853794</text:p>
          </table:table-cell>
          <table:table-cell office:value-type="float" office:value="859284" calcext:value-type="float">
            <text:p>859284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937924" calcext:value-type="float">
            <text:p>937924</text:p>
          </table:table-cell>
          <table:table-cell office:value-type="float" office:value="934659" calcext:value-type="float">
            <text:p>934659</text:p>
          </table:table-cell>
          <table:table-cell office:value-type="float" office:value="917880" calcext:value-type="float">
            <text:p>917880</text:p>
          </table:table-cell>
          <table:table-cell office:value-type="float" office:value="930154" calcext:value-type="float">
            <text:p>930154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904277" calcext:value-type="float">
            <text:p>904277</text:p>
          </table:table-cell>
          <table:table-cell office:value-type="float" office:value="986529" calcext:value-type="float">
            <text:p>986529</text:p>
          </table:table-cell>
          <table:table-cell office:value-type="float" office:value="981121" calcext:value-type="float">
            <text:p>981121</text:p>
          </table:table-cell>
          <table:table-cell office:value-type="float" office:value="957309" calcext:value-type="float">
            <text:p>957309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992412" calcext:value-type="float">
            <text:p>992412</text:p>
          </table:table-cell>
          <table:table-cell office:value-type="float" office:value="1012771" calcext:value-type="float">
            <text:p>1012771</text:p>
          </table:table-cell>
          <table:table-cell office:value-type="float" office:value="998178" calcext:value-type="float">
            <text:p>998178</text:p>
          </table:table-cell>
          <table:table-cell office:value-type="float" office:value="1001120" calcext:value-type="float">
            <text:p>1001120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981728" calcext:value-type="float">
            <text:p>981728</text:p>
          </table:table-cell>
          <table:table-cell office:value-type="float" office:value="1000947" calcext:value-type="float">
            <text:p>1000947</text:p>
          </table:table-cell>
          <table:table-cell office:value-type="float" office:value="938195" calcext:value-type="float">
            <text:p>938195</text:p>
          </table:table-cell>
          <table:table-cell office:value-type="float" office:value="973623" calcext:value-type="float">
            <text:p>973623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977139" calcext:value-type="float">
            <text:p>977139</text:p>
          </table:table-cell>
          <table:table-cell office:value-type="float" office:value="985773" calcext:value-type="float">
            <text:p>985773</text:p>
          </table:table-cell>
          <table:table-cell office:value-type="float" office:value="949488" calcext:value-type="float">
            <text:p>949488</text:p>
          </table:table-cell>
          <table:table-cell office:value-type="float" office:value="970800" calcext:value-type="float">
            <text:p>970800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955876" calcext:value-type="float">
            <text:p>955876</text:p>
          </table:table-cell>
          <table:table-cell office:value-type="float" office:value="1411668" calcext:value-type="float">
            <text:p>1411668</text:p>
          </table:table-cell>
          <table:table-cell office:value-type="float" office:value="937208" calcext:value-type="float">
            <text:p>937208</text:p>
          </table:table-cell>
          <table:table-cell office:value-type="float" office:value="1101584" calcext:value-type="float">
            <text:p>1101584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1066181" calcext:value-type="float">
            <text:p>1066181</text:p>
          </table:table-cell>
          <table:table-cell office:value-type="float" office:value="1702418" calcext:value-type="float">
            <text:p>1702418</text:p>
          </table:table-cell>
          <table:table-cell office:value-type="float" office:value="1613254" calcext:value-type="float">
            <text:p>1613254</text:p>
          </table:table-cell>
          <table:table-cell office:value-type="float" office:value="1460618" calcext:value-type="float">
            <text:p>1460618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1489049" calcext:value-type="float">
            <text:p>1489049</text:p>
          </table:table-cell>
          <table:table-cell office:value-type="float" office:value="1868295" calcext:value-type="float">
            <text:p>1868295</text:p>
          </table:table-cell>
          <table:table-cell office:value-type="float" office:value="1614273" calcext:value-type="float">
            <text:p>1614273</text:p>
          </table:table-cell>
          <table:table-cell office:value-type="float" office:value="1657206" calcext:value-type="float">
            <text:p>1657206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1980890" calcext:value-type="float">
            <text:p>1980890</text:p>
          </table:table-cell>
          <table:table-cell office:value-type="float" office:value="1997995" calcext:value-type="float">
            <text:p>1997995</text:p>
          </table:table-cell>
          <table:table-cell office:value-type="float" office:value="1959930" calcext:value-type="float">
            <text:p>1959930</text:p>
          </table:table-cell>
          <table:table-cell office:value-type="float" office:value="1979605" calcext:value-type="float">
            <text:p>1979605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2155856" calcext:value-type="float">
            <text:p>2155856</text:p>
          </table:table-cell>
          <table:table-cell office:value-type="float" office:value="2336405" calcext:value-type="float">
            <text:p>2336405</text:p>
          </table:table-cell>
          <table:table-cell office:value-type="float" office:value="2063084" calcext:value-type="float">
            <text:p>2063084</text:p>
          </table:table-cell>
          <table:table-cell office:value-type="float" office:value="2185115" calcext:value-type="float">
            <text:p>2185115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2275315" calcext:value-type="float">
            <text:p>2275315</text:p>
          </table:table-cell>
          <table:table-cell office:value-type="float" office:value="2200485" calcext:value-type="float">
            <text:p>2200485</text:p>
          </table:table-cell>
          <table:table-cell office:value-type="float" office:value="2124927" calcext:value-type="float">
            <text:p>2124927</text:p>
          </table:table-cell>
          <table:table-cell office:value-type="float" office:value="2200242" calcext:value-type="float">
            <text:p>2200242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2241246" calcext:value-type="float">
            <text:p>2241246</text:p>
          </table:table-cell>
          <table:table-cell office:value-type="float" office:value="2261976" calcext:value-type="float">
            <text:p>2261976</text:p>
          </table:table-cell>
          <table:table-cell office:value-type="float" office:value="2194840" calcext:value-type="float">
            <text:p>2194840</text:p>
          </table:table-cell>
          <table:table-cell office:value-type="float" office:value="2232687" calcext:value-type="float">
            <text:p>2232687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2251085" calcext:value-type="float">
            <text:p>2251085</text:p>
          </table:table-cell>
          <table:table-cell office:value-type="float" office:value="2235597" calcext:value-type="float">
            <text:p>2235597</text:p>
          </table:table-cell>
          <table:table-cell office:value-type="float" office:value="2214189" calcext:value-type="float">
            <text:p>2214189</text:p>
          </table:table-cell>
          <table:table-cell office:value-type="float" office:value="2233624" calcext:value-type="float">
            <text:p>2233624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264987" calcext:value-type="float">
            <text:p>264987</text:p>
          </table:table-cell>
          <table:table-cell office:value-type="float" office:value="262178" calcext:value-type="float">
            <text:p>262178</text:p>
          </table:table-cell>
          <table:table-cell office:value-type="float" office:value="273856" calcext:value-type="float">
            <text:p>273856</text:p>
          </table:table-cell>
          <table:table-cell office:value-type="float" office:value="267007" calcext:value-type="float">
            <text:p>267007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224859" calcext:value-type="float">
            <text:p>224859</text:p>
          </table:table-cell>
          <table:table-cell office:value-type="float" office:value="222263" calcext:value-type="float">
            <text:p>222263</text:p>
          </table:table-cell>
          <table:table-cell office:value-type="float" office:value="222937" calcext:value-type="float">
            <text:p>222937</text:p>
          </table:table-cell>
          <table:table-cell office:value-type="float" office:value="223353" calcext:value-type="float">
            <text:p>223353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203719" calcext:value-type="float">
            <text:p>203719</text:p>
          </table:table-cell>
          <table:table-cell office:value-type="float" office:value="204340" calcext:value-type="float">
            <text:p>204340</text:p>
          </table:table-cell>
          <table:table-cell office:value-type="float" office:value="203987" calcext:value-type="float">
            <text:p>203987</text:p>
          </table:table-cell>
          <table:table-cell office:value-type="float" office:value="204015" calcext:value-type="float">
            <text:p>204015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LEITURA</text:p>
          </table:table-cell>
          <table:covered-table-cell table:number-columns-repeated="4" table:style-name="Default"/>
        </table:table-row>
        <table:table-row table:style-name="ro2">
          <table:table-cell table:style-name="Default"/>
          <table:table-cell table:style-name="ce7" office:value-type="string" calcext:value-type="string">
            <text:p>Teste 1</text:p>
          </table:table-cell>
          <table:table-cell table:style-name="ce7" office:value-type="string" calcext:value-type="string">
            <text:p>Teste 2</text:p>
          </table:table-cell>
          <table:table-cell table:style-name="ce7" office:value-type="string" calcext:value-type="string">
            <text:p>Teste 3</text:p>
          </table:table-cell>
          <table:table-cell table:style-name="ce7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057153" calcext:value-type="float">
            <text:p>3057153</text:p>
          </table:table-cell>
          <table:table-cell office:value-type="float" office:value="3363612" calcext:value-type="float">
            <text:p>3363612</text:p>
          </table:table-cell>
          <table:table-cell office:value-type="float" office:value="3203069" calcext:value-type="float">
            <text:p>3203069</text:p>
          </table:table-cell>
          <table:table-cell office:value-type="float" office:value="3207945" calcext:value-type="float">
            <text:p>320794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802755" calcext:value-type="float">
            <text:p>1802755</text:p>
          </table:table-cell>
          <table:table-cell office:value-type="float" office:value="2969325" calcext:value-type="float">
            <text:p>2969325</text:p>
          </table:table-cell>
          <table:table-cell office:value-type="float" office:value="3053774" calcext:value-type="float">
            <text:p>3053774</text:p>
          </table:table-cell>
          <table:table-cell office:value-type="float" office:value="2608618" calcext:value-type="float">
            <text:p>2608618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872459" calcext:value-type="float">
            <text:p>2872459</text:p>
          </table:table-cell>
          <table:table-cell office:value-type="float" office:value="2880164" calcext:value-type="float">
            <text:p>2880164</text:p>
          </table:table-cell>
          <table:table-cell office:value-type="float" office:value="2699161" calcext:value-type="float">
            <text:p>2699161</text:p>
          </table:table-cell>
          <table:table-cell office:value-type="float" office:value="2817261" calcext:value-type="float">
            <text:p>2817261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845081" calcext:value-type="float">
            <text:p>2845081</text:p>
          </table:table-cell>
          <table:table-cell office:value-type="float" office:value="2910635" calcext:value-type="float">
            <text:p>2910635</text:p>
          </table:table-cell>
          <table:table-cell office:value-type="float" office:value="2800557" calcext:value-type="float">
            <text:p>2800557</text:p>
          </table:table-cell>
          <table:table-cell office:value-type="float" office:value="2852091" calcext:value-type="float">
            <text:p>2852091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2859868" calcext:value-type="float">
            <text:p>2859868</text:p>
          </table:table-cell>
          <table:table-cell office:value-type="float" office:value="2681328" calcext:value-type="float">
            <text:p>2681328</text:p>
          </table:table-cell>
          <table:table-cell office:value-type="float" office:value="2760606" calcext:value-type="float">
            <text:p>2760606</text:p>
          </table:table-cell>
          <table:table-cell office:value-type="float" office:value="2767267" calcext:value-type="float">
            <text:p>2767267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2828608" calcext:value-type="float">
            <text:p>2828608</text:p>
          </table:table-cell>
          <table:table-cell office:value-type="float" office:value="2786401" calcext:value-type="float">
            <text:p>2786401</text:p>
          </table:table-cell>
          <table:table-cell office:value-type="float" office:value="2629459" calcext:value-type="float">
            <text:p>2629459</text:p>
          </table:table-cell>
          <table:table-cell office:value-type="float" office:value="2748156" calcext:value-type="float">
            <text:p>2748156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2698349" calcext:value-type="float">
            <text:p>2698349</text:p>
          </table:table-cell>
          <table:table-cell office:value-type="float" office:value="2625363" calcext:value-type="float">
            <text:p>2625363</text:p>
          </table:table-cell>
          <table:table-cell office:value-type="float" office:value="2422154" calcext:value-type="float">
            <text:p>2422154</text:p>
          </table:table-cell>
          <table:table-cell office:value-type="float" office:value="2581955" calcext:value-type="float">
            <text:p>2581955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2478734" calcext:value-type="float">
            <text:p>2478734</text:p>
          </table:table-cell>
          <table:table-cell office:value-type="float" office:value="6108608" calcext:value-type="float">
            <text:p>6108608</text:p>
          </table:table-cell>
          <table:table-cell office:value-type="float" office:value="2218216" calcext:value-type="float">
            <text:p>2218216</text:p>
          </table:table-cell>
          <table:table-cell office:value-type="float" office:value="3601853" calcext:value-type="float">
            <text:p>3601853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2582195" calcext:value-type="float">
            <text:p>2582195</text:p>
          </table:table-cell>
          <table:table-cell office:value-type="float" office:value="2927246" calcext:value-type="float">
            <text:p>2927246</text:p>
          </table:table-cell>
          <table:table-cell office:value-type="float" office:value="4300125" calcext:value-type="float">
            <text:p>4300125</text:p>
          </table:table-cell>
          <table:table-cell office:value-type="float" office:value="3269855" calcext:value-type="float">
            <text:p>3269855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5200346" calcext:value-type="float">
            <text:p>5200346</text:p>
          </table:table-cell>
          <table:table-cell office:value-type="float" office:value="5285949" calcext:value-type="float">
            <text:p>5285949</text:p>
          </table:table-cell>
          <table:table-cell office:value-type="float" office:value="4543015" calcext:value-type="float">
            <text:p>4543015</text:p>
          </table:table-cell>
          <table:table-cell office:value-type="float" office:value="5009770" calcext:value-type="float">
            <text:p>5009770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3673521" calcext:value-type="float">
            <text:p>3673521</text:p>
          </table:table-cell>
          <table:table-cell office:value-type="float" office:value="3390005" calcext:value-type="float">
            <text:p>3390005</text:p>
          </table:table-cell>
          <table:table-cell office:value-type="float" office:value="4133203" calcext:value-type="float">
            <text:p>4133203</text:p>
          </table:table-cell>
          <table:table-cell office:value-type="float" office:value="3732243" calcext:value-type="float">
            <text:p>3732243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4590295" calcext:value-type="float">
            <text:p>4590295</text:p>
          </table:table-cell>
          <table:table-cell office:value-type="float" office:value="4635111" calcext:value-type="float">
            <text:p>4635111</text:p>
          </table:table-cell>
          <table:table-cell office:value-type="float" office:value="5094916" calcext:value-type="float">
            <text:p>5094916</text:p>
          </table:table-cell>
          <table:table-cell office:value-type="float" office:value="4773441" calcext:value-type="float">
            <text:p>4773441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4960915" calcext:value-type="float">
            <text:p>4960915</text:p>
          </table:table-cell>
          <table:table-cell office:value-type="float" office:value="5133735" calcext:value-type="float">
            <text:p>5133735</text:p>
          </table:table-cell>
          <table:table-cell office:value-type="float" office:value="5104041" calcext:value-type="float">
            <text:p>5104041</text:p>
          </table:table-cell>
          <table:table-cell office:value-type="float" office:value="5066230" calcext:value-type="float">
            <text:p>5066230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5633208" calcext:value-type="float">
            <text:p>5633208</text:p>
          </table:table-cell>
          <table:table-cell office:value-type="float" office:value="5425282" calcext:value-type="float">
            <text:p>5425282</text:p>
          </table:table-cell>
          <table:table-cell office:value-type="float" office:value="5398233" calcext:value-type="float">
            <text:p>5398233</text:p>
          </table:table-cell>
          <table:table-cell office:value-type="float" office:value="5485574" calcext:value-type="float">
            <text:p>5485574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5666542" calcext:value-type="float">
            <text:p>5666542</text:p>
          </table:table-cell>
          <table:table-cell office:value-type="float" office:value="5679304" calcext:value-type="float">
            <text:p>5679304</text:p>
          </table:table-cell>
          <table:table-cell office:value-type="float" office:value="5485039" calcext:value-type="float">
            <text:p>5485039</text:p>
          </table:table-cell>
          <table:table-cell office:value-type="float" office:value="5610295" calcext:value-type="float">
            <text:p>5610295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5744834" calcext:value-type="float">
            <text:p>5744834</text:p>
          </table:table-cell>
          <table:table-cell office:value-type="float" office:value="5695502" calcext:value-type="float">
            <text:p>5695502</text:p>
          </table:table-cell>
          <table:table-cell office:value-type="float" office:value="5612943" calcext:value-type="float">
            <text:p>5612943</text:p>
          </table:table-cell>
          <table:table-cell office:value-type="float" office:value="5684426" calcext:value-type="float">
            <text:p>5684426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5848882" calcext:value-type="float">
            <text:p>5848882</text:p>
          </table:table-cell>
          <table:table-cell office:value-type="float" office:value="5787179" calcext:value-type="float">
            <text:p>5787179</text:p>
          </table:table-cell>
          <table:table-cell office:value-type="float" office:value="5730449" calcext:value-type="float">
            <text:p>5730449</text:p>
          </table:table-cell>
          <table:table-cell office:value-type="float" office:value="5788837" calcext:value-type="float">
            <text:p>5788837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180035" calcext:value-type="float">
            <text:p>180035</text:p>
          </table:table-cell>
          <table:table-cell office:value-type="float" office:value="180147" calcext:value-type="float">
            <text:p>180147</text:p>
          </table:table-cell>
          <table:table-cell office:value-type="float" office:value="179842" calcext:value-type="float">
            <text:p>179842</text:p>
          </table:table-cell>
          <table:table-cell office:value-type="float" office:value="180008" calcext:value-type="float">
            <text:p>180008</text:p>
          </table:table-cell>
        </table:table-row>
        <table:table-row table:style-name="ro2">
          <table:table-cell table:style-name="ce6" office:value-type="string" calcext:value-type="string" table:number-columns-spanned="5" table:number-rows-spanned="1">
            <text:p>RE-LEITURA</text:p>
          </table:table-cell>
          <table:covered-table-cell table:number-columns-repeated="4" table:style-name="ce7"/>
        </table:table-row>
        <table:table-row table:style-name="ro2">
          <table:table-cell table:style-name="Default"/>
          <table:table-cell table:style-name="ce7" office:value-type="string" calcext:value-type="string">
            <text:p>Teste 1</text:p>
          </table:table-cell>
          <table:table-cell table:style-name="ce7" office:value-type="string" calcext:value-type="string">
            <text:p>Teste 2</text:p>
          </table:table-cell>
          <table:table-cell table:style-name="ce7" office:value-type="string" calcext:value-type="string">
            <text:p>Teste 3</text:p>
          </table:table-cell>
          <table:table-cell table:style-name="ce7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 office:value-type="float" office:value="3363612" calcext:value-type="float">
            <text:p>3363612</text:p>
          </table:table-cell>
          <table:table-cell office:value-type="float" office:value="3057153" calcext:value-type="float">
            <text:p>3057153</text:p>
          </table:table-cell>
          <table:table-cell office:value-type="float" office:value="3261459" calcext:value-type="float">
            <text:p>3261459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124872" calcext:value-type="float">
            <text:p>3124872</text:p>
          </table:table-cell>
          <table:table-cell office:value-type="float" office:value="3053774" calcext:value-type="float">
            <text:p>3053774</text:p>
          </table:table-cell>
          <table:table-cell office:value-type="float" office:value="3106789" calcext:value-type="float">
            <text:p>3106789</text:p>
          </table:table-cell>
          <table:table-cell office:value-type="float" office:value="3095145" calcext:value-type="float">
            <text:p>3095145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3043436" calcext:value-type="float">
            <text:p>3043436</text:p>
          </table:table-cell>
          <table:table-cell office:value-type="float" office:value="2984226" calcext:value-type="float">
            <text:p>2984226</text:p>
          </table:table-cell>
          <table:table-cell office:value-type="float" office:value="2872459" calcext:value-type="float">
            <text:p>2872459</text:p>
          </table:table-cell>
          <table:table-cell office:value-type="float" office:value="2966707" calcext:value-type="float">
            <text:p>2966707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975154" calcext:value-type="float">
            <text:p>2975154</text:p>
          </table:table-cell>
          <table:table-cell office:value-type="float" office:value="3029721" calcext:value-type="float">
            <text:p>3029721</text:p>
          </table:table-cell>
          <table:table-cell office:value-type="float" office:value="2894940" calcext:value-type="float">
            <text:p>2894940</text:p>
          </table:table-cell>
          <table:table-cell office:value-type="float" office:value="2966605" calcext:value-type="float">
            <text:p>2966605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2976816" calcext:value-type="float">
            <text:p>2976816</text:p>
          </table:table-cell>
          <table:table-cell office:value-type="float" office:value="3046495" calcext:value-type="float">
            <text:p>3046495</text:p>
          </table:table-cell>
          <table:table-cell office:value-type="float" office:value="2869422" calcext:value-type="float">
            <text:p>2869422</text:p>
          </table:table-cell>
          <table:table-cell office:value-type="float" office:value="2964244" calcext:value-type="float">
            <text:p>2964244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2797290" calcext:value-type="float">
            <text:p>2797290</text:p>
          </table:table-cell>
          <table:table-cell office:value-type="float" office:value="2959183" calcext:value-type="float">
            <text:p>2959183</text:p>
          </table:table-cell>
          <table:table-cell office:value-type="float" office:value="2782790" calcext:value-type="float">
            <text:p>2782790</text:p>
          </table:table-cell>
          <table:table-cell office:value-type="float" office:value="2846421" calcext:value-type="float">
            <text:p>2846421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2720138" calcext:value-type="float">
            <text:p>2720138</text:p>
          </table:table-cell>
          <table:table-cell office:value-type="float" office:value="2754594" calcext:value-type="float">
            <text:p>2754594</text:p>
          </table:table-cell>
          <table:table-cell office:value-type="float" office:value="2605455" calcext:value-type="float">
            <text:p>2605455</text:p>
          </table:table-cell>
          <table:table-cell office:value-type="float" office:value="2693396" calcext:value-type="float">
            <text:p>2693396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2555994" calcext:value-type="float">
            <text:p>2555994</text:p>
          </table:table-cell>
          <table:table-cell office:value-type="float" office:value="2705532" calcext:value-type="float">
            <text:p>2705532</text:p>
          </table:table-cell>
          <table:table-cell office:value-type="float" office:value="2337905" calcext:value-type="float">
            <text:p>2337905</text:p>
          </table:table-cell>
          <table:table-cell office:value-type="float" office:value="2533144" calcext:value-type="float">
            <text:p>2533144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2529165" calcext:value-type="float">
            <text:p>2529165</text:p>
          </table:table-cell>
          <table:table-cell office:value-type="float" office:value="2960157" calcext:value-type="float">
            <text:p>2960157</text:p>
          </table:table-cell>
          <table:table-cell office:value-type="float" office:value="4744900" calcext:value-type="float">
            <text:p>4744900</text:p>
          </table:table-cell>
          <table:table-cell office:value-type="float" office:value="3411407" calcext:value-type="float">
            <text:p>3411407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3585039" calcext:value-type="float">
            <text:p>3585039</text:p>
          </table:table-cell>
          <table:table-cell office:value-type="float" office:value="5805773" calcext:value-type="float">
            <text:p>5805773</text:p>
          </table:table-cell>
          <table:table-cell office:value-type="float" office:value="3131526" calcext:value-type="float">
            <text:p>3131526</text:p>
          </table:table-cell>
          <table:table-cell office:value-type="float" office:value="4174113" calcext:value-type="float">
            <text:p>4174113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4170832" calcext:value-type="float">
            <text:p>4170832</text:p>
          </table:table-cell>
          <table:table-cell office:value-type="float" office:value="5715691" calcext:value-type="float">
            <text:p>5715691</text:p>
          </table:table-cell>
          <table:table-cell office:value-type="float" office:value="5057569" calcext:value-type="float">
            <text:p>5057569</text:p>
          </table:table-cell>
          <table:table-cell office:value-type="float" office:value="4981364" calcext:value-type="float">
            <text:p>4981364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5556018" calcext:value-type="float">
            <text:p>5556018</text:p>
          </table:table-cell>
          <table:table-cell office:value-type="float" office:value="5386182" calcext:value-type="float">
            <text:p>5386182</text:p>
          </table:table-cell>
          <table:table-cell office:value-type="float" office:value="5264558" calcext:value-type="float">
            <text:p>5264558</text:p>
          </table:table-cell>
          <table:table-cell office:value-type="float" office:value="5402253" calcext:value-type="float">
            <text:p>5402253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5481666" calcext:value-type="float">
            <text:p>5481666</text:p>
          </table:table-cell>
          <table:table-cell office:value-type="float" office:value="5435409" calcext:value-type="float">
            <text:p>5435409</text:p>
          </table:table-cell>
          <table:table-cell office:value-type="float" office:value="5226789" calcext:value-type="float">
            <text:p>5226789</text:p>
          </table:table-cell>
          <table:table-cell office:value-type="float" office:value="5381288" calcext:value-type="float">
            <text:p>5381288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5885456" calcext:value-type="float">
            <text:p>5885456</text:p>
          </table:table-cell>
          <table:table-cell office:value-type="float" office:value="5718732" calcext:value-type="float">
            <text:p>5718732</text:p>
          </table:table-cell>
          <table:table-cell office:value-type="float" office:value="5654414" calcext:value-type="float">
            <text:p>5654414</text:p>
          </table:table-cell>
          <table:table-cell office:value-type="float" office:value="5752867" calcext:value-type="float">
            <text:p>5752867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5917598" calcext:value-type="float">
            <text:p>5917598</text:p>
          </table:table-cell>
          <table:table-cell office:value-type="float" office:value="5890847" calcext:value-type="float">
            <text:p>5890847</text:p>
          </table:table-cell>
          <table:table-cell office:value-type="float" office:value="5765874" calcext:value-type="float">
            <text:p>5765874</text:p>
          </table:table-cell>
          <table:table-cell office:value-type="float" office:value="5858106" calcext:value-type="float">
            <text:p>5858106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5930104" calcext:value-type="float">
            <text:p>5930104</text:p>
          </table:table-cell>
          <table:table-cell office:value-type="float" office:value="5904623" calcext:value-type="float">
            <text:p>5904623</text:p>
          </table:table-cell>
          <table:table-cell office:value-type="float" office:value="5912497" calcext:value-type="float">
            <text:p>5912497</text:p>
          </table:table-cell>
          <table:table-cell office:value-type="float" office:value="5915741" calcext:value-type="float">
            <text:p>5915741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6036532" calcext:value-type="float">
            <text:p>6036532</text:p>
          </table:table-cell>
          <table:table-cell office:value-type="float" office:value="5955856" calcext:value-type="float">
            <text:p>5955856</text:p>
          </table:table-cell>
          <table:table-cell office:value-type="float" office:value="5919241" calcext:value-type="float">
            <text:p>5919241</text:p>
          </table:table-cell>
          <table:table-cell office:value-type="float" office:value="5970543" calcext:value-type="float">
            <text:p>5970543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180356" calcext:value-type="float">
            <text:p>180356</text:p>
          </table:table-cell>
          <table:table-cell office:value-type="float" office:value="180343" calcext:value-type="float">
            <text:p>180343</text:p>
          </table:table-cell>
          <table:table-cell office:value-type="float" office:value="179992" calcext:value-type="float">
            <text:p>179992</text:p>
          </table:table-cell>
          <table:table-cell office:value-type="float" office:value="180230" calcext:value-type="float">
            <text:p>180230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LEITURA ALEATÓRIA</text:p>
          </table:table-cell>
          <table:covered-table-cell table:number-columns-repeated="4" table:style-name="Default"/>
        </table:table-row>
        <table:table-row table:style-name="ro2">
          <table:table-cell table:style-name="Default"/>
          <table:table-cell table:style-name="ce7" office:value-type="string" calcext:value-type="string">
            <text:p>Teste 1</text:p>
          </table:table-cell>
          <table:table-cell table:style-name="ce7" office:value-type="string" calcext:value-type="string">
            <text:p>Teste 2</text:p>
          </table:table-cell>
          <table:table-cell table:style-name="ce7" office:value-type="string" calcext:value-type="string">
            <text:p>Teste 3</text:p>
          </table:table-cell>
          <table:table-cell table:style-name="ce7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363612" calcext:value-type="float">
            <text:p>3363612</text:p>
          </table:table-cell>
          <table:table-cell office:value-type="float" office:value="2892445" calcext:value-type="float">
            <text:p>2892445</text:p>
          </table:table-cell>
          <table:table-cell office:value-type="float" office:value="3406295" calcext:value-type="float">
            <text:p>3406295</text:p>
          </table:table-cell>
          <table:table-cell office:value-type="float" office:value="3220784" calcext:value-type="float">
            <text:p>322078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560017" calcext:value-type="float">
            <text:p>3560017</text:p>
          </table:table-cell>
          <table:table-cell office:value-type="float" office:value="3359523" calcext:value-type="float">
            <text:p>3359523</text:p>
          </table:table-cell>
          <table:table-cell office:value-type="float" office:value="3445772" calcext:value-type="float">
            <text:p>3445772</text:p>
          </table:table-cell>
          <table:table-cell office:value-type="float" office:value="3455104" calcext:value-type="float">
            <text:p>3455104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3207059" calcext:value-type="float">
            <text:p>3207059</text:p>
          </table:table-cell>
          <table:table-cell office:value-type="float" office:value="3087188" calcext:value-type="float">
            <text:p>3087188</text:p>
          </table:table-cell>
          <table:table-cell office:value-type="float" office:value="3421677" calcext:value-type="float">
            <text:p>3421677</text:p>
          </table:table-cell>
          <table:table-cell office:value-type="float" office:value="3238641" calcext:value-type="float">
            <text:p>3238641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01349" calcext:value-type="float">
            <text:p>3201349</text:p>
          </table:table-cell>
          <table:table-cell office:value-type="float" office:value="3580298" calcext:value-type="float">
            <text:p>3580298</text:p>
          </table:table-cell>
          <table:table-cell office:value-type="float" office:value="3487274" calcext:value-type="float">
            <text:p>3487274</text:p>
          </table:table-cell>
          <table:table-cell office:value-type="float" office:value="3422974" calcext:value-type="float">
            <text:p>3422974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112733" calcext:value-type="float">
            <text:p>3112733</text:p>
          </table:table-cell>
          <table:table-cell office:value-type="float" office:value="3220084" calcext:value-type="float">
            <text:p>3220084</text:p>
          </table:table-cell>
          <table:table-cell office:value-type="float" office:value="3029305" calcext:value-type="float">
            <text:p>3029305</text:p>
          </table:table-cell>
          <table:table-cell office:value-type="float" office:value="3120707" calcext:value-type="float">
            <text:p>3120707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2824887" calcext:value-type="float">
            <text:p>2824887</text:p>
          </table:table-cell>
          <table:table-cell office:value-type="float" office:value="2840769" calcext:value-type="float">
            <text:p>2840769</text:p>
          </table:table-cell>
          <table:table-cell office:value-type="float" office:value="2691246" calcext:value-type="float">
            <text:p>2691246</text:p>
          </table:table-cell>
          <table:table-cell office:value-type="float" office:value="2785634" calcext:value-type="float">
            <text:p>2785634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2553562" calcext:value-type="float">
            <text:p>2553562</text:p>
          </table:table-cell>
          <table:table-cell office:value-type="float" office:value="2445252" calcext:value-type="float">
            <text:p>2445252</text:p>
          </table:table-cell>
          <table:table-cell office:value-type="float" office:value="2422154" calcext:value-type="float">
            <text:p>2422154</text:p>
          </table:table-cell>
          <table:table-cell office:value-type="float" office:value="2473656" calcext:value-type="float">
            <text:p>2473656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2480882" calcext:value-type="float">
            <text:p>2480882</text:p>
          </table:table-cell>
          <table:table-cell office:value-type="float" office:value="2537870" calcext:value-type="float">
            <text:p>2537870</text:p>
          </table:table-cell>
          <table:table-cell office:value-type="float" office:value="2264112" calcext:value-type="float">
            <text:p>2264112</text:p>
          </table:table-cell>
          <table:table-cell office:value-type="float" office:value="2427621" calcext:value-type="float">
            <text:p>2427621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2326964" calcext:value-type="float">
            <text:p>2326964</text:p>
          </table:table-cell>
          <table:table-cell office:value-type="float" office:value="5599328" calcext:value-type="float">
            <text:p>5599328</text:p>
          </table:table-cell>
          <table:table-cell office:value-type="float" office:value="4674538" calcext:value-type="float">
            <text:p>4674538</text:p>
          </table:table-cell>
          <table:table-cell office:value-type="float" office:value="4200277" calcext:value-type="float">
            <text:p>4200277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4450915" calcext:value-type="float">
            <text:p>4450915</text:p>
          </table:table-cell>
          <table:table-cell office:value-type="float" office:value="3908868" calcext:value-type="float">
            <text:p>3908868</text:p>
          </table:table-cell>
          <table:table-cell office:value-type="float" office:value="2336411" calcext:value-type="float">
            <text:p>2336411</text:p>
          </table:table-cell>
          <table:table-cell office:value-type="float" office:value="3565398" calcext:value-type="float">
            <text:p>3565398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5420285" calcext:value-type="float">
            <text:p>5420285</text:p>
          </table:table-cell>
          <table:table-cell office:value-type="float" office:value="5485182" calcext:value-type="float">
            <text:p>5485182</text:p>
          </table:table-cell>
          <table:table-cell office:value-type="float" office:value="4799700" calcext:value-type="float">
            <text:p>4799700</text:p>
          </table:table-cell>
          <table:table-cell office:value-type="float" office:value="5235056" calcext:value-type="float">
            <text:p>5235056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5472068" calcext:value-type="float">
            <text:p>5472068</text:p>
          </table:table-cell>
          <table:table-cell office:value-type="float" office:value="5522808" calcext:value-type="float">
            <text:p>5522808</text:p>
          </table:table-cell>
          <table:table-cell office:value-type="float" office:value="4996063" calcext:value-type="float">
            <text:p>4996063</text:p>
          </table:table-cell>
          <table:table-cell office:value-type="float" office:value="5330313" calcext:value-type="float">
            <text:p>5330313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5614685" calcext:value-type="float">
            <text:p>5614685</text:p>
          </table:table-cell>
          <table:table-cell office:value-type="float" office:value="5568647" calcext:value-type="float">
            <text:p>5568647</text:p>
          </table:table-cell>
          <table:table-cell office:value-type="float" office:value="5202404" calcext:value-type="float">
            <text:p>5202404</text:p>
          </table:table-cell>
          <table:table-cell office:value-type="float" office:value="5461912" calcext:value-type="float">
            <text:p>5461912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5594912" calcext:value-type="float">
            <text:p>5594912</text:p>
          </table:table-cell>
          <table:table-cell office:value-type="float" office:value="5568348" calcext:value-type="float">
            <text:p>5568348</text:p>
          </table:table-cell>
          <table:table-cell office:value-type="float" office:value="5371754" calcext:value-type="float">
            <text:p>5371754</text:p>
          </table:table-cell>
          <table:table-cell office:value-type="float" office:value="5511671" calcext:value-type="float">
            <text:p>5511671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5604093" calcext:value-type="float">
            <text:p>5604093</text:p>
          </table:table-cell>
          <table:table-cell office:value-type="float" office:value="5547430" calcext:value-type="float">
            <text:p>5547430</text:p>
          </table:table-cell>
          <table:table-cell office:value-type="float" office:value="5445082" calcext:value-type="float">
            <text:p>5445082</text:p>
          </table:table-cell>
          <table:table-cell office:value-type="float" office:value="5532202" calcext:value-type="float">
            <text:p>5532202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5574953" calcext:value-type="float">
            <text:p>5574953</text:p>
          </table:table-cell>
          <table:table-cell office:value-type="float" office:value="5541031" calcext:value-type="float">
            <text:p>5541031</text:p>
          </table:table-cell>
          <table:table-cell office:value-type="float" office:value="5476423" calcext:value-type="float">
            <text:p>5476423</text:p>
          </table:table-cell>
          <table:table-cell office:value-type="float" office:value="5530802" calcext:value-type="float">
            <text:p>5530802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5567262" calcext:value-type="float">
            <text:p>5567262</text:p>
          </table:table-cell>
          <table:table-cell office:value-type="float" office:value="5539220" calcext:value-type="float">
            <text:p>5539220</text:p>
          </table:table-cell>
          <table:table-cell office:value-type="float" office:value="5483696" calcext:value-type="float">
            <text:p>5483696</text:p>
          </table:table-cell>
          <table:table-cell office:value-type="float" office:value="5530059" calcext:value-type="float">
            <text:p>5530059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22466" calcext:value-type="float">
            <text:p>22466</text:p>
          </table:table-cell>
          <table:table-cell office:value-type="float" office:value="23446" calcext:value-type="float">
            <text:p>23446</text:p>
          </table:table-cell>
          <table:table-cell office:value-type="float" office:value="25494" calcext:value-type="float">
            <text:p>25494</text:p>
          </table:table-cell>
          <table:table-cell office:value-type="float" office:value="23802" calcext:value-type="float">
            <text:p>23802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ESCRITA ALEATÓRIA</text:p>
          </table:table-cell>
          <table:covered-table-cell table:number-columns-repeated="4" table:style-name="Default"/>
        </table:table-row>
        <table:table-row table:style-name="ro2">
          <table:table-cell table:style-name="Default"/>
          <table:table-cell table:style-name="ce7" office:value-type="string" calcext:value-type="string">
            <text:p>Teste 1</text:p>
          </table:table-cell>
          <table:table-cell table:style-name="ce7" office:value-type="string" calcext:value-type="string">
            <text:p>Teste 2</text:p>
          </table:table-cell>
          <table:table-cell table:style-name="ce7" office:value-type="string" calcext:value-type="string">
            <text:p>Teste 3</text:p>
          </table:table-cell>
          <table:table-cell table:style-name="ce7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4" office:value-type="float" office:value="926260" calcext:value-type="float">
            <text:p>92626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040839" calcext:value-type="float">
            <text:p>1040839</text:p>
          </table:table-cell>
          <table:table-cell office:value-type="float" office:value="1024942" calcext:value-type="float">
            <text:p>1024942</text:p>
          </table:table-cell>
          <table:table-cell office:value-type="float" office:value="1040839" calcext:value-type="float">
            <text:p>1040839</text:p>
          </table:table-cell>
          <table:table-cell office:value-type="float" office:value="1035540" calcext:value-type="float">
            <text:p>1035540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089202" calcext:value-type="float">
            <text:p>1089202</text:p>
          </table:table-cell>
          <table:table-cell office:value-type="float" office:value="1093639" calcext:value-type="float">
            <text:p>1093639</text:p>
          </table:table-cell>
          <table:table-cell office:value-type="float" office:value="940389" calcext:value-type="float">
            <text:p>940389</text:p>
          </table:table-cell>
          <table:table-cell office:value-type="float" office:value="1041077" calcext:value-type="float">
            <text:p>1041077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113374" calcext:value-type="float">
            <text:p>1113374</text:p>
          </table:table-cell>
          <table:table-cell office:value-type="float" office:value="1145443" calcext:value-type="float">
            <text:p>1145443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1133738" calcext:value-type="float">
            <text:p>1133738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075676" calcext:value-type="float">
            <text:p>1075676</text:p>
          </table:table-cell>
          <table:table-cell office:value-type="float" office:value="1155864" calcext:value-type="float">
            <text:p>1155864</text:p>
          </table:table-cell>
          <table:table-cell office:value-type="float" office:value="1133893" calcext:value-type="float">
            <text:p>1133893</text:p>
          </table:table-cell>
          <table:table-cell office:value-type="float" office:value="1121811" calcext:value-type="float">
            <text:p>1121811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043252" calcext:value-type="float">
            <text:p>1043252</text:p>
          </table:table-cell>
          <table:table-cell office:value-type="float" office:value="1057899" calcext:value-type="float">
            <text:p>1057899</text:p>
          </table:table-cell>
          <table:table-cell office:value-type="float" office:value="978931" calcext:value-type="float">
            <text:p>978931</text:p>
          </table:table-cell>
          <table:table-cell office:value-type="float" office:value="1026694" calcext:value-type="float">
            <text:p>1026694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1025553" calcext:value-type="float">
            <text:p>1025553</text:p>
          </table:table-cell>
          <table:table-cell office:value-type="float" office:value="1010354" calcext:value-type="float">
            <text:p>1010354</text:p>
          </table:table-cell>
          <table:table-cell office:value-type="float" office:value="1001461" calcext:value-type="float">
            <text:p>1001461</text:p>
          </table:table-cell>
          <table:table-cell office:value-type="float" office:value="1012456" calcext:value-type="float">
            <text:p>1012456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1459706" calcext:value-type="float">
            <text:p>1459706</text:p>
          </table:table-cell>
          <table:table-cell office:value-type="float" office:value="1245739" calcext:value-type="float">
            <text:p>1245739</text:p>
          </table:table-cell>
          <table:table-cell office:value-type="float" office:value="1908576" calcext:value-type="float">
            <text:p>1908576</text:p>
          </table:table-cell>
          <table:table-cell office:value-type="float" office:value="1538007" calcext:value-type="float">
            <text:p>1538007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1616898" calcext:value-type="float">
            <text:p>1616898</text:p>
          </table:table-cell>
          <table:table-cell office:value-type="float" office:value="2512429" calcext:value-type="float">
            <text:p>2512429</text:p>
          </table:table-cell>
          <table:table-cell office:value-type="float" office:value="2312167" calcext:value-type="float">
            <text:p>2312167</text:p>
          </table:table-cell>
          <table:table-cell office:value-type="float" office:value="2147165" calcext:value-type="float">
            <text:p>2147165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2425130" calcext:value-type="float">
            <text:p>2425130</text:p>
          </table:table-cell>
          <table:table-cell office:value-type="float" office:value="2433202" calcext:value-type="float">
            <text:p>2433202</text:p>
          </table:table-cell>
          <table:table-cell office:value-type="float" office:value="2234895" calcext:value-type="float">
            <text:p>2234895</text:p>
          </table:table-cell>
          <table:table-cell office:value-type="float" office:value="2364409" calcext:value-type="float">
            <text:p>2364409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2420726" calcext:value-type="float">
            <text:p>2420726</text:p>
          </table:table-cell>
          <table:table-cell office:value-type="float" office:value="2428254" calcext:value-type="float">
            <text:p>2428254</text:p>
          </table:table-cell>
          <table:table-cell office:value-type="float" office:value="2251477" calcext:value-type="float">
            <text:p>2251477</text:p>
          </table:table-cell>
          <table:table-cell office:value-type="float" office:value="2366819" calcext:value-type="float">
            <text:p>2366819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2358598" calcext:value-type="float">
            <text:p>2358598</text:p>
          </table:table-cell>
          <table:table-cell office:value-type="float" office:value="2364431" calcext:value-type="float">
            <text:p>2364431</text:p>
          </table:table-cell>
          <table:table-cell office:value-type="float" office:value="2267831" calcext:value-type="float">
            <text:p>2267831</text:p>
          </table:table-cell>
          <table:table-cell office:value-type="float" office:value="2330287" calcext:value-type="float">
            <text:p>2330287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2407177" calcext:value-type="float">
            <text:p>2407177</text:p>
          </table:table-cell>
          <table:table-cell office:value-type="float" office:value="2394819" calcext:value-type="float">
            <text:p>2394819</text:p>
          </table:table-cell>
          <table:table-cell office:value-type="float" office:value="2296487" calcext:value-type="float">
            <text:p>2296487</text:p>
          </table:table-cell>
          <table:table-cell office:value-type="float" office:value="2366161" calcext:value-type="float">
            <text:p>2366161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2355875" calcext:value-type="float">
            <text:p>2355875</text:p>
          </table:table-cell>
          <table:table-cell office:value-type="float" office:value="2370145" calcext:value-type="float">
            <text:p>2370145</text:p>
          </table:table-cell>
          <table:table-cell office:value-type="float" office:value="2349695" calcext:value-type="float">
            <text:p>2349695</text:p>
          </table:table-cell>
          <table:table-cell office:value-type="float" office:value="2358572" calcext:value-type="float">
            <text:p>2358572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2357500" calcext:value-type="float">
            <text:p>2357500</text:p>
          </table:table-cell>
          <table:table-cell office:value-type="float" office:value="2359245" calcext:value-type="float">
            <text:p>2359245</text:p>
          </table:table-cell>
          <table:table-cell office:value-type="float" office:value="2328420" calcext:value-type="float">
            <text:p>2328420</text:p>
          </table:table-cell>
          <table:table-cell office:value-type="float" office:value="2348388" calcext:value-type="float">
            <text:p>2348388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204753" calcext:value-type="float">
            <text:p>204753</text:p>
          </table:table-cell>
          <table:table-cell office:value-type="float" office:value="206879" calcext:value-type="float">
            <text:p>206879</text:p>
          </table:table-cell>
          <table:table-cell office:value-type="float" office:value="306868" calcext:value-type="float">
            <text:p>306868</text:p>
          </table:table-cell>
          <table:table-cell office:value-type="float" office:value="239500" calcext:value-type="float">
            <text:p>239500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113242" calcext:value-type="float">
            <text:p>113242</text:p>
          </table:table-cell>
          <table:table-cell office:value-type="float" office:value="111171" calcext:value-type="float">
            <text:p>111171</text:p>
          </table:table-cell>
          <table:table-cell office:value-type="float" office:value="94900" calcext:value-type="float">
            <text:p>94900</text:p>
          </table:table-cell>
          <table:table-cell office:value-type="float" office:value="106438" calcext:value-type="float">
            <text:p>106438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53357" calcext:value-type="float">
            <text:p>53357</text:p>
          </table:table-cell>
          <table:table-cell office:value-type="float" office:value="54588" calcext:value-type="float">
            <text:p>54588</text:p>
          </table:table-cell>
          <table:table-cell office:value-type="float" office:value="56828" calcext:value-type="float">
            <text:p>56828</text:p>
          </table:table-cell>
          <table:table-cell office:value-type="float" office:value="54924" calcext:value-type="float">
            <text:p>54924</text:p>
          </table:table-cell>
        </table:table-row>
      </table:table>
      <table:table table:name="BTRFS-HDD" table:style-name="ta1">
        <table:shapes>
          <draw:frame draw:z-index="0" draw:style-name="gr1" draw:text-style-name="P1" svg:width="15.997cm" svg:height="8.288cm" svg:x="11.399cm" svg:y="2.232cm">
            <draw:object draw:notify-on-update-of-ranges="'BTRFS-HDD'.A6:'BTRFS-HDD'.A23 'BTRFS-HDD'.B5:'BTRFS-HDD'.B5 'BTRFS-HDD'.B6:'BTRFS-HDD'.B23 'BTRFS-HDD'.C5:'BTRFS-HDD'.C5 'BTRFS-HDD'.C6:'BTRFS-HDD'.C23 'BTRFS-HDD'.D5:'BTRFS-HDD'.D5 'BTRFS-HDD'.D6:'BTRFS-HDD'.D23 'BTRFS-HDD'.E5:'BTRFS-HDD'.E5 'BTRFS-HDD'.E6:'BTRFS-HDD'.E2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97cm" svg:height="8.395cm" svg:x="11.399cm" svg:y="20.296cm">
            <draw:object draw:notify-on-update-of-ranges="'BTRFS-HDD'.A46:'BTRFS-HDD'.A63 'BTRFS-HDD'.B45:'BTRFS-HDD'.B45 'BTRFS-HDD'.B46:'BTRFS-HDD'.B63 'BTRFS-HDD'.C45:'BTRFS-HDD'.C45 'BTRFS-HDD'.C46:'BTRFS-HDD'.C63 'BTRFS-HDD'.D45:'BTRFS-HDD'.D45 'BTRFS-HDD'.D46:'BTRFS-HDD'.D63 'BTRFS-HDD'.E45:'BTRFS-HDD'.E45 'BTRFS-HDD'.E46:'BTRFS-HDD'.E6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.997cm" svg:height="8.315cm" svg:x="11.399cm" svg:y="11.264cm">
            <draw:object draw:notify-on-update-of-ranges="'BTRFS-HDD'.A26:'BTRFS-HDD'.A43 'BTRFS-HDD'.B25:'BTRFS-HDD'.B25 'BTRFS-HDD'.B26:'BTRFS-HDD'.B43 'BTRFS-HDD'.C25:'BTRFS-HDD'.C25 'BTRFS-HDD'.C26:'BTRFS-HDD'.C43 'BTRFS-HDD'.D25:'BTRFS-HDD'.D25 'BTRFS-HDD'.D26:'BTRFS-HDD'.D43 'BTRFS-HDD'.E25:'BTRFS-HDD'.E25 'BTRFS-HDD'.E26:'BTRFS-HDD'.E43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3" draw:style-name="gr1" draw:text-style-name="P1" svg:width="15.997cm" svg:height="8.368cm" svg:x="11.399cm" svg:y="29.329cm">
            <draw:object draw:notify-on-update-of-ranges="'BTRFS-HDD'.A66:'BTRFS-HDD'.A83 'BTRFS-HDD'.B65:'BTRFS-HDD'.B65 'BTRFS-HDD'.B66:'BTRFS-HDD'.B83 'BTRFS-HDD'.C65:'BTRFS-HDD'.C65 'BTRFS-HDD'.C66:'BTRFS-HDD'.C83 'BTRFS-HDD'.D65:'BTRFS-HDD'.D65 'BTRFS-HDD'.D66:'BTRFS-HDD'.D83 'BTRFS-HDD'.E65:'BTRFS-HDD'.E65 'BTRFS-HDD'.E66:'BTRFS-HDD'.E83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4" draw:style-name="gr1" draw:text-style-name="P1" svg:width="15.997cm" svg:height="8.369cm" svg:x="11.399cm" svg:y="38.361cm">
            <draw:object draw:notify-on-update-of-ranges="'BTRFS-HDD'.A86:'BTRFS-HDD'.A103 'BTRFS-HDD'.B85:'BTRFS-HDD'.B85 'BTRFS-HDD'.B86:'BTRFS-HDD'.B103 'BTRFS-HDD'.C85:'BTRFS-HDD'.C85 'BTRFS-HDD'.C86:'BTRFS-HDD'.C103 'BTRFS-HDD'.D85:'BTRFS-HDD'.D85 'BTRFS-HDD'.D86:'BTRFS-HDD'.D103 'BTRFS-HDD'.E85:'BTRFS-HDD'.E85 'BTRFS-HDD'.E86:'BTRFS-HDD'.E103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5" draw:style-name="gr1" draw:text-style-name="P1" svg:width="15.997cm" svg:height="8.368cm" svg:x="11.399cm" svg:y="47.393cm">
            <draw:object draw:notify-on-update-of-ranges="'BTRFS-HDD'.A106:'BTRFS-HDD'.A123 'BTRFS-HDD'.B105:'BTRFS-HDD'.B105 'BTRFS-HDD'.B106:'BTRFS-HDD'.B123 'BTRFS-HDD'.C105:'BTRFS-HDD'.C105 'BTRFS-HDD'.C106:'BTRFS-HDD'.C123 'BTRFS-HDD'.D105:'BTRFS-HDD'.D105 'BTRFS-HDD'.D106:'BTRFS-HDD'.D123 'BTRFS-HDD'.E105:'BTRFS-HDD'.E105 'BTRFS-HDD'.E106:'BTRFS-HDD'.E123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5" table:default-cell-style-name="ce8"/>
        <table:table-row table:style-name="ro1">
          <table:table-cell table:style-name="ce1" office:value-type="string" calcext:value-type="string" table:number-columns-spanned="5" table:number-rows-spanned="1">
            <text:p>BTRFS HDD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 table:number-columns-spanned="5" table:number-rows-spanned="1">
            <text:p>BLOCOS 64KB</text:p>
          </table:table-cell>
          <table:covered-table-cell table:number-columns-repeated="4" table:style-name="Default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2" office:value-type="string" calcext:value-type="string" table:number-columns-spanned="5" table:number-rows-spanned="1">
            <text:p>ESCRITA</text:p>
          </table:table-cell>
          <table:covered-table-cell table:number-columns-repeated="4" table:style-name="Default"/>
        </table:table-row>
        <table:table-row table:style-name="ro2">
          <table:table-cell table:style-name="Default"/>
          <table:table-cell table:style-name="ce7" office:value-type="string" calcext:value-type="string">
            <text:p>Teste 1</text:p>
          </table:table-cell>
          <table:table-cell table:style-name="ce7" office:value-type="string" calcext:value-type="string">
            <text:p>Teste 2</text:p>
          </table:table-cell>
          <table:table-cell table:style-name="ce7" office:value-type="string" calcext:value-type="string">
            <text:p>Teste 3</text:p>
          </table:table-cell>
          <table:table-cell table:style-name="ce7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20419" calcext:value-type="float">
            <text:p>520419</text:p>
          </table:table-cell>
          <table:table-cell table:number-columns-repeated="2" office:value-type="float" office:value="552557" calcext:value-type="float">
            <text:p>552557</text:p>
          </table:table-cell>
          <table:table-cell office:value-type="float" office:value="541844" calcext:value-type="float">
            <text:p>54184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703810" calcext:value-type="float">
            <text:p>703810</text:p>
          </table:table-cell>
          <table:table-cell office:value-type="float" office:value="821147" calcext:value-type="float">
            <text:p>821147</text:p>
          </table:table-cell>
          <table:table-cell office:value-type="float" office:value="718889" calcext:value-type="float">
            <text:p>718889</text:p>
          </table:table-cell>
          <table:table-cell office:value-type="float" office:value="747949" calcext:value-type="float">
            <text:p>747949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802614" calcext:value-type="float">
            <text:p>802614</text:p>
          </table:table-cell>
          <table:table-cell office:value-type="float" office:value="852984" calcext:value-type="float">
            <text:p>852984</text:p>
          </table:table-cell>
          <table:table-cell office:value-type="float" office:value="844929" calcext:value-type="float">
            <text:p>844929</text:p>
          </table:table-cell>
          <table:table-cell office:value-type="float" office:value="833509" calcext:value-type="float">
            <text:p>833509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898225" calcext:value-type="float">
            <text:p>898225</text:p>
          </table:table-cell>
          <table:table-cell office:value-type="float" office:value="914287" calcext:value-type="float">
            <text:p>914287</text:p>
          </table:table-cell>
          <table:table-cell office:value-type="float" office:value="895230" calcext:value-type="float">
            <text:p>895230</text:p>
          </table:table-cell>
          <table:table-cell office:value-type="float" office:value="902581" calcext:value-type="float">
            <text:p>902581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900637" calcext:value-type="float">
            <text:p>900637</text:p>
          </table:table-cell>
          <table:table-cell office:value-type="float" office:value="915028" calcext:value-type="float">
            <text:p>915028</text:p>
          </table:table-cell>
          <table:table-cell office:value-type="float" office:value="895194" calcext:value-type="float">
            <text:p>895194</text:p>
          </table:table-cell>
          <table:table-cell office:value-type="float" office:value="903620" calcext:value-type="float">
            <text:p>903620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959254" calcext:value-type="float">
            <text:p>959254</text:p>
          </table:table-cell>
          <table:table-cell office:value-type="float" office:value="941176" calcext:value-type="float">
            <text:p>941176</text:p>
          </table:table-cell>
          <table:table-cell office:value-type="float" office:value="938605" calcext:value-type="float">
            <text:p>938605</text:p>
          </table:table-cell>
          <table:table-cell office:value-type="float" office:value="946345" calcext:value-type="float">
            <text:p>946345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971997" calcext:value-type="float">
            <text:p>971997</text:p>
          </table:table-cell>
          <table:table-cell office:value-type="float" office:value="951223" calcext:value-type="float">
            <text:p>951223</text:p>
          </table:table-cell>
          <table:table-cell office:value-type="float" office:value="946194" calcext:value-type="float">
            <text:p>946194</text:p>
          </table:table-cell>
          <table:table-cell office:value-type="float" office:value="956471" calcext:value-type="float">
            <text:p>956471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962301" calcext:value-type="float">
            <text:p>962301</text:p>
          </table:table-cell>
          <table:table-cell office:value-type="float" office:value="941161" calcext:value-type="float">
            <text:p>941161</text:p>
          </table:table-cell>
          <table:table-cell office:value-type="float" office:value="1179741" calcext:value-type="float">
            <text:p>1179741</text:p>
          </table:table-cell>
          <table:table-cell office:value-type="float" office:value="1027734" calcext:value-type="float">
            <text:p>1027734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1288140" calcext:value-type="float">
            <text:p>1288140</text:p>
          </table:table-cell>
          <table:table-cell office:value-type="float" office:value="1032974" calcext:value-type="float">
            <text:p>1032974</text:p>
          </table:table-cell>
          <table:table-cell office:value-type="float" office:value="1178361" calcext:value-type="float">
            <text:p>1178361</text:p>
          </table:table-cell>
          <table:table-cell office:value-type="float" office:value="1166492" calcext:value-type="float">
            <text:p>1166492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1860128" calcext:value-type="float">
            <text:p>1860128</text:p>
          </table:table-cell>
          <table:table-cell office:value-type="float" office:value="1342297" calcext:value-type="float">
            <text:p>1342297</text:p>
          </table:table-cell>
          <table:table-cell office:value-type="float" office:value="1782795" calcext:value-type="float">
            <text:p>1782795</text:p>
          </table:table-cell>
          <table:table-cell office:value-type="float" office:value="1661740" calcext:value-type="float">
            <text:p>1661740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2077139" calcext:value-type="float">
            <text:p>2077139</text:p>
          </table:table-cell>
          <table:table-cell office:value-type="float" office:value="1918455" calcext:value-type="float">
            <text:p>1918455</text:p>
          </table:table-cell>
          <table:table-cell office:value-type="float" office:value="1919634" calcext:value-type="float">
            <text:p>1919634</text:p>
          </table:table-cell>
          <table:table-cell office:value-type="float" office:value="1971743" calcext:value-type="float">
            <text:p>1971743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2099067" calcext:value-type="float">
            <text:p>2099067</text:p>
          </table:table-cell>
          <table:table-cell office:value-type="float" office:value="2093735" calcext:value-type="float">
            <text:p>2093735</text:p>
          </table:table-cell>
          <table:table-cell office:value-type="float" office:value="2183045" calcext:value-type="float">
            <text:p>2183045</text:p>
          </table:table-cell>
          <table:table-cell office:value-type="float" office:value="2125282" calcext:value-type="float">
            <text:p>2125282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2301288" calcext:value-type="float">
            <text:p>2301288</text:p>
          </table:table-cell>
          <table:table-cell office:value-type="float" office:value="2134829" calcext:value-type="float">
            <text:p>2134829</text:p>
          </table:table-cell>
          <table:table-cell office:value-type="float" office:value="2166803" calcext:value-type="float">
            <text:p>2166803</text:p>
          </table:table-cell>
          <table:table-cell office:value-type="float" office:value="2200973" calcext:value-type="float">
            <text:p>2200973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2294828" calcext:value-type="float">
            <text:p>2294828</text:p>
          </table:table-cell>
          <table:table-cell office:value-type="float" office:value="2202733" calcext:value-type="float">
            <text:p>2202733</text:p>
          </table:table-cell>
          <table:table-cell office:value-type="float" office:value="2327272" calcext:value-type="float">
            <text:p>2327272</text:p>
          </table:table-cell>
          <table:table-cell office:value-type="float" office:value="2274944" calcext:value-type="float">
            <text:p>2274944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2127123" calcext:value-type="float">
            <text:p>2127123</text:p>
          </table:table-cell>
          <table:table-cell office:value-type="float" office:value="2104416" calcext:value-type="float">
            <text:p>2104416</text:p>
          </table:table-cell>
          <table:table-cell office:value-type="float" office:value="2147445" calcext:value-type="float">
            <text:p>2147445</text:p>
          </table:table-cell>
          <table:table-cell office:value-type="float" office:value="2126328" calcext:value-type="float">
            <text:p>2126328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399280" calcext:value-type="float">
            <text:p>399280</text:p>
          </table:table-cell>
          <table:table-cell office:value-type="float" office:value="453150" calcext:value-type="float">
            <text:p>453150</text:p>
          </table:table-cell>
          <table:table-cell office:value-type="float" office:value="457991" calcext:value-type="float">
            <text:p>457991</text:p>
          </table:table-cell>
          <table:table-cell office:value-type="float" office:value="436807" calcext:value-type="float">
            <text:p>436807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255513" calcext:value-type="float">
            <text:p>255513</text:p>
          </table:table-cell>
          <table:table-cell office:value-type="float" office:value="255299" calcext:value-type="float">
            <text:p>255299</text:p>
          </table:table-cell>
          <table:table-cell office:value-type="float" office:value="255560" calcext:value-type="float">
            <text:p>255560</text:p>
          </table:table-cell>
          <table:table-cell office:value-type="float" office:value="255457" calcext:value-type="float">
            <text:p>255457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208627" calcext:value-type="float">
            <text:p>208627</text:p>
          </table:table-cell>
          <table:table-cell office:value-type="float" office:value="205215" calcext:value-type="float">
            <text:p>205215</text:p>
          </table:table-cell>
          <table:table-cell office:value-type="float" office:value="209731" calcext:value-type="float">
            <text:p>209731</text:p>
          </table:table-cell>
          <table:table-cell office:value-type="float" office:value="207858" calcext:value-type="float">
            <text:p>207858</text:p>
          </table:table-cell>
        </table:table-row>
        <table:table-row table:style-name="ro2">
          <table:table-cell table:style-name="ce12" office:value-type="string" calcext:value-type="string" table:number-columns-spanned="5" table:number-rows-spanned="1">
            <text:p>RE-ESCRITA</text:p>
          </table:table-cell>
          <table:covered-table-cell table:number-columns-repeated="4"/>
        </table:table-row>
        <table:table-row table:style-name="ro2">
          <table:table-cell/>
          <table:table-cell table:style-name="ce13" office:value-type="string" calcext:value-type="string">
            <text:p>Teste 1</text:p>
          </table:table-cell>
          <table:table-cell table:style-name="ce13" office:value-type="string" calcext:value-type="string">
            <text:p>Teste 2</text:p>
          </table:table-cell>
          <table:table-cell table:style-name="ce13" office:value-type="string" calcext:value-type="string">
            <text:p>Teste 3</text:p>
          </table:table-cell>
          <table:table-cell table:style-name="ce13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89967" calcext:value-type="float">
            <text:p>789967</text:p>
          </table:table-cell>
          <table:table-cell office:value-type="float" office:value="769584" calcext:value-type="float">
            <text:p>769584</text:p>
          </table:table-cell>
          <table:table-cell office:value-type="float" office:value="771797" calcext:value-type="float">
            <text:p>771797</text:p>
          </table:table-cell>
          <table:table-cell office:value-type="float" office:value="777116" calcext:value-type="float">
            <text:p>777116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015251" calcext:value-type="float">
            <text:p>1015251</text:p>
          </table:table-cell>
          <table:table-cell office:value-type="float" office:value="1048974" calcext:value-type="float">
            <text:p>1048974</text:p>
          </table:table-cell>
          <table:table-cell office:value-type="float" office:value="985435" calcext:value-type="float">
            <text:p>985435</text:p>
          </table:table-cell>
          <table:table-cell office:value-type="float" office:value="1016553" calcext:value-type="float">
            <text:p>1016553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142514" calcext:value-type="float">
            <text:p>1142514</text:p>
          </table:table-cell>
          <table:table-cell office:value-type="float" office:value="1137672" calcext:value-type="float">
            <text:p>1137672</text:p>
          </table:table-cell>
          <table:table-cell office:value-type="float" office:value="1163562" calcext:value-type="float">
            <text:p>1163562</text:p>
          </table:table-cell>
          <table:table-cell office:value-type="float" office:value="1147916" calcext:value-type="float">
            <text:p>1147916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230786" calcext:value-type="float">
            <text:p>1230786</text:p>
          </table:table-cell>
          <table:table-cell office:value-type="float" office:value="1261144" calcext:value-type="float">
            <text:p>1261144</text:p>
          </table:table-cell>
          <table:table-cell office:value-type="float" office:value="1230786" calcext:value-type="float">
            <text:p>1230786</text:p>
          </table:table-cell>
          <table:table-cell office:value-type="float" office:value="1240905" calcext:value-type="float">
            <text:p>1240905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309518" calcext:value-type="float">
            <text:p>1309518</text:p>
          </table:table-cell>
          <table:table-cell office:value-type="float" office:value="1288307" calcext:value-type="float">
            <text:p>1288307</text:p>
          </table:table-cell>
          <table:table-cell office:value-type="float" office:value="1292961" calcext:value-type="float">
            <text:p>1292961</text:p>
          </table:table-cell>
          <table:table-cell office:value-type="float" office:value="1296929" calcext:value-type="float">
            <text:p>1296929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325646" calcext:value-type="float">
            <text:p>1325646</text:p>
          </table:table-cell>
          <table:table-cell office:value-type="float" office:value="1302727" calcext:value-type="float">
            <text:p>1302727</text:p>
          </table:table-cell>
          <table:table-cell office:value-type="float" office:value="1261221" calcext:value-type="float">
            <text:p>1261221</text:p>
          </table:table-cell>
          <table:table-cell office:value-type="float" office:value="1296531" calcext:value-type="float">
            <text:p>1296531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1201153" calcext:value-type="float">
            <text:p>1201153</text:p>
          </table:table-cell>
          <table:table-cell office:value-type="float" office:value="1274016" calcext:value-type="float">
            <text:p>1274016</text:p>
          </table:table-cell>
          <table:table-cell office:value-type="float" office:value="1270530" calcext:value-type="float">
            <text:p>1270530</text:p>
          </table:table-cell>
          <table:table-cell office:value-type="float" office:value="1248566" calcext:value-type="float">
            <text:p>1248566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1258192" calcext:value-type="float">
            <text:p>1258192</text:p>
          </table:table-cell>
          <table:table-cell office:value-type="float" office:value="1211821" calcext:value-type="float">
            <text:p>1211821</text:p>
          </table:table-cell>
          <table:table-cell office:value-type="float" office:value="1253144" calcext:value-type="float">
            <text:p>1253144</text:p>
          </table:table-cell>
          <table:table-cell office:value-type="float" office:value="1241052" calcext:value-type="float">
            <text:p>1241052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1289881" calcext:value-type="float">
            <text:p>1289881</text:p>
          </table:table-cell>
          <table:table-cell office:value-type="float" office:value="1201708" calcext:value-type="float">
            <text:p>1201708</text:p>
          </table:table-cell>
          <table:table-cell office:value-type="float" office:value="1546523" calcext:value-type="float">
            <text:p>1546523</text:p>
          </table:table-cell>
          <table:table-cell office:value-type="float" office:value="1346037" calcext:value-type="float">
            <text:p>1346037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1883659" calcext:value-type="float">
            <text:p>1883659</text:p>
          </table:table-cell>
          <table:table-cell office:value-type="float" office:value="1691248" calcext:value-type="float">
            <text:p>1691248</text:p>
          </table:table-cell>
          <table:table-cell office:value-type="float" office:value="1785041" calcext:value-type="float">
            <text:p>1785041</text:p>
          </table:table-cell>
          <table:table-cell office:value-type="float" office:value="1786649" calcext:value-type="float">
            <text:p>1786649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2394536" calcext:value-type="float">
            <text:p>2394536</text:p>
          </table:table-cell>
          <table:table-cell office:value-type="float" office:value="2077610" calcext:value-type="float">
            <text:p>2077610</text:p>
          </table:table-cell>
          <table:table-cell office:value-type="float" office:value="2412949" calcext:value-type="float">
            <text:p>2412949</text:p>
          </table:table-cell>
          <table:table-cell office:value-type="float" office:value="2295032" calcext:value-type="float">
            <text:p>2295032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2536314" calcext:value-type="float">
            <text:p>2536314</text:p>
          </table:table-cell>
          <table:table-cell office:value-type="float" office:value="2357708" calcext:value-type="float">
            <text:p>2357708</text:p>
          </table:table-cell>
          <table:table-cell office:value-type="float" office:value="2503717" calcext:value-type="float">
            <text:p>2503717</text:p>
          </table:table-cell>
          <table:table-cell office:value-type="float" office:value="2465913" calcext:value-type="float">
            <text:p>2465913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2715729" calcext:value-type="float">
            <text:p>2715729</text:p>
          </table:table-cell>
          <table:table-cell office:value-type="float" office:value="2648507" calcext:value-type="float">
            <text:p>2648507</text:p>
          </table:table-cell>
          <table:table-cell office:value-type="float" office:value="2783229" calcext:value-type="float">
            <text:p>2783229</text:p>
          </table:table-cell>
          <table:table-cell office:value-type="float" office:value="2715822" calcext:value-type="float">
            <text:p>2715822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2780217" calcext:value-type="float">
            <text:p>2780217</text:p>
          </table:table-cell>
          <table:table-cell office:value-type="float" office:value="2723023" calcext:value-type="float">
            <text:p>2723023</text:p>
          </table:table-cell>
          <table:table-cell office:value-type="float" office:value="2816120" calcext:value-type="float">
            <text:p>2816120</text:p>
          </table:table-cell>
          <table:table-cell office:value-type="float" office:value="2773120" calcext:value-type="float">
            <text:p>2773120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2598894" calcext:value-type="float">
            <text:p>2598894</text:p>
          </table:table-cell>
          <table:table-cell office:value-type="float" office:value="2598913" calcext:value-type="float">
            <text:p>2598913</text:p>
          </table:table-cell>
          <table:table-cell office:value-type="float" office:value="2568472" calcext:value-type="float">
            <text:p>2568472</text:p>
          </table:table-cell>
          <table:table-cell office:value-type="float" office:value="2588760" calcext:value-type="float">
            <text:p>2588760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394811" calcext:value-type="float">
            <text:p>394811</text:p>
          </table:table-cell>
          <table:table-cell office:value-type="float" office:value="455546" calcext:value-type="float">
            <text:p>455546</text:p>
          </table:table-cell>
          <table:table-cell office:value-type="float" office:value="457155" calcext:value-type="float">
            <text:p>457155</text:p>
          </table:table-cell>
          <table:table-cell office:value-type="float" office:value="435837" calcext:value-type="float">
            <text:p>435837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254744" calcext:value-type="float">
            <text:p>254744</text:p>
          </table:table-cell>
          <table:table-cell office:value-type="float" office:value="240271" calcext:value-type="float">
            <text:p>240271</text:p>
          </table:table-cell>
          <table:table-cell office:value-type="float" office:value="256285" calcext:value-type="float">
            <text:p>256285</text:p>
          </table:table-cell>
          <table:table-cell office:value-type="float" office:value="250433" calcext:value-type="float">
            <text:p>250433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179542" calcext:value-type="float">
            <text:p>179542</text:p>
          </table:table-cell>
          <table:table-cell office:value-type="float" office:value="191178" calcext:value-type="float">
            <text:p>191178</text:p>
          </table:table-cell>
          <table:table-cell office:value-type="float" office:value="180931" calcext:value-type="float">
            <text:p>180931</text:p>
          </table:table-cell>
          <table:table-cell office:value-type="float" office:value="183884" calcext:value-type="float">
            <text:p>183884</text:p>
          </table:table-cell>
        </table:table-row>
        <table:table-row table:style-name="ro2">
          <table:table-cell table:style-name="ce12" office:value-type="string" calcext:value-type="string" table:number-columns-spanned="5" table:number-rows-spanned="1">
            <text:p>LEITURA</text:p>
          </table:table-cell>
          <table:covered-table-cell table:number-columns-repeated="4"/>
        </table:table-row>
        <table:table-row table:style-name="ro2">
          <table:table-cell table:style-name="Default"/>
          <table:table-cell table:style-name="ce7" office:value-type="string" calcext:value-type="string">
            <text:p>Teste 1</text:p>
          </table:table-cell>
          <table:table-cell table:style-name="ce7" office:value-type="string" calcext:value-type="string">
            <text:p>Teste 2</text:p>
          </table:table-cell>
          <table:table-cell table:style-name="ce7" office:value-type="string" calcext:value-type="string">
            <text:p>Teste 3</text:p>
          </table:table-cell>
          <table:table-cell table:style-name="ce7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363612" calcext:value-type="float">
            <text:p>3363612</text:p>
          </table:table-cell>
          <table:table-cell table:number-columns-repeated="2" office:value-type="float" office:value="3203069" calcext:value-type="float">
            <text:p>3203069</text:p>
          </table:table-cell>
          <table:table-cell office:value-type="float" office:value="3256583" calcext:value-type="float">
            <text:p>325658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2" office:value-type="float" office:value="3124872" calcext:value-type="float">
            <text:p>3124872</text:p>
          </table:table-cell>
          <table:table-cell office:value-type="float" office:value="3053774" calcext:value-type="float">
            <text:p>3053774</text:p>
          </table:table-cell>
          <table:table-cell office:value-type="float" office:value="3101173" calcext:value-type="float">
            <text:p>3101173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935279" calcext:value-type="float">
            <text:p>2935279</text:p>
          </table:table-cell>
          <table:table-cell office:value-type="float" office:value="3009318" calcext:value-type="float">
            <text:p>3009318</text:p>
          </table:table-cell>
          <table:table-cell office:value-type="float" office:value="2943325" calcext:value-type="float">
            <text:p>2943325</text:p>
          </table:table-cell>
          <table:table-cell office:value-type="float" office:value="2962641" calcext:value-type="float">
            <text:p>2962641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910635" calcext:value-type="float">
            <text:p>2910635</text:p>
          </table:table-cell>
          <table:table-cell office:value-type="float" office:value="2979282" calcext:value-type="float">
            <text:p>2979282</text:p>
          </table:table-cell>
          <table:table-cell office:value-type="float" office:value="3459188" calcext:value-type="float">
            <text:p>3459188</text:p>
          </table:table-cell>
          <table:table-cell office:value-type="float" office:value="3116368" calcext:value-type="float">
            <text:p>3116368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2884840" calcext:value-type="float">
            <text:p>2884840</text:p>
          </table:table-cell>
          <table:table-cell office:value-type="float" office:value="2632033" calcext:value-type="float">
            <text:p>2632033</text:p>
          </table:table-cell>
          <table:table-cell office:value-type="float" office:value="2820430" calcext:value-type="float">
            <text:p>2820430</text:p>
          </table:table-cell>
          <table:table-cell office:value-type="float" office:value="2779101" calcext:value-type="float">
            <text:p>2779101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2798201" calcext:value-type="float">
            <text:p>2798201</text:p>
          </table:table-cell>
          <table:table-cell office:value-type="float" office:value="2592166" calcext:value-type="float">
            <text:p>2592166</text:p>
          </table:table-cell>
          <table:table-cell office:value-type="float" office:value="2774700" calcext:value-type="float">
            <text:p>2774700</text:p>
          </table:table-cell>
          <table:table-cell office:value-type="float" office:value="2721689" calcext:value-type="float">
            <text:p>2721689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2485223" calcext:value-type="float">
            <text:p>2485223</text:p>
          </table:table-cell>
          <table:table-cell office:value-type="float" office:value="2550529" calcext:value-type="float">
            <text:p>2550529</text:p>
          </table:table-cell>
          <table:table-cell office:value-type="float" office:value="2630589" calcext:value-type="float">
            <text:p>2630589</text:p>
          </table:table-cell>
          <table:table-cell office:value-type="float" office:value="2555447" calcext:value-type="float">
            <text:p>2555447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2422291" calcext:value-type="float">
            <text:p>2422291</text:p>
          </table:table-cell>
          <table:table-cell office:value-type="float" office:value="2316625" calcext:value-type="float">
            <text:p>2316625</text:p>
          </table:table-cell>
          <table:table-cell office:value-type="float" office:value="2471958" calcext:value-type="float">
            <text:p>2471958</text:p>
          </table:table-cell>
          <table:table-cell office:value-type="float" office:value="2403625" calcext:value-type="float">
            <text:p>2403625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2507112" calcext:value-type="float">
            <text:p>2507112</text:p>
          </table:table-cell>
          <table:table-cell office:value-type="float" office:value="2330279" calcext:value-type="float">
            <text:p>2330279</text:p>
          </table:table-cell>
          <table:table-cell office:value-type="float" office:value="2396343" calcext:value-type="float">
            <text:p>2396343</text:p>
          </table:table-cell>
          <table:table-cell office:value-type="float" office:value="2411245" calcext:value-type="float">
            <text:p>2411245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2621439" calcext:value-type="float">
            <text:p>2621439</text:p>
          </table:table-cell>
          <table:table-cell office:value-type="float" office:value="2380026" calcext:value-type="float">
            <text:p>2380026</text:p>
          </table:table-cell>
          <table:table-cell office:value-type="float" office:value="3135670" calcext:value-type="float">
            <text:p>3135670</text:p>
          </table:table-cell>
          <table:table-cell office:value-type="float" office:value="2712378" calcext:value-type="float">
            <text:p>2712378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4795848" calcext:value-type="float">
            <text:p>4795848</text:p>
          </table:table-cell>
          <table:table-cell office:value-type="float" office:value="3713923" calcext:value-type="float">
            <text:p>3713923</text:p>
          </table:table-cell>
          <table:table-cell office:value-type="float" office:value="3498429" calcext:value-type="float">
            <text:p>3498429</text:p>
          </table:table-cell>
          <table:table-cell office:value-type="float" office:value="4002733" calcext:value-type="float">
            <text:p>4002733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5131631" calcext:value-type="float">
            <text:p>5131631</text:p>
          </table:table-cell>
          <table:table-cell office:value-type="float" office:value="4006242" calcext:value-type="float">
            <text:p>4006242</text:p>
          </table:table-cell>
          <table:table-cell office:value-type="float" office:value="4673490" calcext:value-type="float">
            <text:p>4673490</text:p>
          </table:table-cell>
          <table:table-cell office:value-type="float" office:value="4603788" calcext:value-type="float">
            <text:p>4603788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5182053" calcext:value-type="float">
            <text:p>5182053</text:p>
          </table:table-cell>
          <table:table-cell office:value-type="float" office:value="4724595" calcext:value-type="float">
            <text:p>4724595</text:p>
          </table:table-cell>
          <table:table-cell office:value-type="float" office:value="4997125" calcext:value-type="float">
            <text:p>4997125</text:p>
          </table:table-cell>
          <table:table-cell office:value-type="float" office:value="4967924" calcext:value-type="float">
            <text:p>4967924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5586441" calcext:value-type="float">
            <text:p>5586441</text:p>
          </table:table-cell>
          <table:table-cell office:value-type="float" office:value="5346053" calcext:value-type="float">
            <text:p>5346053</text:p>
          </table:table-cell>
          <table:table-cell office:value-type="float" office:value="5484234" calcext:value-type="float">
            <text:p>5484234</text:p>
          </table:table-cell>
          <table:table-cell office:value-type="float" office:value="5472243" calcext:value-type="float">
            <text:p>5472243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5671380" calcext:value-type="float">
            <text:p>5671380</text:p>
          </table:table-cell>
          <table:table-cell office:value-type="float" office:value="5649314" calcext:value-type="float">
            <text:p>5649314</text:p>
          </table:table-cell>
          <table:table-cell office:value-type="float" office:value="5690495" calcext:value-type="float">
            <text:p>5690495</text:p>
          </table:table-cell>
          <table:table-cell office:value-type="float" office:value="5670396" calcext:value-type="float">
            <text:p>5670396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5833506" calcext:value-type="float">
            <text:p>5833506</text:p>
          </table:table-cell>
          <table:table-cell office:value-type="float" office:value="5756549" calcext:value-type="float">
            <text:p>5756549</text:p>
          </table:table-cell>
          <table:table-cell office:value-type="float" office:value="5805569" calcext:value-type="float">
            <text:p>5805569</text:p>
          </table:table-cell>
          <table:table-cell office:value-type="float" office:value="5798541" calcext:value-type="float">
            <text:p>5798541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5813844" calcext:value-type="float">
            <text:p>5813844</text:p>
          </table:table-cell>
          <table:table-cell office:value-type="float" office:value="5766895" calcext:value-type="float">
            <text:p>5766895</text:p>
          </table:table-cell>
          <table:table-cell office:value-type="float" office:value="5770387" calcext:value-type="float">
            <text:p>5770387</text:p>
          </table:table-cell>
          <table:table-cell office:value-type="float" office:value="5783709" calcext:value-type="float">
            <text:p>5783709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148598" calcext:value-type="float">
            <text:p>148598</text:p>
          </table:table-cell>
          <table:table-cell office:value-type="float" office:value="149691" calcext:value-type="float">
            <text:p>149691</text:p>
          </table:table-cell>
          <table:table-cell office:value-type="float" office:value="148829" calcext:value-type="float">
            <text:p>148829</text:p>
          </table:table-cell>
          <table:table-cell office:value-type="float" office:value="149039" calcext:value-type="float">
            <text:p>149039</text:p>
          </table:table-cell>
        </table:table-row>
        <table:table-row table:style-name="ro2">
          <table:table-cell table:style-name="ce12" office:value-type="string" calcext:value-type="string" table:number-columns-spanned="5" table:number-rows-spanned="1">
            <text:p>RE-LEITURA</text:p>
          </table:table-cell>
          <table:covered-table-cell table:number-columns-repeated="4"/>
        </table:table-row>
        <table:table-row table:style-name="ro2">
          <table:table-cell table:style-name="Default"/>
          <table:table-cell table:style-name="ce7" office:value-type="string" calcext:value-type="string">
            <text:p>Teste 1</text:p>
          </table:table-cell>
          <table:table-cell table:style-name="ce7" office:value-type="string" calcext:value-type="string">
            <text:p>Teste 2</text:p>
          </table:table-cell>
          <table:table-cell table:style-name="ce7" office:value-type="string" calcext:value-type="string">
            <text:p>Teste 3</text:p>
          </table:table-cell>
          <table:table-cell table:style-name="ce7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363612" calcext:value-type="float">
            <text:p>3363612</text:p>
          </table:table-cell>
          <table:table-cell office:value-type="float" office:value="2772930" calcext:value-type="float">
            <text:p>2772930</text:p>
          </table:table-cell>
          <table:table-cell office:value-type="float" office:value="3363612" calcext:value-type="float">
            <text:p>3363612</text:p>
          </table:table-cell>
          <table:table-cell office:value-type="float" office:value="3166718" calcext:value-type="float">
            <text:p>3166718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905056" calcext:value-type="float">
            <text:p>2905056</text:p>
          </table:table-cell>
          <table:table-cell office:value-type="float" office:value="2784517" calcext:value-type="float">
            <text:p>2784517</text:p>
          </table:table-cell>
          <table:table-cell office:value-type="float" office:value="3124872" calcext:value-type="float">
            <text:p>3124872</text:p>
          </table:table-cell>
          <table:table-cell office:value-type="float" office:value="2938148" calcext:value-type="float">
            <text:p>2938148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3043436" calcext:value-type="float">
            <text:p>3043436</text:p>
          </table:table-cell>
          <table:table-cell office:value-type="float" office:value="3123106" calcext:value-type="float">
            <text:p>3123106</text:p>
          </table:table-cell>
          <table:table-cell office:value-type="float" office:value="3043436" calcext:value-type="float">
            <text:p>3043436</text:p>
          </table:table-cell>
          <table:table-cell office:value-type="float" office:value="3069993" calcext:value-type="float">
            <text:p>3069993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029721" calcext:value-type="float">
            <text:p>3029721</text:p>
          </table:table-cell>
          <table:table-cell office:value-type="float" office:value="3122224" calcext:value-type="float">
            <text:p>3122224</text:p>
          </table:table-cell>
          <table:table-cell office:value-type="float" office:value="4068701" calcext:value-type="float">
            <text:p>4068701</text:p>
          </table:table-cell>
          <table:table-cell office:value-type="float" office:value="3406882" calcext:value-type="float">
            <text:p>3406882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2993413" calcext:value-type="float">
            <text:p>2993413</text:p>
          </table:table-cell>
          <table:table-cell office:value-type="float" office:value="2861774" calcext:value-type="float">
            <text:p>2861774</text:p>
          </table:table-cell>
          <table:table-cell office:value-type="float" office:value="2934110" calcext:value-type="float">
            <text:p>2934110</text:p>
          </table:table-cell>
          <table:table-cell office:value-type="float" office:value="2929766" calcext:value-type="float">
            <text:p>2929766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2884652" calcext:value-type="float">
            <text:p>2884652</text:p>
          </table:table-cell>
          <table:table-cell office:value-type="float" office:value="2790928" calcext:value-type="float">
            <text:p>2790928</text:p>
          </table:table-cell>
          <table:table-cell office:value-type="float" office:value="2856830" calcext:value-type="float">
            <text:p>2856830</text:p>
          </table:table-cell>
          <table:table-cell office:value-type="float" office:value="2844137" calcext:value-type="float">
            <text:p>2844137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2727047" calcext:value-type="float">
            <text:p>2727047</text:p>
          </table:table-cell>
          <table:table-cell office:value-type="float" office:value="3882626" calcext:value-type="float">
            <text:p>3882626</text:p>
          </table:table-cell>
          <table:table-cell office:value-type="float" office:value="2730514" calcext:value-type="float">
            <text:p>2730514</text:p>
          </table:table-cell>
          <table:table-cell office:value-type="float" office:value="3113396" calcext:value-type="float">
            <text:p>3113396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5382328" calcext:value-type="float">
            <text:p>5382328</text:p>
          </table:table-cell>
          <table:table-cell office:value-type="float" office:value="2390441" calcext:value-type="float">
            <text:p>2390441</text:p>
          </table:table-cell>
          <table:table-cell office:value-type="float" office:value="2517417" calcext:value-type="float">
            <text:p>2517417</text:p>
          </table:table-cell>
          <table:table-cell office:value-type="float" office:value="3430062" calcext:value-type="float">
            <text:p>3430062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3721041" calcext:value-type="float">
            <text:p>3721041</text:p>
          </table:table-cell>
          <table:table-cell office:value-type="float" office:value="2752213" calcext:value-type="float">
            <text:p>2752213</text:p>
          </table:table-cell>
          <table:table-cell office:value-type="float" office:value="4868954" calcext:value-type="float">
            <text:p>4868954</text:p>
          </table:table-cell>
          <table:table-cell office:value-type="float" office:value="3780736" calcext:value-type="float">
            <text:p>3780736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3418640" calcext:value-type="float">
            <text:p>3418640</text:p>
          </table:table-cell>
          <table:table-cell office:value-type="float" office:value="3286377" calcext:value-type="float">
            <text:p>3286377</text:p>
          </table:table-cell>
          <table:table-cell office:value-type="float" office:value="3061832" calcext:value-type="float">
            <text:p>3061832</text:p>
          </table:table-cell>
          <table:table-cell office:value-type="float" office:value="3255616" calcext:value-type="float">
            <text:p>3255616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5148605" calcext:value-type="float">
            <text:p>5148605</text:p>
          </table:table-cell>
          <table:table-cell office:value-type="float" office:value="3348787" calcext:value-type="float">
            <text:p>3348787</text:p>
          </table:table-cell>
          <table:table-cell office:value-type="float" office:value="3394945" calcext:value-type="float">
            <text:p>3394945</text:p>
          </table:table-cell>
          <table:table-cell office:value-type="float" office:value="3964112" calcext:value-type="float">
            <text:p>3964112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4793623" calcext:value-type="float">
            <text:p>4793623</text:p>
          </table:table-cell>
          <table:table-cell office:value-type="float" office:value="4099357" calcext:value-type="float">
            <text:p>4099357</text:p>
          </table:table-cell>
          <table:table-cell office:value-type="float" office:value="5191380" calcext:value-type="float">
            <text:p>5191380</text:p>
          </table:table-cell>
          <table:table-cell office:value-type="float" office:value="4694787" calcext:value-type="float">
            <text:p>4694787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5756098" calcext:value-type="float">
            <text:p>5756098</text:p>
          </table:table-cell>
          <table:table-cell office:value-type="float" office:value="5050841" calcext:value-type="float">
            <text:p>5050841</text:p>
          </table:table-cell>
          <table:table-cell office:value-type="float" office:value="5670806" calcext:value-type="float">
            <text:p>5670806</text:p>
          </table:table-cell>
          <table:table-cell office:value-type="float" office:value="5492582" calcext:value-type="float">
            <text:p>5492582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5779955" calcext:value-type="float">
            <text:p>5779955</text:p>
          </table:table-cell>
          <table:table-cell office:value-type="float" office:value="5440355" calcext:value-type="float">
            <text:p>5440355</text:p>
          </table:table-cell>
          <table:table-cell office:value-type="float" office:value="5486642" calcext:value-type="float">
            <text:p>5486642</text:p>
          </table:table-cell>
          <table:table-cell office:value-type="float" office:value="5568984" calcext:value-type="float">
            <text:p>5568984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5930724" calcext:value-type="float">
            <text:p>5930724</text:p>
          </table:table-cell>
          <table:table-cell office:value-type="float" office:value="5738010" calcext:value-type="float">
            <text:p>5738010</text:p>
          </table:table-cell>
          <table:table-cell office:value-type="float" office:value="5968982" calcext:value-type="float">
            <text:p>5968982</text:p>
          </table:table-cell>
          <table:table-cell office:value-type="float" office:value="5879239" calcext:value-type="float">
            <text:p>5879239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6029694" calcext:value-type="float">
            <text:p>6029694</text:p>
          </table:table-cell>
          <table:table-cell office:value-type="float" office:value="5933360" calcext:value-type="float">
            <text:p>5933360</text:p>
          </table:table-cell>
          <table:table-cell office:value-type="float" office:value="5927139" calcext:value-type="float">
            <text:p>5927139</text:p>
          </table:table-cell>
          <table:table-cell office:value-type="float" office:value="5963398" calcext:value-type="float">
            <text:p>5963398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5987910" calcext:value-type="float">
            <text:p>5987910</text:p>
          </table:table-cell>
          <table:table-cell office:value-type="float" office:value="5922836" calcext:value-type="float">
            <text:p>5922836</text:p>
          </table:table-cell>
          <table:table-cell office:value-type="float" office:value="5983102" calcext:value-type="float">
            <text:p>5983102</text:p>
          </table:table-cell>
          <table:table-cell office:value-type="float" office:value="5964616" calcext:value-type="float">
            <text:p>5964616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149300" calcext:value-type="float">
            <text:p>149300</text:p>
          </table:table-cell>
          <table:table-cell office:value-type="float" office:value="150071" calcext:value-type="float">
            <text:p>150071</text:p>
          </table:table-cell>
          <table:table-cell office:value-type="float" office:value="150453" calcext:value-type="float">
            <text:p>150453</text:p>
          </table:table-cell>
          <table:table-cell office:value-type="float" office:value="149941" calcext:value-type="float">
            <text:p>149941</text:p>
          </table:table-cell>
        </table:table-row>
        <table:table-row table:style-name="ro2">
          <table:table-cell table:style-name="ce12" office:value-type="string" calcext:value-type="string" table:number-columns-spanned="5" table:number-rows-spanned="1">
            <text:p>LEITURA ALEATÓRIA</text:p>
          </table:table-cell>
          <table:covered-table-cell table:number-columns-repeated="4"/>
        </table:table-row>
        <table:table-row table:style-name="ro2">
          <table:table-cell table:style-name="Default"/>
          <table:table-cell table:style-name="ce7" office:value-type="string" calcext:value-type="string">
            <text:p>Teste 1</text:p>
          </table:table-cell>
          <table:table-cell table:style-name="ce7" office:value-type="string" calcext:value-type="string">
            <text:p>Teste 2</text:p>
          </table:table-cell>
          <table:table-cell table:style-name="ce7" office:value-type="string" calcext:value-type="string">
            <text:p>Teste 3</text:p>
          </table:table-cell>
          <table:table-cell table:style-name="ce7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203069" calcext:value-type="float">
            <text:p>3203069</text:p>
          </table:table-cell>
          <table:table-cell office:value-type="float" office:value="2662899" calcext:value-type="float">
            <text:p>2662899</text:p>
          </table:table-cell>
          <table:table-cell office:value-type="float" office:value="3541098" calcext:value-type="float">
            <text:p>3541098</text:p>
          </table:table-cell>
          <table:table-cell office:value-type="float" office:value="3135689" calcext:value-type="float">
            <text:p>3135689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468030" calcext:value-type="float">
            <text:p>3468030</text:p>
          </table:table-cell>
          <table:table-cell office:value-type="float" office:value="3560017" calcext:value-type="float">
            <text:p>3560017</text:p>
          </table:table-cell>
          <table:table-cell office:value-type="float" office:value="3380677" calcext:value-type="float">
            <text:p>3380677</text:p>
          </table:table-cell>
          <table:table-cell office:value-type="float" office:value="3469575" calcext:value-type="float">
            <text:p>3469575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2" office:value-type="float" office:value="3557725" calcext:value-type="float">
            <text:p>3557725</text:p>
          </table:table-cell>
          <table:table-cell office:value-type="float" office:value="3465855" calcext:value-type="float">
            <text:p>3465855</text:p>
          </table:table-cell>
          <table:table-cell office:value-type="float" office:value="3527102" calcext:value-type="float">
            <text:p>3527102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580298" calcext:value-type="float">
            <text:p>3580298</text:p>
          </table:table-cell>
          <table:table-cell office:value-type="float" office:value="3610395" calcext:value-type="float">
            <text:p>3610395</text:p>
          </table:table-cell>
          <table:table-cell office:value-type="float" office:value="10641343" calcext:value-type="float">
            <text:p>10641343</text:p>
          </table:table-cell>
          <table:table-cell office:value-type="float" office:value="5944012" calcext:value-type="float">
            <text:p>5944012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529706" calcext:value-type="float">
            <text:p>3529706</text:p>
          </table:table-cell>
          <table:table-cell office:value-type="float" office:value="3447541" calcext:value-type="float">
            <text:p>3447541</text:p>
          </table:table-cell>
          <table:table-cell office:value-type="float" office:value="3379719" calcext:value-type="float">
            <text:p>3379719</text:p>
          </table:table-cell>
          <table:table-cell office:value-type="float" office:value="3452322" calcext:value-type="float">
            <text:p>3452322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2875960" calcext:value-type="float">
            <text:p>2875960</text:p>
          </table:table-cell>
          <table:table-cell office:value-type="float" office:value="2860636" calcext:value-type="float">
            <text:p>2860636</text:p>
          </table:table-cell>
          <table:table-cell office:value-type="float" office:value="2864451" calcext:value-type="float">
            <text:p>2864451</text:p>
          </table:table-cell>
          <table:table-cell office:value-type="float" office:value="2867016" calcext:value-type="float">
            <text:p>2867016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2531363" calcext:value-type="float">
            <text:p>2531363</text:p>
          </table:table-cell>
          <table:table-cell office:value-type="float" office:value="3676563" calcext:value-type="float">
            <text:p>3676563</text:p>
          </table:table-cell>
          <table:table-cell office:value-type="float" office:value="2418063" calcext:value-type="float">
            <text:p>2418063</text:p>
          </table:table-cell>
          <table:table-cell office:value-type="float" office:value="2875330" calcext:value-type="float">
            <text:p>2875330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5580773" calcext:value-type="float">
            <text:p>5580773</text:p>
          </table:table-cell>
          <table:table-cell office:value-type="float" office:value="2325248" calcext:value-type="float">
            <text:p>2325248</text:p>
          </table:table-cell>
          <table:table-cell office:value-type="float" office:value="2463804" calcext:value-type="float">
            <text:p>2463804</text:p>
          </table:table-cell>
          <table:table-cell office:value-type="float" office:value="3456608" calcext:value-type="float">
            <text:p>3456608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4184902" calcext:value-type="float">
            <text:p>4184902</text:p>
          </table:table-cell>
          <table:table-cell office:value-type="float" office:value="3082585" calcext:value-type="float">
            <text:p>3082585</text:p>
          </table:table-cell>
          <table:table-cell office:value-type="float" office:value="2942538" calcext:value-type="float">
            <text:p>2942538</text:p>
          </table:table-cell>
          <table:table-cell office:value-type="float" office:value="3403342" calcext:value-type="float">
            <text:p>3403342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3759496" calcext:value-type="float">
            <text:p>3759496</text:p>
          </table:table-cell>
          <table:table-cell office:value-type="float" office:value="3315552" calcext:value-type="float">
            <text:p>3315552</text:p>
          </table:table-cell>
          <table:table-cell office:value-type="float" office:value="3977649" calcext:value-type="float">
            <text:p>3977649</text:p>
          </table:table-cell>
          <table:table-cell office:value-type="float" office:value="3684232" calcext:value-type="float">
            <text:p>3684232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5422531" calcext:value-type="float">
            <text:p>5422531</text:p>
          </table:table-cell>
          <table:table-cell office:value-type="float" office:value="4935254" calcext:value-type="float">
            <text:p>4935254</text:p>
          </table:table-cell>
          <table:table-cell office:value-type="float" office:value="5411216" calcext:value-type="float">
            <text:p>5411216</text:p>
          </table:table-cell>
          <table:table-cell office:value-type="float" office:value="5256334" calcext:value-type="float">
            <text:p>5256334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5567778" calcext:value-type="float">
            <text:p>5567778</text:p>
          </table:table-cell>
          <table:table-cell office:value-type="float" office:value="5115587" calcext:value-type="float">
            <text:p>5115587</text:p>
          </table:table-cell>
          <table:table-cell office:value-type="float" office:value="5512784" calcext:value-type="float">
            <text:p>5512784</text:p>
          </table:table-cell>
          <table:table-cell office:value-type="float" office:value="5398716" calcext:value-type="float">
            <text:p>5398716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5609157" calcext:value-type="float">
            <text:p>5609157</text:p>
          </table:table-cell>
          <table:table-cell office:value-type="float" office:value="5310526" calcext:value-type="float">
            <text:p>5310526</text:p>
          </table:table-cell>
          <table:table-cell office:value-type="float" office:value="5570198" calcext:value-type="float">
            <text:p>5570198</text:p>
          </table:table-cell>
          <table:table-cell office:value-type="float" office:value="5496627" calcext:value-type="float">
            <text:p>5496627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5622578" calcext:value-type="float">
            <text:p>5622578</text:p>
          </table:table-cell>
          <table:table-cell office:value-type="float" office:value="5436750" calcext:value-type="float">
            <text:p>5436750</text:p>
          </table:table-cell>
          <table:table-cell office:value-type="float" office:value="5563741" calcext:value-type="float">
            <text:p>5563741</text:p>
          </table:table-cell>
          <table:table-cell office:value-type="float" office:value="5541023" calcext:value-type="float">
            <text:p>5541023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5255573" calcext:value-type="float">
            <text:p>5255573</text:p>
          </table:table-cell>
          <table:table-cell office:value-type="float" office:value="5518384" calcext:value-type="float">
            <text:p>5518384</text:p>
          </table:table-cell>
          <table:table-cell office:value-type="float" office:value="5597388" calcext:value-type="float">
            <text:p>5597388</text:p>
          </table:table-cell>
          <table:table-cell office:value-type="float" office:value="5457115" calcext:value-type="float">
            <text:p>5457115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5529265" calcext:value-type="float">
            <text:p>5529265</text:p>
          </table:table-cell>
          <table:table-cell office:value-type="float" office:value="5536274" calcext:value-type="float">
            <text:p>5536274</text:p>
          </table:table-cell>
          <table:table-cell office:value-type="float" office:value="5590987" calcext:value-type="float">
            <text:p>5590987</text:p>
          </table:table-cell>
          <table:table-cell office:value-type="float" office:value="5552175" calcext:value-type="float">
            <text:p>5552175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5548799" calcext:value-type="float">
            <text:p>5548799</text:p>
          </table:table-cell>
          <table:table-cell office:value-type="float" office:value="5502047" calcext:value-type="float">
            <text:p>5502047</text:p>
          </table:table-cell>
          <table:table-cell office:value-type="float" office:value="5489948" calcext:value-type="float">
            <text:p>5489948</text:p>
          </table:table-cell>
          <table:table-cell office:value-type="float" office:value="5513598" calcext:value-type="float">
            <text:p>5513598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2" office:value-type="string" calcext:value-type="string" table:number-columns-spanned="5" table:number-rows-spanned="1">
            <text:p>ESCRITA ALEATÓRIA</text:p>
          </table:table-cell>
          <table:covered-table-cell table:number-columns-repeated="4"/>
        </table:table-row>
        <table:table-row table:style-name="ro2">
          <table:table-cell table:style-name="Default"/>
          <table:table-cell table:style-name="ce7" office:value-type="string" calcext:value-type="string">
            <text:p>Teste 1</text:p>
          </table:table-cell>
          <table:table-cell table:style-name="ce7" office:value-type="string" calcext:value-type="string">
            <text:p>Teste 2</text:p>
          </table:table-cell>
          <table:table-cell table:style-name="ce7" office:value-type="string" calcext:value-type="string">
            <text:p>Teste 3</text:p>
          </table:table-cell>
          <table:table-cell table:style-name="ce7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4" office:value-type="float" office:value="1392258" calcext:value-type="float">
            <text:p>1392258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2" office:value-type="float" office:value="1504659" calcext:value-type="float">
            <text:p>1504659</text:p>
          </table:table-cell>
          <table:table-cell office:value-type="float" office:value="1492113" calcext:value-type="float">
            <text:p>1492113</text:p>
          </table:table-cell>
          <table:table-cell office:value-type="float" office:value="1500477" calcext:value-type="float">
            <text:p>1500477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579483" calcext:value-type="float">
            <text:p>1579483</text:p>
          </table:table-cell>
          <table:table-cell office:value-type="float" office:value="1588832" calcext:value-type="float">
            <text:p>1588832</text:p>
          </table:table-cell>
          <table:table-cell office:value-type="float" office:value="1570244" calcext:value-type="float">
            <text:p>1570244</text:p>
          </table:table-cell>
          <table:table-cell office:value-type="float" office:value="1579520" calcext:value-type="float">
            <text:p>1579520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00443" calcext:value-type="float">
            <text:p>1600443</text:p>
          </table:table-cell>
          <table:table-cell office:value-type="float" office:value="1619757" calcext:value-type="float">
            <text:p>1619757</text:p>
          </table:table-cell>
          <table:table-cell office:value-type="float" office:value="4742616" calcext:value-type="float">
            <text:p>4742616</text:p>
          </table:table-cell>
          <table:table-cell office:value-type="float" office:value="2654272" calcext:value-type="float">
            <text:p>2654272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05111" calcext:value-type="float">
            <text:p>1605111</text:p>
          </table:table-cell>
          <table:table-cell office:value-type="float" office:value="1594978" calcext:value-type="float">
            <text:p>1594978</text:p>
          </table:table-cell>
          <table:table-cell office:value-type="float" office:value="1577984" calcext:value-type="float">
            <text:p>1577984</text:p>
          </table:table-cell>
          <table:table-cell office:value-type="float" office:value="1592691" calcext:value-type="float">
            <text:p>1592691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431225" calcext:value-type="float">
            <text:p>1431225</text:p>
          </table:table-cell>
          <table:table-cell office:value-type="float" office:value="1411470" calcext:value-type="float">
            <text:p>1411470</text:p>
          </table:table-cell>
          <table:table-cell office:value-type="float" office:value="1289623" calcext:value-type="float">
            <text:p>1289623</text:p>
          </table:table-cell>
          <table:table-cell office:value-type="float" office:value="1377439" calcext:value-type="float">
            <text:p>1377439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1346405" calcext:value-type="float">
            <text:p>1346405</text:p>
          </table:table-cell>
          <table:table-cell office:value-type="float" office:value="1456685" calcext:value-type="float">
            <text:p>1456685</text:p>
          </table:table-cell>
          <table:table-cell office:value-type="float" office:value="1333757" calcext:value-type="float">
            <text:p>1333757</text:p>
          </table:table-cell>
          <table:table-cell office:value-type="float" office:value="1378949" calcext:value-type="float">
            <text:p>1378949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1495995" calcext:value-type="float">
            <text:p>1495995</text:p>
          </table:table-cell>
          <table:table-cell office:value-type="float" office:value="1288483" calcext:value-type="float">
            <text:p>1288483</text:p>
          </table:table-cell>
          <table:table-cell office:value-type="float" office:value="1310299" calcext:value-type="float">
            <text:p>1310299</text:p>
          </table:table-cell>
          <table:table-cell office:value-type="float" office:value="1364926" calcext:value-type="float">
            <text:p>1364926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3187536" calcext:value-type="float">
            <text:p>3187536</text:p>
          </table:table-cell>
          <table:table-cell office:value-type="float" office:value="2826821" calcext:value-type="float">
            <text:p>2826821</text:p>
          </table:table-cell>
          <table:table-cell office:value-type="float" office:value="3037351" calcext:value-type="float">
            <text:p>3037351</text:p>
          </table:table-cell>
          <table:table-cell office:value-type="float" office:value="3017236" calcext:value-type="float">
            <text:p>3017236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2996937" calcext:value-type="float">
            <text:p>2996937</text:p>
          </table:table-cell>
          <table:table-cell office:value-type="float" office:value="2726108" calcext:value-type="float">
            <text:p>2726108</text:p>
          </table:table-cell>
          <table:table-cell office:value-type="float" office:value="2898039" calcext:value-type="float">
            <text:p>2898039</text:p>
          </table:table-cell>
          <table:table-cell office:value-type="float" office:value="2873695" calcext:value-type="float">
            <text:p>2873695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2921535" calcext:value-type="float">
            <text:p>2921535</text:p>
          </table:table-cell>
          <table:table-cell office:value-type="float" office:value="2713481" calcext:value-type="float">
            <text:p>2713481</text:p>
          </table:table-cell>
          <table:table-cell office:value-type="float" office:value="2874756" calcext:value-type="float">
            <text:p>2874756</text:p>
          </table:table-cell>
          <table:table-cell office:value-type="float" office:value="2836591" calcext:value-type="float">
            <text:p>2836591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2880250" calcext:value-type="float">
            <text:p>2880250</text:p>
          </table:table-cell>
          <table:table-cell office:value-type="float" office:value="2719721" calcext:value-type="float">
            <text:p>2719721</text:p>
          </table:table-cell>
          <table:table-cell office:value-type="float" office:value="2848759" calcext:value-type="float">
            <text:p>2848759</text:p>
          </table:table-cell>
          <table:table-cell office:value-type="float" office:value="2816243" calcext:value-type="float">
            <text:p>2816243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2885555" calcext:value-type="float">
            <text:p>2885555</text:p>
          </table:table-cell>
          <table:table-cell office:value-type="float" office:value="2752227" calcext:value-type="float">
            <text:p>2752227</text:p>
          </table:table-cell>
          <table:table-cell office:value-type="float" office:value="2854141" calcext:value-type="float">
            <text:p>2854141</text:p>
          </table:table-cell>
          <table:table-cell office:value-type="float" office:value="2830641" calcext:value-type="float">
            <text:p>2830641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2849639" calcext:value-type="float">
            <text:p>2849639</text:p>
          </table:table-cell>
          <table:table-cell office:value-type="float" office:value="2783081" calcext:value-type="float">
            <text:p>2783081</text:p>
          </table:table-cell>
          <table:table-cell office:value-type="float" office:value="2814790" calcext:value-type="float">
            <text:p>2814790</text:p>
          </table:table-cell>
          <table:table-cell office:value-type="float" office:value="2815837" calcext:value-type="float">
            <text:p>2815837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2516284" calcext:value-type="float">
            <text:p>2516284</text:p>
          </table:table-cell>
          <table:table-cell office:value-type="float" office:value="220127" calcext:value-type="float">
            <text:p>220127</text:p>
          </table:table-cell>
          <table:table-cell office:value-type="float" office:value="258858" calcext:value-type="float">
            <text:p>258858</text:p>
          </table:table-cell>
          <table:table-cell office:value-type="float" office:value="998423" calcext:value-type="float">
            <text:p>998423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211865" calcext:value-type="float">
            <text:p>211865</text:p>
          </table:table-cell>
          <table:table-cell office:value-type="float" office:value="179397" calcext:value-type="float">
            <text:p>179397</text:p>
          </table:table-cell>
          <table:table-cell office:value-type="float" office:value="184606" calcext:value-type="float">
            <text:p>184606</text:p>
          </table:table-cell>
          <table:table-cell office:value-type="float" office:value="191956" calcext:value-type="float">
            <text:p>191956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186909" calcext:value-type="float">
            <text:p>186909</text:p>
          </table:table-cell>
          <table:table-cell office:value-type="float" office:value="186212" calcext:value-type="float">
            <text:p>186212</text:p>
          </table:table-cell>
          <table:table-cell office:value-type="float" office:value="185668" calcext:value-type="float">
            <text:p>185668</text:p>
          </table:table-cell>
          <table:table-cell office:value-type="float" office:value="186263" calcext:value-type="float">
            <text:p>186263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NTFS-HDD" table:style-name="ta1">
        <table:shapes>
          <draw:frame draw:z-index="0" draw:style-name="gr1" draw:text-style-name="P1" svg:width="15.997cm" svg:height="8.315cm" svg:x="11.399cm" svg:y="2.232cm">
            <draw:object draw:notify-on-update-of-ranges="'NTFS-HDD'.A5:'NTFS-HDD'.A5 'NTFS-HDD'.A6:'NTFS-HDD'.A23 'NTFS-HDD'.B5:'NTFS-HDD'.B5 'NTFS-HDD'.B6:'NTFS-HDD'.B23 'NTFS-HDD'.C5:'NTFS-HDD'.C5 'NTFS-HDD'.C6:'NTFS-HDD'.C23 'NTFS-HDD'.D5:'NTFS-HDD'.D5 'NTFS-HDD'.D6:'NTFS-HDD'.D23 'NTFS-HDD'.E5:'NTFS-HDD'.E5 'NTFS-HDD'.E6:'NTFS-HDD'.E23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draw:text-style-name="P1" svg:width="15.997cm" svg:height="8.315cm" svg:x="11.399cm" svg:y="20.296cm">
            <draw:object draw:notify-on-update-of-ranges="'NTFS-HDD'.A45:'NTFS-HDD'.A45 'NTFS-HDD'.A46:'NTFS-HDD'.A63 'NTFS-HDD'.B45:'NTFS-HDD'.B45 'NTFS-HDD'.B46:'NTFS-HDD'.B63 'NTFS-HDD'.C45:'NTFS-HDD'.C45 'NTFS-HDD'.C46:'NTFS-HDD'.C63 'NTFS-HDD'.D45:'NTFS-HDD'.D45 'NTFS-HDD'.D46:'NTFS-HDD'.D63 'NTFS-HDD'.E45:'NTFS-HDD'.E45 'NTFS-HDD'.E46:'NTFS-HDD'.E63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15.997cm" svg:height="8.368cm" svg:x="11.399cm" svg:y="47.393cm">
            <draw:object draw:notify-on-update-of-ranges="'NTFS-HDD'.A105:'NTFS-HDD'.A105 'NTFS-HDD'.A106:'NTFS-HDD'.A123 'NTFS-HDD'.B105:'NTFS-HDD'.B105 'NTFS-HDD'.B106:'NTFS-HDD'.B123 'NTFS-HDD'.C105:'NTFS-HDD'.C105 'NTFS-HDD'.C106:'NTFS-HDD'.C123 'NTFS-HDD'.D105:'NTFS-HDD'.D105 'NTFS-HDD'.D106:'NTFS-HDD'.D123 'NTFS-HDD'.E105:'NTFS-HDD'.E105 'NTFS-HDD'.E106:'NTFS-HDD'.E123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15.997cm" svg:height="8.368cm" svg:x="11.399cm" svg:y="38.361cm">
            <draw:object draw:notify-on-update-of-ranges="'NTFS-HDD'.A85:'NTFS-HDD'.A85 'NTFS-HDD'.A86:'NTFS-HDD'.A103 'NTFS-HDD'.B85:'NTFS-HDD'.B85 'NTFS-HDD'.B86:'NTFS-HDD'.B103 'NTFS-HDD'.C85:'NTFS-HDD'.C85 'NTFS-HDD'.C86:'NTFS-HDD'.C103 'NTFS-HDD'.D85:'NTFS-HDD'.D85 'NTFS-HDD'.D86:'NTFS-HDD'.D103 'NTFS-HDD'.E85:'NTFS-HDD'.E85 'NTFS-HDD'.E86:'NTFS-HDD'.E103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4" draw:style-name="gr1" draw:text-style-name="P1" svg:width="15.997cm" svg:height="8.368cm" svg:x="11.399cm" svg:y="29.329cm">
            <draw:object draw:notify-on-update-of-ranges="'NTFS-HDD'.A65:'NTFS-HDD'.A65 'NTFS-HDD'.A66:'NTFS-HDD'.A83 'NTFS-HDD'.B65:'NTFS-HDD'.B65 'NTFS-HDD'.B66:'NTFS-HDD'.B83 'NTFS-HDD'.C65:'NTFS-HDD'.C65 'NTFS-HDD'.C66:'NTFS-HDD'.C83 'NTFS-HDD'.D65:'NTFS-HDD'.D65 'NTFS-HDD'.D66:'NTFS-HDD'.D83 'NTFS-HDD'.E65:'NTFS-HDD'.E65 'NTFS-HDD'.E66:'NTFS-HDD'.E8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5" draw:style-name="gr1" draw:text-style-name="P1" svg:width="15.997cm" svg:height="8.315cm" svg:x="11.399cm" svg:y="11.264cm">
            <draw:object draw:notify-on-update-of-ranges="'NTFS-HDD'.A25:'NTFS-HDD'.A25 'NTFS-HDD'.A26:'NTFS-HDD'.A43 'NTFS-HDD'.B25:'NTFS-HDD'.B25 'NTFS-HDD'.B26:'NTFS-HDD'.B43 'NTFS-HDD'.C25:'NTFS-HDD'.C25 'NTFS-HDD'.C26:'NTFS-HDD'.C43 'NTFS-HDD'.D25:'NTFS-HDD'.D25 'NTFS-HDD'.D26:'NTFS-HDD'.D43 'NTFS-HDD'.E25:'NTFS-HDD'.E25 'NTFS-HDD'.E26:'NTFS-HDD'.E43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number-columns-repeated="5" table:default-cell-style-name="ce8"/>
        <table:table-row table:style-name="ro1">
          <table:table-cell table:style-name="ce1" office:value-type="string" calcext:value-type="string" table:number-columns-spanned="5" table:number-rows-spanned="1">
            <text:p>NTFS HDD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 table:number-columns-spanned="5" table:number-rows-spanned="1">
            <text:p>BLOCOS 64KB</text:p>
          </table:table-cell>
          <table:covered-table-cell table:number-columns-repeated="4" table:style-name="Default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2" office:value-type="string" calcext:value-type="string" table:number-columns-spanned="5" table:number-rows-spanned="1">
            <text:p>ESCRITA</text:p>
          </table:table-cell>
          <table:covered-table-cell table:number-columns-repeated="4" table:style-name="Default"/>
        </table:table-row>
        <table:table-row table:style-name="ro2">
          <table:table-cell table:style-name="Default"/>
          <table:table-cell table:style-name="ce7" office:value-type="string" calcext:value-type="string">
            <text:p>Teste 1</text:p>
          </table:table-cell>
          <table:table-cell table:style-name="ce7" office:value-type="string" calcext:value-type="string">
            <text:p>Teste 2</text:p>
          </table:table-cell>
          <table:table-cell table:style-name="ce7" office:value-type="string" calcext:value-type="string">
            <text:p>Teste 3</text:p>
          </table:table-cell>
          <table:table-cell table:style-name="ce7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595" calcext:value-type="float">
            <text:p>9595</text:p>
          </table:table-cell>
          <table:table-cell office:value-type="float" office:value="37314" calcext:value-type="float">
            <text:p>37314</text:p>
          </table:table-cell>
          <table:table-cell office:value-type="float" office:value="39338" calcext:value-type="float">
            <text:p>39338</text:p>
          </table:table-cell>
          <table:table-cell office:value-type="float" office:value="28749" calcext:value-type="float">
            <text:p>28749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6749" calcext:value-type="float">
            <text:p>36749</text:p>
          </table:table-cell>
          <table:table-cell office:value-type="float" office:value="41159" calcext:value-type="float">
            <text:p>41159</text:p>
          </table:table-cell>
          <table:table-cell office:value-type="float" office:value="37580" calcext:value-type="float">
            <text:p>37580</text:p>
          </table:table-cell>
          <table:table-cell office:value-type="float" office:value="38496" calcext:value-type="float">
            <text:p>38496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41571" calcext:value-type="float">
            <text:p>41571</text:p>
          </table:table-cell>
          <table:table-cell office:value-type="float" office:value="40456" calcext:value-type="float">
            <text:p>40456</text:p>
          </table:table-cell>
          <table:table-cell office:value-type="float" office:value="41356" calcext:value-type="float">
            <text:p>41356</text:p>
          </table:table-cell>
          <table:table-cell office:value-type="float" office:value="41128" calcext:value-type="float">
            <text:p>41128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51317" calcext:value-type="float">
            <text:p>51317</text:p>
          </table:table-cell>
          <table:table-cell office:value-type="float" office:value="44001" calcext:value-type="float">
            <text:p>44001</text:p>
          </table:table-cell>
          <table:table-cell office:value-type="float" office:value="58240" calcext:value-type="float">
            <text:p>58240</text:p>
          </table:table-cell>
          <table:table-cell office:value-type="float" office:value="51186" calcext:value-type="float">
            <text:p>51186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52499" calcext:value-type="float">
            <text:p>52499</text:p>
          </table:table-cell>
          <table:table-cell office:value-type="float" office:value="70918" calcext:value-type="float">
            <text:p>70918</text:p>
          </table:table-cell>
          <table:table-cell office:value-type="float" office:value="53728" calcext:value-type="float">
            <text:p>53728</text:p>
          </table:table-cell>
          <table:table-cell office:value-type="float" office:value="59048" calcext:value-type="float">
            <text:p>59048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60608" calcext:value-type="float">
            <text:p>60608</text:p>
          </table:table-cell>
          <table:table-cell office:value-type="float" office:value="74933" calcext:value-type="float">
            <text:p>74933</text:p>
          </table:table-cell>
          <table:table-cell office:value-type="float" office:value="64184" calcext:value-type="float">
            <text:p>64184</text:p>
          </table:table-cell>
          <table:table-cell office:value-type="float" office:value="66575" calcext:value-type="float">
            <text:p>66575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67947" calcext:value-type="float">
            <text:p>67947</text:p>
          </table:table-cell>
          <table:table-cell office:value-type="float" office:value="63160" calcext:value-type="float">
            <text:p>63160</text:p>
          </table:table-cell>
          <table:table-cell office:value-type="float" office:value="61547" calcext:value-type="float">
            <text:p>61547</text:p>
          </table:table-cell>
          <table:table-cell office:value-type="float" office:value="64218" calcext:value-type="float">
            <text:p>64218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77405" calcext:value-type="float">
            <text:p>77405</text:p>
          </table:table-cell>
          <table:table-cell office:value-type="float" office:value="76370" calcext:value-type="float">
            <text:p>76370</text:p>
          </table:table-cell>
          <table:table-cell office:value-type="float" office:value="70349" calcext:value-type="float">
            <text:p>70349</text:p>
          </table:table-cell>
          <table:table-cell office:value-type="float" office:value="74708" calcext:value-type="float">
            <text:p>74708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71336" calcext:value-type="float">
            <text:p>71336</text:p>
          </table:table-cell>
          <table:table-cell office:value-type="float" office:value="73277" calcext:value-type="float">
            <text:p>73277</text:p>
          </table:table-cell>
          <table:table-cell office:value-type="float" office:value="71046" calcext:value-type="float">
            <text:p>71046</text:p>
          </table:table-cell>
          <table:table-cell office:value-type="float" office:value="71886" calcext:value-type="float">
            <text:p>71886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86242" calcext:value-type="float">
            <text:p>86242</text:p>
          </table:table-cell>
          <table:table-cell office:value-type="float" office:value="72450" calcext:value-type="float">
            <text:p>72450</text:p>
          </table:table-cell>
          <table:table-cell office:value-type="float" office:value="73037" calcext:value-type="float">
            <text:p>73037</text:p>
          </table:table-cell>
          <table:table-cell office:value-type="float" office:value="77243" calcext:value-type="float">
            <text:p>77243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75758" calcext:value-type="float">
            <text:p>75758</text:p>
          </table:table-cell>
          <table:table-cell office:value-type="float" office:value="71120" calcext:value-type="float">
            <text:p>71120</text:p>
          </table:table-cell>
          <table:table-cell office:value-type="float" office:value="79931" calcext:value-type="float">
            <text:p>79931</text:p>
          </table:table-cell>
          <table:table-cell office:value-type="float" office:value="75603" calcext:value-type="float">
            <text:p>75603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79626" calcext:value-type="float">
            <text:p>79626</text:p>
          </table:table-cell>
          <table:table-cell office:value-type="float" office:value="73286" calcext:value-type="float">
            <text:p>73286</text:p>
          </table:table-cell>
          <table:table-cell office:value-type="float" office:value="75058" calcext:value-type="float">
            <text:p>75058</text:p>
          </table:table-cell>
          <table:table-cell office:value-type="float" office:value="75990" calcext:value-type="float">
            <text:p>75990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74624" calcext:value-type="float">
            <text:p>74624</text:p>
          </table:table-cell>
          <table:table-cell office:value-type="float" office:value="73796" calcext:value-type="float">
            <text:p>73796</text:p>
          </table:table-cell>
          <table:table-cell office:value-type="float" office:value="75799" calcext:value-type="float">
            <text:p>75799</text:p>
          </table:table-cell>
          <table:table-cell office:value-type="float" office:value="74740" calcext:value-type="float">
            <text:p>74740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77656" calcext:value-type="float">
            <text:p>77656</text:p>
          </table:table-cell>
          <table:table-cell office:value-type="float" office:value="80000" calcext:value-type="float">
            <text:p>80000</text:p>
          </table:table-cell>
          <table:table-cell office:value-type="float" office:value="81258" calcext:value-type="float">
            <text:p>81258</text:p>
          </table:table-cell>
          <table:table-cell office:value-type="float" office:value="79638" calcext:value-type="float">
            <text:p>79638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77864" calcext:value-type="float">
            <text:p>77864</text:p>
          </table:table-cell>
          <table:table-cell office:value-type="float" office:value="74418" calcext:value-type="float">
            <text:p>74418</text:p>
          </table:table-cell>
          <table:table-cell office:value-type="float" office:value="65493" calcext:value-type="float">
            <text:p>65493</text:p>
          </table:table-cell>
          <table:table-cell office:value-type="float" office:value="72592" calcext:value-type="float">
            <text:p>72592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76539" calcext:value-type="float">
            <text:p>76539</text:p>
          </table:table-cell>
          <table:table-cell office:value-type="float" office:value="76713" calcext:value-type="float">
            <text:p>76713</text:p>
          </table:table-cell>
          <table:table-cell office:value-type="float" office:value="74834" calcext:value-type="float">
            <text:p>74834</text:p>
          </table:table-cell>
          <table:table-cell office:value-type="float" office:value="76029" calcext:value-type="float">
            <text:p>76029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74517" calcext:value-type="float">
            <text:p>74517</text:p>
          </table:table-cell>
          <table:table-cell office:value-type="float" office:value="72668" calcext:value-type="float">
            <text:p>72668</text:p>
          </table:table-cell>
          <table:table-cell office:value-type="float" office:value="74556" calcext:value-type="float">
            <text:p>74556</text:p>
          </table:table-cell>
          <table:table-cell office:value-type="float" office:value="73914" calcext:value-type="float">
            <text:p>73914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74504" calcext:value-type="float">
            <text:p>74504</text:p>
          </table:table-cell>
          <table:table-cell office:value-type="float" office:value="72666" calcext:value-type="float">
            <text:p>72666</text:p>
          </table:table-cell>
          <table:table-cell office:value-type="float" office:value="73798" calcext:value-type="float">
            <text:p>73798</text:p>
          </table:table-cell>
          <table:table-cell office:value-type="float" office:value="73656" calcext:value-type="float">
            <text:p>73656</text:p>
          </table:table-cell>
        </table:table-row>
        <table:table-row table:style-name="ro2">
          <table:table-cell table:style-name="ce12" office:value-type="string" calcext:value-type="string" table:number-columns-spanned="5" table:number-rows-spanned="1">
            <text:p>RE-ESCRITA</text:p>
          </table:table-cell>
          <table:covered-table-cell table:number-columns-repeated="4"/>
        </table:table-row>
        <table:table-row table:style-name="ro2">
          <table:table-cell table:style-name="Default"/>
          <table:table-cell table:style-name="ce7" office:value-type="string" calcext:value-type="string">
            <text:p>Teste 1</text:p>
          </table:table-cell>
          <table:table-cell table:style-name="ce7" office:value-type="string" calcext:value-type="string">
            <text:p>Teste 2</text:p>
          </table:table-cell>
          <table:table-cell table:style-name="ce7" office:value-type="string" calcext:value-type="string">
            <text:p>Teste 3</text:p>
          </table:table-cell>
          <table:table-cell table:style-name="ce7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5996" calcext:value-type="float">
            <text:p>55996</text:p>
          </table:table-cell>
          <table:table-cell office:value-type="float" office:value="49620" calcext:value-type="float">
            <text:p>49620</text:p>
          </table:table-cell>
          <table:table-cell office:value-type="float" office:value="55613" calcext:value-type="float">
            <text:p>55613</text:p>
          </table:table-cell>
          <table:table-cell office:value-type="float" office:value="53743" calcext:value-type="float">
            <text:p>5374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56891" calcext:value-type="float">
            <text:p>56891</text:p>
          </table:table-cell>
          <table:table-cell office:value-type="float" office:value="55053" calcext:value-type="float">
            <text:p>55053</text:p>
          </table:table-cell>
          <table:table-cell office:value-type="float" office:value="52159" calcext:value-type="float">
            <text:p>52159</text:p>
          </table:table-cell>
          <table:table-cell office:value-type="float" office:value="54701" calcext:value-type="float">
            <text:p>54701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58582" calcext:value-type="float">
            <text:p>58582</text:p>
          </table:table-cell>
          <table:table-cell office:value-type="float" office:value="57294" calcext:value-type="float">
            <text:p>57294</text:p>
          </table:table-cell>
          <table:table-cell office:value-type="float" office:value="55519" calcext:value-type="float">
            <text:p>55519</text:p>
          </table:table-cell>
          <table:table-cell office:value-type="float" office:value="57132" calcext:value-type="float">
            <text:p>57132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59273" calcext:value-type="float">
            <text:p>59273</text:p>
          </table:table-cell>
          <table:table-cell office:value-type="float" office:value="74909" calcext:value-type="float">
            <text:p>74909</text:p>
          </table:table-cell>
          <table:table-cell office:value-type="float" office:value="57722" calcext:value-type="float">
            <text:p>57722</text:p>
          </table:table-cell>
          <table:table-cell office:value-type="float" office:value="63968" calcext:value-type="float">
            <text:p>63968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85226" calcext:value-type="float">
            <text:p>85226</text:p>
          </table:table-cell>
          <table:table-cell office:value-type="float" office:value="92870" calcext:value-type="float">
            <text:p>92870</text:p>
          </table:table-cell>
          <table:table-cell office:value-type="float" office:value="73264" calcext:value-type="float">
            <text:p>73264</text:p>
          </table:table-cell>
          <table:table-cell office:value-type="float" office:value="83787" calcext:value-type="float">
            <text:p>83787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76580" calcext:value-type="float">
            <text:p>76580</text:p>
          </table:table-cell>
          <table:table-cell office:value-type="float" office:value="79568" calcext:value-type="float">
            <text:p>79568</text:p>
          </table:table-cell>
          <table:table-cell office:value-type="float" office:value="82513" calcext:value-type="float">
            <text:p>82513</text:p>
          </table:table-cell>
          <table:table-cell office:value-type="float" office:value="79554" calcext:value-type="float">
            <text:p>79554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84598" calcext:value-type="float">
            <text:p>84598</text:p>
          </table:table-cell>
          <table:table-cell office:value-type="float" office:value="85078" calcext:value-type="float">
            <text:p>85078</text:p>
          </table:table-cell>
          <table:table-cell office:value-type="float" office:value="83634" calcext:value-type="float">
            <text:p>83634</text:p>
          </table:table-cell>
          <table:table-cell office:value-type="float" office:value="84437" calcext:value-type="float">
            <text:p>84437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87455" calcext:value-type="float">
            <text:p>87455</text:p>
          </table:table-cell>
          <table:table-cell office:value-type="float" office:value="146762" calcext:value-type="float">
            <text:p>146762</text:p>
          </table:table-cell>
          <table:table-cell office:value-type="float" office:value="91569" calcext:value-type="float">
            <text:p>91569</text:p>
          </table:table-cell>
          <table:table-cell office:value-type="float" office:value="108595" calcext:value-type="float">
            <text:p>108595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91360" calcext:value-type="float">
            <text:p>91360</text:p>
          </table:table-cell>
          <table:table-cell office:value-type="float" office:value="81973" calcext:value-type="float">
            <text:p>81973</text:p>
          </table:table-cell>
          <table:table-cell office:value-type="float" office:value="87100" calcext:value-type="float">
            <text:p>87100</text:p>
          </table:table-cell>
          <table:table-cell office:value-type="float" office:value="86811" calcext:value-type="float">
            <text:p>86811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89540" calcext:value-type="float">
            <text:p>89540</text:p>
          </table:table-cell>
          <table:table-cell office:value-type="float" office:value="87212" calcext:value-type="float">
            <text:p>87212</text:p>
          </table:table-cell>
          <table:table-cell office:value-type="float" office:value="132389" calcext:value-type="float">
            <text:p>132389</text:p>
          </table:table-cell>
          <table:table-cell office:value-type="float" office:value="103047" calcext:value-type="float">
            <text:p>103047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107464" calcext:value-type="float">
            <text:p>107464</text:p>
          </table:table-cell>
          <table:table-cell office:value-type="float" office:value="105350" calcext:value-type="float">
            <text:p>105350</text:p>
          </table:table-cell>
          <table:table-cell office:value-type="float" office:value="87691" calcext:value-type="float">
            <text:p>87691</text:p>
          </table:table-cell>
          <table:table-cell office:value-type="float" office:value="100168" calcext:value-type="float">
            <text:p>100168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103519" calcext:value-type="float">
            <text:p>103519</text:p>
          </table:table-cell>
          <table:table-cell office:value-type="float" office:value="88714" calcext:value-type="float">
            <text:p>88714</text:p>
          </table:table-cell>
          <table:table-cell office:value-type="float" office:value="89498" calcext:value-type="float">
            <text:p>89498</text:p>
          </table:table-cell>
          <table:table-cell office:value-type="float" office:value="93910" calcext:value-type="float">
            <text:p>93910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90467" calcext:value-type="float">
            <text:p>90467</text:p>
          </table:table-cell>
          <table:table-cell office:value-type="float" office:value="91829" calcext:value-type="float">
            <text:p>91829</text:p>
          </table:table-cell>
          <table:table-cell office:value-type="float" office:value="107284" calcext:value-type="float">
            <text:p>107284</text:p>
          </table:table-cell>
          <table:table-cell office:value-type="float" office:value="96527" calcext:value-type="float">
            <text:p>96527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89439" calcext:value-type="float">
            <text:p>89439</text:p>
          </table:table-cell>
          <table:table-cell office:value-type="float" office:value="89016" calcext:value-type="float">
            <text:p>89016</text:p>
          </table:table-cell>
          <table:table-cell office:value-type="float" office:value="88826" calcext:value-type="float">
            <text:p>88826</text:p>
          </table:table-cell>
          <table:table-cell office:value-type="float" office:value="89094" calcext:value-type="float">
            <text:p>89094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92283" calcext:value-type="float">
            <text:p>92283</text:p>
          </table:table-cell>
          <table:table-cell office:value-type="float" office:value="91528" calcext:value-type="float">
            <text:p>91528</text:p>
          </table:table-cell>
          <table:table-cell office:value-type="float" office:value="91296" calcext:value-type="float">
            <text:p>91296</text:p>
          </table:table-cell>
          <table:table-cell office:value-type="float" office:value="91702" calcext:value-type="float">
            <text:p>91702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88544" calcext:value-type="float">
            <text:p>88544</text:p>
          </table:table-cell>
          <table:table-cell office:value-type="float" office:value="91035" calcext:value-type="float">
            <text:p>91035</text:p>
          </table:table-cell>
          <table:table-cell office:value-type="float" office:value="87744" calcext:value-type="float">
            <text:p>87744</text:p>
          </table:table-cell>
          <table:table-cell office:value-type="float" office:value="89108" calcext:value-type="float">
            <text:p>89108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88830" calcext:value-type="float">
            <text:p>88830</text:p>
          </table:table-cell>
          <table:table-cell office:value-type="float" office:value="89834" calcext:value-type="float">
            <text:p>89834</text:p>
          </table:table-cell>
          <table:table-cell office:value-type="float" office:value="87244" calcext:value-type="float">
            <text:p>87244</text:p>
          </table:table-cell>
          <table:table-cell office:value-type="float" office:value="88636" calcext:value-type="float">
            <text:p>88636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88480" calcext:value-type="float">
            <text:p>88480</text:p>
          </table:table-cell>
          <table:table-cell office:value-type="float" office:value="87585" calcext:value-type="float">
            <text:p>87585</text:p>
          </table:table-cell>
          <table:table-cell office:value-type="float" office:value="87870" calcext:value-type="float">
            <text:p>87870</text:p>
          </table:table-cell>
          <table:table-cell office:value-type="float" office:value="87978" calcext:value-type="float">
            <text:p>87978</text:p>
          </table:table-cell>
        </table:table-row>
        <table:table-row table:style-name="ro2">
          <table:table-cell table:style-name="ce12" office:value-type="string" calcext:value-type="string" table:number-columns-spanned="5" table:number-rows-spanned="1">
            <text:p>LEITURA</text:p>
          </table:table-cell>
          <table:covered-table-cell table:number-columns-repeated="4"/>
        </table:table-row>
        <table:table-row table:style-name="ro2">
          <table:table-cell table:style-name="Default"/>
          <table:table-cell table:style-name="ce7" office:value-type="string" calcext:value-type="string">
            <text:p>Teste 1</text:p>
          </table:table-cell>
          <table:table-cell table:style-name="ce7" office:value-type="string" calcext:value-type="string">
            <text:p>Teste 2</text:p>
          </table:table-cell>
          <table:table-cell table:style-name="ce7" office:value-type="string" calcext:value-type="string">
            <text:p>Teste 3</text:p>
          </table:table-cell>
          <table:table-cell table:style-name="ce7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541098" calcext:value-type="float">
            <text:p>3541098</text:p>
          </table:table-cell>
          <table:table-cell office:value-type="float" office:value="3588436" calcext:value-type="float">
            <text:p>3588436</text:p>
          </table:table-cell>
          <table:table-cell office:value-type="float" office:value="3541098" calcext:value-type="float">
            <text:p>3541098</text:p>
          </table:table-cell>
          <table:table-cell office:value-type="float" office:value="3556877" calcext:value-type="float">
            <text:p>355687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920861" calcext:value-type="float">
            <text:p>2920861</text:p>
          </table:table-cell>
          <table:table-cell office:value-type="float" office:value="2621367" calcext:value-type="float">
            <text:p>2621367</text:p>
          </table:table-cell>
          <table:table-cell office:value-type="float" office:value="2969325" calcext:value-type="float">
            <text:p>2969325</text:p>
          </table:table-cell>
          <table:table-cell office:value-type="float" office:value="2837184" calcext:value-type="float">
            <text:p>2837184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247235" calcext:value-type="float">
            <text:p>2247235</text:p>
          </table:table-cell>
          <table:table-cell office:value-type="float" office:value="2911402" calcext:value-type="float">
            <text:p>2911402</text:p>
          </table:table-cell>
          <table:table-cell office:value-type="float" office:value="2699161" calcext:value-type="float">
            <text:p>2699161</text:p>
          </table:table-cell>
          <table:table-cell office:value-type="float" office:value="2619266" calcext:value-type="float">
            <text:p>2619266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894940" calcext:value-type="float">
            <text:p>2894940</text:p>
          </table:table-cell>
          <table:table-cell office:value-type="float" office:value="2796910" calcext:value-type="float">
            <text:p>2796910</text:p>
          </table:table-cell>
          <table:table-cell office:value-type="float" office:value="2768068" calcext:value-type="float">
            <text:p>2768068</text:p>
          </table:table-cell>
          <table:table-cell office:value-type="float" office:value="2819973" calcext:value-type="float">
            <text:p>2819973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2723840" calcext:value-type="float">
            <text:p>2723840</text:p>
          </table:table-cell>
          <table:table-cell office:value-type="float" office:value="2553783" calcext:value-type="float">
            <text:p>2553783</text:p>
          </table:table-cell>
          <table:table-cell office:value-type="float" office:value="2708381" calcext:value-type="float">
            <text:p>2708381</text:p>
          </table:table-cell>
          <table:table-cell office:value-type="float" office:value="2662001" calcext:value-type="float">
            <text:p>2662001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2720222" calcext:value-type="float">
            <text:p>2720222</text:p>
          </table:table-cell>
          <table:table-cell office:value-type="float" office:value="2560486" calcext:value-type="float">
            <text:p>2560486</text:p>
          </table:table-cell>
          <table:table-cell office:value-type="float" office:value="2589040" calcext:value-type="float">
            <text:p>2589040</text:p>
          </table:table-cell>
          <table:table-cell office:value-type="float" office:value="2623249" calcext:value-type="float">
            <text:p>2623249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2482351" calcext:value-type="float">
            <text:p>2482351</text:p>
          </table:table-cell>
          <table:table-cell office:value-type="float" office:value="2062457" calcext:value-type="float">
            <text:p>2062457</text:p>
          </table:table-cell>
          <table:table-cell office:value-type="float" office:value="2295912" calcext:value-type="float">
            <text:p>2295912</text:p>
          </table:table-cell>
          <table:table-cell office:value-type="float" office:value="2280240" calcext:value-type="float">
            <text:p>2280240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2247525" calcext:value-type="float">
            <text:p>2247525</text:p>
          </table:table-cell>
          <table:table-cell office:value-type="float" office:value="4170981" calcext:value-type="float">
            <text:p>4170981</text:p>
          </table:table-cell>
          <table:table-cell office:value-type="float" office:value="2161968" calcext:value-type="float">
            <text:p>2161968</text:p>
          </table:table-cell>
          <table:table-cell office:value-type="float" office:value="2860158" calcext:value-type="float">
            <text:p>2860158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4483906" calcext:value-type="float">
            <text:p>4483906</text:p>
          </table:table-cell>
          <table:table-cell office:value-type="float" office:value="2164065" calcext:value-type="float">
            <text:p>2164065</text:p>
          </table:table-cell>
          <table:table-cell office:value-type="float" office:value="2168093" calcext:value-type="float">
            <text:p>2168093</text:p>
          </table:table-cell>
          <table:table-cell office:value-type="float" office:value="2938688" calcext:value-type="float">
            <text:p>2938688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2972179" calcext:value-type="float">
            <text:p>2972179</text:p>
          </table:table-cell>
          <table:table-cell office:value-type="float" office:value="3394241" calcext:value-type="float">
            <text:p>3394241</text:p>
          </table:table-cell>
          <table:table-cell office:value-type="float" office:value="2103223" calcext:value-type="float">
            <text:p>2103223</text:p>
          </table:table-cell>
          <table:table-cell office:value-type="float" office:value="2823214" calcext:value-type="float">
            <text:p>2823214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3963700" calcext:value-type="float">
            <text:p>3963700</text:p>
          </table:table-cell>
          <table:table-cell office:value-type="float" office:value="3174886" calcext:value-type="float">
            <text:p>3174886</text:p>
          </table:table-cell>
          <table:table-cell office:value-type="float" office:value="3222038" calcext:value-type="float">
            <text:p>3222038</text:p>
          </table:table-cell>
          <table:table-cell office:value-type="float" office:value="3453541" calcext:value-type="float">
            <text:p>3453541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3482446" calcext:value-type="float">
            <text:p>3482446</text:p>
          </table:table-cell>
          <table:table-cell office:value-type="float" office:value="4173486" calcext:value-type="float">
            <text:p>4173486</text:p>
          </table:table-cell>
          <table:table-cell office:value-type="float" office:value="3287820" calcext:value-type="float">
            <text:p>3287820</text:p>
          </table:table-cell>
          <table:table-cell office:value-type="float" office:value="3647917" calcext:value-type="float">
            <text:p>3647917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4604998" calcext:value-type="float">
            <text:p>4604998</text:p>
          </table:table-cell>
          <table:table-cell office:value-type="float" office:value="4400760" calcext:value-type="float">
            <text:p>4400760</text:p>
          </table:table-cell>
          <table:table-cell office:value-type="float" office:value="4251574" calcext:value-type="float">
            <text:p>4251574</text:p>
          </table:table-cell>
          <table:table-cell office:value-type="float" office:value="4419111" calcext:value-type="float">
            <text:p>4419111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5176111" calcext:value-type="float">
            <text:p>5176111</text:p>
          </table:table-cell>
          <table:table-cell office:value-type="float" office:value="4621070" calcext:value-type="float">
            <text:p>4621070</text:p>
          </table:table-cell>
          <table:table-cell office:value-type="float" office:value="4993696" calcext:value-type="float">
            <text:p>4993696</text:p>
          </table:table-cell>
          <table:table-cell office:value-type="float" office:value="4930292" calcext:value-type="float">
            <text:p>4930292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5404248" calcext:value-type="float">
            <text:p>5404248</text:p>
          </table:table-cell>
          <table:table-cell office:value-type="float" office:value="5198791" calcext:value-type="float">
            <text:p>5198791</text:p>
          </table:table-cell>
          <table:table-cell office:value-type="float" office:value="5196193" calcext:value-type="float">
            <text:p>5196193</text:p>
          </table:table-cell>
          <table:table-cell office:value-type="float" office:value="5266411" calcext:value-type="float">
            <text:p>5266411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4662212" calcext:value-type="float">
            <text:p>4662212</text:p>
          </table:table-cell>
          <table:table-cell office:value-type="float" office:value="4633903" calcext:value-type="float">
            <text:p>4633903</text:p>
          </table:table-cell>
          <table:table-cell office:value-type="float" office:value="4467596" calcext:value-type="float">
            <text:p>4467596</text:p>
          </table:table-cell>
          <table:table-cell office:value-type="float" office:value="4587904" calcext:value-type="float">
            <text:p>4587904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320148" calcext:value-type="float">
            <text:p>320148</text:p>
          </table:table-cell>
          <table:table-cell office:value-type="float" office:value="319498" calcext:value-type="float">
            <text:p>319498</text:p>
          </table:table-cell>
          <table:table-cell office:value-type="float" office:value="320399" calcext:value-type="float">
            <text:p>320399</text:p>
          </table:table-cell>
          <table:table-cell office:value-type="float" office:value="320015" calcext:value-type="float">
            <text:p>320015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229788" calcext:value-type="float">
            <text:p>229788</text:p>
          </table:table-cell>
          <table:table-cell office:value-type="float" office:value="230269" calcext:value-type="float">
            <text:p>230269</text:p>
          </table:table-cell>
          <table:table-cell office:value-type="float" office:value="229330" calcext:value-type="float">
            <text:p>229330</text:p>
          </table:table-cell>
          <table:table-cell office:value-type="float" office:value="229796" calcext:value-type="float">
            <text:p>229796</text:p>
          </table:table-cell>
        </table:table-row>
        <table:table-row table:style-name="ro2">
          <table:table-cell table:style-name="ce12" office:value-type="string" calcext:value-type="string" table:number-columns-spanned="5" table:number-rows-spanned="1">
            <text:p>RE-LEITURA</text:p>
          </table:table-cell>
          <table:covered-table-cell table:number-columns-repeated="4"/>
        </table:table-row>
        <table:table-row table:style-name="ro2">
          <table:table-cell table:style-name="Default"/>
          <table:table-cell table:style-name="ce7" office:value-type="string" calcext:value-type="string">
            <text:p>Teste 1</text:p>
          </table:table-cell>
          <table:table-cell table:style-name="ce7" office:value-type="string" calcext:value-type="string">
            <text:p>Teste 2</text:p>
          </table:table-cell>
          <table:table-cell table:style-name="ce7" office:value-type="string" calcext:value-type="string">
            <text:p>Teste 3</text:p>
          </table:table-cell>
          <table:table-cell table:style-name="ce7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791156" calcext:value-type="float">
            <text:p>3791156</text:p>
          </table:table-cell>
          <table:table-cell office:value-type="float" office:value="3738358" calcext:value-type="float">
            <text:p>3738358</text:p>
          </table:table-cell>
          <table:table-cell office:value-type="float" office:value="3203069" calcext:value-type="float">
            <text:p>3203069</text:p>
          </table:table-cell>
          <table:table-cell office:value-type="float" office:value="3577528" calcext:value-type="float">
            <text:p>3577528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560017" calcext:value-type="float">
            <text:p>3560017</text:p>
          </table:table-cell>
          <table:table-cell office:value-type="float" office:value="3445772" calcext:value-type="float">
            <text:p>3445772</text:p>
          </table:table-cell>
          <table:table-cell office:value-type="float" office:value="3657016" calcext:value-type="float">
            <text:p>3657016</text:p>
          </table:table-cell>
          <table:table-cell office:value-type="float" office:value="3554268" calcext:value-type="float">
            <text:p>3554268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3770085" calcext:value-type="float">
            <text:p>3770085</text:p>
          </table:table-cell>
          <table:table-cell office:value-type="float" office:value="3511189" calcext:value-type="float">
            <text:p>3511189</text:p>
          </table:table-cell>
          <table:table-cell office:value-type="float" office:value="3605511" calcext:value-type="float">
            <text:p>3605511</text:p>
          </table:table-cell>
          <table:table-cell office:value-type="float" office:value="3628928" calcext:value-type="float">
            <text:p>3628928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884698" calcext:value-type="float">
            <text:p>3884698</text:p>
          </table:table-cell>
          <table:table-cell office:value-type="float" office:value="3610395" calcext:value-type="float">
            <text:p>3610395</text:p>
          </table:table-cell>
          <table:table-cell office:value-type="float" office:value="3710197" calcext:value-type="float">
            <text:p>3710197</text:p>
          </table:table-cell>
          <table:table-cell office:value-type="float" office:value="3735097" calcext:value-type="float">
            <text:p>3735097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791442" calcext:value-type="float">
            <text:p>3791442</text:p>
          </table:table-cell>
          <table:table-cell office:value-type="float" office:value="3191372" calcext:value-type="float">
            <text:p>3191372</text:p>
          </table:table-cell>
          <table:table-cell office:value-type="float" office:value="3447541" calcext:value-type="float">
            <text:p>3447541</text:p>
          </table:table-cell>
          <table:table-cell office:value-type="float" office:value="3476785" calcext:value-type="float">
            <text:p>3476785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2951050" calcext:value-type="float">
            <text:p>2951050</text:p>
          </table:table-cell>
          <table:table-cell office:value-type="float" office:value="2701402" calcext:value-type="float">
            <text:p>2701402</text:p>
          </table:table-cell>
          <table:table-cell office:value-type="float" office:value="2727131" calcext:value-type="float">
            <text:p>2727131</text:p>
          </table:table-cell>
          <table:table-cell office:value-type="float" office:value="2793194" calcext:value-type="float">
            <text:p>2793194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2512850" calcext:value-type="float">
            <text:p>2512850</text:p>
          </table:table-cell>
          <table:table-cell office:value-type="float" office:value="2319157" calcext:value-type="float">
            <text:p>2319157</text:p>
          </table:table-cell>
          <table:table-cell office:value-type="float" office:value="2458549" calcext:value-type="float">
            <text:p>2458549</text:p>
          </table:table-cell>
          <table:table-cell office:value-type="float" office:value="2430185" calcext:value-type="float">
            <text:p>2430185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2407863" calcext:value-type="float">
            <text:p>2407863</text:p>
          </table:table-cell>
          <table:table-cell office:value-type="float" office:value="5231540" calcext:value-type="float">
            <text:p>5231540</text:p>
          </table:table-cell>
          <table:table-cell office:value-type="float" office:value="2877505" calcext:value-type="float">
            <text:p>2877505</text:p>
          </table:table-cell>
          <table:table-cell office:value-type="float" office:value="3505636" calcext:value-type="float">
            <text:p>3505636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5121513" calcext:value-type="float">
            <text:p>5121513</text:p>
          </table:table-cell>
          <table:table-cell office:value-type="float" office:value="4062441" calcext:value-type="float">
            <text:p>4062441</text:p>
          </table:table-cell>
          <table:table-cell office:value-type="float" office:value="2231238" calcext:value-type="float">
            <text:p>2231238</text:p>
          </table:table-cell>
          <table:table-cell office:value-type="float" office:value="3805064" calcext:value-type="float">
            <text:p>3805064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4850363" calcext:value-type="float">
            <text:p>4850363</text:p>
          </table:table-cell>
          <table:table-cell office:value-type="float" office:value="3252699" calcext:value-type="float">
            <text:p>3252699</text:p>
          </table:table-cell>
          <table:table-cell office:value-type="float" office:value="2543291" calcext:value-type="float">
            <text:p>2543291</text:p>
          </table:table-cell>
          <table:table-cell office:value-type="float" office:value="3548784" calcext:value-type="float">
            <text:p>3548784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5049022" calcext:value-type="float">
            <text:p>5049022</text:p>
          </table:table-cell>
          <table:table-cell office:value-type="float" office:value="4703285" calcext:value-type="float">
            <text:p>4703285</text:p>
          </table:table-cell>
          <table:table-cell office:value-type="float" office:value="3379211" calcext:value-type="float">
            <text:p>3379211</text:p>
          </table:table-cell>
          <table:table-cell office:value-type="float" office:value="4377173" calcext:value-type="float">
            <text:p>4377173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5385707" calcext:value-type="float">
            <text:p>5385707</text:p>
          </table:table-cell>
          <table:table-cell office:value-type="float" office:value="4852564" calcext:value-type="float">
            <text:p>4852564</text:p>
          </table:table-cell>
          <table:table-cell office:value-type="float" office:value="4857194" calcext:value-type="float">
            <text:p>4857194</text:p>
          </table:table-cell>
          <table:table-cell office:value-type="float" office:value="5031822" calcext:value-type="float">
            <text:p>5031822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5571836" calcext:value-type="float">
            <text:p>5571836</text:p>
          </table:table-cell>
          <table:table-cell office:value-type="float" office:value="5020376" calcext:value-type="float">
            <text:p>5020376</text:p>
          </table:table-cell>
          <table:table-cell office:value-type="float" office:value="5085345" calcext:value-type="float">
            <text:p>5085345</text:p>
          </table:table-cell>
          <table:table-cell office:value-type="float" office:value="5225852" calcext:value-type="float">
            <text:p>5225852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5615514" calcext:value-type="float">
            <text:p>5615514</text:p>
          </table:table-cell>
          <table:table-cell office:value-type="float" office:value="5240525" calcext:value-type="float">
            <text:p>5240525</text:p>
          </table:table-cell>
          <table:table-cell office:value-type="float" office:value="5324668" calcext:value-type="float">
            <text:p>5324668</text:p>
          </table:table-cell>
          <table:table-cell office:value-type="float" office:value="5393569" calcext:value-type="float">
            <text:p>5393569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5838754" calcext:value-type="float">
            <text:p>5838754</text:p>
          </table:table-cell>
          <table:table-cell office:value-type="float" office:value="5519021" calcext:value-type="float">
            <text:p>5519021</text:p>
          </table:table-cell>
          <table:table-cell office:value-type="float" office:value="5588498" calcext:value-type="float">
            <text:p>5588498</text:p>
          </table:table-cell>
          <table:table-cell office:value-type="float" office:value="5648758" calcext:value-type="float">
            <text:p>5648758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5223082" calcext:value-type="float">
            <text:p>5223082</text:p>
          </table:table-cell>
          <table:table-cell office:value-type="float" office:value="5299384" calcext:value-type="float">
            <text:p>5299384</text:p>
          </table:table-cell>
          <table:table-cell office:value-type="float" office:value="5203927" calcext:value-type="float">
            <text:p>5203927</text:p>
          </table:table-cell>
          <table:table-cell office:value-type="float" office:value="5242131" calcext:value-type="float">
            <text:p>5242131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319254" calcext:value-type="float">
            <text:p>319254</text:p>
          </table:table-cell>
          <table:table-cell office:value-type="float" office:value="322521" calcext:value-type="float">
            <text:p>322521</text:p>
          </table:table-cell>
          <table:table-cell office:value-type="float" office:value="322546" calcext:value-type="float">
            <text:p>322546</text:p>
          </table:table-cell>
          <table:table-cell office:value-type="float" office:value="321440" calcext:value-type="float">
            <text:p>321440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230346" calcext:value-type="float">
            <text:p>230346</text:p>
          </table:table-cell>
          <table:table-cell office:value-type="float" office:value="230782" calcext:value-type="float">
            <text:p>230782</text:p>
          </table:table-cell>
          <table:table-cell office:value-type="float" office:value="230285" calcext:value-type="float">
            <text:p>230285</text:p>
          </table:table-cell>
          <table:table-cell office:value-type="float" office:value="230471" calcext:value-type="float">
            <text:p>230471</text:p>
          </table:table-cell>
        </table:table-row>
        <table:table-row table:style-name="ro2">
          <table:table-cell table:style-name="ce12" office:value-type="string" calcext:value-type="string" table:number-columns-spanned="5" table:number-rows-spanned="1">
            <text:p>LEITURA ALEATÓRIA</text:p>
          </table:table-cell>
          <table:covered-table-cell table:number-columns-repeated="4"/>
        </table:table-row>
        <table:table-row table:style-name="ro2">
          <table:table-cell table:style-name="Default"/>
          <table:table-cell table:style-name="ce7" office:value-type="string" calcext:value-type="string">
            <text:p>Teste 1</text:p>
          </table:table-cell>
          <table:table-cell table:style-name="ce7" office:value-type="string" calcext:value-type="string">
            <text:p>Teste 2</text:p>
          </table:table-cell>
          <table:table-cell table:style-name="ce7" office:value-type="string" calcext:value-type="string">
            <text:p>Teste 3</text:p>
          </table:table-cell>
          <table:table-cell table:style-name="ce7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165299" calcext:value-type="float">
            <text:p>3165299</text:p>
          </table:table-cell>
          <table:table-cell office:value-type="float" office:value="3363612" calcext:value-type="float">
            <text:p>3363612</text:p>
          </table:table-cell>
          <table:table-cell office:value-type="float" office:value="3203069" calcext:value-type="float">
            <text:p>3203069</text:p>
          </table:table-cell>
          <table:table-cell office:value-type="float" office:value="3243993" calcext:value-type="float">
            <text:p>324399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199360" calcext:value-type="float">
            <text:p>3199360</text:p>
          </table:table-cell>
          <table:table-cell office:value-type="float" office:value="1858934" calcext:value-type="float">
            <text:p>1858934</text:p>
          </table:table-cell>
          <table:table-cell office:value-type="float" office:value="3199360" calcext:value-type="float">
            <text:p>3199360</text:p>
          </table:table-cell>
          <table:table-cell office:value-type="float" office:value="2752551" calcext:value-type="float">
            <text:p>2752551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3421677" calcext:value-type="float">
            <text:p>3421677</text:p>
          </table:table-cell>
          <table:table-cell office:value-type="float" office:value="3368013" calcext:value-type="float">
            <text:p>3368013</text:p>
          </table:table-cell>
          <table:table-cell office:value-type="float" office:value="3326279" calcext:value-type="float">
            <text:p>3326279</text:p>
          </table:table-cell>
          <table:table-cell office:value-type="float" office:value="3371990" calcext:value-type="float">
            <text:p>3371990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481620" calcext:value-type="float">
            <text:p>3481620</text:p>
          </table:table-cell>
          <table:table-cell table:number-columns-repeated="2" office:value-type="float" office:value="3388236" calcext:value-type="float">
            <text:p>3388236</text:p>
          </table:table-cell>
          <table:table-cell office:value-type="float" office:value="3419364" calcext:value-type="float">
            <text:p>3419364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495237" calcext:value-type="float">
            <text:p>3495237</text:p>
          </table:table-cell>
          <table:table-cell office:value-type="float" office:value="3012308" calcext:value-type="float">
            <text:p>3012308</text:p>
          </table:table-cell>
          <table:table-cell office:value-type="float" office:value="3241960" calcext:value-type="float">
            <text:p>3241960</text:p>
          </table:table-cell>
          <table:table-cell office:value-type="float" office:value="3249835" calcext:value-type="float">
            <text:p>3249835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2860636" calcext:value-type="float">
            <text:p>2860636</text:p>
          </table:table-cell>
          <table:table-cell office:value-type="float" office:value="2619037" calcext:value-type="float">
            <text:p>2619037</text:p>
          </table:table-cell>
          <table:table-cell office:value-type="float" office:value="2748949" calcext:value-type="float">
            <text:p>2748949</text:p>
          </table:table-cell>
          <table:table-cell office:value-type="float" office:value="2742874" calcext:value-type="float">
            <text:p>2742874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2452933" calcext:value-type="float">
            <text:p>2452933</text:p>
          </table:table-cell>
          <table:table-cell office:value-type="float" office:value="2020731" calcext:value-type="float">
            <text:p>2020731</text:p>
          </table:table-cell>
          <table:table-cell office:value-type="float" office:value="2288267" calcext:value-type="float">
            <text:p>2288267</text:p>
          </table:table-cell>
          <table:table-cell office:value-type="float" office:value="2253977" calcext:value-type="float">
            <text:p>2253977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2295269" calcext:value-type="float">
            <text:p>2295269</text:p>
          </table:table-cell>
          <table:table-cell office:value-type="float" office:value="5422249" calcext:value-type="float">
            <text:p>5422249</text:p>
          </table:table-cell>
          <table:table-cell office:value-type="float" office:value="5421393" calcext:value-type="float">
            <text:p>5421393</text:p>
          </table:table-cell>
          <table:table-cell office:value-type="float" office:value="4379637" calcext:value-type="float">
            <text:p>4379637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4860345" calcext:value-type="float">
            <text:p>4860345</text:p>
          </table:table-cell>
          <table:table-cell office:value-type="float" office:value="4686333" calcext:value-type="float">
            <text:p>4686333</text:p>
          </table:table-cell>
          <table:table-cell office:value-type="float" office:value="3042461" calcext:value-type="float">
            <text:p>3042461</text:p>
          </table:table-cell>
          <table:table-cell office:value-type="float" office:value="4196380" calcext:value-type="float">
            <text:p>4196380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4946016" calcext:value-type="float">
            <text:p>4946016</text:p>
          </table:table-cell>
          <table:table-cell office:value-type="float" office:value="4268316" calcext:value-type="float">
            <text:p>4268316</text:p>
          </table:table-cell>
          <table:table-cell office:value-type="float" office:value="4407947" calcext:value-type="float">
            <text:p>4407947</text:p>
          </table:table-cell>
          <table:table-cell office:value-type="float" office:value="4540760" calcext:value-type="float">
            <text:p>4540760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4997070" calcext:value-type="float">
            <text:p>4997070</text:p>
          </table:table-cell>
          <table:table-cell office:value-type="float" office:value="4511312" calcext:value-type="float">
            <text:p>4511312</text:p>
          </table:table-cell>
          <table:table-cell office:value-type="float" office:value="4554592" calcext:value-type="float">
            <text:p>4554592</text:p>
          </table:table-cell>
          <table:table-cell office:value-type="float" office:value="4687658" calcext:value-type="float">
            <text:p>4687658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4922342" calcext:value-type="float">
            <text:p>4922342</text:p>
          </table:table-cell>
          <table:table-cell office:value-type="float" office:value="4462926" calcext:value-type="float">
            <text:p>4462926</text:p>
          </table:table-cell>
          <table:table-cell office:value-type="float" office:value="4452624" calcext:value-type="float">
            <text:p>4452624</text:p>
          </table:table-cell>
          <table:table-cell office:value-type="float" office:value="4612631" calcext:value-type="float">
            <text:p>4612631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5062445" calcext:value-type="float">
            <text:p>5062445</text:p>
          </table:table-cell>
          <table:table-cell office:value-type="float" office:value="4572880" calcext:value-type="float">
            <text:p>4572880</text:p>
          </table:table-cell>
          <table:table-cell office:value-type="float" office:value="4631359" calcext:value-type="float">
            <text:p>4631359</text:p>
          </table:table-cell>
          <table:table-cell office:value-type="float" office:value="4755561" calcext:value-type="float">
            <text:p>4755561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5229173" calcext:value-type="float">
            <text:p>5229173</text:p>
          </table:table-cell>
          <table:table-cell office:value-type="float" office:value="4859056" calcext:value-type="float">
            <text:p>4859056</text:p>
          </table:table-cell>
          <table:table-cell office:value-type="float" office:value="4947798" calcext:value-type="float">
            <text:p>4947798</text:p>
          </table:table-cell>
          <table:table-cell office:value-type="float" office:value="5012009" calcext:value-type="float">
            <text:p>5012009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5369352" calcext:value-type="float">
            <text:p>5369352</text:p>
          </table:table-cell>
          <table:table-cell office:value-type="float" office:value="5072099" calcext:value-type="float">
            <text:p>5072099</text:p>
          </table:table-cell>
          <table:table-cell office:value-type="float" office:value="5177517" calcext:value-type="float">
            <text:p>5177517</text:p>
          </table:table-cell>
          <table:table-cell office:value-type="float" office:value="5206323" calcext:value-type="float">
            <text:p>5206323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4896397" calcext:value-type="float">
            <text:p>4896397</text:p>
          </table:table-cell>
          <table:table-cell office:value-type="float" office:value="4971946" calcext:value-type="float">
            <text:p>4971946</text:p>
          </table:table-cell>
          <table:table-cell office:value-type="float" office:value="4973301" calcext:value-type="float">
            <text:p>4973301</text:p>
          </table:table-cell>
          <table:table-cell office:value-type="float" office:value="4947215" calcext:value-type="float">
            <text:p>4947215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29183" calcext:value-type="float">
            <text:p>29183</text:p>
          </table:table-cell>
          <table:table-cell office:value-type="float" office:value="28529" calcext:value-type="float">
            <text:p>28529</text:p>
          </table:table-cell>
          <table:table-cell office:value-type="float" office:value="28670" calcext:value-type="float">
            <text:p>28670</text:p>
          </table:table-cell>
          <table:table-cell office:value-type="float" office:value="28794" calcext:value-type="float">
            <text:p>28794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13030" calcext:value-type="float">
            <text:p>13030</text:p>
          </table:table-cell>
          <table:table-cell office:value-type="float" office:value="12882" calcext:value-type="float">
            <text:p>12882</text:p>
          </table:table-cell>
          <table:table-cell office:value-type="float" office:value="13781" calcext:value-type="float">
            <text:p>13781</text:p>
          </table:table-cell>
          <table:table-cell office:value-type="float" office:value="13231" calcext:value-type="float">
            <text:p>13231</text:p>
          </table:table-cell>
        </table:table-row>
        <table:table-row table:style-name="ro2">
          <table:table-cell table:style-name="ce12" office:value-type="string" calcext:value-type="string" table:number-columns-spanned="5" table:number-rows-spanned="1">
            <text:p>ESCRITA ALEATÓRIA</text:p>
          </table:table-cell>
          <table:covered-table-cell table:number-columns-repeated="4"/>
        </table:table-row>
        <table:table-row table:style-name="ro2">
          <table:table-cell table:style-name="Default"/>
          <table:table-cell table:style-name="ce7" office:value-type="string" calcext:value-type="string">
            <text:p>Teste 1</text:p>
          </table:table-cell>
          <table:table-cell table:style-name="ce7" office:value-type="string" calcext:value-type="string">
            <text:p>Teste 2</text:p>
          </table:table-cell>
          <table:table-cell table:style-name="ce7" office:value-type="string" calcext:value-type="string">
            <text:p>Teste 3</text:p>
          </table:table-cell>
          <table:table-cell table:style-name="ce7" office:value-type="string" calcext:value-type="string">
            <text:p>Médi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6479" calcext:value-type="float">
            <text:p>56479</text:p>
          </table:table-cell>
          <table:table-cell office:value-type="float" office:value="57606" calcext:value-type="float">
            <text:p>57606</text:p>
          </table:table-cell>
          <table:table-cell office:value-type="float" office:value="52236" calcext:value-type="float">
            <text:p>52236</text:p>
          </table:table-cell>
          <table:table-cell office:value-type="float" office:value="55440" calcext:value-type="float">
            <text:p>5544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59501" calcext:value-type="float">
            <text:p>59501</text:p>
          </table:table-cell>
          <table:table-cell office:value-type="float" office:value="57916" calcext:value-type="float">
            <text:p>57916</text:p>
          </table:table-cell>
          <table:table-cell office:value-type="float" office:value="56389" calcext:value-type="float">
            <text:p>56389</text:p>
          </table:table-cell>
          <table:table-cell office:value-type="float" office:value="57935" calcext:value-type="float">
            <text:p>57935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58460" calcext:value-type="float">
            <text:p>58460</text:p>
          </table:table-cell>
          <table:table-cell office:value-type="float" office:value="57906" calcext:value-type="float">
            <text:p>57906</text:p>
          </table:table-cell>
          <table:table-cell office:value-type="float" office:value="58169" calcext:value-type="float">
            <text:p>58169</text:p>
          </table:table-cell>
          <table:table-cell office:value-type="float" office:value="58178" calcext:value-type="float">
            <text:p>58178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57742" calcext:value-type="float">
            <text:p>57742</text:p>
          </table:table-cell>
          <table:table-cell office:value-type="float" office:value="74810" calcext:value-type="float">
            <text:p>74810</text:p>
          </table:table-cell>
          <table:table-cell office:value-type="float" office:value="58440" calcext:value-type="float">
            <text:p>58440</text:p>
          </table:table-cell>
          <table:table-cell office:value-type="float" office:value="63664" calcext:value-type="float">
            <text:p>63664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61597" calcext:value-type="float">
            <text:p>61597</text:p>
          </table:table-cell>
          <table:table-cell office:value-type="float" office:value="74798" calcext:value-type="float">
            <text:p>74798</text:p>
          </table:table-cell>
          <table:table-cell office:value-type="float" office:value="58440" calcext:value-type="float">
            <text:p>58440</text:p>
          </table:table-cell>
          <table:table-cell office:value-type="float" office:value="64945" calcext:value-type="float">
            <text:p>64945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56693" calcext:value-type="float">
            <text:p>56693</text:p>
          </table:table-cell>
          <table:table-cell office:value-type="float" office:value="95571" calcext:value-type="float">
            <text:p>95571</text:p>
          </table:table-cell>
          <table:table-cell office:value-type="float" office:value="85064" calcext:value-type="float">
            <text:p>85064</text:p>
          </table:table-cell>
          <table:table-cell office:value-type="float" office:value="79109" calcext:value-type="float">
            <text:p>79109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88294" calcext:value-type="float">
            <text:p>88294</text:p>
          </table:table-cell>
          <table:table-cell office:value-type="float" office:value="91711" calcext:value-type="float">
            <text:p>91711</text:p>
          </table:table-cell>
          <table:table-cell office:value-type="float" office:value="92306" calcext:value-type="float">
            <text:p>92306</text:p>
          </table:table-cell>
          <table:table-cell office:value-type="float" office:value="90770" calcext:value-type="float">
            <text:p>90770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87241" calcext:value-type="float">
            <text:p>87241</text:p>
          </table:table-cell>
          <table:table-cell office:value-type="float" office:value="146452" calcext:value-type="float">
            <text:p>146452</text:p>
          </table:table-cell>
          <table:table-cell office:value-type="float" office:value="89444" calcext:value-type="float">
            <text:p>89444</text:p>
          </table:table-cell>
          <table:table-cell office:value-type="float" office:value="107712" calcext:value-type="float">
            <text:p>107712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91561" calcext:value-type="float">
            <text:p>91561</text:p>
          </table:table-cell>
          <table:table-cell office:value-type="float" office:value="92824" calcext:value-type="float">
            <text:p>92824</text:p>
          </table:table-cell>
          <table:table-cell office:value-type="float" office:value="94201" calcext:value-type="float">
            <text:p>94201</text:p>
          </table:table-cell>
          <table:table-cell office:value-type="float" office:value="92862" calcext:value-type="float">
            <text:p>92862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94293" calcext:value-type="float">
            <text:p>94293</text:p>
          </table:table-cell>
          <table:table-cell office:value-type="float" office:value="90036" calcext:value-type="float">
            <text:p>90036</text:p>
          </table:table-cell>
          <table:table-cell office:value-type="float" office:value="91615" calcext:value-type="float">
            <text:p>91615</text:p>
          </table:table-cell>
          <table:table-cell office:value-type="float" office:value="91981" calcext:value-type="float">
            <text:p>91981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92402" calcext:value-type="float">
            <text:p>92402</text:p>
          </table:table-cell>
          <table:table-cell office:value-type="float" office:value="89121" calcext:value-type="float">
            <text:p>89121</text:p>
          </table:table-cell>
          <table:table-cell office:value-type="float" office:value="90743" calcext:value-type="float">
            <text:p>90743</text:p>
          </table:table-cell>
          <table:table-cell office:value-type="float" office:value="90755" calcext:value-type="float">
            <text:p>90755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92934" calcext:value-type="float">
            <text:p>92934</text:p>
          </table:table-cell>
          <table:table-cell office:value-type="float" office:value="90113" calcext:value-type="float">
            <text:p>90113</text:p>
          </table:table-cell>
          <table:table-cell office:value-type="float" office:value="90104" calcext:value-type="float">
            <text:p>90104</text:p>
          </table:table-cell>
          <table:table-cell office:value-type="float" office:value="91050" calcext:value-type="float">
            <text:p>91050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94754" calcext:value-type="float">
            <text:p>94754</text:p>
          </table:table-cell>
          <table:table-cell office:value-type="float" office:value="107588" calcext:value-type="float">
            <text:p>107588</text:p>
          </table:table-cell>
          <table:table-cell office:value-type="float" office:value="90674" calcext:value-type="float">
            <text:p>90674</text:p>
          </table:table-cell>
          <table:table-cell office:value-type="float" office:value="97672" calcext:value-type="float">
            <text:p>97672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97794" calcext:value-type="float">
            <text:p>97794</text:p>
          </table:table-cell>
          <table:table-cell office:value-type="float" office:value="100222" calcext:value-type="float">
            <text:p>100222</text:p>
          </table:table-cell>
          <table:table-cell office:value-type="float" office:value="89838" calcext:value-type="float">
            <text:p>89838</text:p>
          </table:table-cell>
          <table:table-cell office:value-type="float" office:value="95951" calcext:value-type="float">
            <text:p>95951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91902" calcext:value-type="float">
            <text:p>91902</text:p>
          </table:table-cell>
          <table:table-cell office:value-type="float" office:value="94102" calcext:value-type="float">
            <text:p>94102</text:p>
          </table:table-cell>
          <table:table-cell office:value-type="float" office:value="90220" calcext:value-type="float">
            <text:p>90220</text:p>
          </table:table-cell>
          <table:table-cell office:value-type="float" office:value="92075" calcext:value-type="float">
            <text:p>92075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91352" calcext:value-type="float">
            <text:p>91352</text:p>
          </table:table-cell>
          <table:table-cell office:value-type="float" office:value="90662" calcext:value-type="float">
            <text:p>90662</text:p>
          </table:table-cell>
          <table:table-cell office:value-type="float" office:value="89806" calcext:value-type="float">
            <text:p>89806</text:p>
          </table:table-cell>
          <table:table-cell office:value-type="float" office:value="90607" calcext:value-type="float">
            <text:p>90607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87317" calcext:value-type="float">
            <text:p>87317</text:p>
          </table:table-cell>
          <table:table-cell office:value-type="float" office:value="87145" calcext:value-type="float">
            <text:p>87145</text:p>
          </table:table-cell>
          <table:table-cell office:value-type="float" office:value="86678" calcext:value-type="float">
            <text:p>86678</text:p>
          </table:table-cell>
          <table:table-cell office:value-type="float" office:value="87047" calcext:value-type="float">
            <text:p>87047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60416" calcext:value-type="float">
            <text:p>60416</text:p>
          </table:table-cell>
          <table:table-cell office:value-type="float" office:value="60936" calcext:value-type="float">
            <text:p>60936</text:p>
          </table:table-cell>
          <table:table-cell office:value-type="float" office:value="60397" calcext:value-type="float">
            <text:p>60397</text:p>
          </table:table-cell>
          <table:table-cell office:value-type="float" office:value="60583" calcext:value-type="float">
            <text:p>605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00/00/0000</text:date>, <text:time style:data-style-name="N2" text:time-value="11:23:00.61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03:00:29.359967657</meta:creation-date>
    <dc:date>2014-07-10T11:23:36.363000000</dc:date>
    <meta:editing-duration>PT1H8M4S</meta:editing-duration>
    <meta:editing-cycles>39</meta:editing-cycles>
    <meta:generator>LibreOffice/4.2.3.3$Windows_x86 LibreOffice_project/882f8a0a489bc99a9e60c7905a60226254cb6ff0</meta:generator>
    <meta:document-statistic meta:table-count="5" meta:cell-count="2862" meta:object-count="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42cm" xlink:href=".." xlink:type="simple" chart:class="chart:line" chart:style-name="ch1">
        <chart:title svg:x="6.831cm" svg:y="0.302cm" chart:style-name="ch2">
          <text:p>EXT3 HDD</text:p>
        </chart:title>
        <chart:subtitle svg:x="7.095cm" svg:y="1.273cm" chart:style-name="ch3">
          <text:p>ESCRITA</text:p>
        </chart:subtitle>
        <chart:legend chart:legend-position="end" svg:x="13.543cm" svg:y="3.125cm" style:legend-expansion="high" chart:style-name="ch4"/>
        <chart:plot-area chart:style-name="ch5" table:cell-range-address="'EXT3 HDD'.A6:'EXT3 HDD'.E23 'EXT3 HDD'.B5:'EXT3 HDD'.E5" chart:data-source-has-labels="both" svg:x="1.33cm" svg:y="2.314cm" svg:width="11.575cm" svg:height="4.881cm">
          <chartooo:coordinate-region svg:x="2.798cm" svg:y="2.513cm" svg:width="10.107cm" svg:height="3.085cm"/>
          <chart:axis chart:dimension="x" chart:name="primary-x" chart:style-name="ch6" chartooo:axis-type="auto">
            <chartooo:date-scale/>
            <chart:title svg:x="6.848cm" svg:y="7.361cm" chart:style-name="ch7">
              <text:p>KB</text:p>
            </chart:title>
            <chart:categories table:cell-range-address="'EXT3 HDD'.A6:'EXT3 HDD'.A23"/>
          </chart:axis>
          <chart:axis chart:dimension="y" chart:name="primary-y" chart:style-name="ch6">
            <chart:title svg:x="0.451cm" svg:y="5.168cm" chart:style-name="ch8">
              <text:p>KB/S</text:p>
            </chart:title>
            <chart:grid chart:style-name="ch9" chart:class="major"/>
          </chart:axis>
          <chart:series chart:style-name="ch10" chart:values-cell-range-address="'EXT3 HDD'.B6:'EXT3 HDD'.B23" chart:label-cell-address="'EXT3 HDD'.B5:'EXT3 HDD'.B5" chart:class="chart:line">
            <chart:data-point chart:repeated="18"/>
          </chart:series>
          <chart:series chart:style-name="ch11" chart:values-cell-range-address="'EXT3 HDD'.C6:'EXT3 HDD'.C23" chart:label-cell-address="'EXT3 HDD'.C5:'EXT3 HDD'.C5" chart:class="chart:line">
            <chart:data-point chart:repeated="18"/>
          </chart:series>
          <chart:series chart:style-name="ch12" chart:values-cell-range-address="'EXT3 HDD'.D6:'EXT3 HDD'.D23" chart:label-cell-address="'EXT3 HDD'.D5:'EXT3 HDD'.D5" chart:class="chart:line">
            <chart:data-point chart:repeated="18"/>
          </chart:series>
          <chart:series chart:style-name="ch13" chart:values-cell-range-address="'EXT3 HDD'.E6:'EXT3 HDD'.E23" chart:label-cell-address="'EXT3 HDD'.E5:'EXT3 HDD'.E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EXT3 HDD'.B5:'EXT3 HDD'.B5</svg:desc>
                </draw:g>
              </table:table-cell>
              <table:table-cell office:value-type="string">
                <text:p>Teste 2</text:p>
                <draw:g>
                  <svg:desc>'EXT3 HDD'.C5:'EXT3 HDD'.C5</svg:desc>
                </draw:g>
              </table:table-cell>
              <table:table-cell office:value-type="string">
                <text:p>Teste 3</text:p>
                <draw:g>
                  <svg:desc>'EXT3 HDD'.D5:'EXT3 HDD'.D5</svg:desc>
                </draw:g>
              </table:table-cell>
              <table:table-cell office:value-type="string">
                <text:p>Média</text:p>
                <draw:g>
                  <svg:desc>'EXT3 HDD'.E5:'EXT3 HDD'.E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EXT3 HDD'.A6:'EXT3 HDD'.A23</svg:desc>
                </draw:g>
              </table:table-cell>
              <table:table-cell office:value-type="float" office:value="172982">
                <text:p>172982</text:p>
                <draw:g>
                  <svg:desc>'EXT3 HDD'.B6:'EXT3 HDD'.B23</svg:desc>
                </draw:g>
              </table:table-cell>
              <table:table-cell office:value-type="float" office:value="204474">
                <text:p>204474</text:p>
                <draw:g>
                  <svg:desc>'EXT3 HDD'.C6:'EXT3 HDD'.C23</svg:desc>
                </draw:g>
              </table:table-cell>
              <table:table-cell office:value-type="float" office:value="207798">
                <text:p>207798</text:p>
                <draw:g>
                  <svg:desc>'EXT3 HDD'.D6:'EXT3 HDD'.D23</svg:desc>
                </draw:g>
              </table:table-cell>
              <table:table-cell office:value-type="float" office:value="195085">
                <text:p>195085</text:p>
                <draw:g>
                  <svg:desc>'EXT3 HDD'.E6:'EXT3 HDD'.E2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21043">
                <text:p>221043</text:p>
              </table:table-cell>
              <table:table-cell office:value-type="float" office:value="225784">
                <text:p>225784</text:p>
              </table:table-cell>
              <table:table-cell office:value-type="float" office:value="229745">
                <text:p>229745</text:p>
              </table:table-cell>
              <table:table-cell office:value-type="float" office:value="225524">
                <text:p>22552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47816">
                <text:p>247816</text:p>
              </table:table-cell>
              <table:table-cell office:value-type="float" office:value="244710">
                <text:p>244710</text:p>
              </table:table-cell>
              <table:table-cell office:value-type="float" office:value="236777">
                <text:p>236777</text:p>
              </table:table-cell>
              <table:table-cell office:value-type="float" office:value="243101">
                <text:p>24310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52859">
                <text:p>252859</text:p>
              </table:table-cell>
              <table:table-cell office:value-type="float" office:value="254356">
                <text:p>254356</text:p>
              </table:table-cell>
              <table:table-cell office:value-type="float" office:value="251232">
                <text:p>251232</text:p>
              </table:table-cell>
              <table:table-cell office:value-type="float" office:value="252816">
                <text:p>25281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74669">
                <text:p>574669</text:p>
              </table:table-cell>
              <table:table-cell office:value-type="float" office:value="258005">
                <text:p>258005</text:p>
              </table:table-cell>
              <table:table-cell office:value-type="float" office:value="257804">
                <text:p>257804</text:p>
              </table:table-cell>
              <table:table-cell office:value-type="float" office:value="363493">
                <text:p>36349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61125">
                <text:p>261125</text:p>
              </table:table-cell>
              <table:table-cell office:value-type="float" office:value="265697">
                <text:p>265697</text:p>
              </table:table-cell>
              <table:table-cell office:value-type="float" office:value="303276">
                <text:p>303276</text:p>
              </table:table-cell>
              <table:table-cell office:value-type="float" office:value="276699">
                <text:p>27669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30135">
                <text:p>330135</text:p>
              </table:table-cell>
              <table:table-cell office:value-type="float" office:value="423746">
                <text:p>423746</text:p>
              </table:table-cell>
              <table:table-cell office:value-type="float" office:value="341189">
                <text:p>341189</text:p>
              </table:table-cell>
              <table:table-cell office:value-type="float" office:value="365023">
                <text:p>36502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581119">
                <text:p>581119</text:p>
              </table:table-cell>
              <table:table-cell office:value-type="float" office:value="486690">
                <text:p>486690</text:p>
              </table:table-cell>
              <table:table-cell office:value-type="float" office:value="530842">
                <text:p>530842</text:p>
              </table:table-cell>
              <table:table-cell office:value-type="float" office:value="532884">
                <text:p>53288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640849">
                <text:p>640849</text:p>
              </table:table-cell>
              <table:table-cell office:value-type="float" office:value="620280">
                <text:p>620280</text:p>
              </table:table-cell>
              <table:table-cell office:value-type="float" office:value="547557">
                <text:p>547557</text:p>
              </table:table-cell>
              <table:table-cell office:value-type="float" office:value="602895">
                <text:p>60289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631503">
                <text:p>631503</text:p>
              </table:table-cell>
              <table:table-cell office:value-type="float" office:value="603817">
                <text:p>603817</text:p>
              </table:table-cell>
              <table:table-cell office:value-type="float" office:value="609558">
                <text:p>609558</text:p>
              </table:table-cell>
              <table:table-cell office:value-type="float" office:value="614959">
                <text:p>614959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668734">
                <text:p>668734</text:p>
              </table:table-cell>
              <table:table-cell office:value-type="float" office:value="699857">
                <text:p>699857</text:p>
              </table:table-cell>
              <table:table-cell office:value-type="float" office:value="674779">
                <text:p>674779</text:p>
              </table:table-cell>
              <table:table-cell office:value-type="float" office:value="681123">
                <text:p>68112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670650">
                <text:p>670650</text:p>
              </table:table-cell>
              <table:table-cell office:value-type="float" office:value="649559">
                <text:p>649559</text:p>
              </table:table-cell>
              <table:table-cell office:value-type="float" office:value="647191">
                <text:p>647191</text:p>
              </table:table-cell>
              <table:table-cell office:value-type="float" office:value="655800">
                <text:p>655800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665061">
                <text:p>665061</text:p>
              </table:table-cell>
              <table:table-cell office:value-type="float" office:value="649932">
                <text:p>649932</text:p>
              </table:table-cell>
              <table:table-cell office:value-type="float" office:value="662443">
                <text:p>662443</text:p>
              </table:table-cell>
              <table:table-cell office:value-type="float" office:value="659145">
                <text:p>65914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694755">
                <text:p>694755</text:p>
              </table:table-cell>
              <table:table-cell office:value-type="float" office:value="692700">
                <text:p>692700</text:p>
              </table:table-cell>
              <table:table-cell office:value-type="float" office:value="686262">
                <text:p>686262</text:p>
              </table:table-cell>
              <table:table-cell office:value-type="float" office:value="691239">
                <text:p>69123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441253">
                <text:p>441253</text:p>
              </table:table-cell>
              <table:table-cell office:value-type="float" office:value="430409">
                <text:p>430409</text:p>
              </table:table-cell>
              <table:table-cell office:value-type="float" office:value="418046">
                <text:p>418046</text:p>
              </table:table-cell>
              <table:table-cell office:value-type="float" office:value="429903">
                <text:p>42990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50715">
                <text:p>250715</text:p>
              </table:table-cell>
              <table:table-cell office:value-type="float" office:value="254873">
                <text:p>254873</text:p>
              </table:table-cell>
              <table:table-cell office:value-type="float" office:value="233975">
                <text:p>233975</text:p>
              </table:table-cell>
              <table:table-cell office:value-type="float" office:value="246521">
                <text:p>24652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195682">
                <text:p>195682</text:p>
              </table:table-cell>
              <table:table-cell office:value-type="float" office:value="241324">
                <text:p>241324</text:p>
              </table:table-cell>
              <table:table-cell office:value-type="float" office:value="240132">
                <text:p>240132</text:p>
              </table:table-cell>
              <table:table-cell office:value-type="float" office:value="225713">
                <text:p>22571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99439">
                <text:p>199439</text:p>
              </table:table-cell>
              <table:table-cell office:value-type="float" office:value="203337">
                <text:p>203337</text:p>
              </table:table-cell>
              <table:table-cell office:value-type="float" office:value="203210">
                <text:p>203210</text:p>
              </table:table-cell>
              <table:table-cell office:value-type="float" office:value="201995">
                <text:p>201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16cm" xlink:href=".." xlink:type="simple" chart:class="chart:line" chart:style-name="ch1">
        <chart:title svg:x="6.831cm" svg:y="0.302cm" chart:style-name="ch2">
          <text:p>EXT3 HDD</text:p>
        </chart:title>
        <chart:subtitle svg:x="5.984cm" svg:y="1.273cm" chart:style-name="ch3">
          <text:p>ESCRITA ALEATÓRIA</text:p>
        </chart:subtitle>
        <chart:legend chart:legend-position="end" svg:x="13.543cm" svg:y="3.112cm" style:legend-expansion="high" chart:style-name="ch4"/>
        <chart:plot-area chart:style-name="ch5" table:cell-range-address="'EXT3 HDD'.A106:'EXT3 HDD'.E123 'EXT3 HDD'.B105:'EXT3 HDD'.E105" chart:data-source-has-labels="both" svg:x="1.33cm" svg:y="2.314cm" svg:width="11.575cm" svg:height="4.855cm">
          <chartooo:coordinate-region svg:x="3.089cm" svg:y="2.513cm" svg:width="9.816cm" svg:height="3.06cm"/>
          <chart:axis chart:dimension="x" chart:name="primary-x" chart:style-name="ch6" chartooo:axis-type="auto">
            <chartooo:date-scale/>
            <chart:title svg:x="6.848cm" svg:y="7.335cm" chart:style-name="ch7">
              <text:p>KB</text:p>
            </chart:title>
            <chart:categories table:cell-range-address="'EXT3 HDD'.A106:'EXT3 HDD'.A123"/>
          </chart:axis>
          <chart:axis chart:dimension="y" chart:name="primary-y" chart:style-name="ch6">
            <chart:title svg:x="0.451cm" svg:y="5.155cm" chart:style-name="ch8">
              <text:p>KB/S</text:p>
            </chart:title>
            <chart:grid chart:style-name="ch9" chart:class="major"/>
          </chart:axis>
          <chart:series chart:style-name="ch10" chart:values-cell-range-address="'EXT3 HDD'.B106:'EXT3 HDD'.B123" chart:label-cell-address="'EXT3 HDD'.B105:'EXT3 HDD'.B105" chart:class="chart:line">
            <chart:data-point chart:repeated="18"/>
          </chart:series>
          <chart:series chart:style-name="ch11" chart:values-cell-range-address="'EXT3 HDD'.C106:'EXT3 HDD'.C123" chart:label-cell-address="'EXT3 HDD'.C105:'EXT3 HDD'.C105" chart:class="chart:line">
            <chart:data-point chart:repeated="18"/>
          </chart:series>
          <chart:series chart:style-name="ch12" chart:values-cell-range-address="'EXT3 HDD'.D106:'EXT3 HDD'.D123" chart:label-cell-address="'EXT3 HDD'.D105:'EXT3 HDD'.D105" chart:class="chart:line">
            <chart:data-point chart:repeated="18"/>
          </chart:series>
          <chart:series chart:style-name="ch13" chart:values-cell-range-address="'EXT3 HDD'.E106:'EXT3 HDD'.E123" chart:label-cell-address="'EXT3 HDD'.E105:'EXT3 HDD'.E10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EXT3 HDD'.B105:'EXT3 HDD'.B105</svg:desc>
                </draw:g>
              </table:table-cell>
              <table:table-cell office:value-type="string">
                <text:p>Teste 2</text:p>
                <draw:g>
                  <svg:desc>'EXT3 HDD'.C105:'EXT3 HDD'.C105</svg:desc>
                </draw:g>
              </table:table-cell>
              <table:table-cell office:value-type="string">
                <text:p>Teste 3</text:p>
                <draw:g>
                  <svg:desc>'EXT3 HDD'.D105:'EXT3 HDD'.D105</svg:desc>
                </draw:g>
              </table:table-cell>
              <table:table-cell office:value-type="string">
                <text:p>Média</text:p>
                <draw:g>
                  <svg:desc>'EXT3 HDD'.E105:'EXT3 HDD'.E10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EXT3 HDD'.A106:'EXT3 HDD'.A123</svg:desc>
                </draw:g>
              </table:table-cell>
              <table:table-cell office:value-type="float" office:value="1330167">
                <text:p>1330167</text:p>
                <draw:g>
                  <svg:desc>'EXT3 HDD'.B106:'EXT3 HDD'.B123</svg:desc>
                </draw:g>
              </table:table-cell>
              <table:table-cell office:value-type="float" office:value="913649">
                <text:p>913649</text:p>
                <draw:g>
                  <svg:desc>'EXT3 HDD'.C106:'EXT3 HDD'.C123</svg:desc>
                </draw:g>
              </table:table-cell>
              <table:table-cell office:value-type="float" office:value="752329">
                <text:p>752329</text:p>
                <draw:g>
                  <svg:desc>'EXT3 HDD'.D106:'EXT3 HDD'.D123</svg:desc>
                </draw:g>
              </table:table-cell>
              <table:table-cell office:value-type="float" office:value="998715">
                <text:p>998715</text:p>
                <draw:g>
                  <svg:desc>'EXT3 HDD'.E106:'EXT3 HDD'.E12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55701">
                <text:p>1455701</text:p>
              </table:table-cell>
              <table:table-cell office:value-type="float" office:value="978253">
                <text:p>978253</text:p>
              </table:table-cell>
              <table:table-cell office:value-type="float" office:value="969421">
                <text:p>969421</text:p>
              </table:table-cell>
              <table:table-cell office:value-type="float" office:value="1134458">
                <text:p>113445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894929">
                <text:p>894929</text:p>
              </table:table-cell>
              <table:table-cell office:value-type="float" office:value="1062263">
                <text:p>1062263</text:p>
              </table:table-cell>
              <table:table-cell office:value-type="float" office:value="1090308">
                <text:p>1090308</text:p>
              </table:table-cell>
              <table:table-cell office:value-type="float" office:value="1015833">
                <text:p>10158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064794">
                <text:p>1064794</text:p>
              </table:table-cell>
              <table:table-cell office:value-type="float" office:value="1084694">
                <text:p>1084694</text:p>
              </table:table-cell>
              <table:table-cell office:value-type="float" office:value="968292">
                <text:p>968292</text:p>
              </table:table-cell>
              <table:table-cell office:value-type="float" office:value="1039260">
                <text:p>103926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073525">
                <text:p>1073525</text:p>
              </table:table-cell>
              <table:table-cell office:value-type="float" office:value="1136593">
                <text:p>1136593</text:p>
              </table:table-cell>
              <table:table-cell office:value-type="float" office:value="1063425">
                <text:p>1063425</text:p>
              </table:table-cell>
              <table:table-cell office:value-type="float" office:value="1091181">
                <text:p>109118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030239">
                <text:p>1030239</text:p>
              </table:table-cell>
              <table:table-cell office:value-type="float" office:value="1034831">
                <text:p>1034831</text:p>
              </table:table-cell>
              <table:table-cell office:value-type="float" office:value="1040094">
                <text:p>1040094</text:p>
              </table:table-cell>
              <table:table-cell office:value-type="float" office:value="1035055">
                <text:p>103505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009879">
                <text:p>1009879</text:p>
              </table:table-cell>
              <table:table-cell office:value-type="float" office:value="992034">
                <text:p>992034</text:p>
              </table:table-cell>
              <table:table-cell office:value-type="float" office:value="973374">
                <text:p>973374</text:p>
              </table:table-cell>
              <table:table-cell office:value-type="float" office:value="991762">
                <text:p>99176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732295">
                <text:p>1732295</text:p>
              </table:table-cell>
              <table:table-cell office:value-type="float" office:value="1454761">
                <text:p>1454761</text:p>
              </table:table-cell>
              <table:table-cell office:value-type="float" office:value="2114600">
                <text:p>2114600</text:p>
              </table:table-cell>
              <table:table-cell office:value-type="float" office:value="1767219">
                <text:p>1767219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355762">
                <text:p>2355762</text:p>
              </table:table-cell>
              <table:table-cell office:value-type="float" office:value="2327910">
                <text:p>2327910</text:p>
              </table:table-cell>
              <table:table-cell office:value-type="float" office:value="2303100">
                <text:p>2303100</text:p>
              </table:table-cell>
              <table:table-cell office:value-type="float" office:value="2328924">
                <text:p>232892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280130">
                <text:p>2280130</text:p>
              </table:table-cell>
              <table:table-cell office:value-type="float" office:value="2276353">
                <text:p>2276353</text:p>
              </table:table-cell>
              <table:table-cell office:value-type="float" office:value="2270337">
                <text:p>2270337</text:p>
              </table:table-cell>
              <table:table-cell office:value-type="float" office:value="2275607">
                <text:p>227560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275803">
                <text:p>2275803</text:p>
              </table:table-cell>
              <table:table-cell office:value-type="float" office:value="2258061">
                <text:p>2258061</text:p>
              </table:table-cell>
              <table:table-cell office:value-type="float" office:value="2242385">
                <text:p>2242385</text:p>
              </table:table-cell>
              <table:table-cell office:value-type="float" office:value="2258750">
                <text:p>2258750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283325">
                <text:p>2283325</text:p>
              </table:table-cell>
              <table:table-cell office:value-type="float" office:value="2282045">
                <text:p>2282045</text:p>
              </table:table-cell>
              <table:table-cell office:value-type="float" office:value="2289554">
                <text:p>2289554</text:p>
              </table:table-cell>
              <table:table-cell office:value-type="float" office:value="2284975">
                <text:p>228497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175993">
                <text:p>2175993</text:p>
              </table:table-cell>
              <table:table-cell office:value-type="float" office:value="2277257">
                <text:p>2277257</text:p>
              </table:table-cell>
              <table:table-cell office:value-type="float" office:value="2308056">
                <text:p>2308056</text:p>
              </table:table-cell>
              <table:table-cell office:value-type="float" office:value="2253769">
                <text:p>2253769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335701">
                <text:p>2335701</text:p>
              </table:table-cell>
              <table:table-cell office:value-type="float" office:value="2313970">
                <text:p>2313970</text:p>
              </table:table-cell>
              <table:table-cell office:value-type="float" office:value="2299298">
                <text:p>2299298</text:p>
              </table:table-cell>
              <table:table-cell office:value-type="float" office:value="2316323">
                <text:p>231632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250496">
                <text:p>2250496</text:p>
              </table:table-cell>
              <table:table-cell office:value-type="float" office:value="2294290">
                <text:p>2294290</text:p>
              </table:table-cell>
              <table:table-cell office:value-type="float" office:value="2282613">
                <text:p>2282613</text:p>
              </table:table-cell>
              <table:table-cell office:value-type="float" office:value="2275800">
                <text:p>2275800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303141">
                <text:p>303141</text:p>
              </table:table-cell>
              <table:table-cell office:value-type="float" office:value="302778">
                <text:p>302778</text:p>
              </table:table-cell>
              <table:table-cell office:value-type="float" office:value="302381">
                <text:p>302381</text:p>
              </table:table-cell>
              <table:table-cell office:value-type="float" office:value="302767">
                <text:p>30276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126370">
                <text:p>126370</text:p>
              </table:table-cell>
              <table:table-cell office:value-type="float" office:value="128927">
                <text:p>128927</text:p>
              </table:table-cell>
              <table:table-cell office:value-type="float" office:value="125744">
                <text:p>125744</text:p>
              </table:table-cell>
              <table:table-cell office:value-type="float" office:value="127014">
                <text:p>12701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62784">
                <text:p>62784</text:p>
              </table:table-cell>
              <table:table-cell office:value-type="float" office:value="61831">
                <text:p>61831</text:p>
              </table:table-cell>
              <table:table-cell office:value-type="float" office:value="61360">
                <text:p>61360</text:p>
              </table:table-cell>
              <table:table-cell office:value-type="float" office:value="61992">
                <text:p>6199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69cm" xlink:href=".." xlink:type="simple" chart:class="chart:line" chart:style-name="ch1">
        <chart:title svg:x="6.831cm" svg:y="0.303cm" chart:style-name="ch2">
          <text:p>EXT4 HDD</text:p>
        </chart:title>
        <chart:subtitle svg:x="6.751cm" svg:y="1.275cm" chart:style-name="ch3">
          <text:p>RE-ESCRITA</text:p>
        </chart:subtitle>
        <chart:legend chart:legend-position="end" svg:x="13.543cm" svg:y="3.138cm" style:legend-expansion="high" chart:style-name="ch4"/>
        <chart:plot-area chart:style-name="ch5" table:cell-range-address="'EXT4 HDD'.A26:'EXT4 HDD'.E43 'EXT4 HDD'.B25:'EXT4 HDD'.E25" chart:data-source-has-labels="both" svg:x="1.33cm" svg:y="2.318cm" svg:width="11.575cm" svg:height="4.903cm">
          <chartooo:coordinate-region svg:x="3.089cm" svg:y="2.517cm" svg:width="9.816cm" svg:height="3.108cm"/>
          <chart:axis chart:dimension="x" chart:name="primary-x" chart:style-name="ch6" chartooo:axis-type="auto">
            <chartooo:date-scale/>
            <chart:title svg:x="6.848cm" svg:y="7.388cm" chart:style-name="ch7">
              <text:p>KB</text:p>
            </chart:title>
            <chart:categories table:cell-range-address="'EXT4 HDD'.A26:'EXT4 HDD'.A43"/>
          </chart:axis>
          <chart:axis chart:dimension="y" chart:name="primary-y" chart:style-name="ch6">
            <chart:title svg:x="0.451cm" svg:y="5.183cm" chart:style-name="ch8">
              <text:p>KB/S</text:p>
            </chart:title>
            <chart:grid chart:style-name="ch9" chart:class="major"/>
          </chart:axis>
          <chart:series chart:style-name="ch10" chart:values-cell-range-address="'EXT4 HDD'.B26:'EXT4 HDD'.B43" chart:label-cell-address="'EXT4 HDD'.B25:'EXT4 HDD'.B25" chart:class="chart:line">
            <chart:data-point chart:repeated="18"/>
          </chart:series>
          <chart:series chart:style-name="ch11" chart:values-cell-range-address="'EXT4 HDD'.C26:'EXT4 HDD'.C43" chart:label-cell-address="'EXT4 HDD'.C25:'EXT4 HDD'.C25" chart:class="chart:line">
            <chart:data-point chart:repeated="18"/>
          </chart:series>
          <chart:series chart:style-name="ch12" chart:values-cell-range-address="'EXT4 HDD'.D26:'EXT4 HDD'.D43" chart:label-cell-address="'EXT4 HDD'.D25:'EXT4 HDD'.D25" chart:class="chart:line">
            <chart:data-point chart:repeated="18"/>
          </chart:series>
          <chart:series chart:style-name="ch13" chart:values-cell-range-address="'EXT4 HDD'.E26:'EXT4 HDD'.E43" chart:label-cell-address="'EXT4 HDD'.E25:'EXT4 HDD'.E2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EXT4 HDD'.B25:'EXT4 HDD'.B25</svg:desc>
                </draw:g>
              </table:table-cell>
              <table:table-cell office:value-type="string">
                <text:p>Teste 2</text:p>
                <draw:g>
                  <svg:desc>'EXT4 HDD'.C25:'EXT4 HDD'.C25</svg:desc>
                </draw:g>
              </table:table-cell>
              <table:table-cell office:value-type="string">
                <text:p>Teste 3</text:p>
                <draw:g>
                  <svg:desc>'EXT4 HDD'.D25:'EXT4 HDD'.D25</svg:desc>
                </draw:g>
              </table:table-cell>
              <table:table-cell office:value-type="string">
                <text:p>Média</text:p>
                <draw:g>
                  <svg:desc>'EXT4 HDD'.E25:'EXT4 HDD'.E2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EXT4 HDD'.A26:'EXT4 HDD'.A43</svg:desc>
                </draw:g>
              </table:table-cell>
              <table:table-cell office:value-type="float" office:value="752329">
                <text:p>752329</text:p>
                <draw:g>
                  <svg:desc>'EXT4 HDD'.B26:'EXT4 HDD'.B43</svg:desc>
                </draw:g>
              </table:table-cell>
              <table:table-cell office:value-type="float" office:value="752329">
                <text:p>752329</text:p>
                <draw:g>
                  <svg:desc>'EXT4 HDD'.C26:'EXT4 HDD'.C43</svg:desc>
                </draw:g>
              </table:table-cell>
              <table:table-cell office:value-type="float" office:value="771797">
                <text:p>771797</text:p>
                <draw:g>
                  <svg:desc>'EXT4 HDD'.D26:'EXT4 HDD'.D43</svg:desc>
                </draw:g>
              </table:table-cell>
              <table:table-cell office:value-type="float" office:value="758818">
                <text:p>758818</text:p>
                <draw:g>
                  <svg:desc>'EXT4 HDD'.E26:'EXT4 HDD'.E4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864797">
                <text:p>864797</text:p>
              </table:table-cell>
              <table:table-cell office:value-type="float" office:value="859260">
                <text:p>859260</text:p>
              </table:table-cell>
              <table:table-cell office:value-type="float" office:value="853794">
                <text:p>853794</text:p>
              </table:table-cell>
              <table:table-cell office:value-type="float" office:value="859284">
                <text:p>8592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937924">
                <text:p>937924</text:p>
              </table:table-cell>
              <table:table-cell office:value-type="float" office:value="934659">
                <text:p>934659</text:p>
              </table:table-cell>
              <table:table-cell office:value-type="float" office:value="917880">
                <text:p>917880</text:p>
              </table:table-cell>
              <table:table-cell office:value-type="float" office:value="930154">
                <text:p>93015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04277">
                <text:p>904277</text:p>
              </table:table-cell>
              <table:table-cell office:value-type="float" office:value="986529">
                <text:p>986529</text:p>
              </table:table-cell>
              <table:table-cell office:value-type="float" office:value="981121">
                <text:p>981121</text:p>
              </table:table-cell>
              <table:table-cell office:value-type="float" office:value="957309">
                <text:p>95730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992412">
                <text:p>992412</text:p>
              </table:table-cell>
              <table:table-cell office:value-type="float" office:value="1012771">
                <text:p>1012771</text:p>
              </table:table-cell>
              <table:table-cell office:value-type="float" office:value="998178">
                <text:p>998178</text:p>
              </table:table-cell>
              <table:table-cell office:value-type="float" office:value="1001120">
                <text:p>100112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981728">
                <text:p>981728</text:p>
              </table:table-cell>
              <table:table-cell office:value-type="float" office:value="1000947">
                <text:p>1000947</text:p>
              </table:table-cell>
              <table:table-cell office:value-type="float" office:value="938195">
                <text:p>938195</text:p>
              </table:table-cell>
              <table:table-cell office:value-type="float" office:value="973623">
                <text:p>97362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977139">
                <text:p>977139</text:p>
              </table:table-cell>
              <table:table-cell office:value-type="float" office:value="985773">
                <text:p>985773</text:p>
              </table:table-cell>
              <table:table-cell office:value-type="float" office:value="949488">
                <text:p>949488</text:p>
              </table:table-cell>
              <table:table-cell office:value-type="float" office:value="970800">
                <text:p>970800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955876">
                <text:p>955876</text:p>
              </table:table-cell>
              <table:table-cell office:value-type="float" office:value="1411668">
                <text:p>1411668</text:p>
              </table:table-cell>
              <table:table-cell office:value-type="float" office:value="937208">
                <text:p>937208</text:p>
              </table:table-cell>
              <table:table-cell office:value-type="float" office:value="1101584">
                <text:p>110158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066181">
                <text:p>1066181</text:p>
              </table:table-cell>
              <table:table-cell office:value-type="float" office:value="1702418">
                <text:p>1702418</text:p>
              </table:table-cell>
              <table:table-cell office:value-type="float" office:value="1613254">
                <text:p>1613254</text:p>
              </table:table-cell>
              <table:table-cell office:value-type="float" office:value="1460618">
                <text:p>146061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489049">
                <text:p>1489049</text:p>
              </table:table-cell>
              <table:table-cell office:value-type="float" office:value="1868295">
                <text:p>1868295</text:p>
              </table:table-cell>
              <table:table-cell office:value-type="float" office:value="1614273">
                <text:p>1614273</text:p>
              </table:table-cell>
              <table:table-cell office:value-type="float" office:value="1657206">
                <text:p>165720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980890">
                <text:p>1980890</text:p>
              </table:table-cell>
              <table:table-cell office:value-type="float" office:value="1997995">
                <text:p>1997995</text:p>
              </table:table-cell>
              <table:table-cell office:value-type="float" office:value="1959930">
                <text:p>1959930</text:p>
              </table:table-cell>
              <table:table-cell office:value-type="float" office:value="1979605">
                <text:p>197960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155856">
                <text:p>2155856</text:p>
              </table:table-cell>
              <table:table-cell office:value-type="float" office:value="2336405">
                <text:p>2336405</text:p>
              </table:table-cell>
              <table:table-cell office:value-type="float" office:value="2063084">
                <text:p>2063084</text:p>
              </table:table-cell>
              <table:table-cell office:value-type="float" office:value="2185115">
                <text:p>218511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275315">
                <text:p>2275315</text:p>
              </table:table-cell>
              <table:table-cell office:value-type="float" office:value="2200485">
                <text:p>2200485</text:p>
              </table:table-cell>
              <table:table-cell office:value-type="float" office:value="2124927">
                <text:p>2124927</text:p>
              </table:table-cell>
              <table:table-cell office:value-type="float" office:value="2200242">
                <text:p>220024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241246">
                <text:p>2241246</text:p>
              </table:table-cell>
              <table:table-cell office:value-type="float" office:value="2261976">
                <text:p>2261976</text:p>
              </table:table-cell>
              <table:table-cell office:value-type="float" office:value="2194840">
                <text:p>2194840</text:p>
              </table:table-cell>
              <table:table-cell office:value-type="float" office:value="2232687">
                <text:p>2232687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251085">
                <text:p>2251085</text:p>
              </table:table-cell>
              <table:table-cell office:value-type="float" office:value="2235597">
                <text:p>2235597</text:p>
              </table:table-cell>
              <table:table-cell office:value-type="float" office:value="2214189">
                <text:p>2214189</text:p>
              </table:table-cell>
              <table:table-cell office:value-type="float" office:value="2233624">
                <text:p>223362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64987">
                <text:p>264987</text:p>
              </table:table-cell>
              <table:table-cell office:value-type="float" office:value="262178">
                <text:p>262178</text:p>
              </table:table-cell>
              <table:table-cell office:value-type="float" office:value="273856">
                <text:p>273856</text:p>
              </table:table-cell>
              <table:table-cell office:value-type="float" office:value="267007">
                <text:p>26700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24859">
                <text:p>224859</text:p>
              </table:table-cell>
              <table:table-cell office:value-type="float" office:value="222263">
                <text:p>222263</text:p>
              </table:table-cell>
              <table:table-cell office:value-type="float" office:value="222937">
                <text:p>222937</text:p>
              </table:table-cell>
              <table:table-cell office:value-type="float" office:value="223353">
                <text:p>22335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03719">
                <text:p>203719</text:p>
              </table:table-cell>
              <table:table-cell office:value-type="float" office:value="204340">
                <text:p>204340</text:p>
              </table:table-cell>
              <table:table-cell office:value-type="float" office:value="203987">
                <text:p>203987</text:p>
              </table:table-cell>
              <table:table-cell office:value-type="float" office:value="204015">
                <text:p>20401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69cm" xlink:href=".." xlink:type="simple" chart:class="chart:line" chart:style-name="ch1">
        <chart:title svg:x="6.831cm" svg:y="0.303cm" chart:style-name="ch2">
          <text:p>EXT4 HDD</text:p>
        </chart:title>
        <chart:subtitle svg:x="6.751cm" svg:y="1.275cm" chart:style-name="ch3">
          <text:p>RE-LEITURA</text:p>
        </chart:subtitle>
        <chart:legend chart:legend-position="end" svg:x="13.543cm" svg:y="3.138cm" style:legend-expansion="high" chart:style-name="ch4"/>
        <chart:plot-area chart:style-name="ch5" table:cell-range-address="'EXT4 HDD'.A66:'EXT4 HDD'.E83 'EXT4 HDD'.B65:'EXT4 HDD'.E65" chart:data-source-has-labels="both" svg:x="1.33cm" svg:y="2.318cm" svg:width="11.575cm" svg:height="4.903cm">
          <chartooo:coordinate-region svg:x="3.089cm" svg:y="2.517cm" svg:width="9.816cm" svg:height="3.108cm"/>
          <chart:axis chart:dimension="x" chart:name="primary-x" chart:style-name="ch6" chartooo:axis-type="auto">
            <chartooo:date-scale/>
            <chart:title svg:x="6.848cm" svg:y="7.388cm" chart:style-name="ch7">
              <text:p>KB</text:p>
            </chart:title>
            <chart:categories table:cell-range-address="'EXT4 HDD'.A66:'EXT4 HDD'.A83"/>
          </chart:axis>
          <chart:axis chart:dimension="y" chart:name="primary-y" chart:style-name="ch6">
            <chart:title svg:x="0.451cm" svg:y="5.183cm" chart:style-name="ch8">
              <text:p>KB/S</text:p>
            </chart:title>
            <chart:grid chart:style-name="ch9" chart:class="major"/>
          </chart:axis>
          <chart:series chart:style-name="ch10" chart:values-cell-range-address="'EXT4 HDD'.B66:'EXT4 HDD'.B83" chart:label-cell-address="'EXT4 HDD'.B65:'EXT4 HDD'.B65" chart:class="chart:line">
            <chart:data-point chart:repeated="18"/>
          </chart:series>
          <chart:series chart:style-name="ch11" chart:values-cell-range-address="'EXT4 HDD'.C66:'EXT4 HDD'.C83" chart:label-cell-address="'EXT4 HDD'.C65:'EXT4 HDD'.C65" chart:class="chart:line">
            <chart:data-point chart:repeated="18"/>
          </chart:series>
          <chart:series chart:style-name="ch12" chart:values-cell-range-address="'EXT4 HDD'.D66:'EXT4 HDD'.D83" chart:label-cell-address="'EXT4 HDD'.D65:'EXT4 HDD'.D65" chart:class="chart:line">
            <chart:data-point chart:repeated="18"/>
          </chart:series>
          <chart:series chart:style-name="ch13" chart:values-cell-range-address="'EXT4 HDD'.E66:'EXT4 HDD'.E83" chart:label-cell-address="'EXT4 HDD'.E65:'EXT4 HDD'.E6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EXT4 HDD'.B65:'EXT4 HDD'.B65</svg:desc>
                </draw:g>
              </table:table-cell>
              <table:table-cell office:value-type="string">
                <text:p>Teste 2</text:p>
                <draw:g>
                  <svg:desc>'EXT4 HDD'.C65:'EXT4 HDD'.C65</svg:desc>
                </draw:g>
              </table:table-cell>
              <table:table-cell office:value-type="string">
                <text:p>Teste 3</text:p>
                <draw:g>
                  <svg:desc>'EXT4 HDD'.D65:'EXT4 HDD'.D65</svg:desc>
                </draw:g>
              </table:table-cell>
              <table:table-cell office:value-type="string">
                <text:p>Média</text:p>
                <draw:g>
                  <svg:desc>'EXT4 HDD'.E65:'EXT4 HDD'.E6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EXT4 HDD'.A66:'EXT4 HDD'.A83</svg:desc>
                </draw:g>
              </table:table-cell>
              <table:table-cell office:value-type="float" office:value="3363612">
                <text:p>3363612</text:p>
                <draw:g>
                  <svg:desc>'EXT4 HDD'.B66:'EXT4 HDD'.B83</svg:desc>
                </draw:g>
              </table:table-cell>
              <table:table-cell office:value-type="float" office:value="3363612">
                <text:p>3363612</text:p>
                <draw:g>
                  <svg:desc>'EXT4 HDD'.C66:'EXT4 HDD'.C83</svg:desc>
                </draw:g>
              </table:table-cell>
              <table:table-cell office:value-type="float" office:value="3057153">
                <text:p>3057153</text:p>
                <draw:g>
                  <svg:desc>'EXT4 HDD'.D66:'EXT4 HDD'.D83</svg:desc>
                </draw:g>
              </table:table-cell>
              <table:table-cell office:value-type="float" office:value="3261459">
                <text:p>3261459</text:p>
                <draw:g>
                  <svg:desc>'EXT4 HDD'.E66:'EXT4 HDD'.E8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124872">
                <text:p>3124872</text:p>
              </table:table-cell>
              <table:table-cell office:value-type="float" office:value="3053774">
                <text:p>3053774</text:p>
              </table:table-cell>
              <table:table-cell office:value-type="float" office:value="3106789">
                <text:p>3106789</text:p>
              </table:table-cell>
              <table:table-cell office:value-type="float" office:value="3095145">
                <text:p>309514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043436">
                <text:p>3043436</text:p>
              </table:table-cell>
              <table:table-cell office:value-type="float" office:value="2984226">
                <text:p>2984226</text:p>
              </table:table-cell>
              <table:table-cell office:value-type="float" office:value="2872459">
                <text:p>2872459</text:p>
              </table:table-cell>
              <table:table-cell office:value-type="float" office:value="2966707">
                <text:p>296670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975154">
                <text:p>2975154</text:p>
              </table:table-cell>
              <table:table-cell office:value-type="float" office:value="3029721">
                <text:p>3029721</text:p>
              </table:table-cell>
              <table:table-cell office:value-type="float" office:value="2894940">
                <text:p>2894940</text:p>
              </table:table-cell>
              <table:table-cell office:value-type="float" office:value="2966605">
                <text:p>296660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976816">
                <text:p>2976816</text:p>
              </table:table-cell>
              <table:table-cell office:value-type="float" office:value="3046495">
                <text:p>3046495</text:p>
              </table:table-cell>
              <table:table-cell office:value-type="float" office:value="2869422">
                <text:p>2869422</text:p>
              </table:table-cell>
              <table:table-cell office:value-type="float" office:value="2964244">
                <text:p>296424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797290">
                <text:p>2797290</text:p>
              </table:table-cell>
              <table:table-cell office:value-type="float" office:value="2959183">
                <text:p>2959183</text:p>
              </table:table-cell>
              <table:table-cell office:value-type="float" office:value="2782790">
                <text:p>2782790</text:p>
              </table:table-cell>
              <table:table-cell office:value-type="float" office:value="2846421">
                <text:p>284642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720138">
                <text:p>2720138</text:p>
              </table:table-cell>
              <table:table-cell office:value-type="float" office:value="2754594">
                <text:p>2754594</text:p>
              </table:table-cell>
              <table:table-cell office:value-type="float" office:value="2605455">
                <text:p>2605455</text:p>
              </table:table-cell>
              <table:table-cell office:value-type="float" office:value="2693396">
                <text:p>269339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555994">
                <text:p>2555994</text:p>
              </table:table-cell>
              <table:table-cell office:value-type="float" office:value="2705532">
                <text:p>2705532</text:p>
              </table:table-cell>
              <table:table-cell office:value-type="float" office:value="2337905">
                <text:p>2337905</text:p>
              </table:table-cell>
              <table:table-cell office:value-type="float" office:value="2533144">
                <text:p>253314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529165">
                <text:p>2529165</text:p>
              </table:table-cell>
              <table:table-cell office:value-type="float" office:value="2960157">
                <text:p>2960157</text:p>
              </table:table-cell>
              <table:table-cell office:value-type="float" office:value="4744900">
                <text:p>4744900</text:p>
              </table:table-cell>
              <table:table-cell office:value-type="float" office:value="3411407">
                <text:p>341140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3585039">
                <text:p>3585039</text:p>
              </table:table-cell>
              <table:table-cell office:value-type="float" office:value="5805773">
                <text:p>5805773</text:p>
              </table:table-cell>
              <table:table-cell office:value-type="float" office:value="3131526">
                <text:p>3131526</text:p>
              </table:table-cell>
              <table:table-cell office:value-type="float" office:value="4174113">
                <text:p>4174113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4170832">
                <text:p>4170832</text:p>
              </table:table-cell>
              <table:table-cell office:value-type="float" office:value="5715691">
                <text:p>5715691</text:p>
              </table:table-cell>
              <table:table-cell office:value-type="float" office:value="5057569">
                <text:p>5057569</text:p>
              </table:table-cell>
              <table:table-cell office:value-type="float" office:value="4981364">
                <text:p>498136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556018">
                <text:p>5556018</text:p>
              </table:table-cell>
              <table:table-cell office:value-type="float" office:value="5386182">
                <text:p>5386182</text:p>
              </table:table-cell>
              <table:table-cell office:value-type="float" office:value="5264558">
                <text:p>5264558</text:p>
              </table:table-cell>
              <table:table-cell office:value-type="float" office:value="5402253">
                <text:p>540225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481666">
                <text:p>5481666</text:p>
              </table:table-cell>
              <table:table-cell office:value-type="float" office:value="5435409">
                <text:p>5435409</text:p>
              </table:table-cell>
              <table:table-cell office:value-type="float" office:value="5226789">
                <text:p>5226789</text:p>
              </table:table-cell>
              <table:table-cell office:value-type="float" office:value="5381288">
                <text:p>538128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885456">
                <text:p>5885456</text:p>
              </table:table-cell>
              <table:table-cell office:value-type="float" office:value="5718732">
                <text:p>5718732</text:p>
              </table:table-cell>
              <table:table-cell office:value-type="float" office:value="5654414">
                <text:p>5654414</text:p>
              </table:table-cell>
              <table:table-cell office:value-type="float" office:value="5752867">
                <text:p>5752867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917598">
                <text:p>5917598</text:p>
              </table:table-cell>
              <table:table-cell office:value-type="float" office:value="5890847">
                <text:p>5890847</text:p>
              </table:table-cell>
              <table:table-cell office:value-type="float" office:value="5765874">
                <text:p>5765874</text:p>
              </table:table-cell>
              <table:table-cell office:value-type="float" office:value="5858106">
                <text:p>585810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930104">
                <text:p>5930104</text:p>
              </table:table-cell>
              <table:table-cell office:value-type="float" office:value="5904623">
                <text:p>5904623</text:p>
              </table:table-cell>
              <table:table-cell office:value-type="float" office:value="5912497">
                <text:p>5912497</text:p>
              </table:table-cell>
              <table:table-cell office:value-type="float" office:value="5915741">
                <text:p>591574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6036532">
                <text:p>6036532</text:p>
              </table:table-cell>
              <table:table-cell office:value-type="float" office:value="5955856">
                <text:p>5955856</text:p>
              </table:table-cell>
              <table:table-cell office:value-type="float" office:value="5919241">
                <text:p>5919241</text:p>
              </table:table-cell>
              <table:table-cell office:value-type="float" office:value="5970543">
                <text:p>597054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80356">
                <text:p>180356</text:p>
              </table:table-cell>
              <table:table-cell office:value-type="float" office:value="180343">
                <text:p>180343</text:p>
              </table:table-cell>
              <table:table-cell office:value-type="float" office:value="179992">
                <text:p>179992</text:p>
              </table:table-cell>
              <table:table-cell office:value-type="float" office:value="180230">
                <text:p>18023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69cm" xlink:href=".." xlink:type="simple" chart:class="chart:line" chart:style-name="ch1">
        <chart:title svg:x="6.857cm" svg:y="0.303cm" chart:style-name="ch2">
          <text:p>EXT4 HDD</text:p>
        </chart:title>
        <chart:subtitle svg:x="6.024cm" svg:y="1.249cm" chart:style-name="ch3">
          <text:p>LEITURA ALEATÓRIA</text:p>
        </chart:subtitle>
        <chart:legend chart:legend-position="end" svg:x="13.516cm" svg:y="3.138cm" style:legend-expansion="high" chart:style-name="ch4"/>
        <chart:plot-area chart:style-name="ch5" table:cell-range-address="'EXT4 HDD'.A86:'EXT4 HDD'.E103 'EXT4 HDD'.B85:'EXT4 HDD'.E85" chart:data-source-has-labels="both" svg:x="1.33cm" svg:y="2.266cm" svg:width="11.548cm" svg:height="4.955cm">
          <chartooo:coordinate-region svg:x="3.089cm" svg:y="2.465cm" svg:width="9.789cm" svg:height="3.16cm"/>
          <chart:axis chart:dimension="x" chart:name="primary-x" chart:style-name="ch6" chartooo:axis-type="auto">
            <chartooo:date-scale/>
            <chart:title svg:x="6.835cm" svg:y="7.388cm" chart:style-name="ch7">
              <text:p>KB</text:p>
            </chart:title>
            <chart:categories table:cell-range-address="'EXT4 HDD'.A86:'EXT4 HDD'.A103"/>
          </chart:axis>
          <chart:axis chart:dimension="y" chart:name="primary-y" chart:style-name="ch6">
            <chart:title svg:x="0.451cm" svg:y="5.157cm" chart:style-name="ch8">
              <text:p>KB/S</text:p>
            </chart:title>
            <chart:grid chart:style-name="ch9" chart:class="major"/>
          </chart:axis>
          <chart:series chart:style-name="ch10" chart:values-cell-range-address="'EXT4 HDD'.B86:'EXT4 HDD'.B103" chart:label-cell-address="'EXT4 HDD'.B85:'EXT4 HDD'.B85" chart:class="chart:line">
            <chart:data-point chart:repeated="18"/>
          </chart:series>
          <chart:series chart:style-name="ch11" chart:values-cell-range-address="'EXT4 HDD'.C86:'EXT4 HDD'.C103" chart:label-cell-address="'EXT4 HDD'.C85:'EXT4 HDD'.C85" chart:class="chart:line">
            <chart:data-point chart:repeated="18"/>
          </chart:series>
          <chart:series chart:style-name="ch12" chart:values-cell-range-address="'EXT4 HDD'.D86:'EXT4 HDD'.D103" chart:label-cell-address="'EXT4 HDD'.D85:'EXT4 HDD'.D85" chart:class="chart:line">
            <chart:data-point chart:repeated="18"/>
          </chart:series>
          <chart:series chart:style-name="ch13" chart:values-cell-range-address="'EXT4 HDD'.E86:'EXT4 HDD'.E103" chart:label-cell-address="'EXT4 HDD'.E85:'EXT4 HDD'.E8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EXT4 HDD'.B85:'EXT4 HDD'.B85</svg:desc>
                </draw:g>
              </table:table-cell>
              <table:table-cell office:value-type="string">
                <text:p>Teste 2</text:p>
                <draw:g>
                  <svg:desc>'EXT4 HDD'.C85:'EXT4 HDD'.C85</svg:desc>
                </draw:g>
              </table:table-cell>
              <table:table-cell office:value-type="string">
                <text:p>Teste 3</text:p>
                <draw:g>
                  <svg:desc>'EXT4 HDD'.D85:'EXT4 HDD'.D85</svg:desc>
                </draw:g>
              </table:table-cell>
              <table:table-cell office:value-type="string">
                <text:p>Média</text:p>
                <draw:g>
                  <svg:desc>'EXT4 HDD'.E85:'EXT4 HDD'.E8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EXT4 HDD'.A86:'EXT4 HDD'.A103</svg:desc>
                </draw:g>
              </table:table-cell>
              <table:table-cell office:value-type="float" office:value="3363612">
                <text:p>3363612</text:p>
                <draw:g>
                  <svg:desc>'EXT4 HDD'.B86:'EXT4 HDD'.B103</svg:desc>
                </draw:g>
              </table:table-cell>
              <table:table-cell office:value-type="float" office:value="2892445">
                <text:p>2892445</text:p>
                <draw:g>
                  <svg:desc>'EXT4 HDD'.C86:'EXT4 HDD'.C103</svg:desc>
                </draw:g>
              </table:table-cell>
              <table:table-cell office:value-type="float" office:value="3406295">
                <text:p>3406295</text:p>
                <draw:g>
                  <svg:desc>'EXT4 HDD'.D86:'EXT4 HDD'.D103</svg:desc>
                </draw:g>
              </table:table-cell>
              <table:table-cell office:value-type="float" office:value="3220784">
                <text:p>3220784</text:p>
                <draw:g>
                  <svg:desc>'EXT4 HDD'.E86:'EXT4 HDD'.E10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560017">
                <text:p>3560017</text:p>
              </table:table-cell>
              <table:table-cell office:value-type="float" office:value="3359523">
                <text:p>3359523</text:p>
              </table:table-cell>
              <table:table-cell office:value-type="float" office:value="3445772">
                <text:p>3445772</text:p>
              </table:table-cell>
              <table:table-cell office:value-type="float" office:value="3455104">
                <text:p>345510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207059">
                <text:p>3207059</text:p>
              </table:table-cell>
              <table:table-cell office:value-type="float" office:value="3087188">
                <text:p>3087188</text:p>
              </table:table-cell>
              <table:table-cell office:value-type="float" office:value="3421677">
                <text:p>3421677</text:p>
              </table:table-cell>
              <table:table-cell office:value-type="float" office:value="3238641">
                <text:p>323864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201349">
                <text:p>3201349</text:p>
              </table:table-cell>
              <table:table-cell office:value-type="float" office:value="3580298">
                <text:p>3580298</text:p>
              </table:table-cell>
              <table:table-cell office:value-type="float" office:value="3487274">
                <text:p>3487274</text:p>
              </table:table-cell>
              <table:table-cell office:value-type="float" office:value="3422974">
                <text:p>342297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112733">
                <text:p>3112733</text:p>
              </table:table-cell>
              <table:table-cell office:value-type="float" office:value="3220084">
                <text:p>3220084</text:p>
              </table:table-cell>
              <table:table-cell office:value-type="float" office:value="3029305">
                <text:p>3029305</text:p>
              </table:table-cell>
              <table:table-cell office:value-type="float" office:value="3120707">
                <text:p>312070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824887">
                <text:p>2824887</text:p>
              </table:table-cell>
              <table:table-cell office:value-type="float" office:value="2840769">
                <text:p>2840769</text:p>
              </table:table-cell>
              <table:table-cell office:value-type="float" office:value="2691246">
                <text:p>2691246</text:p>
              </table:table-cell>
              <table:table-cell office:value-type="float" office:value="2785634">
                <text:p>278563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553562">
                <text:p>2553562</text:p>
              </table:table-cell>
              <table:table-cell office:value-type="float" office:value="2445252">
                <text:p>2445252</text:p>
              </table:table-cell>
              <table:table-cell office:value-type="float" office:value="2422154">
                <text:p>2422154</text:p>
              </table:table-cell>
              <table:table-cell office:value-type="float" office:value="2473656">
                <text:p>247365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480882">
                <text:p>2480882</text:p>
              </table:table-cell>
              <table:table-cell office:value-type="float" office:value="2537870">
                <text:p>2537870</text:p>
              </table:table-cell>
              <table:table-cell office:value-type="float" office:value="2264112">
                <text:p>2264112</text:p>
              </table:table-cell>
              <table:table-cell office:value-type="float" office:value="2427621">
                <text:p>2427621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326964">
                <text:p>2326964</text:p>
              </table:table-cell>
              <table:table-cell office:value-type="float" office:value="5599328">
                <text:p>5599328</text:p>
              </table:table-cell>
              <table:table-cell office:value-type="float" office:value="4674538">
                <text:p>4674538</text:p>
              </table:table-cell>
              <table:table-cell office:value-type="float" office:value="4200277">
                <text:p>420027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450915">
                <text:p>4450915</text:p>
              </table:table-cell>
              <table:table-cell office:value-type="float" office:value="3908868">
                <text:p>3908868</text:p>
              </table:table-cell>
              <table:table-cell office:value-type="float" office:value="2336411">
                <text:p>2336411</text:p>
              </table:table-cell>
              <table:table-cell office:value-type="float" office:value="3565398">
                <text:p>356539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5420285">
                <text:p>5420285</text:p>
              </table:table-cell>
              <table:table-cell office:value-type="float" office:value="5485182">
                <text:p>5485182</text:p>
              </table:table-cell>
              <table:table-cell office:value-type="float" office:value="4799700">
                <text:p>4799700</text:p>
              </table:table-cell>
              <table:table-cell office:value-type="float" office:value="5235056">
                <text:p>5235056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472068">
                <text:p>5472068</text:p>
              </table:table-cell>
              <table:table-cell office:value-type="float" office:value="5522808">
                <text:p>5522808</text:p>
              </table:table-cell>
              <table:table-cell office:value-type="float" office:value="4996063">
                <text:p>4996063</text:p>
              </table:table-cell>
              <table:table-cell office:value-type="float" office:value="5330313">
                <text:p>533031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614685">
                <text:p>5614685</text:p>
              </table:table-cell>
              <table:table-cell office:value-type="float" office:value="5568647">
                <text:p>5568647</text:p>
              </table:table-cell>
              <table:table-cell office:value-type="float" office:value="5202404">
                <text:p>5202404</text:p>
              </table:table-cell>
              <table:table-cell office:value-type="float" office:value="5461912">
                <text:p>546191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594912">
                <text:p>5594912</text:p>
              </table:table-cell>
              <table:table-cell office:value-type="float" office:value="5568348">
                <text:p>5568348</text:p>
              </table:table-cell>
              <table:table-cell office:value-type="float" office:value="5371754">
                <text:p>5371754</text:p>
              </table:table-cell>
              <table:table-cell office:value-type="float" office:value="5511671">
                <text:p>5511671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604093">
                <text:p>5604093</text:p>
              </table:table-cell>
              <table:table-cell office:value-type="float" office:value="5547430">
                <text:p>5547430</text:p>
              </table:table-cell>
              <table:table-cell office:value-type="float" office:value="5445082">
                <text:p>5445082</text:p>
              </table:table-cell>
              <table:table-cell office:value-type="float" office:value="5532202">
                <text:p>553220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574953">
                <text:p>5574953</text:p>
              </table:table-cell>
              <table:table-cell office:value-type="float" office:value="5541031">
                <text:p>5541031</text:p>
              </table:table-cell>
              <table:table-cell office:value-type="float" office:value="5476423">
                <text:p>5476423</text:p>
              </table:table-cell>
              <table:table-cell office:value-type="float" office:value="5530802">
                <text:p>553080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567262">
                <text:p>5567262</text:p>
              </table:table-cell>
              <table:table-cell office:value-type="float" office:value="5539220">
                <text:p>5539220</text:p>
              </table:table-cell>
              <table:table-cell office:value-type="float" office:value="5483696">
                <text:p>5483696</text:p>
              </table:table-cell>
              <table:table-cell office:value-type="float" office:value="5530059">
                <text:p>5530059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2466">
                <text:p>22466</text:p>
              </table:table-cell>
              <table:table-cell office:value-type="float" office:value="23446">
                <text:p>23446</text:p>
              </table:table-cell>
              <table:table-cell office:value-type="float" office:value="25494">
                <text:p>25494</text:p>
              </table:table-cell>
              <table:table-cell office:value-type="float" office:value="23802">
                <text:p>2380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69cm" xlink:href=".." xlink:type="simple" chart:class="chart:line" chart:style-name="ch1">
        <chart:title svg:x="6.857cm" svg:y="0.303cm" chart:style-name="ch2">
          <text:p>EXT4 HDD</text:p>
        </chart:title>
        <chart:subtitle svg:x="5.984cm" svg:y="1.249cm" chart:style-name="ch3">
          <text:p>ESCRITA ALEATÓRIA</text:p>
        </chart:subtitle>
        <chart:legend chart:legend-position="end" svg:x="13.516cm" svg:y="3.138cm" style:legend-expansion="high" chart:style-name="ch4"/>
        <chart:plot-area chart:style-name="ch5" table:cell-range-address="'EXT4 HDD'.A106:'EXT4 HDD'.E123 'EXT4 HDD'.B105:'EXT4 HDD'.E105" chart:data-source-has-labels="both" svg:x="1.33cm" svg:y="2.266cm" svg:width="11.548cm" svg:height="4.955cm">
          <chartooo:coordinate-region svg:x="3.089cm" svg:y="2.465cm" svg:width="9.789cm" svg:height="3.16cm"/>
          <chart:axis chart:dimension="x" chart:name="primary-x" chart:style-name="ch6" chartooo:axis-type="auto">
            <chartooo:date-scale/>
            <chart:title svg:x="6.835cm" svg:y="7.388cm" chart:style-name="ch7">
              <text:p>KB</text:p>
            </chart:title>
            <chart:categories table:cell-range-address="'EXT4 HDD'.A106:'EXT4 HDD'.A123"/>
          </chart:axis>
          <chart:axis chart:dimension="y" chart:name="primary-y" chart:style-name="ch6">
            <chart:title svg:x="0.451cm" svg:y="5.157cm" chart:style-name="ch8">
              <text:p>KB/S</text:p>
            </chart:title>
            <chart:grid chart:style-name="ch9" chart:class="major"/>
          </chart:axis>
          <chart:series chart:style-name="ch10" chart:values-cell-range-address="'EXT4 HDD'.B106:'EXT4 HDD'.B123" chart:label-cell-address="'EXT4 HDD'.B105:'EXT4 HDD'.B105" chart:class="chart:line">
            <chart:data-point chart:repeated="18"/>
          </chart:series>
          <chart:series chart:style-name="ch11" chart:values-cell-range-address="'EXT4 HDD'.C106:'EXT4 HDD'.C123" chart:label-cell-address="'EXT4 HDD'.C105:'EXT4 HDD'.C105" chart:class="chart:line">
            <chart:data-point chart:repeated="18"/>
          </chart:series>
          <chart:series chart:style-name="ch12" chart:values-cell-range-address="'EXT4 HDD'.D106:'EXT4 HDD'.D123" chart:label-cell-address="'EXT4 HDD'.D105:'EXT4 HDD'.D105" chart:class="chart:line">
            <chart:data-point chart:repeated="18"/>
          </chart:series>
          <chart:series chart:style-name="ch13" chart:values-cell-range-address="'EXT4 HDD'.E106:'EXT4 HDD'.E123" chart:label-cell-address="'EXT4 HDD'.E105:'EXT4 HDD'.E10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EXT4 HDD'.B105:'EXT4 HDD'.B105</svg:desc>
                </draw:g>
              </table:table-cell>
              <table:table-cell office:value-type="string">
                <text:p>Teste 2</text:p>
                <draw:g>
                  <svg:desc>'EXT4 HDD'.C105:'EXT4 HDD'.C105</svg:desc>
                </draw:g>
              </table:table-cell>
              <table:table-cell office:value-type="string">
                <text:p>Teste 3</text:p>
                <draw:g>
                  <svg:desc>'EXT4 HDD'.D105:'EXT4 HDD'.D105</svg:desc>
                </draw:g>
              </table:table-cell>
              <table:table-cell office:value-type="string">
                <text:p>Média</text:p>
                <draw:g>
                  <svg:desc>'EXT4 HDD'.E105:'EXT4 HDD'.E10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EXT4 HDD'.A106:'EXT4 HDD'.A123</svg:desc>
                </draw:g>
              </table:table-cell>
              <table:table-cell office:value-type="float" office:value="926260">
                <text:p>926260</text:p>
                <draw:g>
                  <svg:desc>'EXT4 HDD'.B106:'EXT4 HDD'.B123</svg:desc>
                </draw:g>
              </table:table-cell>
              <table:table-cell office:value-type="float" office:value="926260">
                <text:p>926260</text:p>
                <draw:g>
                  <svg:desc>'EXT4 HDD'.C106:'EXT4 HDD'.C123</svg:desc>
                </draw:g>
              </table:table-cell>
              <table:table-cell office:value-type="float" office:value="926260">
                <text:p>926260</text:p>
                <draw:g>
                  <svg:desc>'EXT4 HDD'.D106:'EXT4 HDD'.D123</svg:desc>
                </draw:g>
              </table:table-cell>
              <table:table-cell office:value-type="float" office:value="926260">
                <text:p>926260</text:p>
                <draw:g>
                  <svg:desc>'EXT4 HDD'.E106:'EXT4 HDD'.E12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40839">
                <text:p>1040839</text:p>
              </table:table-cell>
              <table:table-cell office:value-type="float" office:value="1024942">
                <text:p>1024942</text:p>
              </table:table-cell>
              <table:table-cell office:value-type="float" office:value="1040839">
                <text:p>1040839</text:p>
              </table:table-cell>
              <table:table-cell office:value-type="float" office:value="1035540">
                <text:p>103554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89202">
                <text:p>1089202</text:p>
              </table:table-cell>
              <table:table-cell office:value-type="float" office:value="1093639">
                <text:p>1093639</text:p>
              </table:table-cell>
              <table:table-cell office:value-type="float" office:value="940389">
                <text:p>940389</text:p>
              </table:table-cell>
              <table:table-cell office:value-type="float" office:value="1041077">
                <text:p>104107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13374">
                <text:p>1113374</text:p>
              </table:table-cell>
              <table:table-cell office:value-type="float" office:value="1145443">
                <text:p>1145443</text:p>
              </table:table-cell>
              <table:table-cell office:value-type="float" office:value="1142396">
                <text:p>1142396</text:p>
              </table:table-cell>
              <table:table-cell office:value-type="float" office:value="1133738">
                <text:p>113373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075676">
                <text:p>1075676</text:p>
              </table:table-cell>
              <table:table-cell office:value-type="float" office:value="1155864">
                <text:p>1155864</text:p>
              </table:table-cell>
              <table:table-cell office:value-type="float" office:value="1133893">
                <text:p>1133893</text:p>
              </table:table-cell>
              <table:table-cell office:value-type="float" office:value="1121811">
                <text:p>112181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043252">
                <text:p>1043252</text:p>
              </table:table-cell>
              <table:table-cell office:value-type="float" office:value="1057899">
                <text:p>1057899</text:p>
              </table:table-cell>
              <table:table-cell office:value-type="float" office:value="978931">
                <text:p>978931</text:p>
              </table:table-cell>
              <table:table-cell office:value-type="float" office:value="1026694">
                <text:p>102669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025553">
                <text:p>1025553</text:p>
              </table:table-cell>
              <table:table-cell office:value-type="float" office:value="1010354">
                <text:p>1010354</text:p>
              </table:table-cell>
              <table:table-cell office:value-type="float" office:value="1001461">
                <text:p>1001461</text:p>
              </table:table-cell>
              <table:table-cell office:value-type="float" office:value="1012456">
                <text:p>101245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459706">
                <text:p>1459706</text:p>
              </table:table-cell>
              <table:table-cell office:value-type="float" office:value="1245739">
                <text:p>1245739</text:p>
              </table:table-cell>
              <table:table-cell office:value-type="float" office:value="1908576">
                <text:p>1908576</text:p>
              </table:table-cell>
              <table:table-cell office:value-type="float" office:value="1538007">
                <text:p>153800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616898">
                <text:p>1616898</text:p>
              </table:table-cell>
              <table:table-cell office:value-type="float" office:value="2512429">
                <text:p>2512429</text:p>
              </table:table-cell>
              <table:table-cell office:value-type="float" office:value="2312167">
                <text:p>2312167</text:p>
              </table:table-cell>
              <table:table-cell office:value-type="float" office:value="2147165">
                <text:p>214716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425130">
                <text:p>2425130</text:p>
              </table:table-cell>
              <table:table-cell office:value-type="float" office:value="2433202">
                <text:p>2433202</text:p>
              </table:table-cell>
              <table:table-cell office:value-type="float" office:value="2234895">
                <text:p>2234895</text:p>
              </table:table-cell>
              <table:table-cell office:value-type="float" office:value="2364409">
                <text:p>2364409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420726">
                <text:p>2420726</text:p>
              </table:table-cell>
              <table:table-cell office:value-type="float" office:value="2428254">
                <text:p>2428254</text:p>
              </table:table-cell>
              <table:table-cell office:value-type="float" office:value="2251477">
                <text:p>2251477</text:p>
              </table:table-cell>
              <table:table-cell office:value-type="float" office:value="2366819">
                <text:p>236681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358598">
                <text:p>2358598</text:p>
              </table:table-cell>
              <table:table-cell office:value-type="float" office:value="2364431">
                <text:p>2364431</text:p>
              </table:table-cell>
              <table:table-cell office:value-type="float" office:value="2267831">
                <text:p>2267831</text:p>
              </table:table-cell>
              <table:table-cell office:value-type="float" office:value="2330287">
                <text:p>233028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407177">
                <text:p>2407177</text:p>
              </table:table-cell>
              <table:table-cell office:value-type="float" office:value="2394819">
                <text:p>2394819</text:p>
              </table:table-cell>
              <table:table-cell office:value-type="float" office:value="2296487">
                <text:p>2296487</text:p>
              </table:table-cell>
              <table:table-cell office:value-type="float" office:value="2366161">
                <text:p>236616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355875">
                <text:p>2355875</text:p>
              </table:table-cell>
              <table:table-cell office:value-type="float" office:value="2370145">
                <text:p>2370145</text:p>
              </table:table-cell>
              <table:table-cell office:value-type="float" office:value="2349695">
                <text:p>2349695</text:p>
              </table:table-cell>
              <table:table-cell office:value-type="float" office:value="2358572">
                <text:p>235857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357500">
                <text:p>2357500</text:p>
              </table:table-cell>
              <table:table-cell office:value-type="float" office:value="2359245">
                <text:p>2359245</text:p>
              </table:table-cell>
              <table:table-cell office:value-type="float" office:value="2328420">
                <text:p>2328420</text:p>
              </table:table-cell>
              <table:table-cell office:value-type="float" office:value="2348388">
                <text:p>234838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04753">
                <text:p>204753</text:p>
              </table:table-cell>
              <table:table-cell office:value-type="float" office:value="206879">
                <text:p>206879</text:p>
              </table:table-cell>
              <table:table-cell office:value-type="float" office:value="306868">
                <text:p>306868</text:p>
              </table:table-cell>
              <table:table-cell office:value-type="float" office:value="239500">
                <text:p>239500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113242">
                <text:p>113242</text:p>
              </table:table-cell>
              <table:table-cell office:value-type="float" office:value="111171">
                <text:p>111171</text:p>
              </table:table-cell>
              <table:table-cell office:value-type="float" office:value="94900">
                <text:p>94900</text:p>
              </table:table-cell>
              <table:table-cell office:value-type="float" office:value="106438">
                <text:p>106438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53357">
                <text:p>53357</text:p>
              </table:table-cell>
              <table:table-cell office:value-type="float" office:value="54588">
                <text:p>54588</text:p>
              </table:table-cell>
              <table:table-cell office:value-type="float" office:value="56828">
                <text:p>56828</text:p>
              </table:table-cell>
              <table:table-cell office:value-type="float" office:value="54924">
                <text:p>5492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16cm" xlink:href=".." xlink:type="simple" chart:class="chart:line" chart:style-name="ch1">
        <chart:title svg:x="6.804cm" svg:y="0.302cm" chart:style-name="ch2">
          <text:p>NTFS HDD</text:p>
        </chart:title>
        <chart:subtitle svg:x="7.095cm" svg:y="1.273cm" chart:style-name="ch3">
          <text:p>ESCRITA</text:p>
        </chart:subtitle>
        <chart:legend chart:legend-position="end" svg:x="13.543cm" svg:y="3.112cm" style:legend-expansion="high" chart:style-name="ch4"/>
        <chart:plot-area chart:style-name="ch5" table:cell-range-address="'NTFS-HDD'.A5:'NTFS-HDD'.E23" chart:data-source-has-labels="both" svg:x="1.33cm" svg:y="2.314cm" svg:width="11.575cm" svg:height="4.855cm">
          <chartooo:coordinate-region svg:x="2.798cm" svg:y="2.513cm" svg:width="10.107cm" svg:height="3.06cm"/>
          <chart:axis chart:dimension="x" chart:name="primary-x" chart:style-name="ch6" chartooo:axis-type="auto">
            <chartooo:date-scale/>
            <chart:title svg:x="6.848cm" svg:y="7.335cm" chart:style-name="ch7">
              <text:p>KB</text:p>
            </chart:title>
            <chart:categories table:cell-range-address="'NTFS-HDD'.A6:'NTFS-HDD'.A23"/>
          </chart:axis>
          <chart:axis chart:dimension="y" chart:name="primary-y" chart:style-name="ch6">
            <chart:title svg:x="0.451cm" svg:y="5.155cm" chart:style-name="ch8">
              <text:p>KB/S</text:p>
            </chart:title>
            <chart:grid chart:style-name="ch9" chart:class="major"/>
          </chart:axis>
          <chart:series chart:style-name="ch10" chart:values-cell-range-address="'NTFS-HDD'.B6:'NTFS-HDD'.B23" chart:label-cell-address="'NTFS-HDD'.B5:'NTFS-HDD'.B5" chart:class="chart:line">
            <chart:data-point chart:repeated="18"/>
          </chart:series>
          <chart:series chart:style-name="ch11" chart:values-cell-range-address="'NTFS-HDD'.C6:'NTFS-HDD'.C23" chart:label-cell-address="'NTFS-HDD'.C5:'NTFS-HDD'.C5" chart:class="chart:line">
            <chart:data-point chart:repeated="18"/>
          </chart:series>
          <chart:series chart:style-name="ch12" chart:values-cell-range-address="'NTFS-HDD'.D6:'NTFS-HDD'.D23" chart:label-cell-address="'NTFS-HDD'.D5:'NTFS-HDD'.D5" chart:class="chart:line">
            <chart:data-point chart:repeated="18"/>
          </chart:series>
          <chart:series chart:style-name="ch13" chart:values-cell-range-address="'NTFS-HDD'.E6:'NTFS-HDD'.E23" chart:label-cell-address="'NTFS-HDD'.E5:'NTFS-HDD'.E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NTFS-HDD'.B5:'NTFS-HDD'.B5</svg:desc>
                </draw:g>
              </table:table-cell>
              <table:table-cell office:value-type="string">
                <text:p>Teste 2</text:p>
                <draw:g>
                  <svg:desc>'NTFS-HDD'.C5:'NTFS-HDD'.C5</svg:desc>
                </draw:g>
              </table:table-cell>
              <table:table-cell office:value-type="string">
                <text:p>Teste 3</text:p>
                <draw:g>
                  <svg:desc>'NTFS-HDD'.D5:'NTFS-HDD'.D5</svg:desc>
                </draw:g>
              </table:table-cell>
              <table:table-cell office:value-type="string">
                <text:p>Média</text:p>
                <draw:g>
                  <svg:desc>'NTFS-HDD'.E5:'NTFS-HDD'.E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NTFS-HDD'.A6:'NTFS-HDD'.A23</svg:desc>
                </draw:g>
              </table:table-cell>
              <table:table-cell office:value-type="float" office:value="9595">
                <text:p>9595</text:p>
                <draw:g>
                  <svg:desc>'NTFS-HDD'.B6:'NTFS-HDD'.B23</svg:desc>
                </draw:g>
              </table:table-cell>
              <table:table-cell office:value-type="float" office:value="37314">
                <text:p>37314</text:p>
                <draw:g>
                  <svg:desc>'NTFS-HDD'.C6:'NTFS-HDD'.C23</svg:desc>
                </draw:g>
              </table:table-cell>
              <table:table-cell office:value-type="float" office:value="39338">
                <text:p>39338</text:p>
                <draw:g>
                  <svg:desc>'NTFS-HDD'.D6:'NTFS-HDD'.D23</svg:desc>
                </draw:g>
              </table:table-cell>
              <table:table-cell office:value-type="float" office:value="28749">
                <text:p>28749</text:p>
                <draw:g>
                  <svg:desc>'NTFS-HDD'.E6:'NTFS-HDD'.E2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6749">
                <text:p>36749</text:p>
              </table:table-cell>
              <table:table-cell office:value-type="float" office:value="41159">
                <text:p>41159</text:p>
              </table:table-cell>
              <table:table-cell office:value-type="float" office:value="37580">
                <text:p>37580</text:p>
              </table:table-cell>
              <table:table-cell office:value-type="float" office:value="38496">
                <text:p>3849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1571">
                <text:p>41571</text:p>
              </table:table-cell>
              <table:table-cell office:value-type="float" office:value="40456">
                <text:p>40456</text:p>
              </table:table-cell>
              <table:table-cell office:value-type="float" office:value="41356">
                <text:p>41356</text:p>
              </table:table-cell>
              <table:table-cell office:value-type="float" office:value="41128">
                <text:p>4112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1317">
                <text:p>51317</text:p>
              </table:table-cell>
              <table:table-cell office:value-type="float" office:value="44001">
                <text:p>44001</text:p>
              </table:table-cell>
              <table:table-cell office:value-type="float" office:value="58240">
                <text:p>58240</text:p>
              </table:table-cell>
              <table:table-cell office:value-type="float" office:value="51186">
                <text:p>5118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2499">
                <text:p>52499</text:p>
              </table:table-cell>
              <table:table-cell office:value-type="float" office:value="70918">
                <text:p>70918</text:p>
              </table:table-cell>
              <table:table-cell office:value-type="float" office:value="53728">
                <text:p>53728</text:p>
              </table:table-cell>
              <table:table-cell office:value-type="float" office:value="59048">
                <text:p>590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0608">
                <text:p>60608</text:p>
              </table:table-cell>
              <table:table-cell office:value-type="float" office:value="74933">
                <text:p>74933</text:p>
              </table:table-cell>
              <table:table-cell office:value-type="float" office:value="64184">
                <text:p>64184</text:p>
              </table:table-cell>
              <table:table-cell office:value-type="float" office:value="66575">
                <text:p>6657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67947">
                <text:p>67947</text:p>
              </table:table-cell>
              <table:table-cell office:value-type="float" office:value="63160">
                <text:p>63160</text:p>
              </table:table-cell>
              <table:table-cell office:value-type="float" office:value="61547">
                <text:p>61547</text:p>
              </table:table-cell>
              <table:table-cell office:value-type="float" office:value="64218">
                <text:p>6421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77405">
                <text:p>77405</text:p>
              </table:table-cell>
              <table:table-cell office:value-type="float" office:value="76370">
                <text:p>76370</text:p>
              </table:table-cell>
              <table:table-cell office:value-type="float" office:value="70349">
                <text:p>70349</text:p>
              </table:table-cell>
              <table:table-cell office:value-type="float" office:value="74708">
                <text:p>7470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71336">
                <text:p>71336</text:p>
              </table:table-cell>
              <table:table-cell office:value-type="float" office:value="73277">
                <text:p>73277</text:p>
              </table:table-cell>
              <table:table-cell office:value-type="float" office:value="71046">
                <text:p>71046</text:p>
              </table:table-cell>
              <table:table-cell office:value-type="float" office:value="71886">
                <text:p>71886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86242">
                <text:p>86242</text:p>
              </table:table-cell>
              <table:table-cell office:value-type="float" office:value="72450">
                <text:p>72450</text:p>
              </table:table-cell>
              <table:table-cell office:value-type="float" office:value="73037">
                <text:p>73037</text:p>
              </table:table-cell>
              <table:table-cell office:value-type="float" office:value="77243">
                <text:p>77243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75758">
                <text:p>75758</text:p>
              </table:table-cell>
              <table:table-cell office:value-type="float" office:value="71120">
                <text:p>71120</text:p>
              </table:table-cell>
              <table:table-cell office:value-type="float" office:value="79931">
                <text:p>79931</text:p>
              </table:table-cell>
              <table:table-cell office:value-type="float" office:value="75603">
                <text:p>7560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79626">
                <text:p>79626</text:p>
              </table:table-cell>
              <table:table-cell office:value-type="float" office:value="73286">
                <text:p>73286</text:p>
              </table:table-cell>
              <table:table-cell office:value-type="float" office:value="75058">
                <text:p>75058</text:p>
              </table:table-cell>
              <table:table-cell office:value-type="float" office:value="75990">
                <text:p>75990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74624">
                <text:p>74624</text:p>
              </table:table-cell>
              <table:table-cell office:value-type="float" office:value="73796">
                <text:p>73796</text:p>
              </table:table-cell>
              <table:table-cell office:value-type="float" office:value="75799">
                <text:p>75799</text:p>
              </table:table-cell>
              <table:table-cell office:value-type="float" office:value="74740">
                <text:p>74740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77656">
                <text:p>77656</text:p>
              </table:table-cell>
              <table:table-cell office:value-type="float" office:value="80000">
                <text:p>80000</text:p>
              </table:table-cell>
              <table:table-cell office:value-type="float" office:value="81258">
                <text:p>81258</text:p>
              </table:table-cell>
              <table:table-cell office:value-type="float" office:value="79638">
                <text:p>7963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77864">
                <text:p>77864</text:p>
              </table:table-cell>
              <table:table-cell office:value-type="float" office:value="74418">
                <text:p>74418</text:p>
              </table:table-cell>
              <table:table-cell office:value-type="float" office:value="65493">
                <text:p>65493</text:p>
              </table:table-cell>
              <table:table-cell office:value-type="float" office:value="72592">
                <text:p>7259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76539">
                <text:p>76539</text:p>
              </table:table-cell>
              <table:table-cell office:value-type="float" office:value="76713">
                <text:p>76713</text:p>
              </table:table-cell>
              <table:table-cell office:value-type="float" office:value="74834">
                <text:p>74834</text:p>
              </table:table-cell>
              <table:table-cell office:value-type="float" office:value="76029">
                <text:p>7602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74517">
                <text:p>74517</text:p>
              </table:table-cell>
              <table:table-cell office:value-type="float" office:value="72668">
                <text:p>72668</text:p>
              </table:table-cell>
              <table:table-cell office:value-type="float" office:value="74556">
                <text:p>74556</text:p>
              </table:table-cell>
              <table:table-cell office:value-type="float" office:value="73914">
                <text:p>7391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74504">
                <text:p>74504</text:p>
              </table:table-cell>
              <table:table-cell office:value-type="float" office:value="72666">
                <text:p>72666</text:p>
              </table:table-cell>
              <table:table-cell office:value-type="float" office:value="73798">
                <text:p>73798</text:p>
              </table:table-cell>
              <table:table-cell office:value-type="float" office:value="73656">
                <text:p>7365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16cm" xlink:href=".." xlink:type="simple" chart:class="chart:line" chart:style-name="ch1">
        <chart:title svg:x="6.659cm" svg:y="0.302cm" chart:style-name="ch2">
          <text:p>BTRFS HDD</text:p>
        </chart:title>
        <chart:subtitle svg:x="6.751cm" svg:y="1.273cm" chart:style-name="ch3">
          <text:p>RE-ESCRITA</text:p>
        </chart:subtitle>
        <chart:legend chart:legend-position="end" svg:x="13.543cm" svg:y="3.112cm" style:legend-expansion="high" chart:style-name="ch4"/>
        <chart:plot-area chart:style-name="ch5" table:cell-range-address="'BTRFS-HDD'.A26:'BTRFS-HDD'.E43 'BTRFS-HDD'.B25:'BTRFS-HDD'.E25" chart:data-source-has-labels="both" svg:x="1.33cm" svg:y="2.314cm" svg:width="11.575cm" svg:height="4.855cm">
          <chartooo:coordinate-region svg:x="3.089cm" svg:y="2.513cm" svg:width="9.816cm" svg:height="3.06cm"/>
          <chart:axis chart:dimension="x" chart:name="primary-x" chart:style-name="ch6" chartooo:axis-type="auto">
            <chartooo:date-scale/>
            <chart:title svg:x="6.848cm" svg:y="7.335cm" chart:style-name="ch7">
              <text:p>KB</text:p>
            </chart:title>
            <chart:categories table:cell-range-address="'BTRFS-HDD'.A26:'BTRFS-HDD'.A43"/>
          </chart:axis>
          <chart:axis chart:dimension="y" chart:name="primary-y" chart:style-name="ch6">
            <chart:title svg:x="0.451cm" svg:y="5.155cm" chart:style-name="ch8">
              <text:p>KB/S</text:p>
            </chart:title>
            <chart:grid chart:style-name="ch9" chart:class="major"/>
          </chart:axis>
          <chart:series chart:style-name="ch10" chart:values-cell-range-address="'BTRFS-HDD'.B26:'BTRFS-HDD'.B43" chart:label-cell-address="'BTRFS-HDD'.B25:'BTRFS-HDD'.B25" chart:class="chart:line">
            <chart:data-point chart:repeated="18"/>
          </chart:series>
          <chart:series chart:style-name="ch11" chart:values-cell-range-address="'BTRFS-HDD'.C26:'BTRFS-HDD'.C43" chart:label-cell-address="'BTRFS-HDD'.C25:'BTRFS-HDD'.C25" chart:class="chart:line">
            <chart:data-point chart:repeated="18"/>
          </chart:series>
          <chart:series chart:style-name="ch12" chart:values-cell-range-address="'BTRFS-HDD'.D26:'BTRFS-HDD'.D43" chart:label-cell-address="'BTRFS-HDD'.D25:'BTRFS-HDD'.D25" chart:class="chart:line">
            <chart:data-point chart:repeated="18"/>
          </chart:series>
          <chart:series chart:style-name="ch13" chart:values-cell-range-address="'BTRFS-HDD'.E26:'BTRFS-HDD'.E43" chart:label-cell-address="'BTRFS-HDD'.E25:'BTRFS-HDD'.E2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BTRFS-HDD'.B25:'BTRFS-HDD'.B25</svg:desc>
                </draw:g>
              </table:table-cell>
              <table:table-cell office:value-type="string">
                <text:p>Teste 2</text:p>
                <draw:g>
                  <svg:desc>'BTRFS-HDD'.C25:'BTRFS-HDD'.C25</svg:desc>
                </draw:g>
              </table:table-cell>
              <table:table-cell office:value-type="string">
                <text:p>Teste 3</text:p>
                <draw:g>
                  <svg:desc>'BTRFS-HDD'.D25:'BTRFS-HDD'.D25</svg:desc>
                </draw:g>
              </table:table-cell>
              <table:table-cell office:value-type="string">
                <text:p>Média</text:p>
                <draw:g>
                  <svg:desc>'BTRFS-HDD'.E25:'BTRFS-HDD'.E2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BTRFS-HDD'.A26:'BTRFS-HDD'.A43</svg:desc>
                </draw:g>
              </table:table-cell>
              <table:table-cell office:value-type="float" office:value="789967">
                <text:p>789967</text:p>
                <draw:g>
                  <svg:desc>'BTRFS-HDD'.B26:'BTRFS-HDD'.B43</svg:desc>
                </draw:g>
              </table:table-cell>
              <table:table-cell office:value-type="float" office:value="769584">
                <text:p>769584</text:p>
                <draw:g>
                  <svg:desc>'BTRFS-HDD'.C26:'BTRFS-HDD'.C43</svg:desc>
                </draw:g>
              </table:table-cell>
              <table:table-cell office:value-type="float" office:value="771797">
                <text:p>771797</text:p>
                <draw:g>
                  <svg:desc>'BTRFS-HDD'.D26:'BTRFS-HDD'.D43</svg:desc>
                </draw:g>
              </table:table-cell>
              <table:table-cell office:value-type="float" office:value="777116">
                <text:p>777116</text:p>
                <draw:g>
                  <svg:desc>'BTRFS-HDD'.E26:'BTRFS-HDD'.E4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15251">
                <text:p>1015251</text:p>
              </table:table-cell>
              <table:table-cell office:value-type="float" office:value="1048974">
                <text:p>1048974</text:p>
              </table:table-cell>
              <table:table-cell office:value-type="float" office:value="985435">
                <text:p>985435</text:p>
              </table:table-cell>
              <table:table-cell office:value-type="float" office:value="1016553">
                <text:p>10165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42514">
                <text:p>1142514</text:p>
              </table:table-cell>
              <table:table-cell office:value-type="float" office:value="1137672">
                <text:p>1137672</text:p>
              </table:table-cell>
              <table:table-cell office:value-type="float" office:value="1163562">
                <text:p>1163562</text:p>
              </table:table-cell>
              <table:table-cell office:value-type="float" office:value="1147916">
                <text:p>114791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230786">
                <text:p>1230786</text:p>
              </table:table-cell>
              <table:table-cell office:value-type="float" office:value="1261144">
                <text:p>1261144</text:p>
              </table:table-cell>
              <table:table-cell office:value-type="float" office:value="1230786">
                <text:p>1230786</text:p>
              </table:table-cell>
              <table:table-cell office:value-type="float" office:value="1240905">
                <text:p>124090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309518">
                <text:p>1309518</text:p>
              </table:table-cell>
              <table:table-cell office:value-type="float" office:value="1288307">
                <text:p>1288307</text:p>
              </table:table-cell>
              <table:table-cell office:value-type="float" office:value="1292961">
                <text:p>1292961</text:p>
              </table:table-cell>
              <table:table-cell office:value-type="float" office:value="1296929">
                <text:p>129692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325646">
                <text:p>1325646</text:p>
              </table:table-cell>
              <table:table-cell office:value-type="float" office:value="1302727">
                <text:p>1302727</text:p>
              </table:table-cell>
              <table:table-cell office:value-type="float" office:value="1261221">
                <text:p>1261221</text:p>
              </table:table-cell>
              <table:table-cell office:value-type="float" office:value="1296531">
                <text:p>129653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201153">
                <text:p>1201153</text:p>
              </table:table-cell>
              <table:table-cell office:value-type="float" office:value="1274016">
                <text:p>1274016</text:p>
              </table:table-cell>
              <table:table-cell office:value-type="float" office:value="1270530">
                <text:p>1270530</text:p>
              </table:table-cell>
              <table:table-cell office:value-type="float" office:value="1248566">
                <text:p>124856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258192">
                <text:p>1258192</text:p>
              </table:table-cell>
              <table:table-cell office:value-type="float" office:value="1211821">
                <text:p>1211821</text:p>
              </table:table-cell>
              <table:table-cell office:value-type="float" office:value="1253144">
                <text:p>1253144</text:p>
              </table:table-cell>
              <table:table-cell office:value-type="float" office:value="1241052">
                <text:p>124105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289881">
                <text:p>1289881</text:p>
              </table:table-cell>
              <table:table-cell office:value-type="float" office:value="1201708">
                <text:p>1201708</text:p>
              </table:table-cell>
              <table:table-cell office:value-type="float" office:value="1546523">
                <text:p>1546523</text:p>
              </table:table-cell>
              <table:table-cell office:value-type="float" office:value="1346037">
                <text:p>134603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883659">
                <text:p>1883659</text:p>
              </table:table-cell>
              <table:table-cell office:value-type="float" office:value="1691248">
                <text:p>1691248</text:p>
              </table:table-cell>
              <table:table-cell office:value-type="float" office:value="1785041">
                <text:p>1785041</text:p>
              </table:table-cell>
              <table:table-cell office:value-type="float" office:value="1786649">
                <text:p>1786649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394536">
                <text:p>2394536</text:p>
              </table:table-cell>
              <table:table-cell office:value-type="float" office:value="2077610">
                <text:p>2077610</text:p>
              </table:table-cell>
              <table:table-cell office:value-type="float" office:value="2412949">
                <text:p>2412949</text:p>
              </table:table-cell>
              <table:table-cell office:value-type="float" office:value="2295032">
                <text:p>229503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536314">
                <text:p>2536314</text:p>
              </table:table-cell>
              <table:table-cell office:value-type="float" office:value="2357708">
                <text:p>2357708</text:p>
              </table:table-cell>
              <table:table-cell office:value-type="float" office:value="2503717">
                <text:p>2503717</text:p>
              </table:table-cell>
              <table:table-cell office:value-type="float" office:value="2465913">
                <text:p>246591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715729">
                <text:p>2715729</text:p>
              </table:table-cell>
              <table:table-cell office:value-type="float" office:value="2648507">
                <text:p>2648507</text:p>
              </table:table-cell>
              <table:table-cell office:value-type="float" office:value="2783229">
                <text:p>2783229</text:p>
              </table:table-cell>
              <table:table-cell office:value-type="float" office:value="2715822">
                <text:p>271582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780217">
                <text:p>2780217</text:p>
              </table:table-cell>
              <table:table-cell office:value-type="float" office:value="2723023">
                <text:p>2723023</text:p>
              </table:table-cell>
              <table:table-cell office:value-type="float" office:value="2816120">
                <text:p>2816120</text:p>
              </table:table-cell>
              <table:table-cell office:value-type="float" office:value="2773120">
                <text:p>2773120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598894">
                <text:p>2598894</text:p>
              </table:table-cell>
              <table:table-cell office:value-type="float" office:value="2598913">
                <text:p>2598913</text:p>
              </table:table-cell>
              <table:table-cell office:value-type="float" office:value="2568472">
                <text:p>2568472</text:p>
              </table:table-cell>
              <table:table-cell office:value-type="float" office:value="2588760">
                <text:p>2588760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394811">
                <text:p>394811</text:p>
              </table:table-cell>
              <table:table-cell office:value-type="float" office:value="455546">
                <text:p>455546</text:p>
              </table:table-cell>
              <table:table-cell office:value-type="float" office:value="457155">
                <text:p>457155</text:p>
              </table:table-cell>
              <table:table-cell office:value-type="float" office:value="435837">
                <text:p>43583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54744">
                <text:p>254744</text:p>
              </table:table-cell>
              <table:table-cell office:value-type="float" office:value="240271">
                <text:p>240271</text:p>
              </table:table-cell>
              <table:table-cell office:value-type="float" office:value="256285">
                <text:p>256285</text:p>
              </table:table-cell>
              <table:table-cell office:value-type="float" office:value="250433">
                <text:p>25043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79542">
                <text:p>179542</text:p>
              </table:table-cell>
              <table:table-cell office:value-type="float" office:value="191178">
                <text:p>191178</text:p>
              </table:table-cell>
              <table:table-cell office:value-type="float" office:value="180931">
                <text:p>180931</text:p>
              </table:table-cell>
              <table:table-cell office:value-type="float" office:value="183884">
                <text:p>18388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69cm" xlink:href=".." xlink:type="simple" chart:class="chart:line" chart:style-name="ch1">
        <chart:title svg:x="6.659cm" svg:y="0.303cm" chart:style-name="ch2">
          <text:p>BTRFS HDD</text:p>
        </chart:title>
        <chart:subtitle svg:x="6.751cm" svg:y="1.275cm" chart:style-name="ch3">
          <text:p>RE-LEITURA</text:p>
        </chart:subtitle>
        <chart:legend chart:legend-position="end" svg:x="13.543cm" svg:y="3.138cm" style:legend-expansion="high" chart:style-name="ch4"/>
        <chart:plot-area chart:style-name="ch5" table:cell-range-address="'BTRFS-HDD'.A66:'BTRFS-HDD'.E83 'BTRFS-HDD'.B65:'BTRFS-HDD'.E65" chart:data-source-has-labels="both" svg:x="1.33cm" svg:y="2.318cm" svg:width="11.575cm" svg:height="4.903cm">
          <chartooo:coordinate-region svg:x="3.089cm" svg:y="2.517cm" svg:width="9.816cm" svg:height="3.108cm"/>
          <chart:axis chart:dimension="x" chart:name="primary-x" chart:style-name="ch6" chartooo:axis-type="auto">
            <chartooo:date-scale/>
            <chart:title svg:x="6.848cm" svg:y="7.388cm" chart:style-name="ch7">
              <text:p>KB</text:p>
            </chart:title>
            <chart:categories table:cell-range-address="'BTRFS-HDD'.A66:'BTRFS-HDD'.A83"/>
          </chart:axis>
          <chart:axis chart:dimension="y" chart:name="primary-y" chart:style-name="ch6">
            <chart:title svg:x="0.451cm" svg:y="5.183cm" chart:style-name="ch8">
              <text:p>KB/S</text:p>
            </chart:title>
            <chart:grid chart:style-name="ch9" chart:class="major"/>
          </chart:axis>
          <chart:series chart:style-name="ch10" chart:values-cell-range-address="'BTRFS-HDD'.B66:'BTRFS-HDD'.B83" chart:label-cell-address="'BTRFS-HDD'.B65:'BTRFS-HDD'.B65" chart:class="chart:line">
            <chart:data-point chart:repeated="18"/>
          </chart:series>
          <chart:series chart:style-name="ch11" chart:values-cell-range-address="'BTRFS-HDD'.C66:'BTRFS-HDD'.C83" chart:label-cell-address="'BTRFS-HDD'.C65:'BTRFS-HDD'.C65" chart:class="chart:line">
            <chart:data-point chart:repeated="18"/>
          </chart:series>
          <chart:series chart:style-name="ch12" chart:values-cell-range-address="'BTRFS-HDD'.D66:'BTRFS-HDD'.D83" chart:label-cell-address="'BTRFS-HDD'.D65:'BTRFS-HDD'.D65" chart:class="chart:line">
            <chart:data-point chart:repeated="18"/>
          </chart:series>
          <chart:series chart:style-name="ch13" chart:values-cell-range-address="'BTRFS-HDD'.E66:'BTRFS-HDD'.E83" chart:label-cell-address="'BTRFS-HDD'.E65:'BTRFS-HDD'.E6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BTRFS-HDD'.B65:'BTRFS-HDD'.B65</svg:desc>
                </draw:g>
              </table:table-cell>
              <table:table-cell office:value-type="string">
                <text:p>Teste 2</text:p>
                <draw:g>
                  <svg:desc>'BTRFS-HDD'.C65:'BTRFS-HDD'.C65</svg:desc>
                </draw:g>
              </table:table-cell>
              <table:table-cell office:value-type="string">
                <text:p>Teste 3</text:p>
                <draw:g>
                  <svg:desc>'BTRFS-HDD'.D65:'BTRFS-HDD'.D65</svg:desc>
                </draw:g>
              </table:table-cell>
              <table:table-cell office:value-type="string">
                <text:p>Média</text:p>
                <draw:g>
                  <svg:desc>'BTRFS-HDD'.E65:'BTRFS-HDD'.E6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BTRFS-HDD'.A66:'BTRFS-HDD'.A83</svg:desc>
                </draw:g>
              </table:table-cell>
              <table:table-cell office:value-type="float" office:value="3363612">
                <text:p>3363612</text:p>
                <draw:g>
                  <svg:desc>'BTRFS-HDD'.B66:'BTRFS-HDD'.B83</svg:desc>
                </draw:g>
              </table:table-cell>
              <table:table-cell office:value-type="float" office:value="2772930">
                <text:p>2772930</text:p>
                <draw:g>
                  <svg:desc>'BTRFS-HDD'.C66:'BTRFS-HDD'.C83</svg:desc>
                </draw:g>
              </table:table-cell>
              <table:table-cell office:value-type="float" office:value="3363612">
                <text:p>3363612</text:p>
                <draw:g>
                  <svg:desc>'BTRFS-HDD'.D66:'BTRFS-HDD'.D83</svg:desc>
                </draw:g>
              </table:table-cell>
              <table:table-cell office:value-type="float" office:value="3166718">
                <text:p>3166718</text:p>
                <draw:g>
                  <svg:desc>'BTRFS-HDD'.E66:'BTRFS-HDD'.E8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905056">
                <text:p>2905056</text:p>
              </table:table-cell>
              <table:table-cell office:value-type="float" office:value="2784517">
                <text:p>2784517</text:p>
              </table:table-cell>
              <table:table-cell office:value-type="float" office:value="3124872">
                <text:p>3124872</text:p>
              </table:table-cell>
              <table:table-cell office:value-type="float" office:value="2938148">
                <text:p>293814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043436">
                <text:p>3043436</text:p>
              </table:table-cell>
              <table:table-cell office:value-type="float" office:value="3123106">
                <text:p>3123106</text:p>
              </table:table-cell>
              <table:table-cell office:value-type="float" office:value="3043436">
                <text:p>3043436</text:p>
              </table:table-cell>
              <table:table-cell office:value-type="float" office:value="3069993">
                <text:p>306999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029721">
                <text:p>3029721</text:p>
              </table:table-cell>
              <table:table-cell office:value-type="float" office:value="3122224">
                <text:p>3122224</text:p>
              </table:table-cell>
              <table:table-cell office:value-type="float" office:value="4068701">
                <text:p>4068701</text:p>
              </table:table-cell>
              <table:table-cell office:value-type="float" office:value="3406882">
                <text:p>340688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993413">
                <text:p>2993413</text:p>
              </table:table-cell>
              <table:table-cell office:value-type="float" office:value="2861774">
                <text:p>2861774</text:p>
              </table:table-cell>
              <table:table-cell office:value-type="float" office:value="2934110">
                <text:p>2934110</text:p>
              </table:table-cell>
              <table:table-cell office:value-type="float" office:value="2929766">
                <text:p>292976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884652">
                <text:p>2884652</text:p>
              </table:table-cell>
              <table:table-cell office:value-type="float" office:value="2790928">
                <text:p>2790928</text:p>
              </table:table-cell>
              <table:table-cell office:value-type="float" office:value="2856830">
                <text:p>2856830</text:p>
              </table:table-cell>
              <table:table-cell office:value-type="float" office:value="2844137">
                <text:p>284413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727047">
                <text:p>2727047</text:p>
              </table:table-cell>
              <table:table-cell office:value-type="float" office:value="3882626">
                <text:p>3882626</text:p>
              </table:table-cell>
              <table:table-cell office:value-type="float" office:value="2730514">
                <text:p>2730514</text:p>
              </table:table-cell>
              <table:table-cell office:value-type="float" office:value="3113396">
                <text:p>311339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5382328">
                <text:p>5382328</text:p>
              </table:table-cell>
              <table:table-cell office:value-type="float" office:value="2390441">
                <text:p>2390441</text:p>
              </table:table-cell>
              <table:table-cell office:value-type="float" office:value="2517417">
                <text:p>2517417</text:p>
              </table:table-cell>
              <table:table-cell office:value-type="float" office:value="3430062">
                <text:p>343006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721041">
                <text:p>3721041</text:p>
              </table:table-cell>
              <table:table-cell office:value-type="float" office:value="2752213">
                <text:p>2752213</text:p>
              </table:table-cell>
              <table:table-cell office:value-type="float" office:value="4868954">
                <text:p>4868954</text:p>
              </table:table-cell>
              <table:table-cell office:value-type="float" office:value="3780736">
                <text:p>3780736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3418640">
                <text:p>3418640</text:p>
              </table:table-cell>
              <table:table-cell office:value-type="float" office:value="3286377">
                <text:p>3286377</text:p>
              </table:table-cell>
              <table:table-cell office:value-type="float" office:value="3061832">
                <text:p>3061832</text:p>
              </table:table-cell>
              <table:table-cell office:value-type="float" office:value="3255616">
                <text:p>325561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5148605">
                <text:p>5148605</text:p>
              </table:table-cell>
              <table:table-cell office:value-type="float" office:value="3348787">
                <text:p>3348787</text:p>
              </table:table-cell>
              <table:table-cell office:value-type="float" office:value="3394945">
                <text:p>3394945</text:p>
              </table:table-cell>
              <table:table-cell office:value-type="float" office:value="3964112">
                <text:p>396411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4793623">
                <text:p>4793623</text:p>
              </table:table-cell>
              <table:table-cell office:value-type="float" office:value="4099357">
                <text:p>4099357</text:p>
              </table:table-cell>
              <table:table-cell office:value-type="float" office:value="5191380">
                <text:p>5191380</text:p>
              </table:table-cell>
              <table:table-cell office:value-type="float" office:value="4694787">
                <text:p>469478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756098">
                <text:p>5756098</text:p>
              </table:table-cell>
              <table:table-cell office:value-type="float" office:value="5050841">
                <text:p>5050841</text:p>
              </table:table-cell>
              <table:table-cell office:value-type="float" office:value="5670806">
                <text:p>5670806</text:p>
              </table:table-cell>
              <table:table-cell office:value-type="float" office:value="5492582">
                <text:p>549258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779955">
                <text:p>5779955</text:p>
              </table:table-cell>
              <table:table-cell office:value-type="float" office:value="5440355">
                <text:p>5440355</text:p>
              </table:table-cell>
              <table:table-cell office:value-type="float" office:value="5486642">
                <text:p>5486642</text:p>
              </table:table-cell>
              <table:table-cell office:value-type="float" office:value="5568984">
                <text:p>556898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930724">
                <text:p>5930724</text:p>
              </table:table-cell>
              <table:table-cell office:value-type="float" office:value="5738010">
                <text:p>5738010</text:p>
              </table:table-cell>
              <table:table-cell office:value-type="float" office:value="5968982">
                <text:p>5968982</text:p>
              </table:table-cell>
              <table:table-cell office:value-type="float" office:value="5879239">
                <text:p>5879239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6029694">
                <text:p>6029694</text:p>
              </table:table-cell>
              <table:table-cell office:value-type="float" office:value="5933360">
                <text:p>5933360</text:p>
              </table:table-cell>
              <table:table-cell office:value-type="float" office:value="5927139">
                <text:p>5927139</text:p>
              </table:table-cell>
              <table:table-cell office:value-type="float" office:value="5963398">
                <text:p>5963398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987910">
                <text:p>5987910</text:p>
              </table:table-cell>
              <table:table-cell office:value-type="float" office:value="5922836">
                <text:p>5922836</text:p>
              </table:table-cell>
              <table:table-cell office:value-type="float" office:value="5983102">
                <text:p>5983102</text:p>
              </table:table-cell>
              <table:table-cell office:value-type="float" office:value="5964616">
                <text:p>596461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49300">
                <text:p>149300</text:p>
              </table:table-cell>
              <table:table-cell office:value-type="float" office:value="150071">
                <text:p>150071</text:p>
              </table:table-cell>
              <table:table-cell office:value-type="float" office:value="150453">
                <text:p>150453</text:p>
              </table:table-cell>
              <table:table-cell office:value-type="float" office:value="149941">
                <text:p>14994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7cm" xlink:href=".." xlink:type="simple" chart:class="chart:line" chart:style-name="ch1">
        <chart:title svg:x="6.659cm" svg:y="0.303cm" chart:style-name="ch2">
          <text:p>BTRFS HDD</text:p>
        </chart:title>
        <chart:subtitle svg:x="5.984cm" svg:y="1.275cm" chart:style-name="ch3">
          <text:p>LEITURA ALEATÓRIA</text:p>
        </chart:subtitle>
        <chart:legend chart:legend-position="end" svg:x="13.543cm" svg:y="3.139cm" style:legend-expansion="high" chart:style-name="ch4"/>
        <chart:plot-area chart:style-name="ch5" table:cell-range-address="'BTRFS-HDD'.A86:'BTRFS-HDD'.E103 'BTRFS-HDD'.B85:'BTRFS-HDD'.E85" chart:data-source-has-labels="both" svg:x="1.33cm" svg:y="2.318cm" svg:width="11.575cm" svg:height="4.904cm">
          <chartooo:coordinate-region svg:x="3.274cm" svg:y="2.517cm" svg:width="9.631cm" svg:height="3.109cm"/>
          <chart:axis chart:dimension="x" chart:name="primary-x" chart:style-name="ch6" chartooo:axis-type="auto">
            <chartooo:date-scale/>
            <chart:title svg:x="6.848cm" svg:y="7.389cm" chart:style-name="ch7">
              <text:p>KB</text:p>
            </chart:title>
            <chart:categories table:cell-range-address="'BTRFS-HDD'.A86:'BTRFS-HDD'.A103"/>
          </chart:axis>
          <chart:axis chart:dimension="y" chart:name="primary-y" chart:style-name="ch6">
            <chart:title svg:x="0.451cm" svg:y="5.184cm" chart:style-name="ch8">
              <text:p>KB/S</text:p>
            </chart:title>
            <chart:grid chart:style-name="ch9" chart:class="major"/>
          </chart:axis>
          <chart:series chart:style-name="ch10" chart:values-cell-range-address="'BTRFS-HDD'.B86:'BTRFS-HDD'.B103" chart:label-cell-address="'BTRFS-HDD'.B85:'BTRFS-HDD'.B85" chart:class="chart:line">
            <chart:data-point chart:repeated="18"/>
          </chart:series>
          <chart:series chart:style-name="ch11" chart:values-cell-range-address="'BTRFS-HDD'.C86:'BTRFS-HDD'.C103" chart:label-cell-address="'BTRFS-HDD'.C85:'BTRFS-HDD'.C85" chart:class="chart:line">
            <chart:data-point chart:repeated="18"/>
          </chart:series>
          <chart:series chart:style-name="ch12" chart:values-cell-range-address="'BTRFS-HDD'.D86:'BTRFS-HDD'.D103" chart:label-cell-address="'BTRFS-HDD'.D85:'BTRFS-HDD'.D85" chart:class="chart:line">
            <chart:data-point chart:repeated="18"/>
          </chart:series>
          <chart:series chart:style-name="ch13" chart:values-cell-range-address="'BTRFS-HDD'.E86:'BTRFS-HDD'.E103" chart:label-cell-address="'BTRFS-HDD'.E85:'BTRFS-HDD'.E8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BTRFS-HDD'.B85:'BTRFS-HDD'.B85</svg:desc>
                </draw:g>
              </table:table-cell>
              <table:table-cell office:value-type="string">
                <text:p>Teste 2</text:p>
                <draw:g>
                  <svg:desc>'BTRFS-HDD'.C85:'BTRFS-HDD'.C85</svg:desc>
                </draw:g>
              </table:table-cell>
              <table:table-cell office:value-type="string">
                <text:p>Teste 3</text:p>
                <draw:g>
                  <svg:desc>'BTRFS-HDD'.D85:'BTRFS-HDD'.D85</svg:desc>
                </draw:g>
              </table:table-cell>
              <table:table-cell office:value-type="string">
                <text:p>Média</text:p>
                <draw:g>
                  <svg:desc>'BTRFS-HDD'.E85:'BTRFS-HDD'.E8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BTRFS-HDD'.A86:'BTRFS-HDD'.A103</svg:desc>
                </draw:g>
              </table:table-cell>
              <table:table-cell office:value-type="float" office:value="3203069">
                <text:p>3203069</text:p>
                <draw:g>
                  <svg:desc>'BTRFS-HDD'.B86:'BTRFS-HDD'.B103</svg:desc>
                </draw:g>
              </table:table-cell>
              <table:table-cell office:value-type="float" office:value="2662899">
                <text:p>2662899</text:p>
                <draw:g>
                  <svg:desc>'BTRFS-HDD'.C86:'BTRFS-HDD'.C103</svg:desc>
                </draw:g>
              </table:table-cell>
              <table:table-cell office:value-type="float" office:value="3541098">
                <text:p>3541098</text:p>
                <draw:g>
                  <svg:desc>'BTRFS-HDD'.D86:'BTRFS-HDD'.D103</svg:desc>
                </draw:g>
              </table:table-cell>
              <table:table-cell office:value-type="float" office:value="3135689">
                <text:p>3135689</text:p>
                <draw:g>
                  <svg:desc>'BTRFS-HDD'.E86:'BTRFS-HDD'.E10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468030">
                <text:p>3468030</text:p>
              </table:table-cell>
              <table:table-cell office:value-type="float" office:value="3560017">
                <text:p>3560017</text:p>
              </table:table-cell>
              <table:table-cell office:value-type="float" office:value="3380677">
                <text:p>3380677</text:p>
              </table:table-cell>
              <table:table-cell office:value-type="float" office:value="3469575">
                <text:p>346957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557725">
                <text:p>3557725</text:p>
              </table:table-cell>
              <table:table-cell office:value-type="float" office:value="3557725">
                <text:p>3557725</text:p>
              </table:table-cell>
              <table:table-cell office:value-type="float" office:value="3465855">
                <text:p>3465855</text:p>
              </table:table-cell>
              <table:table-cell office:value-type="float" office:value="3527102">
                <text:p>352710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580298">
                <text:p>3580298</text:p>
              </table:table-cell>
              <table:table-cell office:value-type="float" office:value="3610395">
                <text:p>3610395</text:p>
              </table:table-cell>
              <table:table-cell office:value-type="float" office:value="10641343">
                <text:p>10641343</text:p>
              </table:table-cell>
              <table:table-cell office:value-type="float" office:value="5944012">
                <text:p>594401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529706">
                <text:p>3529706</text:p>
              </table:table-cell>
              <table:table-cell office:value-type="float" office:value="3447541">
                <text:p>3447541</text:p>
              </table:table-cell>
              <table:table-cell office:value-type="float" office:value="3379719">
                <text:p>3379719</text:p>
              </table:table-cell>
              <table:table-cell office:value-type="float" office:value="3452322">
                <text:p>345232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875960">
                <text:p>2875960</text:p>
              </table:table-cell>
              <table:table-cell office:value-type="float" office:value="2860636">
                <text:p>2860636</text:p>
              </table:table-cell>
              <table:table-cell office:value-type="float" office:value="2864451">
                <text:p>2864451</text:p>
              </table:table-cell>
              <table:table-cell office:value-type="float" office:value="2867016">
                <text:p>286701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531363">
                <text:p>2531363</text:p>
              </table:table-cell>
              <table:table-cell office:value-type="float" office:value="3676563">
                <text:p>3676563</text:p>
              </table:table-cell>
              <table:table-cell office:value-type="float" office:value="2418063">
                <text:p>2418063</text:p>
              </table:table-cell>
              <table:table-cell office:value-type="float" office:value="2875330">
                <text:p>2875330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5580773">
                <text:p>5580773</text:p>
              </table:table-cell>
              <table:table-cell office:value-type="float" office:value="2325248">
                <text:p>2325248</text:p>
              </table:table-cell>
              <table:table-cell office:value-type="float" office:value="2463804">
                <text:p>2463804</text:p>
              </table:table-cell>
              <table:table-cell office:value-type="float" office:value="3456608">
                <text:p>345660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4184902">
                <text:p>4184902</text:p>
              </table:table-cell>
              <table:table-cell office:value-type="float" office:value="3082585">
                <text:p>3082585</text:p>
              </table:table-cell>
              <table:table-cell office:value-type="float" office:value="2942538">
                <text:p>2942538</text:p>
              </table:table-cell>
              <table:table-cell office:value-type="float" office:value="3403342">
                <text:p>340334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3759496">
                <text:p>3759496</text:p>
              </table:table-cell>
              <table:table-cell office:value-type="float" office:value="3315552">
                <text:p>3315552</text:p>
              </table:table-cell>
              <table:table-cell office:value-type="float" office:value="3977649">
                <text:p>3977649</text:p>
              </table:table-cell>
              <table:table-cell office:value-type="float" office:value="3684232">
                <text:p>368423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5422531">
                <text:p>5422531</text:p>
              </table:table-cell>
              <table:table-cell office:value-type="float" office:value="4935254">
                <text:p>4935254</text:p>
              </table:table-cell>
              <table:table-cell office:value-type="float" office:value="5411216">
                <text:p>5411216</text:p>
              </table:table-cell>
              <table:table-cell office:value-type="float" office:value="5256334">
                <text:p>525633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567778">
                <text:p>5567778</text:p>
              </table:table-cell>
              <table:table-cell office:value-type="float" office:value="5115587">
                <text:p>5115587</text:p>
              </table:table-cell>
              <table:table-cell office:value-type="float" office:value="5512784">
                <text:p>5512784</text:p>
              </table:table-cell>
              <table:table-cell office:value-type="float" office:value="5398716">
                <text:p>539871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609157">
                <text:p>5609157</text:p>
              </table:table-cell>
              <table:table-cell office:value-type="float" office:value="5310526">
                <text:p>5310526</text:p>
              </table:table-cell>
              <table:table-cell office:value-type="float" office:value="5570198">
                <text:p>5570198</text:p>
              </table:table-cell>
              <table:table-cell office:value-type="float" office:value="5496627">
                <text:p>549662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622578">
                <text:p>5622578</text:p>
              </table:table-cell>
              <table:table-cell office:value-type="float" office:value="5436750">
                <text:p>5436750</text:p>
              </table:table-cell>
              <table:table-cell office:value-type="float" office:value="5563741">
                <text:p>5563741</text:p>
              </table:table-cell>
              <table:table-cell office:value-type="float" office:value="5541023">
                <text:p>554102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255573">
                <text:p>5255573</text:p>
              </table:table-cell>
              <table:table-cell office:value-type="float" office:value="5518384">
                <text:p>5518384</text:p>
              </table:table-cell>
              <table:table-cell office:value-type="float" office:value="5597388">
                <text:p>5597388</text:p>
              </table:table-cell>
              <table:table-cell office:value-type="float" office:value="5457115">
                <text:p>545711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529265">
                <text:p>5529265</text:p>
              </table:table-cell>
              <table:table-cell office:value-type="float" office:value="5536274">
                <text:p>5536274</text:p>
              </table:table-cell>
              <table:table-cell office:value-type="float" office:value="5590987">
                <text:p>5590987</text:p>
              </table:table-cell>
              <table:table-cell office:value-type="float" office:value="5552175">
                <text:p>555217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548799">
                <text:p>5548799</text:p>
              </table:table-cell>
              <table:table-cell office:value-type="float" office:value="5502047">
                <text:p>5502047</text:p>
              </table:table-cell>
              <table:table-cell office:value-type="float" office:value="5489948">
                <text:p>5489948</text:p>
              </table:table-cell>
              <table:table-cell office:value-type="float" office:value="5513598">
                <text:p>5513598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69cm" xlink:href=".." xlink:type="simple" chart:class="chart:line" chart:style-name="ch1">
        <chart:title svg:x="6.659cm" svg:y="0.303cm" chart:style-name="ch2">
          <text:p>BTRFS HDD</text:p>
        </chart:title>
        <chart:subtitle svg:x="5.984cm" svg:y="1.275cm" chart:style-name="ch3">
          <text:p>ESCRITA ALEATÓRIA</text:p>
        </chart:subtitle>
        <chart:legend chart:legend-position="end" svg:x="13.543cm" svg:y="3.138cm" style:legend-expansion="high" chart:style-name="ch4"/>
        <chart:plot-area chart:style-name="ch5" table:cell-range-address="'BTRFS-HDD'.A106:'BTRFS-HDD'.E123 'BTRFS-HDD'.B105:'BTRFS-HDD'.E105" chart:data-source-has-labels="both" svg:x="1.33cm" svg:y="2.318cm" svg:width="11.575cm" svg:height="4.903cm">
          <chartooo:coordinate-region svg:x="3.089cm" svg:y="2.517cm" svg:width="9.816cm" svg:height="3.108cm"/>
          <chart:axis chart:dimension="x" chart:name="primary-x" chart:style-name="ch6" chartooo:axis-type="auto">
            <chartooo:date-scale/>
            <chart:title svg:x="6.848cm" svg:y="7.388cm" chart:style-name="ch7">
              <text:p>KB</text:p>
            </chart:title>
            <chart:categories table:cell-range-address="'BTRFS-HDD'.A106:'BTRFS-HDD'.A123"/>
          </chart:axis>
          <chart:axis chart:dimension="y" chart:name="primary-y" chart:style-name="ch6">
            <chart:title svg:x="0.451cm" svg:y="5.183cm" chart:style-name="ch8">
              <text:p>KB/S</text:p>
            </chart:title>
            <chart:grid chart:style-name="ch9" chart:class="major"/>
          </chart:axis>
          <chart:series chart:style-name="ch10" chart:values-cell-range-address="'BTRFS-HDD'.B106:'BTRFS-HDD'.B123" chart:label-cell-address="'BTRFS-HDD'.B105:'BTRFS-HDD'.B105" chart:class="chart:line">
            <chart:data-point chart:repeated="18"/>
          </chart:series>
          <chart:series chart:style-name="ch11" chart:values-cell-range-address="'BTRFS-HDD'.C106:'BTRFS-HDD'.C123" chart:label-cell-address="'BTRFS-HDD'.C105:'BTRFS-HDD'.C105" chart:class="chart:line">
            <chart:data-point chart:repeated="18"/>
          </chart:series>
          <chart:series chart:style-name="ch12" chart:values-cell-range-address="'BTRFS-HDD'.D106:'BTRFS-HDD'.D123" chart:label-cell-address="'BTRFS-HDD'.D105:'BTRFS-HDD'.D105" chart:class="chart:line">
            <chart:data-point chart:repeated="18"/>
          </chart:series>
          <chart:series chart:style-name="ch13" chart:values-cell-range-address="'BTRFS-HDD'.E106:'BTRFS-HDD'.E123" chart:label-cell-address="'BTRFS-HDD'.E105:'BTRFS-HDD'.E10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BTRFS-HDD'.B105:'BTRFS-HDD'.B105</svg:desc>
                </draw:g>
              </table:table-cell>
              <table:table-cell office:value-type="string">
                <text:p>Teste 2</text:p>
                <draw:g>
                  <svg:desc>'BTRFS-HDD'.C105:'BTRFS-HDD'.C105</svg:desc>
                </draw:g>
              </table:table-cell>
              <table:table-cell office:value-type="string">
                <text:p>Teste 3</text:p>
                <draw:g>
                  <svg:desc>'BTRFS-HDD'.D105:'BTRFS-HDD'.D105</svg:desc>
                </draw:g>
              </table:table-cell>
              <table:table-cell office:value-type="string">
                <text:p>Média</text:p>
                <draw:g>
                  <svg:desc>'BTRFS-HDD'.E105:'BTRFS-HDD'.E10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BTRFS-HDD'.A106:'BTRFS-HDD'.A123</svg:desc>
                </draw:g>
              </table:table-cell>
              <table:table-cell office:value-type="float" office:value="1392258">
                <text:p>1392258</text:p>
                <draw:g>
                  <svg:desc>'BTRFS-HDD'.B106:'BTRFS-HDD'.B123</svg:desc>
                </draw:g>
              </table:table-cell>
              <table:table-cell office:value-type="float" office:value="1392258">
                <text:p>1392258</text:p>
                <draw:g>
                  <svg:desc>'BTRFS-HDD'.C106:'BTRFS-HDD'.C123</svg:desc>
                </draw:g>
              </table:table-cell>
              <table:table-cell office:value-type="float" office:value="1392258">
                <text:p>1392258</text:p>
                <draw:g>
                  <svg:desc>'BTRFS-HDD'.D106:'BTRFS-HDD'.D123</svg:desc>
                </draw:g>
              </table:table-cell>
              <table:table-cell office:value-type="float" office:value="1392258">
                <text:p>1392258</text:p>
                <draw:g>
                  <svg:desc>'BTRFS-HDD'.E106:'BTRFS-HDD'.E12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504659">
                <text:p>1504659</text:p>
              </table:table-cell>
              <table:table-cell office:value-type="float" office:value="1504659">
                <text:p>1504659</text:p>
              </table:table-cell>
              <table:table-cell office:value-type="float" office:value="1492113">
                <text:p>1492113</text:p>
              </table:table-cell>
              <table:table-cell office:value-type="float" office:value="1500477">
                <text:p>150047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579483">
                <text:p>1579483</text:p>
              </table:table-cell>
              <table:table-cell office:value-type="float" office:value="1588832">
                <text:p>1588832</text:p>
              </table:table-cell>
              <table:table-cell office:value-type="float" office:value="1570244">
                <text:p>1570244</text:p>
              </table:table-cell>
              <table:table-cell office:value-type="float" office:value="1579520">
                <text:p>157952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600443">
                <text:p>1600443</text:p>
              </table:table-cell>
              <table:table-cell office:value-type="float" office:value="1619757">
                <text:p>1619757</text:p>
              </table:table-cell>
              <table:table-cell office:value-type="float" office:value="4742616">
                <text:p>4742616</text:p>
              </table:table-cell>
              <table:table-cell office:value-type="float" office:value="2654272">
                <text:p>265427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605111">
                <text:p>1605111</text:p>
              </table:table-cell>
              <table:table-cell office:value-type="float" office:value="1594978">
                <text:p>1594978</text:p>
              </table:table-cell>
              <table:table-cell office:value-type="float" office:value="1577984">
                <text:p>1577984</text:p>
              </table:table-cell>
              <table:table-cell office:value-type="float" office:value="1592691">
                <text:p>159269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431225">
                <text:p>1431225</text:p>
              </table:table-cell>
              <table:table-cell office:value-type="float" office:value="1411470">
                <text:p>1411470</text:p>
              </table:table-cell>
              <table:table-cell office:value-type="float" office:value="1289623">
                <text:p>1289623</text:p>
              </table:table-cell>
              <table:table-cell office:value-type="float" office:value="1377439">
                <text:p>137743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346405">
                <text:p>1346405</text:p>
              </table:table-cell>
              <table:table-cell office:value-type="float" office:value="1456685">
                <text:p>1456685</text:p>
              </table:table-cell>
              <table:table-cell office:value-type="float" office:value="1333757">
                <text:p>1333757</text:p>
              </table:table-cell>
              <table:table-cell office:value-type="float" office:value="1378949">
                <text:p>137894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495995">
                <text:p>1495995</text:p>
              </table:table-cell>
              <table:table-cell office:value-type="float" office:value="1288483">
                <text:p>1288483</text:p>
              </table:table-cell>
              <table:table-cell office:value-type="float" office:value="1310299">
                <text:p>1310299</text:p>
              </table:table-cell>
              <table:table-cell office:value-type="float" office:value="1364926">
                <text:p>136492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187536">
                <text:p>3187536</text:p>
              </table:table-cell>
              <table:table-cell office:value-type="float" office:value="2826821">
                <text:p>2826821</text:p>
              </table:table-cell>
              <table:table-cell office:value-type="float" office:value="3037351">
                <text:p>3037351</text:p>
              </table:table-cell>
              <table:table-cell office:value-type="float" office:value="3017236">
                <text:p>3017236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996937">
                <text:p>2996937</text:p>
              </table:table-cell>
              <table:table-cell office:value-type="float" office:value="2726108">
                <text:p>2726108</text:p>
              </table:table-cell>
              <table:table-cell office:value-type="float" office:value="2898039">
                <text:p>2898039</text:p>
              </table:table-cell>
              <table:table-cell office:value-type="float" office:value="2873695">
                <text:p>287369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921535">
                <text:p>2921535</text:p>
              </table:table-cell>
              <table:table-cell office:value-type="float" office:value="2713481">
                <text:p>2713481</text:p>
              </table:table-cell>
              <table:table-cell office:value-type="float" office:value="2874756">
                <text:p>2874756</text:p>
              </table:table-cell>
              <table:table-cell office:value-type="float" office:value="2836591">
                <text:p>283659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880250">
                <text:p>2880250</text:p>
              </table:table-cell>
              <table:table-cell office:value-type="float" office:value="2719721">
                <text:p>2719721</text:p>
              </table:table-cell>
              <table:table-cell office:value-type="float" office:value="2848759">
                <text:p>2848759</text:p>
              </table:table-cell>
              <table:table-cell office:value-type="float" office:value="2816243">
                <text:p>281624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885555">
                <text:p>2885555</text:p>
              </table:table-cell>
              <table:table-cell office:value-type="float" office:value="2752227">
                <text:p>2752227</text:p>
              </table:table-cell>
              <table:table-cell office:value-type="float" office:value="2854141">
                <text:p>2854141</text:p>
              </table:table-cell>
              <table:table-cell office:value-type="float" office:value="2830641">
                <text:p>283064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849639">
                <text:p>2849639</text:p>
              </table:table-cell>
              <table:table-cell office:value-type="float" office:value="2783081">
                <text:p>2783081</text:p>
              </table:table-cell>
              <table:table-cell office:value-type="float" office:value="2814790">
                <text:p>2814790</text:p>
              </table:table-cell>
              <table:table-cell office:value-type="float" office:value="2815837">
                <text:p>2815837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516284">
                <text:p>2516284</text:p>
              </table:table-cell>
              <table:table-cell office:value-type="float" office:value="220127">
                <text:p>220127</text:p>
              </table:table-cell>
              <table:table-cell office:value-type="float" office:value="258858">
                <text:p>258858</text:p>
              </table:table-cell>
              <table:table-cell office:value-type="float" office:value="998423">
                <text:p>99842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11865">
                <text:p>211865</text:p>
              </table:table-cell>
              <table:table-cell office:value-type="float" office:value="179397">
                <text:p>179397</text:p>
              </table:table-cell>
              <table:table-cell office:value-type="float" office:value="184606">
                <text:p>184606</text:p>
              </table:table-cell>
              <table:table-cell office:value-type="float" office:value="191956">
                <text:p>191956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186909">
                <text:p>186909</text:p>
              </table:table-cell>
              <table:table-cell office:value-type="float" office:value="186212">
                <text:p>186212</text:p>
              </table:table-cell>
              <table:table-cell office:value-type="float" office:value="185668">
                <text:p>185668</text:p>
              </table:table-cell>
              <table:table-cell office:value-type="float" office:value="186263">
                <text:p>18626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69cm" xlink:href=".." xlink:type="simple" chart:class="chart:line" chart:style-name="ch1">
        <chart:title svg:x="6.831cm" svg:y="0.303cm" chart:style-name="ch2">
          <text:p>EXT4 HDD</text:p>
        </chart:title>
        <chart:subtitle svg:x="7.095cm" svg:y="1.275cm" chart:style-name="ch3">
          <text:p>ESCRITA</text:p>
        </chart:subtitle>
        <chart:legend chart:legend-position="end" svg:x="13.543cm" svg:y="3.138cm" style:legend-expansion="high" chart:style-name="ch4"/>
        <chart:plot-area chart:style-name="ch5" table:cell-range-address="'EXT4 HDD'.A6:'EXT4 HDD'.E23 'EXT4 HDD'.B5:'EXT4 HDD'.E5" chart:data-source-has-labels="both" svg:x="1.33cm" svg:y="2.318cm" svg:width="11.575cm" svg:height="4.903cm">
          <chartooo:coordinate-region svg:x="3.089cm" svg:y="2.517cm" svg:width="9.816cm" svg:height="3.108cm"/>
          <chart:axis chart:dimension="x" chart:name="primary-x" chart:style-name="ch6" chartooo:axis-type="auto">
            <chartooo:date-scale/>
            <chart:title svg:x="6.848cm" svg:y="7.388cm" chart:style-name="ch7">
              <text:p>KB</text:p>
            </chart:title>
            <chart:categories table:cell-range-address="'EXT4 HDD'.A6:'EXT4 HDD'.A23"/>
          </chart:axis>
          <chart:axis chart:dimension="y" chart:name="primary-y" chart:style-name="ch6">
            <chart:title svg:x="0.451cm" svg:y="5.183cm" chart:style-name="ch8">
              <text:p>KB/S</text:p>
            </chart:title>
            <chart:grid chart:style-name="ch9" chart:class="major"/>
          </chart:axis>
          <chart:series chart:style-name="ch10" chart:values-cell-range-address="'EXT4 HDD'.B6:'EXT4 HDD'.B23" chart:label-cell-address="'EXT4 HDD'.B5:'EXT4 HDD'.B5" chart:class="chart:line">
            <chart:data-point chart:repeated="18"/>
          </chart:series>
          <chart:series chart:style-name="ch11" chart:values-cell-range-address="'EXT4 HDD'.C6:'EXT4 HDD'.C23" chart:label-cell-address="'EXT4 HDD'.C5:'EXT4 HDD'.C5" chart:class="chart:line">
            <chart:data-point chart:repeated="18"/>
          </chart:series>
          <chart:series chart:style-name="ch12" chart:values-cell-range-address="'EXT4 HDD'.D6:'EXT4 HDD'.D23" chart:label-cell-address="'EXT4 HDD'.D5:'EXT4 HDD'.D5" chart:class="chart:line">
            <chart:data-point chart:repeated="18"/>
          </chart:series>
          <chart:series chart:style-name="ch13" chart:values-cell-range-address="'EXT4 HDD'.E6:'EXT4 HDD'.E23" chart:label-cell-address="'EXT4 HDD'.E5:'EXT4 HDD'.E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EXT4 HDD'.B5:'EXT4 HDD'.B5</svg:desc>
                </draw:g>
              </table:table-cell>
              <table:table-cell office:value-type="string">
                <text:p>Teste 2</text:p>
                <draw:g>
                  <svg:desc>'EXT4 HDD'.C5:'EXT4 HDD'.C5</svg:desc>
                </draw:g>
              </table:table-cell>
              <table:table-cell office:value-type="string">
                <text:p>Teste 3</text:p>
                <draw:g>
                  <svg:desc>'EXT4 HDD'.D5:'EXT4 HDD'.D5</svg:desc>
                </draw:g>
              </table:table-cell>
              <table:table-cell office:value-type="string">
                <text:p>Média</text:p>
                <draw:g>
                  <svg:desc>'EXT4 HDD'.E5:'EXT4 HDD'.E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EXT4 HDD'.A6:'EXT4 HDD'.A23</svg:desc>
                </draw:g>
              </table:table-cell>
              <table:table-cell office:value-type="float" office:value="357529">
                <text:p>357529</text:p>
                <draw:g>
                  <svg:desc>'EXT4 HDD'.B6:'EXT4 HDD'.B23</svg:desc>
                </draw:g>
              </table:table-cell>
              <table:table-cell office:value-type="float" office:value="333540">
                <text:p>333540</text:p>
                <draw:g>
                  <svg:desc>'EXT4 HDD'.C6:'EXT4 HDD'.C23</svg:desc>
                </draw:g>
              </table:table-cell>
              <table:table-cell office:value-type="float" office:value="304761">
                <text:p>304761</text:p>
                <draw:g>
                  <svg:desc>'EXT4 HDD'.D6:'EXT4 HDD'.D23</svg:desc>
                </draw:g>
              </table:table-cell>
              <table:table-cell office:value-type="float" office:value="331943">
                <text:p>331943</text:p>
                <draw:g>
                  <svg:desc>'EXT4 HDD'.E6:'EXT4 HDD'.E2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02510">
                <text:p>402510</text:p>
              </table:table-cell>
              <table:table-cell office:value-type="float" office:value="348661">
                <text:p>348661</text:p>
              </table:table-cell>
              <table:table-cell office:value-type="float" office:value="389091">
                <text:p>389091</text:p>
              </table:table-cell>
              <table:table-cell office:value-type="float" office:value="380087">
                <text:p>38008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18971">
                <text:p>418971</text:p>
              </table:table-cell>
              <table:table-cell office:value-type="float" office:value="412215">
                <text:p>412215</text:p>
              </table:table-cell>
              <table:table-cell office:value-type="float" office:value="382004">
                <text:p>382004</text:p>
              </table:table-cell>
              <table:table-cell office:value-type="float" office:value="404397">
                <text:p>40439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38011">
                <text:p>438011</text:p>
              </table:table-cell>
              <table:table-cell office:value-type="float" office:value="427036">
                <text:p>427036</text:p>
              </table:table-cell>
              <table:table-cell office:value-type="float" office:value="414507">
                <text:p>414507</text:p>
              </table:table-cell>
              <table:table-cell office:value-type="float" office:value="426518">
                <text:p>42651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38583">
                <text:p>438583</text:p>
              </table:table-cell>
              <table:table-cell office:value-type="float" office:value="448522">
                <text:p>448522</text:p>
              </table:table-cell>
              <table:table-cell office:value-type="float" office:value="442697">
                <text:p>442697</text:p>
              </table:table-cell>
              <table:table-cell office:value-type="float" office:value="443267">
                <text:p>44326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47373">
                <text:p>447373</text:p>
              </table:table-cell>
              <table:table-cell office:value-type="float" office:value="448729">
                <text:p>448729</text:p>
              </table:table-cell>
              <table:table-cell office:value-type="float" office:value="443287">
                <text:p>443287</text:p>
              </table:table-cell>
              <table:table-cell office:value-type="float" office:value="446463">
                <text:p>44646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951013">
                <text:p>951013</text:p>
              </table:table-cell>
              <table:table-cell office:value-type="float" office:value="452998">
                <text:p>452998</text:p>
              </table:table-cell>
              <table:table-cell office:value-type="float" office:value="444730">
                <text:p>444730</text:p>
              </table:table-cell>
              <table:table-cell office:value-type="float" office:value="616247">
                <text:p>61624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697846">
                <text:p>697846</text:p>
              </table:table-cell>
              <table:table-cell office:value-type="float" office:value="568297">
                <text:p>568297</text:p>
              </table:table-cell>
              <table:table-cell office:value-type="float" office:value="630687">
                <text:p>630687</text:p>
              </table:table-cell>
              <table:table-cell office:value-type="float" office:value="632277">
                <text:p>63227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765644">
                <text:p>765644</text:p>
              </table:table-cell>
              <table:table-cell office:value-type="float" office:value="742192">
                <text:p>742192</text:p>
              </table:table-cell>
              <table:table-cell office:value-type="float" office:value="719637">
                <text:p>719637</text:p>
              </table:table-cell>
              <table:table-cell office:value-type="float" office:value="742491">
                <text:p>742491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027559">
                <text:p>1027559</text:p>
              </table:table-cell>
              <table:table-cell office:value-type="float" office:value="1195300">
                <text:p>1195300</text:p>
              </table:table-cell>
              <table:table-cell office:value-type="float" office:value="952249">
                <text:p>952249</text:p>
              </table:table-cell>
              <table:table-cell office:value-type="float" office:value="1058369">
                <text:p>1058369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115391">
                <text:p>1115391</text:p>
              </table:table-cell>
              <table:table-cell office:value-type="float" office:value="1077450">
                <text:p>1077450</text:p>
              </table:table-cell>
              <table:table-cell office:value-type="float" office:value="1013110">
                <text:p>1013110</text:p>
              </table:table-cell>
              <table:table-cell office:value-type="float" office:value="1068650">
                <text:p>1068650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111107">
                <text:p>1111107</text:p>
              </table:table-cell>
              <table:table-cell office:value-type="float" office:value="1108535">
                <text:p>1108535</text:p>
              </table:table-cell>
              <table:table-cell office:value-type="float" office:value="1103987">
                <text:p>1103987</text:p>
              </table:table-cell>
              <table:table-cell office:value-type="float" office:value="1107876">
                <text:p>110787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1139831">
                <text:p>1139831</text:p>
              </table:table-cell>
              <table:table-cell office:value-type="float" office:value="1153122">
                <text:p>1153122</text:p>
              </table:table-cell>
              <table:table-cell office:value-type="float" office:value="1153615">
                <text:p>1153615</text:p>
              </table:table-cell>
              <table:table-cell office:value-type="float" office:value="1148856">
                <text:p>114885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1166912">
                <text:p>1166912</text:p>
              </table:table-cell>
              <table:table-cell office:value-type="float" office:value="1175931">
                <text:p>1175931</text:p>
              </table:table-cell>
              <table:table-cell office:value-type="float" office:value="1168040">
                <text:p>1168040</text:p>
              </table:table-cell>
              <table:table-cell office:value-type="float" office:value="1170294">
                <text:p>117029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1159744">
                <text:p>1159744</text:p>
              </table:table-cell>
              <table:table-cell office:value-type="float" office:value="1161804">
                <text:p>1161804</text:p>
              </table:table-cell>
              <table:table-cell office:value-type="float" office:value="781017">
                <text:p>781017</text:p>
              </table:table-cell>
              <table:table-cell office:value-type="float" office:value="1034188">
                <text:p>103418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371537">
                <text:p>371537</text:p>
              </table:table-cell>
              <table:table-cell office:value-type="float" office:value="375655">
                <text:p>375655</text:p>
              </table:table-cell>
              <table:table-cell office:value-type="float" office:value="339810">
                <text:p>339810</text:p>
              </table:table-cell>
              <table:table-cell office:value-type="float" office:value="362334">
                <text:p>36233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40062">
                <text:p>240062</text:p>
              </table:table-cell>
              <table:table-cell office:value-type="float" office:value="248755">
                <text:p>248755</text:p>
              </table:table-cell>
              <table:table-cell office:value-type="float" office:value="247949">
                <text:p>247949</text:p>
              </table:table-cell>
              <table:table-cell office:value-type="float" office:value="245589">
                <text:p>245589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05764">
                <text:p>205764</text:p>
              </table:table-cell>
              <table:table-cell office:value-type="float" office:value="205117">
                <text:p>205117</text:p>
              </table:table-cell>
              <table:table-cell office:value-type="float" office:value="205821">
                <text:p>205821</text:p>
              </table:table-cell>
              <table:table-cell office:value-type="float" office:value="205567">
                <text:p>2055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16cm" xlink:href=".." xlink:type="simple" chart:class="chart:line" chart:style-name="ch1">
        <chart:title svg:x="6.804cm" svg:y="0.302cm" chart:style-name="ch2">
          <text:p>NTFS HDD</text:p>
        </chart:title>
        <chart:subtitle svg:x="7.095cm" svg:y="1.273cm" chart:style-name="ch3">
          <text:p>LEITURA</text:p>
        </chart:subtitle>
        <chart:legend chart:legend-position="end" svg:x="13.543cm" svg:y="3.112cm" style:legend-expansion="high" chart:style-name="ch4"/>
        <chart:plot-area chart:style-name="ch5" table:cell-range-address="'NTFS-HDD'.A45:'NTFS-HDD'.E63" chart:data-source-has-labels="both" svg:x="1.33cm" svg:y="2.314cm" svg:width="11.575cm" svg:height="4.855cm">
          <chartooo:coordinate-region svg:x="3.089cm" svg:y="2.513cm" svg:width="9.816cm" svg:height="3.06cm"/>
          <chart:axis chart:dimension="x" chart:name="primary-x" chart:style-name="ch6" chartooo:axis-type="auto">
            <chartooo:date-scale/>
            <chart:title svg:x="6.848cm" svg:y="7.335cm" chart:style-name="ch7">
              <text:p>KB</text:p>
            </chart:title>
            <chart:categories table:cell-range-address="'NTFS-HDD'.A46:'NTFS-HDD'.A63"/>
          </chart:axis>
          <chart:axis chart:dimension="y" chart:name="primary-y" chart:style-name="ch6">
            <chart:title svg:x="0.451cm" svg:y="5.155cm" chart:style-name="ch8">
              <text:p>KB/S</text:p>
            </chart:title>
            <chart:grid chart:style-name="ch9" chart:class="major"/>
          </chart:axis>
          <chart:series chart:style-name="ch10" chart:values-cell-range-address="'NTFS-HDD'.B46:'NTFS-HDD'.B63" chart:label-cell-address="'NTFS-HDD'.B45:'NTFS-HDD'.B45" chart:class="chart:line">
            <chart:data-point chart:repeated="18"/>
          </chart:series>
          <chart:series chart:style-name="ch11" chart:values-cell-range-address="'NTFS-HDD'.C46:'NTFS-HDD'.C63" chart:label-cell-address="'NTFS-HDD'.C45:'NTFS-HDD'.C45" chart:class="chart:line">
            <chart:data-point chart:repeated="18"/>
          </chart:series>
          <chart:series chart:style-name="ch12" chart:values-cell-range-address="'NTFS-HDD'.D46:'NTFS-HDD'.D63" chart:label-cell-address="'NTFS-HDD'.D45:'NTFS-HDD'.D45" chart:class="chart:line">
            <chart:data-point chart:repeated="18"/>
          </chart:series>
          <chart:series chart:style-name="ch13" chart:values-cell-range-address="'NTFS-HDD'.E46:'NTFS-HDD'.E63" chart:label-cell-address="'NTFS-HDD'.E45:'NTFS-HDD'.E4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NTFS-HDD'.B45:'NTFS-HDD'.B45</svg:desc>
                </draw:g>
              </table:table-cell>
              <table:table-cell office:value-type="string">
                <text:p>Teste 2</text:p>
                <draw:g>
                  <svg:desc>'NTFS-HDD'.C45:'NTFS-HDD'.C45</svg:desc>
                </draw:g>
              </table:table-cell>
              <table:table-cell office:value-type="string">
                <text:p>Teste 3</text:p>
                <draw:g>
                  <svg:desc>'NTFS-HDD'.D45:'NTFS-HDD'.D45</svg:desc>
                </draw:g>
              </table:table-cell>
              <table:table-cell office:value-type="string">
                <text:p>Média</text:p>
                <draw:g>
                  <svg:desc>'NTFS-HDD'.E45:'NTFS-HDD'.E4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NTFS-HDD'.A46:'NTFS-HDD'.A63</svg:desc>
                </draw:g>
              </table:table-cell>
              <table:table-cell office:value-type="float" office:value="3541098">
                <text:p>3541098</text:p>
                <draw:g>
                  <svg:desc>'NTFS-HDD'.B46:'NTFS-HDD'.B63</svg:desc>
                </draw:g>
              </table:table-cell>
              <table:table-cell office:value-type="float" office:value="3588436">
                <text:p>3588436</text:p>
                <draw:g>
                  <svg:desc>'NTFS-HDD'.C46:'NTFS-HDD'.C63</svg:desc>
                </draw:g>
              </table:table-cell>
              <table:table-cell office:value-type="float" office:value="3541098">
                <text:p>3541098</text:p>
                <draw:g>
                  <svg:desc>'NTFS-HDD'.D46:'NTFS-HDD'.D63</svg:desc>
                </draw:g>
              </table:table-cell>
              <table:table-cell office:value-type="float" office:value="3556877">
                <text:p>3556877</text:p>
                <draw:g>
                  <svg:desc>'NTFS-HDD'.E46:'NTFS-HDD'.E6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920861">
                <text:p>2920861</text:p>
              </table:table-cell>
              <table:table-cell office:value-type="float" office:value="2621367">
                <text:p>2621367</text:p>
              </table:table-cell>
              <table:table-cell office:value-type="float" office:value="2969325">
                <text:p>2969325</text:p>
              </table:table-cell>
              <table:table-cell office:value-type="float" office:value="2837184">
                <text:p>28371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247235">
                <text:p>2247235</text:p>
              </table:table-cell>
              <table:table-cell office:value-type="float" office:value="2911402">
                <text:p>2911402</text:p>
              </table:table-cell>
              <table:table-cell office:value-type="float" office:value="2699161">
                <text:p>2699161</text:p>
              </table:table-cell>
              <table:table-cell office:value-type="float" office:value="2619266">
                <text:p>261926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894940">
                <text:p>2894940</text:p>
              </table:table-cell>
              <table:table-cell office:value-type="float" office:value="2796910">
                <text:p>2796910</text:p>
              </table:table-cell>
              <table:table-cell office:value-type="float" office:value="2768068">
                <text:p>2768068</text:p>
              </table:table-cell>
              <table:table-cell office:value-type="float" office:value="2819973">
                <text:p>281997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723840">
                <text:p>2723840</text:p>
              </table:table-cell>
              <table:table-cell office:value-type="float" office:value="2553783">
                <text:p>2553783</text:p>
              </table:table-cell>
              <table:table-cell office:value-type="float" office:value="2708381">
                <text:p>2708381</text:p>
              </table:table-cell>
              <table:table-cell office:value-type="float" office:value="2662001">
                <text:p>266200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720222">
                <text:p>2720222</text:p>
              </table:table-cell>
              <table:table-cell office:value-type="float" office:value="2560486">
                <text:p>2560486</text:p>
              </table:table-cell>
              <table:table-cell office:value-type="float" office:value="2589040">
                <text:p>2589040</text:p>
              </table:table-cell>
              <table:table-cell office:value-type="float" office:value="2623249">
                <text:p>262324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482351">
                <text:p>2482351</text:p>
              </table:table-cell>
              <table:table-cell office:value-type="float" office:value="2062457">
                <text:p>2062457</text:p>
              </table:table-cell>
              <table:table-cell office:value-type="float" office:value="2295912">
                <text:p>2295912</text:p>
              </table:table-cell>
              <table:table-cell office:value-type="float" office:value="2280240">
                <text:p>2280240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247525">
                <text:p>2247525</text:p>
              </table:table-cell>
              <table:table-cell office:value-type="float" office:value="4170981">
                <text:p>4170981</text:p>
              </table:table-cell>
              <table:table-cell office:value-type="float" office:value="2161968">
                <text:p>2161968</text:p>
              </table:table-cell>
              <table:table-cell office:value-type="float" office:value="2860158">
                <text:p>286015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4483906">
                <text:p>4483906</text:p>
              </table:table-cell>
              <table:table-cell office:value-type="float" office:value="2164065">
                <text:p>2164065</text:p>
              </table:table-cell>
              <table:table-cell office:value-type="float" office:value="2168093">
                <text:p>2168093</text:p>
              </table:table-cell>
              <table:table-cell office:value-type="float" office:value="2938688">
                <text:p>293868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972179">
                <text:p>2972179</text:p>
              </table:table-cell>
              <table:table-cell office:value-type="float" office:value="3394241">
                <text:p>3394241</text:p>
              </table:table-cell>
              <table:table-cell office:value-type="float" office:value="2103223">
                <text:p>2103223</text:p>
              </table:table-cell>
              <table:table-cell office:value-type="float" office:value="2823214">
                <text:p>282321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963700">
                <text:p>3963700</text:p>
              </table:table-cell>
              <table:table-cell office:value-type="float" office:value="3174886">
                <text:p>3174886</text:p>
              </table:table-cell>
              <table:table-cell office:value-type="float" office:value="3222038">
                <text:p>3222038</text:p>
              </table:table-cell>
              <table:table-cell office:value-type="float" office:value="3453541">
                <text:p>345354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3482446">
                <text:p>3482446</text:p>
              </table:table-cell>
              <table:table-cell office:value-type="float" office:value="4173486">
                <text:p>4173486</text:p>
              </table:table-cell>
              <table:table-cell office:value-type="float" office:value="3287820">
                <text:p>3287820</text:p>
              </table:table-cell>
              <table:table-cell office:value-type="float" office:value="3647917">
                <text:p>364791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4604998">
                <text:p>4604998</text:p>
              </table:table-cell>
              <table:table-cell office:value-type="float" office:value="4400760">
                <text:p>4400760</text:p>
              </table:table-cell>
              <table:table-cell office:value-type="float" office:value="4251574">
                <text:p>4251574</text:p>
              </table:table-cell>
              <table:table-cell office:value-type="float" office:value="4419111">
                <text:p>441911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176111">
                <text:p>5176111</text:p>
              </table:table-cell>
              <table:table-cell office:value-type="float" office:value="4621070">
                <text:p>4621070</text:p>
              </table:table-cell>
              <table:table-cell office:value-type="float" office:value="4993696">
                <text:p>4993696</text:p>
              </table:table-cell>
              <table:table-cell office:value-type="float" office:value="4930292">
                <text:p>493029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404248">
                <text:p>5404248</text:p>
              </table:table-cell>
              <table:table-cell office:value-type="float" office:value="5198791">
                <text:p>5198791</text:p>
              </table:table-cell>
              <table:table-cell office:value-type="float" office:value="5196193">
                <text:p>5196193</text:p>
              </table:table-cell>
              <table:table-cell office:value-type="float" office:value="5266411">
                <text:p>526641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4662212">
                <text:p>4662212</text:p>
              </table:table-cell>
              <table:table-cell office:value-type="float" office:value="4633903">
                <text:p>4633903</text:p>
              </table:table-cell>
              <table:table-cell office:value-type="float" office:value="4467596">
                <text:p>4467596</text:p>
              </table:table-cell>
              <table:table-cell office:value-type="float" office:value="4587904">
                <text:p>458790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320148">
                <text:p>320148</text:p>
              </table:table-cell>
              <table:table-cell office:value-type="float" office:value="319498">
                <text:p>319498</text:p>
              </table:table-cell>
              <table:table-cell office:value-type="float" office:value="320399">
                <text:p>320399</text:p>
              </table:table-cell>
              <table:table-cell office:value-type="float" office:value="320015">
                <text:p>32001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29788">
                <text:p>229788</text:p>
              </table:table-cell>
              <table:table-cell office:value-type="float" office:value="230269">
                <text:p>230269</text:p>
              </table:table-cell>
              <table:table-cell office:value-type="float" office:value="229330">
                <text:p>229330</text:p>
              </table:table-cell>
              <table:table-cell office:value-type="float" office:value="229796">
                <text:p>22979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69cm" xlink:href=".." xlink:type="simple" chart:class="chart:line" chart:style-name="ch1">
        <chart:title svg:x="6.804cm" svg:y="0.303cm" chart:style-name="ch2">
          <text:p>NTFS HDD</text:p>
        </chart:title>
        <chart:subtitle svg:x="5.984cm" svg:y="1.275cm" chart:style-name="ch3">
          <text:p>ESCRITA ALEATÓRIA</text:p>
        </chart:subtitle>
        <chart:legend chart:legend-position="end" svg:x="13.543cm" svg:y="3.138cm" style:legend-expansion="high" chart:style-name="ch4"/>
        <chart:plot-area chart:style-name="ch5" table:cell-range-address="'NTFS-HDD'.A105:'NTFS-HDD'.E123" chart:data-source-has-labels="both" svg:x="1.33cm" svg:y="2.318cm" svg:width="11.575cm" svg:height="4.903cm">
          <chartooo:coordinate-region svg:x="2.798cm" svg:y="2.517cm" svg:width="10.107cm" svg:height="3.108cm"/>
          <chart:axis chart:dimension="x" chart:name="primary-x" chart:style-name="ch6" chartooo:axis-type="auto">
            <chartooo:date-scale/>
            <chart:title svg:x="6.848cm" svg:y="7.388cm" chart:style-name="ch7">
              <text:p>KB</text:p>
            </chart:title>
            <chart:categories table:cell-range-address="'NTFS-HDD'.A106:'NTFS-HDD'.A123"/>
          </chart:axis>
          <chart:axis chart:dimension="y" chart:name="primary-y" chart:style-name="ch6">
            <chart:title svg:x="0.451cm" svg:y="5.183cm" chart:style-name="ch8">
              <text:p>KB/S</text:p>
            </chart:title>
            <chart:grid chart:style-name="ch9" chart:class="major"/>
          </chart:axis>
          <chart:series chart:style-name="ch10" chart:values-cell-range-address="'NTFS-HDD'.B106:'NTFS-HDD'.B123" chart:label-cell-address="'NTFS-HDD'.B105:'NTFS-HDD'.B105" chart:class="chart:line">
            <chart:data-point chart:repeated="18"/>
          </chart:series>
          <chart:series chart:style-name="ch11" chart:values-cell-range-address="'NTFS-HDD'.C106:'NTFS-HDD'.C123" chart:label-cell-address="'NTFS-HDD'.C105:'NTFS-HDD'.C105" chart:class="chart:line">
            <chart:data-point chart:repeated="18"/>
          </chart:series>
          <chart:series chart:style-name="ch12" chart:values-cell-range-address="'NTFS-HDD'.D106:'NTFS-HDD'.D123" chart:label-cell-address="'NTFS-HDD'.D105:'NTFS-HDD'.D105" chart:class="chart:line">
            <chart:data-point chart:repeated="18"/>
          </chart:series>
          <chart:series chart:style-name="ch13" chart:values-cell-range-address="'NTFS-HDD'.E106:'NTFS-HDD'.E123" chart:label-cell-address="'NTFS-HDD'.E105:'NTFS-HDD'.E10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NTFS-HDD'.B105:'NTFS-HDD'.B105</svg:desc>
                </draw:g>
              </table:table-cell>
              <table:table-cell office:value-type="string">
                <text:p>Teste 2</text:p>
                <draw:g>
                  <svg:desc>'NTFS-HDD'.C105:'NTFS-HDD'.C105</svg:desc>
                </draw:g>
              </table:table-cell>
              <table:table-cell office:value-type="string">
                <text:p>Teste 3</text:p>
                <draw:g>
                  <svg:desc>'NTFS-HDD'.D105:'NTFS-HDD'.D105</svg:desc>
                </draw:g>
              </table:table-cell>
              <table:table-cell office:value-type="string">
                <text:p>Média</text:p>
                <draw:g>
                  <svg:desc>'NTFS-HDD'.E105:'NTFS-HDD'.E10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NTFS-HDD'.A106:'NTFS-HDD'.A123</svg:desc>
                </draw:g>
              </table:table-cell>
              <table:table-cell office:value-type="float" office:value="56479">
                <text:p>56479</text:p>
                <draw:g>
                  <svg:desc>'NTFS-HDD'.B106:'NTFS-HDD'.B123</svg:desc>
                </draw:g>
              </table:table-cell>
              <table:table-cell office:value-type="float" office:value="57606">
                <text:p>57606</text:p>
                <draw:g>
                  <svg:desc>'NTFS-HDD'.C106:'NTFS-HDD'.C123</svg:desc>
                </draw:g>
              </table:table-cell>
              <table:table-cell office:value-type="float" office:value="52236">
                <text:p>52236</text:p>
                <draw:g>
                  <svg:desc>'NTFS-HDD'.D106:'NTFS-HDD'.D123</svg:desc>
                </draw:g>
              </table:table-cell>
              <table:table-cell office:value-type="float" office:value="55440">
                <text:p>55440</text:p>
                <draw:g>
                  <svg:desc>'NTFS-HDD'.E106:'NTFS-HDD'.E12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9501">
                <text:p>59501</text:p>
              </table:table-cell>
              <table:table-cell office:value-type="float" office:value="57916">
                <text:p>57916</text:p>
              </table:table-cell>
              <table:table-cell office:value-type="float" office:value="56389">
                <text:p>56389</text:p>
              </table:table-cell>
              <table:table-cell office:value-type="float" office:value="57935">
                <text:p>5793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8460">
                <text:p>58460</text:p>
              </table:table-cell>
              <table:table-cell office:value-type="float" office:value="57906">
                <text:p>57906</text:p>
              </table:table-cell>
              <table:table-cell office:value-type="float" office:value="58169">
                <text:p>58169</text:p>
              </table:table-cell>
              <table:table-cell office:value-type="float" office:value="58178">
                <text:p>5817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7742">
                <text:p>57742</text:p>
              </table:table-cell>
              <table:table-cell office:value-type="float" office:value="74810">
                <text:p>74810</text:p>
              </table:table-cell>
              <table:table-cell office:value-type="float" office:value="58440">
                <text:p>58440</text:p>
              </table:table-cell>
              <table:table-cell office:value-type="float" office:value="63664">
                <text:p>6366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61597">
                <text:p>61597</text:p>
              </table:table-cell>
              <table:table-cell office:value-type="float" office:value="74798">
                <text:p>74798</text:p>
              </table:table-cell>
              <table:table-cell office:value-type="float" office:value="58440">
                <text:p>58440</text:p>
              </table:table-cell>
              <table:table-cell office:value-type="float" office:value="64945">
                <text:p>6494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56693">
                <text:p>56693</text:p>
              </table:table-cell>
              <table:table-cell office:value-type="float" office:value="95571">
                <text:p>95571</text:p>
              </table:table-cell>
              <table:table-cell office:value-type="float" office:value="85064">
                <text:p>85064</text:p>
              </table:table-cell>
              <table:table-cell office:value-type="float" office:value="79109">
                <text:p>7910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88294">
                <text:p>88294</text:p>
              </table:table-cell>
              <table:table-cell office:value-type="float" office:value="91711">
                <text:p>91711</text:p>
              </table:table-cell>
              <table:table-cell office:value-type="float" office:value="92306">
                <text:p>92306</text:p>
              </table:table-cell>
              <table:table-cell office:value-type="float" office:value="90770">
                <text:p>90770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87241">
                <text:p>87241</text:p>
              </table:table-cell>
              <table:table-cell office:value-type="float" office:value="146452">
                <text:p>146452</text:p>
              </table:table-cell>
              <table:table-cell office:value-type="float" office:value="89444">
                <text:p>89444</text:p>
              </table:table-cell>
              <table:table-cell office:value-type="float" office:value="107712">
                <text:p>10771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91561">
                <text:p>91561</text:p>
              </table:table-cell>
              <table:table-cell office:value-type="float" office:value="92824">
                <text:p>92824</text:p>
              </table:table-cell>
              <table:table-cell office:value-type="float" office:value="94201">
                <text:p>94201</text:p>
              </table:table-cell>
              <table:table-cell office:value-type="float" office:value="92862">
                <text:p>9286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94293">
                <text:p>94293</text:p>
              </table:table-cell>
              <table:table-cell office:value-type="float" office:value="90036">
                <text:p>90036</text:p>
              </table:table-cell>
              <table:table-cell office:value-type="float" office:value="91615">
                <text:p>91615</text:p>
              </table:table-cell>
              <table:table-cell office:value-type="float" office:value="91981">
                <text:p>9198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92402">
                <text:p>92402</text:p>
              </table:table-cell>
              <table:table-cell office:value-type="float" office:value="89121">
                <text:p>89121</text:p>
              </table:table-cell>
              <table:table-cell office:value-type="float" office:value="90743">
                <text:p>90743</text:p>
              </table:table-cell>
              <table:table-cell office:value-type="float" office:value="90755">
                <text:p>9075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92934">
                <text:p>92934</text:p>
              </table:table-cell>
              <table:table-cell office:value-type="float" office:value="90113">
                <text:p>90113</text:p>
              </table:table-cell>
              <table:table-cell office:value-type="float" office:value="90104">
                <text:p>90104</text:p>
              </table:table-cell>
              <table:table-cell office:value-type="float" office:value="91050">
                <text:p>91050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94754">
                <text:p>94754</text:p>
              </table:table-cell>
              <table:table-cell office:value-type="float" office:value="107588">
                <text:p>107588</text:p>
              </table:table-cell>
              <table:table-cell office:value-type="float" office:value="90674">
                <text:p>90674</text:p>
              </table:table-cell>
              <table:table-cell office:value-type="float" office:value="97672">
                <text:p>9767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97794">
                <text:p>97794</text:p>
              </table:table-cell>
              <table:table-cell office:value-type="float" office:value="100222">
                <text:p>100222</text:p>
              </table:table-cell>
              <table:table-cell office:value-type="float" office:value="89838">
                <text:p>89838</text:p>
              </table:table-cell>
              <table:table-cell office:value-type="float" office:value="95951">
                <text:p>95951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91902">
                <text:p>91902</text:p>
              </table:table-cell>
              <table:table-cell office:value-type="float" office:value="94102">
                <text:p>94102</text:p>
              </table:table-cell>
              <table:table-cell office:value-type="float" office:value="90220">
                <text:p>90220</text:p>
              </table:table-cell>
              <table:table-cell office:value-type="float" office:value="92075">
                <text:p>9207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91352">
                <text:p>91352</text:p>
              </table:table-cell>
              <table:table-cell office:value-type="float" office:value="90662">
                <text:p>90662</text:p>
              </table:table-cell>
              <table:table-cell office:value-type="float" office:value="89806">
                <text:p>89806</text:p>
              </table:table-cell>
              <table:table-cell office:value-type="float" office:value="90607">
                <text:p>9060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87317">
                <text:p>87317</text:p>
              </table:table-cell>
              <table:table-cell office:value-type="float" office:value="87145">
                <text:p>87145</text:p>
              </table:table-cell>
              <table:table-cell office:value-type="float" office:value="86678">
                <text:p>86678</text:p>
              </table:table-cell>
              <table:table-cell office:value-type="float" office:value="87047">
                <text:p>87047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60416">
                <text:p>60416</text:p>
              </table:table-cell>
              <table:table-cell office:value-type="float" office:value="60936">
                <text:p>60936</text:p>
              </table:table-cell>
              <table:table-cell office:value-type="float" office:value="60397">
                <text:p>60397</text:p>
              </table:table-cell>
              <table:table-cell office:value-type="float" office:value="60583">
                <text:p>6058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69cm" xlink:href=".." xlink:type="simple" chart:class="chart:line" chart:style-name="ch1">
        <chart:title svg:x="6.804cm" svg:y="0.303cm" chart:style-name="ch2">
          <text:p>NTFS HDD</text:p>
        </chart:title>
        <chart:subtitle svg:x="5.984cm" svg:y="1.275cm" chart:style-name="ch3">
          <text:p>LEITURA ALEATÓRIA</text:p>
        </chart:subtitle>
        <chart:legend chart:legend-position="end" svg:x="13.543cm" svg:y="3.138cm" style:legend-expansion="high" chart:style-name="ch4"/>
        <chart:plot-area chart:style-name="ch5" table:cell-range-address="'NTFS-HDD'.A85:'NTFS-HDD'.E103" chart:data-source-has-labels="both" svg:x="1.33cm" svg:y="2.318cm" svg:width="11.575cm" svg:height="4.903cm">
          <chartooo:coordinate-region svg:x="3.089cm" svg:y="2.517cm" svg:width="9.816cm" svg:height="3.107cm"/>
          <chart:axis chart:dimension="x" chart:name="primary-x" chart:style-name="ch6" chartooo:axis-type="auto">
            <chartooo:date-scale/>
            <chart:title svg:x="6.848cm" svg:y="7.388cm" chart:style-name="ch7">
              <text:p>KB</text:p>
            </chart:title>
            <chart:categories table:cell-range-address="'NTFS-HDD'.A86:'NTFS-HDD'.A103"/>
          </chart:axis>
          <chart:axis chart:dimension="y" chart:name="primary-y" chart:style-name="ch6">
            <chart:title svg:x="0.451cm" svg:y="5.183cm" chart:style-name="ch8">
              <text:p>KB/S</text:p>
            </chart:title>
            <chart:grid chart:style-name="ch9" chart:class="major"/>
          </chart:axis>
          <chart:series chart:style-name="ch10" chart:values-cell-range-address="'NTFS-HDD'.B86:'NTFS-HDD'.B103" chart:label-cell-address="'NTFS-HDD'.B85:'NTFS-HDD'.B85" chart:class="chart:line">
            <chart:data-point chart:repeated="18"/>
          </chart:series>
          <chart:series chart:style-name="ch11" chart:values-cell-range-address="'NTFS-HDD'.C86:'NTFS-HDD'.C103" chart:label-cell-address="'NTFS-HDD'.C85:'NTFS-HDD'.C85" chart:class="chart:line">
            <chart:data-point chart:repeated="18"/>
          </chart:series>
          <chart:series chart:style-name="ch12" chart:values-cell-range-address="'NTFS-HDD'.D86:'NTFS-HDD'.D103" chart:label-cell-address="'NTFS-HDD'.D85:'NTFS-HDD'.D85" chart:class="chart:line">
            <chart:data-point chart:repeated="18"/>
          </chart:series>
          <chart:series chart:style-name="ch13" chart:values-cell-range-address="'NTFS-HDD'.E86:'NTFS-HDD'.E103" chart:label-cell-address="'NTFS-HDD'.E85:'NTFS-HDD'.E8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NTFS-HDD'.B85:'NTFS-HDD'.B85</svg:desc>
                </draw:g>
              </table:table-cell>
              <table:table-cell office:value-type="string">
                <text:p>Teste 2</text:p>
                <draw:g>
                  <svg:desc>'NTFS-HDD'.C85:'NTFS-HDD'.C85</svg:desc>
                </draw:g>
              </table:table-cell>
              <table:table-cell office:value-type="string">
                <text:p>Teste 3</text:p>
                <draw:g>
                  <svg:desc>'NTFS-HDD'.D85:'NTFS-HDD'.D85</svg:desc>
                </draw:g>
              </table:table-cell>
              <table:table-cell office:value-type="string">
                <text:p>Média</text:p>
                <draw:g>
                  <svg:desc>'NTFS-HDD'.E85:'NTFS-HDD'.E8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NTFS-HDD'.A86:'NTFS-HDD'.A103</svg:desc>
                </draw:g>
              </table:table-cell>
              <table:table-cell office:value-type="float" office:value="3165299">
                <text:p>3165299</text:p>
                <draw:g>
                  <svg:desc>'NTFS-HDD'.B86:'NTFS-HDD'.B103</svg:desc>
                </draw:g>
              </table:table-cell>
              <table:table-cell office:value-type="float" office:value="3363612">
                <text:p>3363612</text:p>
                <draw:g>
                  <svg:desc>'NTFS-HDD'.C86:'NTFS-HDD'.C103</svg:desc>
                </draw:g>
              </table:table-cell>
              <table:table-cell office:value-type="float" office:value="3203069">
                <text:p>3203069</text:p>
                <draw:g>
                  <svg:desc>'NTFS-HDD'.D86:'NTFS-HDD'.D103</svg:desc>
                </draw:g>
              </table:table-cell>
              <table:table-cell office:value-type="float" office:value="3243993">
                <text:p>3243993</text:p>
                <draw:g>
                  <svg:desc>'NTFS-HDD'.E86:'NTFS-HDD'.E10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199360">
                <text:p>3199360</text:p>
              </table:table-cell>
              <table:table-cell office:value-type="float" office:value="1858934">
                <text:p>1858934</text:p>
              </table:table-cell>
              <table:table-cell office:value-type="float" office:value="3199360">
                <text:p>3199360</text:p>
              </table:table-cell>
              <table:table-cell office:value-type="float" office:value="2752551">
                <text:p>275255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421677">
                <text:p>3421677</text:p>
              </table:table-cell>
              <table:table-cell office:value-type="float" office:value="3368013">
                <text:p>3368013</text:p>
              </table:table-cell>
              <table:table-cell office:value-type="float" office:value="3326279">
                <text:p>3326279</text:p>
              </table:table-cell>
              <table:table-cell office:value-type="float" office:value="3371990">
                <text:p>337199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481620">
                <text:p>3481620</text:p>
              </table:table-cell>
              <table:table-cell office:value-type="float" office:value="3388236">
                <text:p>3388236</text:p>
              </table:table-cell>
              <table:table-cell office:value-type="float" office:value="3388236">
                <text:p>3388236</text:p>
              </table:table-cell>
              <table:table-cell office:value-type="float" office:value="3419364">
                <text:p>341936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495237">
                <text:p>3495237</text:p>
              </table:table-cell>
              <table:table-cell office:value-type="float" office:value="3012308">
                <text:p>3012308</text:p>
              </table:table-cell>
              <table:table-cell office:value-type="float" office:value="3241960">
                <text:p>3241960</text:p>
              </table:table-cell>
              <table:table-cell office:value-type="float" office:value="3249835">
                <text:p>324983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860636">
                <text:p>2860636</text:p>
              </table:table-cell>
              <table:table-cell office:value-type="float" office:value="2619037">
                <text:p>2619037</text:p>
              </table:table-cell>
              <table:table-cell office:value-type="float" office:value="2748949">
                <text:p>2748949</text:p>
              </table:table-cell>
              <table:table-cell office:value-type="float" office:value="2742874">
                <text:p>274287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452933">
                <text:p>2452933</text:p>
              </table:table-cell>
              <table:table-cell office:value-type="float" office:value="2020731">
                <text:p>2020731</text:p>
              </table:table-cell>
              <table:table-cell office:value-type="float" office:value="2288267">
                <text:p>2288267</text:p>
              </table:table-cell>
              <table:table-cell office:value-type="float" office:value="2253977">
                <text:p>225397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295269">
                <text:p>2295269</text:p>
              </table:table-cell>
              <table:table-cell office:value-type="float" office:value="5422249">
                <text:p>5422249</text:p>
              </table:table-cell>
              <table:table-cell office:value-type="float" office:value="5421393">
                <text:p>5421393</text:p>
              </table:table-cell>
              <table:table-cell office:value-type="float" office:value="4379637">
                <text:p>437963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4860345">
                <text:p>4860345</text:p>
              </table:table-cell>
              <table:table-cell office:value-type="float" office:value="4686333">
                <text:p>4686333</text:p>
              </table:table-cell>
              <table:table-cell office:value-type="float" office:value="3042461">
                <text:p>3042461</text:p>
              </table:table-cell>
              <table:table-cell office:value-type="float" office:value="4196380">
                <text:p>4196380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946016">
                <text:p>4946016</text:p>
              </table:table-cell>
              <table:table-cell office:value-type="float" office:value="4268316">
                <text:p>4268316</text:p>
              </table:table-cell>
              <table:table-cell office:value-type="float" office:value="4407947">
                <text:p>4407947</text:p>
              </table:table-cell>
              <table:table-cell office:value-type="float" office:value="4540760">
                <text:p>4540760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4997070">
                <text:p>4997070</text:p>
              </table:table-cell>
              <table:table-cell office:value-type="float" office:value="4511312">
                <text:p>4511312</text:p>
              </table:table-cell>
              <table:table-cell office:value-type="float" office:value="4554592">
                <text:p>4554592</text:p>
              </table:table-cell>
              <table:table-cell office:value-type="float" office:value="4687658">
                <text:p>468765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4922342">
                <text:p>4922342</text:p>
              </table:table-cell>
              <table:table-cell office:value-type="float" office:value="4462926">
                <text:p>4462926</text:p>
              </table:table-cell>
              <table:table-cell office:value-type="float" office:value="4452624">
                <text:p>4452624</text:p>
              </table:table-cell>
              <table:table-cell office:value-type="float" office:value="4612631">
                <text:p>461263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062445">
                <text:p>5062445</text:p>
              </table:table-cell>
              <table:table-cell office:value-type="float" office:value="4572880">
                <text:p>4572880</text:p>
              </table:table-cell>
              <table:table-cell office:value-type="float" office:value="4631359">
                <text:p>4631359</text:p>
              </table:table-cell>
              <table:table-cell office:value-type="float" office:value="4755561">
                <text:p>475556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229173">
                <text:p>5229173</text:p>
              </table:table-cell>
              <table:table-cell office:value-type="float" office:value="4859056">
                <text:p>4859056</text:p>
              </table:table-cell>
              <table:table-cell office:value-type="float" office:value="4947798">
                <text:p>4947798</text:p>
              </table:table-cell>
              <table:table-cell office:value-type="float" office:value="5012009">
                <text:p>501200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369352">
                <text:p>5369352</text:p>
              </table:table-cell>
              <table:table-cell office:value-type="float" office:value="5072099">
                <text:p>5072099</text:p>
              </table:table-cell>
              <table:table-cell office:value-type="float" office:value="5177517">
                <text:p>5177517</text:p>
              </table:table-cell>
              <table:table-cell office:value-type="float" office:value="5206323">
                <text:p>520632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4896397">
                <text:p>4896397</text:p>
              </table:table-cell>
              <table:table-cell office:value-type="float" office:value="4971946">
                <text:p>4971946</text:p>
              </table:table-cell>
              <table:table-cell office:value-type="float" office:value="4973301">
                <text:p>4973301</text:p>
              </table:table-cell>
              <table:table-cell office:value-type="float" office:value="4947215">
                <text:p>494721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9183">
                <text:p>29183</text:p>
              </table:table-cell>
              <table:table-cell office:value-type="float" office:value="28529">
                <text:p>28529</text:p>
              </table:table-cell>
              <table:table-cell office:value-type="float" office:value="28670">
                <text:p>28670</text:p>
              </table:table-cell>
              <table:table-cell office:value-type="float" office:value="28794">
                <text:p>2879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3030">
                <text:p>13030</text:p>
              </table:table-cell>
              <table:table-cell office:value-type="float" office:value="12882">
                <text:p>12882</text:p>
              </table:table-cell>
              <table:table-cell office:value-type="float" office:value="13781">
                <text:p>13781</text:p>
              </table:table-cell>
              <table:table-cell office:value-type="float" office:value="13231">
                <text:p>1323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69cm" xlink:href=".." xlink:type="simple" chart:class="chart:line" chart:style-name="ch1">
        <chart:title svg:x="6.804cm" svg:y="0.303cm" chart:style-name="ch2">
          <text:p>NTFS HDD</text:p>
        </chart:title>
        <chart:subtitle svg:x="6.751cm" svg:y="1.275cm" chart:style-name="ch3">
          <text:p>RE-LEITURA</text:p>
        </chart:subtitle>
        <chart:legend chart:legend-position="end" svg:x="13.543cm" svg:y="3.138cm" style:legend-expansion="high" chart:style-name="ch4"/>
        <chart:plot-area chart:style-name="ch5" table:cell-range-address="'NTFS-HDD'.A65:'NTFS-HDD'.E83" chart:data-source-has-labels="both" svg:x="1.33cm" svg:y="2.318cm" svg:width="11.575cm" svg:height="4.903cm">
          <chartooo:coordinate-region svg:x="3.089cm" svg:y="2.517cm" svg:width="9.816cm" svg:height="3.108cm"/>
          <chart:axis chart:dimension="x" chart:name="primary-x" chart:style-name="ch6" chartooo:axis-type="auto">
            <chartooo:date-scale/>
            <chart:title svg:x="6.848cm" svg:y="7.388cm" chart:style-name="ch7">
              <text:p>KB</text:p>
            </chart:title>
            <chart:categories table:cell-range-address="'NTFS-HDD'.A66:'NTFS-HDD'.A83"/>
          </chart:axis>
          <chart:axis chart:dimension="y" chart:name="primary-y" chart:style-name="ch6">
            <chart:title svg:x="0.451cm" svg:y="5.183cm" chart:style-name="ch8">
              <text:p>KB/S</text:p>
            </chart:title>
            <chart:grid chart:style-name="ch9" chart:class="major"/>
          </chart:axis>
          <chart:series chart:style-name="ch10" chart:values-cell-range-address="'NTFS-HDD'.B66:'NTFS-HDD'.B83" chart:label-cell-address="'NTFS-HDD'.B65:'NTFS-HDD'.B65" chart:class="chart:line">
            <chart:data-point chart:repeated="18"/>
          </chart:series>
          <chart:series chart:style-name="ch11" chart:values-cell-range-address="'NTFS-HDD'.C66:'NTFS-HDD'.C83" chart:label-cell-address="'NTFS-HDD'.C65:'NTFS-HDD'.C65" chart:class="chart:line">
            <chart:data-point chart:repeated="18"/>
          </chart:series>
          <chart:series chart:style-name="ch12" chart:values-cell-range-address="'NTFS-HDD'.D66:'NTFS-HDD'.D83" chart:label-cell-address="'NTFS-HDD'.D65:'NTFS-HDD'.D65" chart:class="chart:line">
            <chart:data-point chart:repeated="18"/>
          </chart:series>
          <chart:series chart:style-name="ch13" chart:values-cell-range-address="'NTFS-HDD'.E66:'NTFS-HDD'.E83" chart:label-cell-address="'NTFS-HDD'.E65:'NTFS-HDD'.E6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NTFS-HDD'.B65:'NTFS-HDD'.B65</svg:desc>
                </draw:g>
              </table:table-cell>
              <table:table-cell office:value-type="string">
                <text:p>Teste 2</text:p>
                <draw:g>
                  <svg:desc>'NTFS-HDD'.C65:'NTFS-HDD'.C65</svg:desc>
                </draw:g>
              </table:table-cell>
              <table:table-cell office:value-type="string">
                <text:p>Teste 3</text:p>
                <draw:g>
                  <svg:desc>'NTFS-HDD'.D65:'NTFS-HDD'.D65</svg:desc>
                </draw:g>
              </table:table-cell>
              <table:table-cell office:value-type="string">
                <text:p>Média</text:p>
                <draw:g>
                  <svg:desc>'NTFS-HDD'.E65:'NTFS-HDD'.E6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NTFS-HDD'.A66:'NTFS-HDD'.A83</svg:desc>
                </draw:g>
              </table:table-cell>
              <table:table-cell office:value-type="float" office:value="3791156">
                <text:p>3791156</text:p>
                <draw:g>
                  <svg:desc>'NTFS-HDD'.B66:'NTFS-HDD'.B83</svg:desc>
                </draw:g>
              </table:table-cell>
              <table:table-cell office:value-type="float" office:value="3738358">
                <text:p>3738358</text:p>
                <draw:g>
                  <svg:desc>'NTFS-HDD'.C66:'NTFS-HDD'.C83</svg:desc>
                </draw:g>
              </table:table-cell>
              <table:table-cell office:value-type="float" office:value="3203069">
                <text:p>3203069</text:p>
                <draw:g>
                  <svg:desc>'NTFS-HDD'.D66:'NTFS-HDD'.D83</svg:desc>
                </draw:g>
              </table:table-cell>
              <table:table-cell office:value-type="float" office:value="3577528">
                <text:p>3577528</text:p>
                <draw:g>
                  <svg:desc>'NTFS-HDD'.E66:'NTFS-HDD'.E8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560017">
                <text:p>3560017</text:p>
              </table:table-cell>
              <table:table-cell office:value-type="float" office:value="3445772">
                <text:p>3445772</text:p>
              </table:table-cell>
              <table:table-cell office:value-type="float" office:value="3657016">
                <text:p>3657016</text:p>
              </table:table-cell>
              <table:table-cell office:value-type="float" office:value="3554268">
                <text:p>35542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770085">
                <text:p>3770085</text:p>
              </table:table-cell>
              <table:table-cell office:value-type="float" office:value="3511189">
                <text:p>3511189</text:p>
              </table:table-cell>
              <table:table-cell office:value-type="float" office:value="3605511">
                <text:p>3605511</text:p>
              </table:table-cell>
              <table:table-cell office:value-type="float" office:value="3628928">
                <text:p>362892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884698">
                <text:p>3884698</text:p>
              </table:table-cell>
              <table:table-cell office:value-type="float" office:value="3610395">
                <text:p>3610395</text:p>
              </table:table-cell>
              <table:table-cell office:value-type="float" office:value="3710197">
                <text:p>3710197</text:p>
              </table:table-cell>
              <table:table-cell office:value-type="float" office:value="3735097">
                <text:p>373509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791442">
                <text:p>3791442</text:p>
              </table:table-cell>
              <table:table-cell office:value-type="float" office:value="3191372">
                <text:p>3191372</text:p>
              </table:table-cell>
              <table:table-cell office:value-type="float" office:value="3447541">
                <text:p>3447541</text:p>
              </table:table-cell>
              <table:table-cell office:value-type="float" office:value="3476785">
                <text:p>347678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951050">
                <text:p>2951050</text:p>
              </table:table-cell>
              <table:table-cell office:value-type="float" office:value="2701402">
                <text:p>2701402</text:p>
              </table:table-cell>
              <table:table-cell office:value-type="float" office:value="2727131">
                <text:p>2727131</text:p>
              </table:table-cell>
              <table:table-cell office:value-type="float" office:value="2793194">
                <text:p>279319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512850">
                <text:p>2512850</text:p>
              </table:table-cell>
              <table:table-cell office:value-type="float" office:value="2319157">
                <text:p>2319157</text:p>
              </table:table-cell>
              <table:table-cell office:value-type="float" office:value="2458549">
                <text:p>2458549</text:p>
              </table:table-cell>
              <table:table-cell office:value-type="float" office:value="2430185">
                <text:p>243018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407863">
                <text:p>2407863</text:p>
              </table:table-cell>
              <table:table-cell office:value-type="float" office:value="5231540">
                <text:p>5231540</text:p>
              </table:table-cell>
              <table:table-cell office:value-type="float" office:value="2877505">
                <text:p>2877505</text:p>
              </table:table-cell>
              <table:table-cell office:value-type="float" office:value="3505636">
                <text:p>350563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5121513">
                <text:p>5121513</text:p>
              </table:table-cell>
              <table:table-cell office:value-type="float" office:value="4062441">
                <text:p>4062441</text:p>
              </table:table-cell>
              <table:table-cell office:value-type="float" office:value="2231238">
                <text:p>2231238</text:p>
              </table:table-cell>
              <table:table-cell office:value-type="float" office:value="3805064">
                <text:p>380506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850363">
                <text:p>4850363</text:p>
              </table:table-cell>
              <table:table-cell office:value-type="float" office:value="3252699">
                <text:p>3252699</text:p>
              </table:table-cell>
              <table:table-cell office:value-type="float" office:value="2543291">
                <text:p>2543291</text:p>
              </table:table-cell>
              <table:table-cell office:value-type="float" office:value="3548784">
                <text:p>354878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5049022">
                <text:p>5049022</text:p>
              </table:table-cell>
              <table:table-cell office:value-type="float" office:value="4703285">
                <text:p>4703285</text:p>
              </table:table-cell>
              <table:table-cell office:value-type="float" office:value="3379211">
                <text:p>3379211</text:p>
              </table:table-cell>
              <table:table-cell office:value-type="float" office:value="4377173">
                <text:p>437717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385707">
                <text:p>5385707</text:p>
              </table:table-cell>
              <table:table-cell office:value-type="float" office:value="4852564">
                <text:p>4852564</text:p>
              </table:table-cell>
              <table:table-cell office:value-type="float" office:value="4857194">
                <text:p>4857194</text:p>
              </table:table-cell>
              <table:table-cell office:value-type="float" office:value="5031822">
                <text:p>5031822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571836">
                <text:p>5571836</text:p>
              </table:table-cell>
              <table:table-cell office:value-type="float" office:value="5020376">
                <text:p>5020376</text:p>
              </table:table-cell>
              <table:table-cell office:value-type="float" office:value="5085345">
                <text:p>5085345</text:p>
              </table:table-cell>
              <table:table-cell office:value-type="float" office:value="5225852">
                <text:p>522585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615514">
                <text:p>5615514</text:p>
              </table:table-cell>
              <table:table-cell office:value-type="float" office:value="5240525">
                <text:p>5240525</text:p>
              </table:table-cell>
              <table:table-cell office:value-type="float" office:value="5324668">
                <text:p>5324668</text:p>
              </table:table-cell>
              <table:table-cell office:value-type="float" office:value="5393569">
                <text:p>539356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838754">
                <text:p>5838754</text:p>
              </table:table-cell>
              <table:table-cell office:value-type="float" office:value="5519021">
                <text:p>5519021</text:p>
              </table:table-cell>
              <table:table-cell office:value-type="float" office:value="5588498">
                <text:p>5588498</text:p>
              </table:table-cell>
              <table:table-cell office:value-type="float" office:value="5648758">
                <text:p>564875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223082">
                <text:p>5223082</text:p>
              </table:table-cell>
              <table:table-cell office:value-type="float" office:value="5299384">
                <text:p>5299384</text:p>
              </table:table-cell>
              <table:table-cell office:value-type="float" office:value="5203927">
                <text:p>5203927</text:p>
              </table:table-cell>
              <table:table-cell office:value-type="float" office:value="5242131">
                <text:p>524213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319254">
                <text:p>319254</text:p>
              </table:table-cell>
              <table:table-cell office:value-type="float" office:value="322521">
                <text:p>322521</text:p>
              </table:table-cell>
              <table:table-cell office:value-type="float" office:value="322546">
                <text:p>322546</text:p>
              </table:table-cell>
              <table:table-cell office:value-type="float" office:value="321440">
                <text:p>321440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30346">
                <text:p>230346</text:p>
              </table:table-cell>
              <table:table-cell office:value-type="float" office:value="230782">
                <text:p>230782</text:p>
              </table:table-cell>
              <table:table-cell office:value-type="float" office:value="230285">
                <text:p>230285</text:p>
              </table:table-cell>
              <table:table-cell office:value-type="float" office:value="230471">
                <text:p>23047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16cm" xlink:href=".." xlink:type="simple" chart:class="chart:line" chart:style-name="ch1">
        <chart:title svg:x="6.804cm" svg:y="0.302cm" chart:style-name="ch2">
          <text:p>NTFS HDD</text:p>
        </chart:title>
        <chart:subtitle svg:x="6.751cm" svg:y="1.273cm" chart:style-name="ch3">
          <text:p>RE-ESCRITA</text:p>
        </chart:subtitle>
        <chart:legend chart:legend-position="end" svg:x="13.543cm" svg:y="3.112cm" style:legend-expansion="high" chart:style-name="ch4"/>
        <chart:plot-area chart:style-name="ch5" table:cell-range-address="'NTFS-HDD'.A25:'NTFS-HDD'.E43" chart:data-source-has-labels="both" svg:x="1.33cm" svg:y="2.314cm" svg:width="11.575cm" svg:height="4.855cm">
          <chartooo:coordinate-region svg:x="2.798cm" svg:y="2.513cm" svg:width="10.107cm" svg:height="3.06cm"/>
          <chart:axis chart:dimension="x" chart:name="primary-x" chart:style-name="ch6" chartooo:axis-type="auto">
            <chartooo:date-scale/>
            <chart:title svg:x="6.848cm" svg:y="7.335cm" chart:style-name="ch7">
              <text:p>KB</text:p>
            </chart:title>
            <chart:categories table:cell-range-address="'NTFS-HDD'.A26:'NTFS-HDD'.A43"/>
          </chart:axis>
          <chart:axis chart:dimension="y" chart:name="primary-y" chart:style-name="ch6">
            <chart:title svg:x="0.451cm" svg:y="5.155cm" chart:style-name="ch8">
              <text:p>KB/S</text:p>
            </chart:title>
            <chart:grid chart:style-name="ch9" chart:class="major"/>
          </chart:axis>
          <chart:series chart:style-name="ch10" chart:values-cell-range-address="'NTFS-HDD'.B26:'NTFS-HDD'.B43" chart:label-cell-address="'NTFS-HDD'.B25:'NTFS-HDD'.B25" chart:class="chart:line">
            <chart:data-point chart:repeated="18"/>
          </chart:series>
          <chart:series chart:style-name="ch11" chart:values-cell-range-address="'NTFS-HDD'.C26:'NTFS-HDD'.C43" chart:label-cell-address="'NTFS-HDD'.C25:'NTFS-HDD'.C25" chart:class="chart:line">
            <chart:data-point chart:repeated="18"/>
          </chart:series>
          <chart:series chart:style-name="ch12" chart:values-cell-range-address="'NTFS-HDD'.D26:'NTFS-HDD'.D43" chart:label-cell-address="'NTFS-HDD'.D25:'NTFS-HDD'.D25" chart:class="chart:line">
            <chart:data-point chart:repeated="18"/>
          </chart:series>
          <chart:series chart:style-name="ch13" chart:values-cell-range-address="'NTFS-HDD'.E26:'NTFS-HDD'.E43" chart:label-cell-address="'NTFS-HDD'.E25:'NTFS-HDD'.E2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NTFS-HDD'.B25:'NTFS-HDD'.B25</svg:desc>
                </draw:g>
              </table:table-cell>
              <table:table-cell office:value-type="string">
                <text:p>Teste 2</text:p>
                <draw:g>
                  <svg:desc>'NTFS-HDD'.C25:'NTFS-HDD'.C25</svg:desc>
                </draw:g>
              </table:table-cell>
              <table:table-cell office:value-type="string">
                <text:p>Teste 3</text:p>
                <draw:g>
                  <svg:desc>'NTFS-HDD'.D25:'NTFS-HDD'.D25</svg:desc>
                </draw:g>
              </table:table-cell>
              <table:table-cell office:value-type="string">
                <text:p>Média</text:p>
                <draw:g>
                  <svg:desc>'NTFS-HDD'.E25:'NTFS-HDD'.E2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NTFS-HDD'.A26:'NTFS-HDD'.A43</svg:desc>
                </draw:g>
              </table:table-cell>
              <table:table-cell office:value-type="float" office:value="55996">
                <text:p>55996</text:p>
                <draw:g>
                  <svg:desc>'NTFS-HDD'.B26:'NTFS-HDD'.B43</svg:desc>
                </draw:g>
              </table:table-cell>
              <table:table-cell office:value-type="float" office:value="49620">
                <text:p>49620</text:p>
                <draw:g>
                  <svg:desc>'NTFS-HDD'.C26:'NTFS-HDD'.C43</svg:desc>
                </draw:g>
              </table:table-cell>
              <table:table-cell office:value-type="float" office:value="55613">
                <text:p>55613</text:p>
                <draw:g>
                  <svg:desc>'NTFS-HDD'.D26:'NTFS-HDD'.D43</svg:desc>
                </draw:g>
              </table:table-cell>
              <table:table-cell office:value-type="float" office:value="53743">
                <text:p>53743</text:p>
                <draw:g>
                  <svg:desc>'NTFS-HDD'.E26:'NTFS-HDD'.E4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6891">
                <text:p>56891</text:p>
              </table:table-cell>
              <table:table-cell office:value-type="float" office:value="55053">
                <text:p>55053</text:p>
              </table:table-cell>
              <table:table-cell office:value-type="float" office:value="52159">
                <text:p>52159</text:p>
              </table:table-cell>
              <table:table-cell office:value-type="float" office:value="54701">
                <text:p>5470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8582">
                <text:p>58582</text:p>
              </table:table-cell>
              <table:table-cell office:value-type="float" office:value="57294">
                <text:p>57294</text:p>
              </table:table-cell>
              <table:table-cell office:value-type="float" office:value="55519">
                <text:p>55519</text:p>
              </table:table-cell>
              <table:table-cell office:value-type="float" office:value="57132">
                <text:p>5713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9273">
                <text:p>59273</text:p>
              </table:table-cell>
              <table:table-cell office:value-type="float" office:value="74909">
                <text:p>74909</text:p>
              </table:table-cell>
              <table:table-cell office:value-type="float" office:value="57722">
                <text:p>57722</text:p>
              </table:table-cell>
              <table:table-cell office:value-type="float" office:value="63968">
                <text:p>6396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85226">
                <text:p>85226</text:p>
              </table:table-cell>
              <table:table-cell office:value-type="float" office:value="92870">
                <text:p>92870</text:p>
              </table:table-cell>
              <table:table-cell office:value-type="float" office:value="73264">
                <text:p>73264</text:p>
              </table:table-cell>
              <table:table-cell office:value-type="float" office:value="83787">
                <text:p>8378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76580">
                <text:p>76580</text:p>
              </table:table-cell>
              <table:table-cell office:value-type="float" office:value="79568">
                <text:p>79568</text:p>
              </table:table-cell>
              <table:table-cell office:value-type="float" office:value="82513">
                <text:p>82513</text:p>
              </table:table-cell>
              <table:table-cell office:value-type="float" office:value="79554">
                <text:p>7955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84598">
                <text:p>84598</text:p>
              </table:table-cell>
              <table:table-cell office:value-type="float" office:value="85078">
                <text:p>85078</text:p>
              </table:table-cell>
              <table:table-cell office:value-type="float" office:value="83634">
                <text:p>83634</text:p>
              </table:table-cell>
              <table:table-cell office:value-type="float" office:value="84437">
                <text:p>8443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87455">
                <text:p>87455</text:p>
              </table:table-cell>
              <table:table-cell office:value-type="float" office:value="146762">
                <text:p>146762</text:p>
              </table:table-cell>
              <table:table-cell office:value-type="float" office:value="91569">
                <text:p>91569</text:p>
              </table:table-cell>
              <table:table-cell office:value-type="float" office:value="108595">
                <text:p>10859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91360">
                <text:p>91360</text:p>
              </table:table-cell>
              <table:table-cell office:value-type="float" office:value="81973">
                <text:p>81973</text:p>
              </table:table-cell>
              <table:table-cell office:value-type="float" office:value="87100">
                <text:p>87100</text:p>
              </table:table-cell>
              <table:table-cell office:value-type="float" office:value="86811">
                <text:p>86811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89540">
                <text:p>89540</text:p>
              </table:table-cell>
              <table:table-cell office:value-type="float" office:value="87212">
                <text:p>87212</text:p>
              </table:table-cell>
              <table:table-cell office:value-type="float" office:value="132389">
                <text:p>132389</text:p>
              </table:table-cell>
              <table:table-cell office:value-type="float" office:value="103047">
                <text:p>10304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07464">
                <text:p>107464</text:p>
              </table:table-cell>
              <table:table-cell office:value-type="float" office:value="105350">
                <text:p>105350</text:p>
              </table:table-cell>
              <table:table-cell office:value-type="float" office:value="87691">
                <text:p>87691</text:p>
              </table:table-cell>
              <table:table-cell office:value-type="float" office:value="100168">
                <text:p>10016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03519">
                <text:p>103519</text:p>
              </table:table-cell>
              <table:table-cell office:value-type="float" office:value="88714">
                <text:p>88714</text:p>
              </table:table-cell>
              <table:table-cell office:value-type="float" office:value="89498">
                <text:p>89498</text:p>
              </table:table-cell>
              <table:table-cell office:value-type="float" office:value="93910">
                <text:p>93910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90467">
                <text:p>90467</text:p>
              </table:table-cell>
              <table:table-cell office:value-type="float" office:value="91829">
                <text:p>91829</text:p>
              </table:table-cell>
              <table:table-cell office:value-type="float" office:value="107284">
                <text:p>107284</text:p>
              </table:table-cell>
              <table:table-cell office:value-type="float" office:value="96527">
                <text:p>9652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89439">
                <text:p>89439</text:p>
              </table:table-cell>
              <table:table-cell office:value-type="float" office:value="89016">
                <text:p>89016</text:p>
              </table:table-cell>
              <table:table-cell office:value-type="float" office:value="88826">
                <text:p>88826</text:p>
              </table:table-cell>
              <table:table-cell office:value-type="float" office:value="89094">
                <text:p>8909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92283">
                <text:p>92283</text:p>
              </table:table-cell>
              <table:table-cell office:value-type="float" office:value="91528">
                <text:p>91528</text:p>
              </table:table-cell>
              <table:table-cell office:value-type="float" office:value="91296">
                <text:p>91296</text:p>
              </table:table-cell>
              <table:table-cell office:value-type="float" office:value="91702">
                <text:p>9170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88544">
                <text:p>88544</text:p>
              </table:table-cell>
              <table:table-cell office:value-type="float" office:value="91035">
                <text:p>91035</text:p>
              </table:table-cell>
              <table:table-cell office:value-type="float" office:value="87744">
                <text:p>87744</text:p>
              </table:table-cell>
              <table:table-cell office:value-type="float" office:value="89108">
                <text:p>89108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88830">
                <text:p>88830</text:p>
              </table:table-cell>
              <table:table-cell office:value-type="float" office:value="89834">
                <text:p>89834</text:p>
              </table:table-cell>
              <table:table-cell office:value-type="float" office:value="87244">
                <text:p>87244</text:p>
              </table:table-cell>
              <table:table-cell office:value-type="float" office:value="88636">
                <text:p>8863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88480">
                <text:p>88480</text:p>
              </table:table-cell>
              <table:table-cell office:value-type="float" office:value="87585">
                <text:p>87585</text:p>
              </table:table-cell>
              <table:table-cell office:value-type="float" office:value="87870">
                <text:p>87870</text:p>
              </table:table-cell>
              <table:table-cell office:value-type="float" office:value="87978">
                <text:p>8797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olid-type="cylinder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solid-type="cylinder"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chart-properties chart:solid-type="cylinder"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3">
      <style:chart-properties chart:solid-type="cylinder"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3">
      <style:chart-properties chart:solid-type="cylinder" chart:symbol-type="named-symbol" chart:symbol-name="arrow-up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8.448cm" xlink:href=".." xlink:type="simple" chart:class="chart:bar" chart:style-name="ch1">
        <chart:title svg:x="6.382cm" svg:y="0.304cm" chart:style-name="ch2">
          <text:p>COMPARAÇÃO</text:p>
        </chart:title>
        <chart:subtitle svg:x="7.096cm" svg:y="1.251cm" chart:style-name="ch3">
          <text:p>ESCRITA</text:p>
        </chart:subtitle>
        <chart:legend chart:legend-position="end" svg:x="14.134cm" svg:y="3.178cm" style:legend-expansion="high" chart:style-name="ch4"/>
        <chart:plot-area chart:style-name="ch5" table:cell-range-address="HDD.A6:HDD.E23 HDD.B5:HDD.E5" chart:data-source-has-labels="both" svg:x="1.331cm" svg:y="2.102cm" svg:width="12.163cm" svg:height="5.19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158cm" svg:y="2.208cm" svg:width="10.267cm" svg:height="3.49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143cm" svg:y="7.467cm" chart:style-name="ch7">
              <text:p>KB</text:p>
            </chart:title>
            <chart:categories table:cell-range-address="HDD.A6:HDD.A23"/>
          </chart:axis>
          <chart:axis chart:dimension="y" chart:name="primary-y" chart:style-name="ch8">
            <chart:title svg:x="0.451cm" svg:y="5.114cm" chart:style-name="ch9">
              <text:p>KB/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HDD.B6:HDD.B23" chart:label-cell-address="HDD.B5:HDD.B5" chart:class="chart:bar">
            <chart:data-point chart:repeated="18"/>
          </chart:series>
          <chart:series chart:style-name="ch12" chart:values-cell-range-address="HDD.C6:HDD.C23" chart:label-cell-address="HDD.C5:HDD.C5" chart:class="chart:bar">
            <chart:data-point chart:repeated="18"/>
          </chart:series>
          <chart:series chart:style-name="ch13" chart:values-cell-range-address="HDD.D6:HDD.D23" chart:label-cell-address="HDD.D5:HDD.D5" chart:class="chart:bar">
            <chart:data-point chart:repeated="18"/>
          </chart:series>
          <chart:series chart:style-name="ch14" chart:values-cell-range-address="HDD.E6:HDD.E23" chart:label-cell-address="HDD.E5:HDD.E5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  <draw:g>
                  <svg:desc>HDD.B5:HDD.B5</svg:desc>
                </draw:g>
              </table:table-cell>
              <table:table-cell office:value-type="string">
                <text:p>EXT4</text:p>
                <draw:g>
                  <svg:desc>HDD.C5:HDD.C5</svg:desc>
                </draw:g>
              </table:table-cell>
              <table:table-cell office:value-type="string">
                <text:p>BTRFS</text:p>
                <draw:g>
                  <svg:desc>HDD.D5:HDD.D5</svg:desc>
                </draw:g>
              </table:table-cell>
              <table:table-cell office:value-type="string">
                <text:p>NTFS</text:p>
                <draw:g>
                  <svg:desc>HDD.E5:HDD.E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HDD.A6:HDD.A23</svg:desc>
                </draw:g>
              </table:table-cell>
              <table:table-cell office:value-type="float" office:value="195085">
                <text:p>195085</text:p>
                <draw:g>
                  <svg:desc>HDD.B6:HDD.B23</svg:desc>
                </draw:g>
              </table:table-cell>
              <table:table-cell office:value-type="float" office:value="331943">
                <text:p>331943</text:p>
                <draw:g>
                  <svg:desc>HDD.C6:HDD.C23</svg:desc>
                </draw:g>
              </table:table-cell>
              <table:table-cell office:value-type="float" office:value="541844">
                <text:p>541844</text:p>
                <draw:g>
                  <svg:desc>HDD.D6:HDD.D23</svg:desc>
                </draw:g>
              </table:table-cell>
              <table:table-cell office:value-type="float" office:value="28749">
                <text:p>28749</text:p>
                <draw:g>
                  <svg:desc>HDD.E6:HDD.E2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25524">
                <text:p>225524</text:p>
              </table:table-cell>
              <table:table-cell office:value-type="float" office:value="380087">
                <text:p>380087</text:p>
              </table:table-cell>
              <table:table-cell office:value-type="float" office:value="747949">
                <text:p>747949</text:p>
              </table:table-cell>
              <table:table-cell office:value-type="float" office:value="38496">
                <text:p>3849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43101">
                <text:p>243101</text:p>
              </table:table-cell>
              <table:table-cell office:value-type="float" office:value="404397">
                <text:p>404397</text:p>
              </table:table-cell>
              <table:table-cell office:value-type="float" office:value="833509">
                <text:p>833509</text:p>
              </table:table-cell>
              <table:table-cell office:value-type="float" office:value="41128">
                <text:p>4112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52816">
                <text:p>252816</text:p>
              </table:table-cell>
              <table:table-cell office:value-type="float" office:value="426518">
                <text:p>426518</text:p>
              </table:table-cell>
              <table:table-cell office:value-type="float" office:value="902581">
                <text:p>902581</text:p>
              </table:table-cell>
              <table:table-cell office:value-type="float" office:value="51186">
                <text:p>5118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63493">
                <text:p>363493</text:p>
              </table:table-cell>
              <table:table-cell office:value-type="float" office:value="443267">
                <text:p>443267</text:p>
              </table:table-cell>
              <table:table-cell office:value-type="float" office:value="903620">
                <text:p>903620</text:p>
              </table:table-cell>
              <table:table-cell office:value-type="float" office:value="59048">
                <text:p>590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76699">
                <text:p>276699</text:p>
              </table:table-cell>
              <table:table-cell office:value-type="float" office:value="446463">
                <text:p>446463</text:p>
              </table:table-cell>
              <table:table-cell office:value-type="float" office:value="946345">
                <text:p>946345</text:p>
              </table:table-cell>
              <table:table-cell office:value-type="float" office:value="66575">
                <text:p>6657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65023">
                <text:p>365023</text:p>
              </table:table-cell>
              <table:table-cell office:value-type="float" office:value="616247">
                <text:p>616247</text:p>
              </table:table-cell>
              <table:table-cell office:value-type="float" office:value="956471">
                <text:p>956471</text:p>
              </table:table-cell>
              <table:table-cell office:value-type="float" office:value="64218">
                <text:p>6421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532884">
                <text:p>532884</text:p>
              </table:table-cell>
              <table:table-cell office:value-type="float" office:value="632277">
                <text:p>632277</text:p>
              </table:table-cell>
              <table:table-cell office:value-type="float" office:value="1027734">
                <text:p>1027734</text:p>
              </table:table-cell>
              <table:table-cell office:value-type="float" office:value="74708">
                <text:p>7470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602895">
                <text:p>602895</text:p>
              </table:table-cell>
              <table:table-cell office:value-type="float" office:value="742491">
                <text:p>742491</text:p>
              </table:table-cell>
              <table:table-cell office:value-type="float" office:value="1166492">
                <text:p>1166492</text:p>
              </table:table-cell>
              <table:table-cell office:value-type="float" office:value="71886">
                <text:p>71886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614959">
                <text:p>614959</text:p>
              </table:table-cell>
              <table:table-cell office:value-type="float" office:value="1058369">
                <text:p>1058369</text:p>
              </table:table-cell>
              <table:table-cell office:value-type="float" office:value="1661740">
                <text:p>1661740</text:p>
              </table:table-cell>
              <table:table-cell office:value-type="float" office:value="77243">
                <text:p>77243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681123">
                <text:p>681123</text:p>
              </table:table-cell>
              <table:table-cell office:value-type="float" office:value="1068650">
                <text:p>1068650</text:p>
              </table:table-cell>
              <table:table-cell office:value-type="float" office:value="1971743">
                <text:p>1971743</text:p>
              </table:table-cell>
              <table:table-cell office:value-type="float" office:value="75603">
                <text:p>7560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655800">
                <text:p>655800</text:p>
              </table:table-cell>
              <table:table-cell office:value-type="float" office:value="1107876">
                <text:p>1107876</text:p>
              </table:table-cell>
              <table:table-cell office:value-type="float" office:value="2125282">
                <text:p>2125282</text:p>
              </table:table-cell>
              <table:table-cell office:value-type="float" office:value="75990">
                <text:p>75990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659145">
                <text:p>659145</text:p>
              </table:table-cell>
              <table:table-cell office:value-type="float" office:value="1148856">
                <text:p>1148856</text:p>
              </table:table-cell>
              <table:table-cell office:value-type="float" office:value="2200973">
                <text:p>2200973</text:p>
              </table:table-cell>
              <table:table-cell office:value-type="float" office:value="74740">
                <text:p>74740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691239">
                <text:p>691239</text:p>
              </table:table-cell>
              <table:table-cell office:value-type="float" office:value="1170294">
                <text:p>1170294</text:p>
              </table:table-cell>
              <table:table-cell office:value-type="float" office:value="2274944">
                <text:p>2274944</text:p>
              </table:table-cell>
              <table:table-cell office:value-type="float" office:value="79638">
                <text:p>7963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429903">
                <text:p>429903</text:p>
              </table:table-cell>
              <table:table-cell office:value-type="float" office:value="1034188">
                <text:p>1034188</text:p>
              </table:table-cell>
              <table:table-cell office:value-type="float" office:value="2126328">
                <text:p>2126328</text:p>
              </table:table-cell>
              <table:table-cell office:value-type="float" office:value="72592">
                <text:p>7259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46521">
                <text:p>246521</text:p>
              </table:table-cell>
              <table:table-cell office:value-type="float" office:value="362334">
                <text:p>362334</text:p>
              </table:table-cell>
              <table:table-cell office:value-type="float" office:value="436807">
                <text:p>436807</text:p>
              </table:table-cell>
              <table:table-cell office:value-type="float" office:value="76029">
                <text:p>7602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25713">
                <text:p>225713</text:p>
              </table:table-cell>
              <table:table-cell office:value-type="float" office:value="245589">
                <text:p>245589</text:p>
              </table:table-cell>
              <table:table-cell office:value-type="float" office:value="255457">
                <text:p>255457</text:p>
              </table:table-cell>
              <table:table-cell office:value-type="float" office:value="73914">
                <text:p>7391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01995">
                <text:p>201995</text:p>
              </table:table-cell>
              <table:table-cell office:value-type="float" office:value="205567">
                <text:p>205567</text:p>
              </table:table-cell>
              <table:table-cell office:value-type="float" office:value="207858">
                <text:p>207858</text:p>
              </table:table-cell>
              <table:table-cell office:value-type="float" office:value="73656">
                <text:p>7365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solid-type="cylinder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chart-properties chart:solid-type="cylinder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3">
      <style:chart-properties chart:solid-type="cylinder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3">
      <style:chart-properties chart:solid-type="cylinder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342cm" xlink:href=".." xlink:type="simple" chart:class="chart:bar" chart:style-name="ch1">
        <chart:title svg:x="6.381cm" svg:y="0.302cm" chart:style-name="ch2">
          <text:p>COMPARAÇÃO</text:p>
        </chart:title>
        <chart:subtitle svg:x="7.135cm" svg:y="1.247cm" chart:style-name="ch3">
          <text:p>LEITURA</text:p>
        </chart:subtitle>
        <chart:legend chart:legend-position="end" svg:x="14.132cm" svg:y="3.125cm" style:legend-expansion="high" chart:style-name="ch4"/>
        <chart:plot-area chart:style-name="ch5" table:cell-range-address="HDD.A46:HDD.E63 HDD.B45:HDD.E45" chart:data-source-has-labels="both" svg:x="1.33cm" svg:y="2.096cm" svg:width="12.164cm" svg:height="5.0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58cm" svg:y="2.202cm" svg:width="10.067cm" svg:height="3.3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143cm" svg:y="7.361cm" chart:style-name="ch7">
              <text:p>KB</text:p>
            </chart:title>
            <chart:categories table:cell-range-address="HDD.A46:HDD.A63"/>
          </chart:axis>
          <chart:axis chart:dimension="y" chart:name="primary-y" chart:style-name="ch8">
            <chart:title svg:x="0.451cm" svg:y="5.059cm" chart:style-name="ch9">
              <text:p>KB/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HDD.B46:HDD.B63" chart:label-cell-address="HDD.B45:HDD.B45" chart:class="chart:bar">
            <chart:data-point chart:repeated="18"/>
          </chart:series>
          <chart:series chart:style-name="ch12" chart:values-cell-range-address="HDD.C46:HDD.C63" chart:label-cell-address="HDD.C45:HDD.C45" chart:class="chart:bar">
            <chart:data-point chart:repeated="18"/>
          </chart:series>
          <chart:series chart:style-name="ch13" chart:values-cell-range-address="HDD.D46:HDD.D63" chart:label-cell-address="HDD.D45:HDD.D45" chart:class="chart:bar">
            <chart:data-point chart:repeated="18"/>
          </chart:series>
          <chart:series chart:style-name="ch14" chart:values-cell-range-address="HDD.E46:HDD.E63" chart:label-cell-address="HDD.E45:HDD.E45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  <draw:g>
                  <svg:desc>HDD.B45:HDD.B45</svg:desc>
                </draw:g>
              </table:table-cell>
              <table:table-cell office:value-type="string">
                <text:p>EXT4</text:p>
                <draw:g>
                  <svg:desc>HDD.C45:HDD.C45</svg:desc>
                </draw:g>
              </table:table-cell>
              <table:table-cell office:value-type="string">
                <text:p>BTRFS</text:p>
                <draw:g>
                  <svg:desc>HDD.D45:HDD.D45</svg:desc>
                </draw:g>
              </table:table-cell>
              <table:table-cell office:value-type="string">
                <text:p>NTFS</text:p>
                <draw:g>
                  <svg:desc>HDD.E45:HDD.E4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HDD.A46:HDD.A63</svg:desc>
                </draw:g>
              </table:table-cell>
              <table:table-cell office:value-type="float" office:value="3719390">
                <text:p>3719390</text:p>
                <draw:g>
                  <svg:desc>HDD.B46:HDD.B63</svg:desc>
                </draw:g>
              </table:table-cell>
              <table:table-cell office:value-type="float" office:value="3207945">
                <text:p>3207945</text:p>
                <draw:g>
                  <svg:desc>HDD.C46:HDD.C63</svg:desc>
                </draw:g>
              </table:table-cell>
              <table:table-cell office:value-type="float" office:value="3256583">
                <text:p>3256583</text:p>
                <draw:g>
                  <svg:desc>HDD.D46:HDD.D63</svg:desc>
                </draw:g>
              </table:table-cell>
              <table:table-cell office:value-type="float" office:value="3556877">
                <text:p>3556877</text:p>
                <draw:g>
                  <svg:desc>HDD.E46:HDD.E6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493535">
                <text:p>3493535</text:p>
              </table:table-cell>
              <table:table-cell office:value-type="float" office:value="2608618">
                <text:p>2608618</text:p>
              </table:table-cell>
              <table:table-cell office:value-type="float" office:value="3101173">
                <text:p>3101173</text:p>
              </table:table-cell>
              <table:table-cell office:value-type="float" office:value="2837184">
                <text:p>28371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875247">
                <text:p>2875247</text:p>
              </table:table-cell>
              <table:table-cell office:value-type="float" office:value="2817261">
                <text:p>2817261</text:p>
              </table:table-cell>
              <table:table-cell office:value-type="float" office:value="2962641">
                <text:p>2962641</text:p>
              </table:table-cell>
              <table:table-cell office:value-type="float" office:value="2619266">
                <text:p>261926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914616">
                <text:p>2914616</text:p>
              </table:table-cell>
              <table:table-cell office:value-type="float" office:value="2852091">
                <text:p>2852091</text:p>
              </table:table-cell>
              <table:table-cell office:value-type="float" office:value="3116368">
                <text:p>3116368</text:p>
              </table:table-cell>
              <table:table-cell office:value-type="float" office:value="2819973">
                <text:p>281997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618287">
                <text:p>2618287</text:p>
              </table:table-cell>
              <table:table-cell office:value-type="float" office:value="2767267">
                <text:p>2767267</text:p>
              </table:table-cell>
              <table:table-cell office:value-type="float" office:value="2779101">
                <text:p>2779101</text:p>
              </table:table-cell>
              <table:table-cell office:value-type="float" office:value="2662001">
                <text:p>266200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648846">
                <text:p>2648846</text:p>
              </table:table-cell>
              <table:table-cell office:value-type="float" office:value="2748156">
                <text:p>2748156</text:p>
              </table:table-cell>
              <table:table-cell office:value-type="float" office:value="2721689">
                <text:p>2721689</text:p>
              </table:table-cell>
              <table:table-cell office:value-type="float" office:value="2623249">
                <text:p>262324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520012">
                <text:p>2520012</text:p>
              </table:table-cell>
              <table:table-cell office:value-type="float" office:value="2581955">
                <text:p>2581955</text:p>
              </table:table-cell>
              <table:table-cell office:value-type="float" office:value="2555447">
                <text:p>2555447</text:p>
              </table:table-cell>
              <table:table-cell office:value-type="float" office:value="2280240">
                <text:p>2280240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620561">
                <text:p>3620561</text:p>
              </table:table-cell>
              <table:table-cell office:value-type="float" office:value="3601853">
                <text:p>3601853</text:p>
              </table:table-cell>
              <table:table-cell office:value-type="float" office:value="2403625">
                <text:p>2403625</text:p>
              </table:table-cell>
              <table:table-cell office:value-type="float" office:value="2860158">
                <text:p>286015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812305">
                <text:p>3812305</text:p>
              </table:table-cell>
              <table:table-cell office:value-type="float" office:value="3269855">
                <text:p>3269855</text:p>
              </table:table-cell>
              <table:table-cell office:value-type="float" office:value="2411245">
                <text:p>2411245</text:p>
              </table:table-cell>
              <table:table-cell office:value-type="float" office:value="2938688">
                <text:p>293868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668841">
                <text:p>2668841</text:p>
              </table:table-cell>
              <table:table-cell office:value-type="float" office:value="5009770">
                <text:p>5009770</text:p>
              </table:table-cell>
              <table:table-cell office:value-type="float" office:value="2712378">
                <text:p>2712378</text:p>
              </table:table-cell>
              <table:table-cell office:value-type="float" office:value="2823214">
                <text:p>282321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863611">
                <text:p>3863611</text:p>
              </table:table-cell>
              <table:table-cell office:value-type="float" office:value="3732243">
                <text:p>3732243</text:p>
              </table:table-cell>
              <table:table-cell office:value-type="float" office:value="4002733">
                <text:p>4002733</text:p>
              </table:table-cell>
              <table:table-cell office:value-type="float" office:value="3453541">
                <text:p>345354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4831224">
                <text:p>4831224</text:p>
              </table:table-cell>
              <table:table-cell office:value-type="float" office:value="4773441">
                <text:p>4773441</text:p>
              </table:table-cell>
              <table:table-cell office:value-type="float" office:value="4603788">
                <text:p>4603788</text:p>
              </table:table-cell>
              <table:table-cell office:value-type="float" office:value="3647917">
                <text:p>364791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4858769">
                <text:p>4858769</text:p>
              </table:table-cell>
              <table:table-cell office:value-type="float" office:value="5066230">
                <text:p>5066230</text:p>
              </table:table-cell>
              <table:table-cell office:value-type="float" office:value="4967924">
                <text:p>4967924</text:p>
              </table:table-cell>
              <table:table-cell office:value-type="float" office:value="4419111">
                <text:p>441911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303440">
                <text:p>5303440</text:p>
              </table:table-cell>
              <table:table-cell office:value-type="float" office:value="5485574">
                <text:p>5485574</text:p>
              </table:table-cell>
              <table:table-cell office:value-type="float" office:value="5472243">
                <text:p>5472243</text:p>
              </table:table-cell>
              <table:table-cell office:value-type="float" office:value="4930292">
                <text:p>493029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395917">
                <text:p>5395917</text:p>
              </table:table-cell>
              <table:table-cell office:value-type="float" office:value="5610295">
                <text:p>5610295</text:p>
              </table:table-cell>
              <table:table-cell office:value-type="float" office:value="5670396">
                <text:p>5670396</text:p>
              </table:table-cell>
              <table:table-cell office:value-type="float" office:value="5266411">
                <text:p>526641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639001">
                <text:p>5639001</text:p>
              </table:table-cell>
              <table:table-cell office:value-type="float" office:value="5684426">
                <text:p>5684426</text:p>
              </table:table-cell>
              <table:table-cell office:value-type="float" office:value="5798541">
                <text:p>5798541</text:p>
              </table:table-cell>
              <table:table-cell office:value-type="float" office:value="4587904">
                <text:p>458790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760644">
                <text:p>5760644</text:p>
              </table:table-cell>
              <table:table-cell office:value-type="float" office:value="5788837">
                <text:p>5788837</text:p>
              </table:table-cell>
              <table:table-cell office:value-type="float" office:value="5783709">
                <text:p>5783709</text:p>
              </table:table-cell>
              <table:table-cell office:value-type="float" office:value="320015">
                <text:p>32001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78562">
                <text:p>178562</text:p>
              </table:table-cell>
              <table:table-cell office:value-type="float" office:value="180008">
                <text:p>180008</text:p>
              </table:table-cell>
              <table:table-cell office:value-type="float" office:value="149039">
                <text:p>149039</text:p>
              </table:table-cell>
              <table:table-cell office:value-type="float" office:value="229796">
                <text:p>22979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solid-type="cylinder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chart-properties chart:solid-type="cylinder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3">
      <style:chart-properties chart:solid-type="cylinder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3">
      <style:chart-properties chart:solid-type="cylinder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316cm" xlink:href=".." xlink:type="simple" chart:class="chart:bar" chart:style-name="ch1">
        <chart:title svg:x="6.381cm" svg:y="0.302cm" chart:style-name="ch2">
          <text:p>COMPARAÇÃO</text:p>
        </chart:title>
        <chart:subtitle svg:x="6.751cm" svg:y="1.247cm" chart:style-name="ch3">
          <text:p>RE-ESCRITA</text:p>
        </chart:subtitle>
        <chart:legend chart:legend-position="end" svg:x="14.132cm" svg:y="3.112cm" style:legend-expansion="high" chart:style-name="ch4"/>
        <chart:plot-area chart:style-name="ch5" table:cell-range-address="HDD.A26:HDD.E43 HDD.B25:HDD.E25" chart:data-source-has-labels="both" svg:x="1.33cm" svg:y="2.096cm" svg:width="12.164cm" svg:height="5.07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87cm" svg:y="2.202cm" svg:width="10.009cm" svg:height="3.37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143cm" svg:y="7.335cm" chart:style-name="ch7">
              <text:p>KB</text:p>
            </chart:title>
            <chart:categories table:cell-range-address="HDD.A26:HDD.A43"/>
          </chart:axis>
          <chart:axis chart:dimension="y" chart:name="primary-y" chart:style-name="ch8">
            <chart:title svg:x="0.451cm" svg:y="5.046cm" chart:style-name="ch9">
              <text:p>KB/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HDD.B26:HDD.B43" chart:label-cell-address="HDD.B25:HDD.B25" chart:class="chart:bar">
            <chart:data-point chart:repeated="18"/>
          </chart:series>
          <chart:series chart:style-name="ch12" chart:values-cell-range-address="HDD.C26:HDD.C43" chart:label-cell-address="HDD.C25:HDD.C25" chart:class="chart:bar">
            <chart:data-point chart:repeated="18"/>
          </chart:series>
          <chart:series chart:style-name="ch13" chart:values-cell-range-address="HDD.D26:HDD.D43" chart:label-cell-address="HDD.D25:HDD.D25" chart:class="chart:bar">
            <chart:data-point chart:repeated="18"/>
          </chart:series>
          <chart:series chart:style-name="ch14" chart:values-cell-range-address="HDD.E26:HDD.E43" chart:label-cell-address="HDD.E25:HDD.E25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  <draw:g>
                  <svg:desc>HDD.B25:HDD.B25</svg:desc>
                </draw:g>
              </table:table-cell>
              <table:table-cell office:value-type="string">
                <text:p>EXT4</text:p>
                <draw:g>
                  <svg:desc>HDD.C25:HDD.C25</svg:desc>
                </draw:g>
              </table:table-cell>
              <table:table-cell office:value-type="string">
                <text:p>BTRFS</text:p>
                <draw:g>
                  <svg:desc>HDD.D25:HDD.D25</svg:desc>
                </draw:g>
              </table:table-cell>
              <table:table-cell office:value-type="string">
                <text:p>NTFS</text:p>
                <draw:g>
                  <svg:desc>HDD.E25:HDD.E2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HDD.A26:HDD.A43</svg:desc>
                </draw:g>
              </table:table-cell>
              <table:table-cell office:value-type="float" office:value="764003">
                <text:p>764003</text:p>
                <draw:g>
                  <svg:desc>HDD.B26:HDD.B43</svg:desc>
                </draw:g>
              </table:table-cell>
              <table:table-cell office:value-type="float" office:value="758818">
                <text:p>758818</text:p>
                <draw:g>
                  <svg:desc>HDD.C26:HDD.C43</svg:desc>
                </draw:g>
              </table:table-cell>
              <table:table-cell office:value-type="float" office:value="777116">
                <text:p>777116</text:p>
                <draw:g>
                  <svg:desc>HDD.D26:HDD.D43</svg:desc>
                </draw:g>
              </table:table-cell>
              <table:table-cell office:value-type="float" office:value="53743">
                <text:p>53743</text:p>
                <draw:g>
                  <svg:desc>HDD.E26:HDD.E4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914611">
                <text:p>914611</text:p>
              </table:table-cell>
              <table:table-cell office:value-type="float" office:value="859284">
                <text:p>859284</text:p>
              </table:table-cell>
              <table:table-cell office:value-type="float" office:value="1016553">
                <text:p>1016553</text:p>
              </table:table-cell>
              <table:table-cell office:value-type="float" office:value="54701">
                <text:p>5470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927686">
                <text:p>927686</text:p>
              </table:table-cell>
              <table:table-cell office:value-type="float" office:value="930154">
                <text:p>930154</text:p>
              </table:table-cell>
              <table:table-cell office:value-type="float" office:value="1147916">
                <text:p>1147916</text:p>
              </table:table-cell>
              <table:table-cell office:value-type="float" office:value="57132">
                <text:p>5713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67915">
                <text:p>967915</text:p>
              </table:table-cell>
              <table:table-cell office:value-type="float" office:value="957309">
                <text:p>957309</text:p>
              </table:table-cell>
              <table:table-cell office:value-type="float" office:value="1240905">
                <text:p>1240905</text:p>
              </table:table-cell>
              <table:table-cell office:value-type="float" office:value="63968">
                <text:p>6396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962110">
                <text:p>962110</text:p>
              </table:table-cell>
              <table:table-cell office:value-type="float" office:value="1001120">
                <text:p>1001120</text:p>
              </table:table-cell>
              <table:table-cell office:value-type="float" office:value="1296929">
                <text:p>1296929</text:p>
              </table:table-cell>
              <table:table-cell office:value-type="float" office:value="83787">
                <text:p>8378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959391">
                <text:p>959391</text:p>
              </table:table-cell>
              <table:table-cell office:value-type="float" office:value="973623">
                <text:p>973623</text:p>
              </table:table-cell>
              <table:table-cell office:value-type="float" office:value="1296531">
                <text:p>1296531</text:p>
              </table:table-cell>
              <table:table-cell office:value-type="float" office:value="79554">
                <text:p>7955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026705">
                <text:p>2026705</text:p>
              </table:table-cell>
              <table:table-cell office:value-type="float" office:value="970800">
                <text:p>970800</text:p>
              </table:table-cell>
              <table:table-cell office:value-type="float" office:value="1248566">
                <text:p>1248566</text:p>
              </table:table-cell>
              <table:table-cell office:value-type="float" office:value="84437">
                <text:p>8443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277454">
                <text:p>1277454</text:p>
              </table:table-cell>
              <table:table-cell office:value-type="float" office:value="1101584">
                <text:p>1101584</text:p>
              </table:table-cell>
              <table:table-cell office:value-type="float" office:value="1241052">
                <text:p>1241052</text:p>
              </table:table-cell>
              <table:table-cell office:value-type="float" office:value="108595">
                <text:p>10859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405298">
                <text:p>1405298</text:p>
              </table:table-cell>
              <table:table-cell office:value-type="float" office:value="1460618">
                <text:p>1460618</text:p>
              </table:table-cell>
              <table:table-cell office:value-type="float" office:value="1346037">
                <text:p>1346037</text:p>
              </table:table-cell>
              <table:table-cell office:value-type="float" office:value="86811">
                <text:p>86811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582877">
                <text:p>1582877</text:p>
              </table:table-cell>
              <table:table-cell office:value-type="float" office:value="1657206">
                <text:p>1657206</text:p>
              </table:table-cell>
              <table:table-cell office:value-type="float" office:value="1786649">
                <text:p>1786649</text:p>
              </table:table-cell>
              <table:table-cell office:value-type="float" office:value="103047">
                <text:p>10304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875765">
                <text:p>1875765</text:p>
              </table:table-cell>
              <table:table-cell office:value-type="float" office:value="1979605">
                <text:p>1979605</text:p>
              </table:table-cell>
              <table:table-cell office:value-type="float" office:value="2295032">
                <text:p>2295032</text:p>
              </table:table-cell>
              <table:table-cell office:value-type="float" office:value="100168">
                <text:p>10016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010592">
                <text:p>2010592</text:p>
              </table:table-cell>
              <table:table-cell office:value-type="float" office:value="2185115">
                <text:p>2185115</text:p>
              </table:table-cell>
              <table:table-cell office:value-type="float" office:value="2465913">
                <text:p>2465913</text:p>
              </table:table-cell>
              <table:table-cell office:value-type="float" office:value="93910">
                <text:p>93910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098594">
                <text:p>2098594</text:p>
              </table:table-cell>
              <table:table-cell office:value-type="float" office:value="2200242">
                <text:p>2200242</text:p>
              </table:table-cell>
              <table:table-cell office:value-type="float" office:value="2715822">
                <text:p>2715822</text:p>
              </table:table-cell>
              <table:table-cell office:value-type="float" office:value="96527">
                <text:p>9652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203045">
                <text:p>2203045</text:p>
              </table:table-cell>
              <table:table-cell office:value-type="float" office:value="2232687">
                <text:p>2232687</text:p>
              </table:table-cell>
              <table:table-cell office:value-type="float" office:value="2773120">
                <text:p>2773120</text:p>
              </table:table-cell>
              <table:table-cell office:value-type="float" office:value="89094">
                <text:p>8909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204649">
                <text:p>2204649</text:p>
              </table:table-cell>
              <table:table-cell office:value-type="float" office:value="2233624">
                <text:p>2233624</text:p>
              </table:table-cell>
              <table:table-cell office:value-type="float" office:value="2588760">
                <text:p>2588760</text:p>
              </table:table-cell>
              <table:table-cell office:value-type="float" office:value="91702">
                <text:p>9170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386580">
                <text:p>386580</text:p>
              </table:table-cell>
              <table:table-cell office:value-type="float" office:value="267007">
                <text:p>267007</text:p>
              </table:table-cell>
              <table:table-cell office:value-type="float" office:value="435837">
                <text:p>435837</text:p>
              </table:table-cell>
              <table:table-cell office:value-type="float" office:value="89108">
                <text:p>89108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53821">
                <text:p>253821</text:p>
              </table:table-cell>
              <table:table-cell office:value-type="float" office:value="223353">
                <text:p>223353</text:p>
              </table:table-cell>
              <table:table-cell office:value-type="float" office:value="250433">
                <text:p>250433</text:p>
              </table:table-cell>
              <table:table-cell office:value-type="float" office:value="88636">
                <text:p>8863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08696">
                <text:p>208696</text:p>
              </table:table-cell>
              <table:table-cell office:value-type="float" office:value="204015">
                <text:p>204015</text:p>
              </table:table-cell>
              <table:table-cell office:value-type="float" office:value="183884">
                <text:p>183884</text:p>
              </table:table-cell>
              <table:table-cell office:value-type="float" office:value="87978">
                <text:p>87978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solid-type="cylinder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chart-properties chart:solid-type="cylinder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3">
      <style:chart-properties chart:solid-type="cylinder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3">
      <style:chart-properties chart:solid-type="cylinder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342cm" xlink:href=".." xlink:type="simple" chart:class="chart:bar" chart:style-name="ch1">
        <chart:title svg:x="6.381cm" svg:y="0.302cm" chart:style-name="ch2">
          <text:p>COMPARAÇÃO</text:p>
        </chart:title>
        <chart:subtitle svg:x="5.984cm" svg:y="1.247cm" chart:style-name="ch3">
          <text:p>ESCRITA ALEATÓRIA</text:p>
        </chart:subtitle>
        <chart:legend chart:legend-position="end" svg:x="14.132cm" svg:y="3.125cm" style:legend-expansion="high" chart:style-name="ch4"/>
        <chart:plot-area chart:style-name="ch5" table:cell-range-address="HDD.A106:HDD.E123 HDD.B105:HDD.E105" chart:data-source-has-labels="both" svg:x="1.33cm" svg:y="2.096cm" svg:width="12.164cm" svg:height="5.0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58cm" svg:y="2.202cm" svg:width="10.067cm" svg:height="3.3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143cm" svg:y="7.361cm" chart:style-name="ch7">
              <text:p>KB</text:p>
            </chart:title>
            <chart:categories table:cell-range-address="HDD.A106:HDD.A123"/>
          </chart:axis>
          <chart:axis chart:dimension="y" chart:name="primary-y" chart:style-name="ch8">
            <chart:title svg:x="0.451cm" svg:y="5.059cm" chart:style-name="ch9">
              <text:p>KB/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HDD.B106:HDD.B123" chart:label-cell-address="HDD.B105:HDD.B105" chart:class="chart:bar">
            <chart:data-point chart:repeated="18"/>
          </chart:series>
          <chart:series chart:style-name="ch12" chart:values-cell-range-address="HDD.C106:HDD.C123" chart:label-cell-address="HDD.C105:HDD.C105" chart:class="chart:bar">
            <chart:data-point chart:repeated="18"/>
          </chart:series>
          <chart:series chart:style-name="ch13" chart:values-cell-range-address="HDD.D106:HDD.D123" chart:label-cell-address="HDD.D105:HDD.D105" chart:class="chart:bar">
            <chart:data-point chart:repeated="18"/>
          </chart:series>
          <chart:series chart:style-name="ch14" chart:values-cell-range-address="HDD.E106:HDD.E123" chart:label-cell-address="HDD.E105:HDD.E105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  <draw:g>
                  <svg:desc>HDD.B105:HDD.B105</svg:desc>
                </draw:g>
              </table:table-cell>
              <table:table-cell office:value-type="string">
                <text:p>EXT4</text:p>
                <draw:g>
                  <svg:desc>HDD.C105:HDD.C105</svg:desc>
                </draw:g>
              </table:table-cell>
              <table:table-cell office:value-type="string">
                <text:p>BTRFS</text:p>
                <draw:g>
                  <svg:desc>HDD.D105:HDD.D105</svg:desc>
                </draw:g>
              </table:table-cell>
              <table:table-cell office:value-type="string">
                <text:p>NTFS</text:p>
                <draw:g>
                  <svg:desc>HDD.E105:HDD.E10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HDD.A106:HDD.A123</svg:desc>
                </draw:g>
              </table:table-cell>
              <table:table-cell office:value-type="float" office:value="998715">
                <text:p>998715</text:p>
                <draw:g>
                  <svg:desc>HDD.B106:HDD.B123</svg:desc>
                </draw:g>
              </table:table-cell>
              <table:table-cell office:value-type="float" office:value="926260">
                <text:p>926260</text:p>
                <draw:g>
                  <svg:desc>HDD.C106:HDD.C123</svg:desc>
                </draw:g>
              </table:table-cell>
              <table:table-cell office:value-type="float" office:value="1392258">
                <text:p>1392258</text:p>
                <draw:g>
                  <svg:desc>HDD.D106:HDD.D123</svg:desc>
                </draw:g>
              </table:table-cell>
              <table:table-cell office:value-type="float" office:value="55440">
                <text:p>55440</text:p>
                <draw:g>
                  <svg:desc>HDD.E106:HDD.E12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134458">
                <text:p>1134458</text:p>
              </table:table-cell>
              <table:table-cell office:value-type="float" office:value="1035540">
                <text:p>1035540</text:p>
              </table:table-cell>
              <table:table-cell office:value-type="float" office:value="1500477">
                <text:p>1500477</text:p>
              </table:table-cell>
              <table:table-cell office:value-type="float" office:value="57935">
                <text:p>5793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15833">
                <text:p>1015833</text:p>
              </table:table-cell>
              <table:table-cell office:value-type="float" office:value="1041077">
                <text:p>1041077</text:p>
              </table:table-cell>
              <table:table-cell office:value-type="float" office:value="1579520">
                <text:p>1579520</text:p>
              </table:table-cell>
              <table:table-cell office:value-type="float" office:value="58178">
                <text:p>5817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039260">
                <text:p>1039260</text:p>
              </table:table-cell>
              <table:table-cell office:value-type="float" office:value="1133738">
                <text:p>1133738</text:p>
              </table:table-cell>
              <table:table-cell office:value-type="float" office:value="2654272">
                <text:p>2654272</text:p>
              </table:table-cell>
              <table:table-cell office:value-type="float" office:value="63664">
                <text:p>6366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091181">
                <text:p>1091181</text:p>
              </table:table-cell>
              <table:table-cell office:value-type="float" office:value="1121811">
                <text:p>1121811</text:p>
              </table:table-cell>
              <table:table-cell office:value-type="float" office:value="1592691">
                <text:p>1592691</text:p>
              </table:table-cell>
              <table:table-cell office:value-type="float" office:value="64945">
                <text:p>6494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035055">
                <text:p>1035055</text:p>
              </table:table-cell>
              <table:table-cell office:value-type="float" office:value="1026694">
                <text:p>1026694</text:p>
              </table:table-cell>
              <table:table-cell office:value-type="float" office:value="1377439">
                <text:p>1377439</text:p>
              </table:table-cell>
              <table:table-cell office:value-type="float" office:value="79109">
                <text:p>7910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991762">
                <text:p>991762</text:p>
              </table:table-cell>
              <table:table-cell office:value-type="float" office:value="1012456">
                <text:p>1012456</text:p>
              </table:table-cell>
              <table:table-cell office:value-type="float" office:value="1378949">
                <text:p>1378949</text:p>
              </table:table-cell>
              <table:table-cell office:value-type="float" office:value="90770">
                <text:p>90770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767219">
                <text:p>1767219</text:p>
              </table:table-cell>
              <table:table-cell office:value-type="float" office:value="1538007">
                <text:p>1538007</text:p>
              </table:table-cell>
              <table:table-cell office:value-type="float" office:value="1364926">
                <text:p>1364926</text:p>
              </table:table-cell>
              <table:table-cell office:value-type="float" office:value="107712">
                <text:p>10771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328924">
                <text:p>2328924</text:p>
              </table:table-cell>
              <table:table-cell office:value-type="float" office:value="2147165">
                <text:p>2147165</text:p>
              </table:table-cell>
              <table:table-cell office:value-type="float" office:value="3017236">
                <text:p>3017236</text:p>
              </table:table-cell>
              <table:table-cell office:value-type="float" office:value="92862">
                <text:p>9286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275607">
                <text:p>2275607</text:p>
              </table:table-cell>
              <table:table-cell office:value-type="float" office:value="2364409">
                <text:p>2364409</text:p>
              </table:table-cell>
              <table:table-cell office:value-type="float" office:value="2873695">
                <text:p>2873695</text:p>
              </table:table-cell>
              <table:table-cell office:value-type="float" office:value="91981">
                <text:p>9198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258750">
                <text:p>2258750</text:p>
              </table:table-cell>
              <table:table-cell office:value-type="float" office:value="2366819">
                <text:p>2366819</text:p>
              </table:table-cell>
              <table:table-cell office:value-type="float" office:value="2836591">
                <text:p>2836591</text:p>
              </table:table-cell>
              <table:table-cell office:value-type="float" office:value="90755">
                <text:p>9075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284975">
                <text:p>2284975</text:p>
              </table:table-cell>
              <table:table-cell office:value-type="float" office:value="2330287">
                <text:p>2330287</text:p>
              </table:table-cell>
              <table:table-cell office:value-type="float" office:value="2816243">
                <text:p>2816243</text:p>
              </table:table-cell>
              <table:table-cell office:value-type="float" office:value="91050">
                <text:p>91050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253769">
                <text:p>2253769</text:p>
              </table:table-cell>
              <table:table-cell office:value-type="float" office:value="2366161">
                <text:p>2366161</text:p>
              </table:table-cell>
              <table:table-cell office:value-type="float" office:value="2830641">
                <text:p>2830641</text:p>
              </table:table-cell>
              <table:table-cell office:value-type="float" office:value="97672">
                <text:p>9767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316323">
                <text:p>2316323</text:p>
              </table:table-cell>
              <table:table-cell office:value-type="float" office:value="2358572">
                <text:p>2358572</text:p>
              </table:table-cell>
              <table:table-cell office:value-type="float" office:value="2815837">
                <text:p>2815837</text:p>
              </table:table-cell>
              <table:table-cell office:value-type="float" office:value="95951">
                <text:p>95951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275800">
                <text:p>2275800</text:p>
              </table:table-cell>
              <table:table-cell office:value-type="float" office:value="2348388">
                <text:p>2348388</text:p>
              </table:table-cell>
              <table:table-cell office:value-type="float" office:value="998423">
                <text:p>998423</text:p>
              </table:table-cell>
              <table:table-cell office:value-type="float" office:value="92075">
                <text:p>9207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302767">
                <text:p>302767</text:p>
              </table:table-cell>
              <table:table-cell office:value-type="float" office:value="239500">
                <text:p>239500</text:p>
              </table:table-cell>
              <table:table-cell office:value-type="float" office:value="191956">
                <text:p>191956</text:p>
              </table:table-cell>
              <table:table-cell office:value-type="float" office:value="90607">
                <text:p>9060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127014">
                <text:p>127014</text:p>
              </table:table-cell>
              <table:table-cell office:value-type="float" office:value="106438">
                <text:p>106438</text:p>
              </table:table-cell>
              <table:table-cell office:value-type="float" office:value="186263">
                <text:p>186263</text:p>
              </table:table-cell>
              <table:table-cell office:value-type="float" office:value="87047">
                <text:p>87047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61992">
                <text:p>61992</text:p>
              </table:table-cell>
              <table:table-cell office:value-type="float" office:value="54924">
                <text:p>54924</text:p>
              </table:table-cell>
              <table:table-cell office:value-type="float" office:value="0">
                <text:p>0</text:p>
              </table:table-cell>
              <table:table-cell office:value-type="float" office:value="60583">
                <text:p>6058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solid-type="cylinder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chart-properties chart:solid-type="cylinder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3">
      <style:chart-properties chart:solid-type="cylinder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3">
      <style:chart-properties chart:solid-type="cylinder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37cm" xlink:href=".." xlink:type="simple" chart:class="chart:bar" chart:style-name="ch1">
        <chart:title svg:x="6.381cm" svg:y="0.303cm" chart:style-name="ch2">
          <text:p>COMPARAÇÃO</text:p>
        </chart:title>
        <chart:subtitle svg:x="6.024cm" svg:y="1.249cm" chart:style-name="ch3">
          <text:p>LEITURA ALEATÓRIA</text:p>
        </chart:subtitle>
        <chart:legend chart:legend-position="end" svg:x="14.132cm" svg:y="3.139cm" style:legend-expansion="high" chart:style-name="ch4"/>
        <chart:plot-area chart:style-name="ch5" table:cell-range-address="HDD.A86:HDD.E103 HDD.B85:HDD.E85" chart:data-source-has-labels="both" svg:x="1.33cm" svg:y="2.099cm" svg:width="12.164cm" svg:height="5.12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37cm" svg:y="2.205cm" svg:width="10.108cm" svg:height="3.4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143cm" svg:y="7.389cm" chart:style-name="ch7">
              <text:p>KB</text:p>
            </chart:title>
            <chart:categories table:cell-range-address="HDD.A86:HDD.A103"/>
          </chart:axis>
          <chart:axis chart:dimension="y" chart:name="primary-y" chart:style-name="ch8">
            <chart:title svg:x="0.451cm" svg:y="5.074cm" chart:style-name="ch9">
              <text:p>KB/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HDD.B86:HDD.B103" chart:label-cell-address="HDD.B85:HDD.B85" chart:class="chart:bar">
            <chart:data-point chart:repeated="18"/>
          </chart:series>
          <chart:series chart:style-name="ch12" chart:values-cell-range-address="HDD.C86:HDD.C103" chart:label-cell-address="HDD.C85:HDD.C85" chart:class="chart:bar">
            <chart:data-point chart:repeated="18"/>
          </chart:series>
          <chart:series chart:style-name="ch13" chart:values-cell-range-address="HDD.D86:HDD.D103" chart:label-cell-address="HDD.D85:HDD.D85" chart:class="chart:bar">
            <chart:data-point chart:repeated="18"/>
          </chart:series>
          <chart:series chart:style-name="ch14" chart:values-cell-range-address="HDD.E86:HDD.E103" chart:label-cell-address="HDD.E85:HDD.E85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  <draw:g>
                  <svg:desc>HDD.B85:HDD.B85</svg:desc>
                </draw:g>
              </table:table-cell>
              <table:table-cell office:value-type="string">
                <text:p>EXT4</text:p>
                <draw:g>
                  <svg:desc>HDD.C85:HDD.C85</svg:desc>
                </draw:g>
              </table:table-cell>
              <table:table-cell office:value-type="string">
                <text:p>BTRFS</text:p>
                <draw:g>
                  <svg:desc>HDD.D85:HDD.D85</svg:desc>
                </draw:g>
              </table:table-cell>
              <table:table-cell office:value-type="string">
                <text:p>NTFS</text:p>
                <draw:g>
                  <svg:desc>HDD.E85:HDD.E8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HDD.A86:HDD.A103</svg:desc>
                </draw:g>
              </table:table-cell>
              <table:table-cell office:value-type="float" office:value="4003598">
                <text:p>4003598</text:p>
                <draw:g>
                  <svg:desc>HDD.B86:HDD.B103</svg:desc>
                </draw:g>
              </table:table-cell>
              <table:table-cell office:value-type="float" office:value="3220784">
                <text:p>3220784</text:p>
                <draw:g>
                  <svg:desc>HDD.C86:HDD.C103</svg:desc>
                </draw:g>
              </table:table-cell>
              <table:table-cell office:value-type="float" office:value="3135689">
                <text:p>3135689</text:p>
                <draw:g>
                  <svg:desc>HDD.D86:HDD.D103</svg:desc>
                </draw:g>
              </table:table-cell>
              <table:table-cell office:value-type="float" office:value="3243993">
                <text:p>3243993</text:p>
                <draw:g>
                  <svg:desc>HDD.E86:HDD.E10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737604">
                <text:p>3737604</text:p>
              </table:table-cell>
              <table:table-cell office:value-type="float" office:value="3455104">
                <text:p>3455104</text:p>
              </table:table-cell>
              <table:table-cell office:value-type="float" office:value="3469575">
                <text:p>3469575</text:p>
              </table:table-cell>
              <table:table-cell office:value-type="float" office:value="2752551">
                <text:p>275255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967835">
                <text:p>2967835</text:p>
              </table:table-cell>
              <table:table-cell office:value-type="float" office:value="3238641">
                <text:p>3238641</text:p>
              </table:table-cell>
              <table:table-cell office:value-type="float" office:value="3527102">
                <text:p>3527102</text:p>
              </table:table-cell>
              <table:table-cell office:value-type="float" office:value="3371990">
                <text:p>337199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589561">
                <text:p>3589561</text:p>
              </table:table-cell>
              <table:table-cell office:value-type="float" office:value="3422974">
                <text:p>3422974</text:p>
              </table:table-cell>
              <table:table-cell office:value-type="float" office:value="5944012">
                <text:p>5944012</text:p>
              </table:table-cell>
              <table:table-cell office:value-type="float" office:value="3419364">
                <text:p>341936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251832">
                <text:p>3251832</text:p>
              </table:table-cell>
              <table:table-cell office:value-type="float" office:value="3120707">
                <text:p>3120707</text:p>
              </table:table-cell>
              <table:table-cell office:value-type="float" office:value="3452322">
                <text:p>3452322</text:p>
              </table:table-cell>
              <table:table-cell office:value-type="float" office:value="3249835">
                <text:p>324983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740173">
                <text:p>2740173</text:p>
              </table:table-cell>
              <table:table-cell office:value-type="float" office:value="2785634">
                <text:p>2785634</text:p>
              </table:table-cell>
              <table:table-cell office:value-type="float" office:value="2867016">
                <text:p>2867016</text:p>
              </table:table-cell>
              <table:table-cell office:value-type="float" office:value="2742874">
                <text:p>274287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394536">
                <text:p>2394536</text:p>
              </table:table-cell>
              <table:table-cell office:value-type="float" office:value="2473656">
                <text:p>2473656</text:p>
              </table:table-cell>
              <table:table-cell office:value-type="float" office:value="2875330">
                <text:p>2875330</text:p>
              </table:table-cell>
              <table:table-cell office:value-type="float" office:value="2253977">
                <text:p>225397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681608">
                <text:p>3681608</text:p>
              </table:table-cell>
              <table:table-cell office:value-type="float" office:value="2427621">
                <text:p>2427621</text:p>
              </table:table-cell>
              <table:table-cell office:value-type="float" office:value="3456608">
                <text:p>3456608</text:p>
              </table:table-cell>
              <table:table-cell office:value-type="float" office:value="4379637">
                <text:p>437963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4009291">
                <text:p>4009291</text:p>
              </table:table-cell>
              <table:table-cell office:value-type="float" office:value="4200277">
                <text:p>4200277</text:p>
              </table:table-cell>
              <table:table-cell office:value-type="float" office:value="3403342">
                <text:p>3403342</text:p>
              </table:table-cell>
              <table:table-cell office:value-type="float" office:value="4196380">
                <text:p>4196380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446836">
                <text:p>4446836</text:p>
              </table:table-cell>
              <table:table-cell office:value-type="float" office:value="3565398">
                <text:p>3565398</text:p>
              </table:table-cell>
              <table:table-cell office:value-type="float" office:value="3684232">
                <text:p>3684232</text:p>
              </table:table-cell>
              <table:table-cell office:value-type="float" office:value="4540760">
                <text:p>4540760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5017897">
                <text:p>5017897</text:p>
              </table:table-cell>
              <table:table-cell office:value-type="float" office:value="5235056">
                <text:p>5235056</text:p>
              </table:table-cell>
              <table:table-cell office:value-type="float" office:value="5256334">
                <text:p>5256334</text:p>
              </table:table-cell>
              <table:table-cell office:value-type="float" office:value="4687658">
                <text:p>468765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174377">
                <text:p>5174377</text:p>
              </table:table-cell>
              <table:table-cell office:value-type="float" office:value="5330313">
                <text:p>5330313</text:p>
              </table:table-cell>
              <table:table-cell office:value-type="float" office:value="5398716">
                <text:p>5398716</text:p>
              </table:table-cell>
              <table:table-cell office:value-type="float" office:value="4612631">
                <text:p>461263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323611">
                <text:p>5323611</text:p>
              </table:table-cell>
              <table:table-cell office:value-type="float" office:value="5461912">
                <text:p>5461912</text:p>
              </table:table-cell>
              <table:table-cell office:value-type="float" office:value="5496627">
                <text:p>5496627</text:p>
              </table:table-cell>
              <table:table-cell office:value-type="float" office:value="4755561">
                <text:p>475556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433134">
                <text:p>5433134</text:p>
              </table:table-cell>
              <table:table-cell office:value-type="float" office:value="5511671">
                <text:p>5511671</text:p>
              </table:table-cell>
              <table:table-cell office:value-type="float" office:value="5541023">
                <text:p>5541023</text:p>
              </table:table-cell>
              <table:table-cell office:value-type="float" office:value="5012009">
                <text:p>501200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493273">
                <text:p>5493273</text:p>
              </table:table-cell>
              <table:table-cell office:value-type="float" office:value="5532202">
                <text:p>5532202</text:p>
              </table:table-cell>
              <table:table-cell office:value-type="float" office:value="5457115">
                <text:p>5457115</text:p>
              </table:table-cell>
              <table:table-cell office:value-type="float" office:value="5206323">
                <text:p>520632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539954">
                <text:p>5539954</text:p>
              </table:table-cell>
              <table:table-cell office:value-type="float" office:value="5530802">
                <text:p>5530802</text:p>
              </table:table-cell>
              <table:table-cell office:value-type="float" office:value="5552175">
                <text:p>5552175</text:p>
              </table:table-cell>
              <table:table-cell office:value-type="float" office:value="4947215">
                <text:p>494721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548105">
                <text:p>5548105</text:p>
              </table:table-cell>
              <table:table-cell office:value-type="float" office:value="5530059">
                <text:p>5530059</text:p>
              </table:table-cell>
              <table:table-cell office:value-type="float" office:value="5513598">
                <text:p>5513598</text:p>
              </table:table-cell>
              <table:table-cell office:value-type="float" office:value="28794">
                <text:p>2879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5823">
                <text:p>25823</text:p>
              </table:table-cell>
              <table:table-cell office:value-type="float" office:value="23802">
                <text:p>23802</text:p>
              </table:table-cell>
              <table:table-cell office:value-type="float" office:value="0">
                <text:p>0</text:p>
              </table:table-cell>
              <table:table-cell office:value-type="float" office:value="13231">
                <text:p>1323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43cm" xlink:href=".." xlink:type="simple" chart:class="chart:line" chart:style-name="ch1">
        <chart:title svg:x="6.831cm" svg:y="0.302cm" chart:style-name="ch2">
          <text:p>EXT3 HDD</text:p>
        </chart:title>
        <chart:subtitle svg:x="7.095cm" svg:y="1.273cm" chart:style-name="ch3">
          <text:p>LEITURA</text:p>
        </chart:subtitle>
        <chart:legend chart:legend-position="end" svg:x="13.543cm" svg:y="3.125cm" style:legend-expansion="high" chart:style-name="ch4"/>
        <chart:plot-area chart:style-name="ch5" table:cell-range-address="'EXT3 HDD'.A46:'EXT3 HDD'.E63 'EXT3 HDD'.B45:'EXT3 HDD'.E45" chart:data-source-has-labels="both" svg:x="1.33cm" svg:y="2.314cm" svg:width="11.575cm" svg:height="4.882cm">
          <chartooo:coordinate-region svg:x="3.089cm" svg:y="2.513cm" svg:width="9.816cm" svg:height="3.087cm"/>
          <chart:axis chart:dimension="x" chart:name="primary-x" chart:style-name="ch6" chartooo:axis-type="auto">
            <chartooo:date-scale/>
            <chart:title svg:x="6.848cm" svg:y="7.362cm" chart:style-name="ch7">
              <text:p>KB</text:p>
            </chart:title>
            <chart:categories table:cell-range-address="'EXT3 HDD'.A46:'EXT3 HDD'.A63"/>
          </chart:axis>
          <chart:axis chart:dimension="y" chart:name="primary-y" chart:style-name="ch6">
            <chart:title svg:x="0.451cm" svg:y="5.169cm" chart:style-name="ch8">
              <text:p>KB/S</text:p>
            </chart:title>
            <chart:grid chart:style-name="ch9" chart:class="major"/>
          </chart:axis>
          <chart:series chart:style-name="ch10" chart:values-cell-range-address="'EXT3 HDD'.B46:'EXT3 HDD'.B63" chart:label-cell-address="'EXT3 HDD'.B45:'EXT3 HDD'.B45" chart:class="chart:line">
            <chart:data-point chart:repeated="18"/>
          </chart:series>
          <chart:series chart:style-name="ch11" chart:values-cell-range-address="'EXT3 HDD'.C46:'EXT3 HDD'.C63" chart:label-cell-address="'EXT3 HDD'.C45:'EXT3 HDD'.C45" chart:class="chart:line">
            <chart:data-point chart:repeated="18"/>
          </chart:series>
          <chart:series chart:style-name="ch12" chart:values-cell-range-address="'EXT3 HDD'.D46:'EXT3 HDD'.D63" chart:label-cell-address="'EXT3 HDD'.D45:'EXT3 HDD'.D45" chart:class="chart:line">
            <chart:data-point chart:repeated="18"/>
          </chart:series>
          <chart:series chart:style-name="ch13" chart:values-cell-range-address="'EXT3 HDD'.E46:'EXT3 HDD'.E63" chart:label-cell-address="'EXT3 HDD'.E45:'EXT3 HDD'.E4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EXT3 HDD'.B45:'EXT3 HDD'.B45</svg:desc>
                </draw:g>
              </table:table-cell>
              <table:table-cell office:value-type="string">
                <text:p>Teste 2</text:p>
                <draw:g>
                  <svg:desc>'EXT3 HDD'.C45:'EXT3 HDD'.C45</svg:desc>
                </draw:g>
              </table:table-cell>
              <table:table-cell office:value-type="string">
                <text:p>Teste 3</text:p>
                <draw:g>
                  <svg:desc>'EXT3 HDD'.D45:'EXT3 HDD'.D45</svg:desc>
                </draw:g>
              </table:table-cell>
              <table:table-cell office:value-type="string">
                <text:p>Média</text:p>
                <draw:g>
                  <svg:desc>'EXT3 HDD'.E45:'EXT3 HDD'.E4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EXT3 HDD'.A46:'EXT3 HDD'.A63</svg:desc>
                </draw:g>
              </table:table-cell>
              <table:table-cell office:value-type="float" office:value="4897948">
                <text:p>4897948</text:p>
                <draw:g>
                  <svg:desc>'EXT3 HDD'.B46:'EXT3 HDD'.B63</svg:desc>
                </draw:g>
              </table:table-cell>
              <table:table-cell office:value-type="float" office:value="3203069">
                <text:p>3203069</text:p>
                <draw:g>
                  <svg:desc>'EXT3 HDD'.C46:'EXT3 HDD'.C63</svg:desc>
                </draw:g>
              </table:table-cell>
              <table:table-cell office:value-type="float" office:value="3057153">
                <text:p>3057153</text:p>
                <draw:g>
                  <svg:desc>'EXT3 HDD'.D46:'EXT3 HDD'.D63</svg:desc>
                </draw:g>
              </table:table-cell>
              <table:table-cell office:value-type="float" office:value="3719390">
                <text:p>3719390</text:p>
                <draw:g>
                  <svg:desc>'EXT3 HDD'.E46:'EXT3 HDD'.E6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407601">
                <text:p>4407601</text:p>
              </table:table-cell>
              <table:table-cell office:value-type="float" office:value="3036502">
                <text:p>3036502</text:p>
              </table:table-cell>
              <table:table-cell office:value-type="float" office:value="3036502">
                <text:p>3036502</text:p>
              </table:table-cell>
              <table:table-cell office:value-type="float" office:value="3493535">
                <text:p>349353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842047">
                <text:p>2842047</text:p>
              </table:table-cell>
              <table:table-cell office:value-type="float" office:value="2903529">
                <text:p>2903529</text:p>
              </table:table-cell>
              <table:table-cell office:value-type="float" office:value="2880164">
                <text:p>2880164</text:p>
              </table:table-cell>
              <table:table-cell office:value-type="float" office:value="2875247">
                <text:p>287524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830083">
                <text:p>2830083</text:p>
              </table:table-cell>
              <table:table-cell office:value-type="float" office:value="3068685">
                <text:p>3068685</text:p>
              </table:table-cell>
              <table:table-cell office:value-type="float" office:value="2845081">
                <text:p>2845081</text:p>
              </table:table-cell>
              <table:table-cell office:value-type="float" office:value="2914616">
                <text:p>291461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798378">
                <text:p>2798378</text:p>
              </table:table-cell>
              <table:table-cell office:value-type="float" office:value="2522288">
                <text:p>2522288</text:p>
              </table:table-cell>
              <table:table-cell office:value-type="float" office:value="2534194">
                <text:p>2534194</text:p>
              </table:table-cell>
              <table:table-cell office:value-type="float" office:value="2618287">
                <text:p>261828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763987">
                <text:p>2763987</text:p>
              </table:table-cell>
              <table:table-cell office:value-type="float" office:value="2660406">
                <text:p>2660406</text:p>
              </table:table-cell>
              <table:table-cell office:value-type="float" office:value="2522144">
                <text:p>2522144</text:p>
              </table:table-cell>
              <table:table-cell office:value-type="float" office:value="2648846">
                <text:p>264884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602298">
                <text:p>2602298</text:p>
              </table:table-cell>
              <table:table-cell office:value-type="float" office:value="2452583">
                <text:p>2452583</text:p>
              </table:table-cell>
              <table:table-cell office:value-type="float" office:value="2505155">
                <text:p>2505155</text:p>
              </table:table-cell>
              <table:table-cell office:value-type="float" office:value="2520012">
                <text:p>252001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5214865">
                <text:p>5214865</text:p>
              </table:table-cell>
              <table:table-cell office:value-type="float" office:value="2275508">
                <text:p>2275508</text:p>
              </table:table-cell>
              <table:table-cell office:value-type="float" office:value="3371310">
                <text:p>3371310</text:p>
              </table:table-cell>
              <table:table-cell office:value-type="float" office:value="3620561">
                <text:p>3620561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737958">
                <text:p>2737958</text:p>
              </table:table-cell>
              <table:table-cell office:value-type="float" office:value="4291264">
                <text:p>4291264</text:p>
              </table:table-cell>
              <table:table-cell office:value-type="float" office:value="4407692">
                <text:p>4407692</text:p>
              </table:table-cell>
              <table:table-cell office:value-type="float" office:value="3812305">
                <text:p>381230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499853">
                <text:p>2499853</text:p>
              </table:table-cell>
              <table:table-cell office:value-type="float" office:value="2664485">
                <text:p>2664485</text:p>
              </table:table-cell>
              <table:table-cell office:value-type="float" office:value="2842184">
                <text:p>2842184</text:p>
              </table:table-cell>
              <table:table-cell office:value-type="float" office:value="2668841">
                <text:p>266884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4156767">
                <text:p>4156767</text:p>
              </table:table-cell>
              <table:table-cell office:value-type="float" office:value="3693661">
                <text:p>3693661</text:p>
              </table:table-cell>
              <table:table-cell office:value-type="float" office:value="3740405">
                <text:p>3740405</text:p>
              </table:table-cell>
              <table:table-cell office:value-type="float" office:value="3863611">
                <text:p>386361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4863855">
                <text:p>4863855</text:p>
              </table:table-cell>
              <table:table-cell office:value-type="float" office:value="4730636">
                <text:p>4730636</text:p>
              </table:table-cell>
              <table:table-cell office:value-type="float" office:value="4899181">
                <text:p>4899181</text:p>
              </table:table-cell>
              <table:table-cell office:value-type="float" office:value="4831224">
                <text:p>4831224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4707946">
                <text:p>4707946</text:p>
              </table:table-cell>
              <table:table-cell office:value-type="float" office:value="5173982">
                <text:p>5173982</text:p>
              </table:table-cell>
              <table:table-cell office:value-type="float" office:value="4694378">
                <text:p>4694378</text:p>
              </table:table-cell>
              <table:table-cell office:value-type="float" office:value="4858769">
                <text:p>4858769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237018">
                <text:p>5237018</text:p>
              </table:table-cell>
              <table:table-cell office:value-type="float" office:value="5215555">
                <text:p>5215555</text:p>
              </table:table-cell>
              <table:table-cell office:value-type="float" office:value="5457746">
                <text:p>5457746</text:p>
              </table:table-cell>
              <table:table-cell office:value-type="float" office:value="5303440">
                <text:p>5303440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633871">
                <text:p>5633871</text:p>
              </table:table-cell>
              <table:table-cell office:value-type="float" office:value="5277868">
                <text:p>5277868</text:p>
              </table:table-cell>
              <table:table-cell office:value-type="float" office:value="5276013">
                <text:p>5276013</text:p>
              </table:table-cell>
              <table:table-cell office:value-type="float" office:value="5395917">
                <text:p>539591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630332">
                <text:p>5630332</text:p>
              </table:table-cell>
              <table:table-cell office:value-type="float" office:value="5700049">
                <text:p>5700049</text:p>
              </table:table-cell>
              <table:table-cell office:value-type="float" office:value="5586623">
                <text:p>5586623</text:p>
              </table:table-cell>
              <table:table-cell office:value-type="float" office:value="5639001">
                <text:p>563900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719842">
                <text:p>5719842</text:p>
              </table:table-cell>
              <table:table-cell office:value-type="float" office:value="5779810">
                <text:p>5779810</text:p>
              </table:table-cell>
              <table:table-cell office:value-type="float" office:value="5782279">
                <text:p>5782279</text:p>
              </table:table-cell>
              <table:table-cell office:value-type="float" office:value="5760644">
                <text:p>576064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78759">
                <text:p>178759</text:p>
              </table:table-cell>
              <table:table-cell office:value-type="float" office:value="178536">
                <text:p>178536</text:p>
              </table:table-cell>
              <table:table-cell office:value-type="float" office:value="178390">
                <text:p>178390</text:p>
              </table:table-cell>
              <table:table-cell office:value-type="float" office:value="178562">
                <text:p>1785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solid-type="cylinder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chart-properties chart:solid-type="cylinder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3">
      <style:chart-properties chart:solid-type="cylinder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3">
      <style:chart-properties chart:solid-type="cylinder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343cm" xlink:href=".." xlink:type="simple" chart:class="chart:bar" chart:style-name="ch1">
        <chart:title svg:x="6.381cm" svg:y="0.302cm" chart:style-name="ch2">
          <text:p>COMPARAÇÃO</text:p>
        </chart:title>
        <chart:subtitle svg:x="6.791cm" svg:y="1.247cm" chart:style-name="ch3">
          <text:p>RE-LEITURA</text:p>
        </chart:subtitle>
        <chart:legend chart:legend-position="end" svg:x="14.132cm" svg:y="3.125cm" style:legend-expansion="high" chart:style-name="ch4"/>
        <chart:plot-area chart:style-name="ch5" table:cell-range-address="HDD.A66:HDD.E83 HDD.B65:HDD.E65" chart:data-source-has-labels="both" svg:x="1.33cm" svg:y="2.096cm" svg:width="12.164cm" svg:height="5.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54cm" svg:y="2.202cm" svg:width="10.075cm" svg:height="3.39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143cm" svg:y="7.362cm" chart:style-name="ch7">
              <text:p>KB</text:p>
            </chart:title>
            <chart:categories table:cell-range-address="HDD.A66:HDD.A83"/>
          </chart:axis>
          <chart:axis chart:dimension="y" chart:name="primary-y" chart:style-name="ch8">
            <chart:title svg:x="0.451cm" svg:y="5.06cm" chart:style-name="ch9">
              <text:p>KB/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HDD.B66:HDD.B83" chart:label-cell-address="HDD.B65:HDD.B65" chart:class="chart:bar">
            <chart:data-point chart:repeated="18"/>
          </chart:series>
          <chart:series chart:style-name="ch12" chart:values-cell-range-address="HDD.C66:HDD.C83" chart:label-cell-address="HDD.C65:HDD.C65" chart:class="chart:bar">
            <chart:data-point chart:repeated="18"/>
          </chart:series>
          <chart:series chart:style-name="ch13" chart:values-cell-range-address="HDD.D66:HDD.D83" chart:label-cell-address="HDD.D65:HDD.D65" chart:class="chart:bar">
            <chart:data-point chart:repeated="18"/>
          </chart:series>
          <chart:series chart:style-name="ch14" chart:values-cell-range-address="HDD.E66:HDD.E83" chart:label-cell-address="HDD.E65:HDD.E65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3</text:p>
                <draw:g>
                  <svg:desc>HDD.B65:HDD.B65</svg:desc>
                </draw:g>
              </table:table-cell>
              <table:table-cell office:value-type="string">
                <text:p>EXT4</text:p>
                <draw:g>
                  <svg:desc>HDD.C65:HDD.C65</svg:desc>
                </draw:g>
              </table:table-cell>
              <table:table-cell office:value-type="string">
                <text:p>BTRFS</text:p>
                <draw:g>
                  <svg:desc>HDD.D65:HDD.D65</svg:desc>
                </draw:g>
              </table:table-cell>
              <table:table-cell office:value-type="string">
                <text:p>NTFS</text:p>
                <draw:g>
                  <svg:desc>HDD.E65:HDD.E6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HDD.A66:HDD.A83</svg:desc>
                </draw:g>
              </table:table-cell>
              <table:table-cell office:value-type="float" office:value="3875057">
                <text:p>3875057</text:p>
                <draw:g>
                  <svg:desc>HDD.B66:HDD.B83</svg:desc>
                </draw:g>
              </table:table-cell>
              <table:table-cell office:value-type="float" office:value="3261459">
                <text:p>3261459</text:p>
                <draw:g>
                  <svg:desc>HDD.C66:HDD.C83</svg:desc>
                </draw:g>
              </table:table-cell>
              <table:table-cell office:value-type="float" office:value="3166718">
                <text:p>3166718</text:p>
                <draw:g>
                  <svg:desc>HDD.D66:HDD.D83</svg:desc>
                </draw:g>
              </table:table-cell>
              <table:table-cell office:value-type="float" office:value="3577528">
                <text:p>3577528</text:p>
                <draw:g>
                  <svg:desc>HDD.E66:HDD.E8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128095">
                <text:p>3128095</text:p>
              </table:table-cell>
              <table:table-cell office:value-type="float" office:value="3095145">
                <text:p>3095145</text:p>
              </table:table-cell>
              <table:table-cell office:value-type="float" office:value="2938148">
                <text:p>2938148</text:p>
              </table:table-cell>
              <table:table-cell office:value-type="float" office:value="3554268">
                <text:p>35542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965078">
                <text:p>2965078</text:p>
              </table:table-cell>
              <table:table-cell office:value-type="float" office:value="2966707">
                <text:p>2966707</text:p>
              </table:table-cell>
              <table:table-cell office:value-type="float" office:value="3069993">
                <text:p>3069993</text:p>
              </table:table-cell>
              <table:table-cell office:value-type="float" office:value="3628928">
                <text:p>362892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968595">
                <text:p>2968595</text:p>
              </table:table-cell>
              <table:table-cell office:value-type="float" office:value="2966605">
                <text:p>2966605</text:p>
              </table:table-cell>
              <table:table-cell office:value-type="float" office:value="3406882">
                <text:p>3406882</text:p>
              </table:table-cell>
              <table:table-cell office:value-type="float" office:value="3735097">
                <text:p>373509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909613">
                <text:p>2909613</text:p>
              </table:table-cell>
              <table:table-cell office:value-type="float" office:value="2964244">
                <text:p>2964244</text:p>
              </table:table-cell>
              <table:table-cell office:value-type="float" office:value="2929766">
                <text:p>2929766</text:p>
              </table:table-cell>
              <table:table-cell office:value-type="float" office:value="3476785">
                <text:p>347678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720161">
                <text:p>2720161</text:p>
              </table:table-cell>
              <table:table-cell office:value-type="float" office:value="2846421">
                <text:p>2846421</text:p>
              </table:table-cell>
              <table:table-cell office:value-type="float" office:value="2844137">
                <text:p>2844137</text:p>
              </table:table-cell>
              <table:table-cell office:value-type="float" office:value="2793194">
                <text:p>279319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622893">
                <text:p>2622893</text:p>
              </table:table-cell>
              <table:table-cell office:value-type="float" office:value="2693396">
                <text:p>2693396</text:p>
              </table:table-cell>
              <table:table-cell office:value-type="float" office:value="3113396">
                <text:p>3113396</text:p>
              </table:table-cell>
              <table:table-cell office:value-type="float" office:value="2430185">
                <text:p>243018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412152">
                <text:p>3412152</text:p>
              </table:table-cell>
              <table:table-cell office:value-type="float" office:value="2533144">
                <text:p>2533144</text:p>
              </table:table-cell>
              <table:table-cell office:value-type="float" office:value="3430062">
                <text:p>3430062</text:p>
              </table:table-cell>
              <table:table-cell office:value-type="float" office:value="3505636">
                <text:p>350563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450405">
                <text:p>3450405</text:p>
              </table:table-cell>
              <table:table-cell office:value-type="float" office:value="3411407">
                <text:p>3411407</text:p>
              </table:table-cell>
              <table:table-cell office:value-type="float" office:value="3780736">
                <text:p>3780736</text:p>
              </table:table-cell>
              <table:table-cell office:value-type="float" office:value="3805064">
                <text:p>380506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970500">
                <text:p>2970500</text:p>
              </table:table-cell>
              <table:table-cell office:value-type="float" office:value="4174113">
                <text:p>4174113</text:p>
              </table:table-cell>
              <table:table-cell office:value-type="float" office:value="3255616">
                <text:p>3255616</text:p>
              </table:table-cell>
              <table:table-cell office:value-type="float" office:value="3548784">
                <text:p>354878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4965150">
                <text:p>4965150</text:p>
              </table:table-cell>
              <table:table-cell office:value-type="float" office:value="4981364">
                <text:p>4981364</text:p>
              </table:table-cell>
              <table:table-cell office:value-type="float" office:value="3964112">
                <text:p>3964112</text:p>
              </table:table-cell>
              <table:table-cell office:value-type="float" office:value="4377173">
                <text:p>437717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001970">
                <text:p>5001970</text:p>
              </table:table-cell>
              <table:table-cell office:value-type="float" office:value="5402253">
                <text:p>5402253</text:p>
              </table:table-cell>
              <table:table-cell office:value-type="float" office:value="4694787">
                <text:p>4694787</text:p>
              </table:table-cell>
              <table:table-cell office:value-type="float" office:value="5031822">
                <text:p>5031822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395915">
                <text:p>5395915</text:p>
              </table:table-cell>
              <table:table-cell office:value-type="float" office:value="5381288">
                <text:p>5381288</text:p>
              </table:table-cell>
              <table:table-cell office:value-type="float" office:value="5492582">
                <text:p>5492582</text:p>
              </table:table-cell>
              <table:table-cell office:value-type="float" office:value="5225852">
                <text:p>522585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773048">
                <text:p>5773048</text:p>
              </table:table-cell>
              <table:table-cell office:value-type="float" office:value="5752867">
                <text:p>5752867</text:p>
              </table:table-cell>
              <table:table-cell office:value-type="float" office:value="5568984">
                <text:p>5568984</text:p>
              </table:table-cell>
              <table:table-cell office:value-type="float" office:value="5393569">
                <text:p>539356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780049">
                <text:p>5780049</text:p>
              </table:table-cell>
              <table:table-cell office:value-type="float" office:value="5858106">
                <text:p>5858106</text:p>
              </table:table-cell>
              <table:table-cell office:value-type="float" office:value="5879239">
                <text:p>5879239</text:p>
              </table:table-cell>
              <table:table-cell office:value-type="float" office:value="5648758">
                <text:p>564875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939253">
                <text:p>5939253</text:p>
              </table:table-cell>
              <table:table-cell office:value-type="float" office:value="5915741">
                <text:p>5915741</text:p>
              </table:table-cell>
              <table:table-cell office:value-type="float" office:value="5963398">
                <text:p>5963398</text:p>
              </table:table-cell>
              <table:table-cell office:value-type="float" office:value="5242131">
                <text:p>524213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927172">
                <text:p>5927172</text:p>
              </table:table-cell>
              <table:table-cell office:value-type="float" office:value="5970543">
                <text:p>5970543</text:p>
              </table:table-cell>
              <table:table-cell office:value-type="float" office:value="5964616">
                <text:p>5964616</text:p>
              </table:table-cell>
              <table:table-cell office:value-type="float" office:value="321440">
                <text:p>321440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78454">
                <text:p>178454</text:p>
              </table:table-cell>
              <table:table-cell office:value-type="float" office:value="180230">
                <text:p>180230</text:p>
              </table:table-cell>
              <table:table-cell office:value-type="float" office:value="149941">
                <text:p>149941</text:p>
              </table:table-cell>
              <table:table-cell office:value-type="float" office:value="230471">
                <text:p>23047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597cm" xlink:href=".." xlink:type="simple" chart:class="chart:line" chart:style-name="ch1">
        <chart:title svg:x="6.832cm" svg:y="0.307cm" chart:style-name="ch2">
          <text:p>EXT4 HDD</text:p>
        </chart:title>
        <chart:subtitle svg:x="7.096cm" svg:y="1.283cm" chart:style-name="ch3">
          <text:p>LEITURA</text:p>
        </chart:subtitle>
        <chart:legend chart:legend-position="end" svg:x="13.545cm" svg:y="3.252cm" style:legend-expansion="high" chart:style-name="ch4"/>
        <chart:plot-area chart:style-name="ch5" table:cell-range-address="'EXT4 HDD'.A46:'EXT4 HDD'.E63 'EXT4 HDD'.B45:'EXT4 HDD'.E45" chart:data-source-has-labels="both" svg:x="1.331cm" svg:y="2.334cm" svg:width="11.574cm" svg:height="5.111cm">
          <chartooo:coordinate-region svg:x="3.09cm" svg:y="2.533cm" svg:width="9.815cm" svg:height="3.316cm"/>
          <chart:axis chart:dimension="x" chart:name="primary-x" chart:style-name="ch6" chartooo:axis-type="auto">
            <chartooo:date-scale/>
            <chart:title svg:x="6.849cm" svg:y="7.616cm" chart:style-name="ch7">
              <text:p>KB</text:p>
            </chart:title>
            <chart:categories table:cell-range-address="'EXT4 HDD'.A46:'EXT4 HDD'.A63"/>
          </chart:axis>
          <chart:axis chart:dimension="y" chart:name="primary-y" chart:style-name="ch6">
            <chart:title svg:x="0.451cm" svg:y="5.303cm" chart:style-name="ch8">
              <text:p>KB/S</text:p>
            </chart:title>
            <chart:grid chart:style-name="ch9" chart:class="major"/>
          </chart:axis>
          <chart:series chart:style-name="ch10" chart:values-cell-range-address="'EXT4 HDD'.B46:'EXT4 HDD'.B63" chart:label-cell-address="'EXT4 HDD'.B45:'EXT4 HDD'.B45" chart:class="chart:line">
            <chart:data-point chart:repeated="18"/>
          </chart:series>
          <chart:series chart:style-name="ch11" chart:values-cell-range-address="'EXT4 HDD'.C46:'EXT4 HDD'.C63" chart:label-cell-address="'EXT4 HDD'.C45:'EXT4 HDD'.C45" chart:class="chart:line">
            <chart:data-point chart:repeated="18"/>
          </chart:series>
          <chart:series chart:style-name="ch12" chart:values-cell-range-address="'EXT4 HDD'.D46:'EXT4 HDD'.D63" chart:label-cell-address="'EXT4 HDD'.D45:'EXT4 HDD'.D45" chart:class="chart:line">
            <chart:data-point chart:repeated="18"/>
          </chart:series>
          <chart:series chart:style-name="ch13" chart:values-cell-range-address="'EXT4 HDD'.E46:'EXT4 HDD'.E63" chart:label-cell-address="'EXT4 HDD'.E45:'EXT4 HDD'.E4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EXT4 HDD'.B45:'EXT4 HDD'.B45</svg:desc>
                </draw:g>
              </table:table-cell>
              <table:table-cell office:value-type="string">
                <text:p>Teste 2</text:p>
                <draw:g>
                  <svg:desc>'EXT4 HDD'.C45:'EXT4 HDD'.C45</svg:desc>
                </draw:g>
              </table:table-cell>
              <table:table-cell office:value-type="string">
                <text:p>Teste 3</text:p>
                <draw:g>
                  <svg:desc>'EXT4 HDD'.D45:'EXT4 HDD'.D45</svg:desc>
                </draw:g>
              </table:table-cell>
              <table:table-cell office:value-type="string">
                <text:p>Média</text:p>
                <draw:g>
                  <svg:desc>'EXT4 HDD'.E45:'EXT4 HDD'.E4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EXT4 HDD'.A46:'EXT4 HDD'.A63</svg:desc>
                </draw:g>
              </table:table-cell>
              <table:table-cell office:value-type="float" office:value="3057153">
                <text:p>3057153</text:p>
                <draw:g>
                  <svg:desc>'EXT4 HDD'.B46:'EXT4 HDD'.B63</svg:desc>
                </draw:g>
              </table:table-cell>
              <table:table-cell office:value-type="float" office:value="3363612">
                <text:p>3363612</text:p>
                <draw:g>
                  <svg:desc>'EXT4 HDD'.C46:'EXT4 HDD'.C63</svg:desc>
                </draw:g>
              </table:table-cell>
              <table:table-cell office:value-type="float" office:value="3203069">
                <text:p>3203069</text:p>
                <draw:g>
                  <svg:desc>'EXT4 HDD'.D46:'EXT4 HDD'.D63</svg:desc>
                </draw:g>
              </table:table-cell>
              <table:table-cell office:value-type="float" office:value="3207945">
                <text:p>3207945</text:p>
                <draw:g>
                  <svg:desc>'EXT4 HDD'.E46:'EXT4 HDD'.E6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802755">
                <text:p>1802755</text:p>
              </table:table-cell>
              <table:table-cell office:value-type="float" office:value="2969325">
                <text:p>2969325</text:p>
              </table:table-cell>
              <table:table-cell office:value-type="float" office:value="3053774">
                <text:p>3053774</text:p>
              </table:table-cell>
              <table:table-cell office:value-type="float" office:value="2608618">
                <text:p>260861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872459">
                <text:p>2872459</text:p>
              </table:table-cell>
              <table:table-cell office:value-type="float" office:value="2880164">
                <text:p>2880164</text:p>
              </table:table-cell>
              <table:table-cell office:value-type="float" office:value="2699161">
                <text:p>2699161</text:p>
              </table:table-cell>
              <table:table-cell office:value-type="float" office:value="2817261">
                <text:p>281726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845081">
                <text:p>2845081</text:p>
              </table:table-cell>
              <table:table-cell office:value-type="float" office:value="2910635">
                <text:p>2910635</text:p>
              </table:table-cell>
              <table:table-cell office:value-type="float" office:value="2800557">
                <text:p>2800557</text:p>
              </table:table-cell>
              <table:table-cell office:value-type="float" office:value="2852091">
                <text:p>285209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859868">
                <text:p>2859868</text:p>
              </table:table-cell>
              <table:table-cell office:value-type="float" office:value="2681328">
                <text:p>2681328</text:p>
              </table:table-cell>
              <table:table-cell office:value-type="float" office:value="2760606">
                <text:p>2760606</text:p>
              </table:table-cell>
              <table:table-cell office:value-type="float" office:value="2767267">
                <text:p>276726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828608">
                <text:p>2828608</text:p>
              </table:table-cell>
              <table:table-cell office:value-type="float" office:value="2786401">
                <text:p>2786401</text:p>
              </table:table-cell>
              <table:table-cell office:value-type="float" office:value="2629459">
                <text:p>2629459</text:p>
              </table:table-cell>
              <table:table-cell office:value-type="float" office:value="2748156">
                <text:p>274815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698349">
                <text:p>2698349</text:p>
              </table:table-cell>
              <table:table-cell office:value-type="float" office:value="2625363">
                <text:p>2625363</text:p>
              </table:table-cell>
              <table:table-cell office:value-type="float" office:value="2422154">
                <text:p>2422154</text:p>
              </table:table-cell>
              <table:table-cell office:value-type="float" office:value="2581955">
                <text:p>258195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478734">
                <text:p>2478734</text:p>
              </table:table-cell>
              <table:table-cell office:value-type="float" office:value="6108608">
                <text:p>6108608</text:p>
              </table:table-cell>
              <table:table-cell office:value-type="float" office:value="2218216">
                <text:p>2218216</text:p>
              </table:table-cell>
              <table:table-cell office:value-type="float" office:value="3601853">
                <text:p>360185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582195">
                <text:p>2582195</text:p>
              </table:table-cell>
              <table:table-cell office:value-type="float" office:value="2927246">
                <text:p>2927246</text:p>
              </table:table-cell>
              <table:table-cell office:value-type="float" office:value="4300125">
                <text:p>4300125</text:p>
              </table:table-cell>
              <table:table-cell office:value-type="float" office:value="3269855">
                <text:p>326985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5200346">
                <text:p>5200346</text:p>
              </table:table-cell>
              <table:table-cell office:value-type="float" office:value="5285949">
                <text:p>5285949</text:p>
              </table:table-cell>
              <table:table-cell office:value-type="float" office:value="4543015">
                <text:p>4543015</text:p>
              </table:table-cell>
              <table:table-cell office:value-type="float" office:value="5009770">
                <text:p>5009770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673521">
                <text:p>3673521</text:p>
              </table:table-cell>
              <table:table-cell office:value-type="float" office:value="3390005">
                <text:p>3390005</text:p>
              </table:table-cell>
              <table:table-cell office:value-type="float" office:value="4133203">
                <text:p>4133203</text:p>
              </table:table-cell>
              <table:table-cell office:value-type="float" office:value="3732243">
                <text:p>373224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4590295">
                <text:p>4590295</text:p>
              </table:table-cell>
              <table:table-cell office:value-type="float" office:value="4635111">
                <text:p>4635111</text:p>
              </table:table-cell>
              <table:table-cell office:value-type="float" office:value="5094916">
                <text:p>5094916</text:p>
              </table:table-cell>
              <table:table-cell office:value-type="float" office:value="4773441">
                <text:p>477344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4960915">
                <text:p>4960915</text:p>
              </table:table-cell>
              <table:table-cell office:value-type="float" office:value="5133735">
                <text:p>5133735</text:p>
              </table:table-cell>
              <table:table-cell office:value-type="float" office:value="5104041">
                <text:p>5104041</text:p>
              </table:table-cell>
              <table:table-cell office:value-type="float" office:value="5066230">
                <text:p>5066230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633208">
                <text:p>5633208</text:p>
              </table:table-cell>
              <table:table-cell office:value-type="float" office:value="5425282">
                <text:p>5425282</text:p>
              </table:table-cell>
              <table:table-cell office:value-type="float" office:value="5398233">
                <text:p>5398233</text:p>
              </table:table-cell>
              <table:table-cell office:value-type="float" office:value="5485574">
                <text:p>548557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666542">
                <text:p>5666542</text:p>
              </table:table-cell>
              <table:table-cell office:value-type="float" office:value="5679304">
                <text:p>5679304</text:p>
              </table:table-cell>
              <table:table-cell office:value-type="float" office:value="5485039">
                <text:p>5485039</text:p>
              </table:table-cell>
              <table:table-cell office:value-type="float" office:value="5610295">
                <text:p>561029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744834">
                <text:p>5744834</text:p>
              </table:table-cell>
              <table:table-cell office:value-type="float" office:value="5695502">
                <text:p>5695502</text:p>
              </table:table-cell>
              <table:table-cell office:value-type="float" office:value="5612943">
                <text:p>5612943</text:p>
              </table:table-cell>
              <table:table-cell office:value-type="float" office:value="5684426">
                <text:p>5684426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848882">
                <text:p>5848882</text:p>
              </table:table-cell>
              <table:table-cell office:value-type="float" office:value="5787179">
                <text:p>5787179</text:p>
              </table:table-cell>
              <table:table-cell office:value-type="float" office:value="5730449">
                <text:p>5730449</text:p>
              </table:table-cell>
              <table:table-cell office:value-type="float" office:value="5788837">
                <text:p>5788837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80035">
                <text:p>180035</text:p>
              </table:table-cell>
              <table:table-cell office:value-type="float" office:value="180147">
                <text:p>180147</text:p>
              </table:table-cell>
              <table:table-cell office:value-type="float" office:value="179842">
                <text:p>179842</text:p>
              </table:table-cell>
              <table:table-cell office:value-type="float" office:value="180008">
                <text:p>1800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289cm" xlink:href=".." xlink:type="simple" chart:class="chart:line" chart:style-name="ch1">
        <chart:title svg:x="7.228cm" svg:y="0.301cm" chart:style-name="ch2">
          <text:p>BTRFS</text:p>
        </chart:title>
        <chart:subtitle svg:x="7.095cm" svg:y="1.245cm" chart:style-name="ch3">
          <text:p>ESCRITA</text:p>
        </chart:subtitle>
        <chart:legend chart:legend-position="end" svg:x="13.516cm" svg:y="3.098cm" style:legend-expansion="high" chart:style-name="ch4"/>
        <chart:plot-area chart:style-name="ch5" table:cell-range-address="'BTRFS-HDD'.A6:'BTRFS-HDD'.E23 'BTRFS-HDD'.B5:'BTRFS-HDD'.E5" chart:data-source-has-labels="both" svg:x="1.33cm" svg:y="2.258cm" svg:width="11.548cm" svg:height="4.885cm">
          <chartooo:coordinate-region svg:x="3.089cm" svg:y="2.457cm" svg:width="9.789cm" svg:height="3.09cm"/>
          <chart:axis chart:dimension="x" chart:name="primary-x" chart:style-name="ch6" chartooo:axis-type="auto">
            <chartooo:date-scale/>
            <chart:title svg:x="6.835cm" svg:y="7.308cm" chart:style-name="ch7">
              <text:p>KB</text:p>
            </chart:title>
            <chart:categories table:cell-range-address="'BTRFS-HDD'.A6:'BTRFS-HDD'.A23"/>
          </chart:axis>
          <chart:axis chart:dimension="y" chart:name="primary-y" chart:style-name="ch6">
            <chart:title svg:x="0.451cm" svg:y="5.114cm" chart:style-name="ch8">
              <text:p>KB/S</text:p>
            </chart:title>
            <chart:grid chart:style-name="ch9" chart:class="major"/>
          </chart:axis>
          <chart:series chart:style-name="ch10" chart:values-cell-range-address="'BTRFS-HDD'.B6:'BTRFS-HDD'.B23" chart:label-cell-address="'BTRFS-HDD'.B5:'BTRFS-HDD'.B5" chart:class="chart:line">
            <chart:data-point chart:repeated="18"/>
          </chart:series>
          <chart:series chart:style-name="ch11" chart:values-cell-range-address="'BTRFS-HDD'.C6:'BTRFS-HDD'.C23" chart:label-cell-address="'BTRFS-HDD'.C5:'BTRFS-HDD'.C5" chart:class="chart:line">
            <chart:data-point chart:repeated="18"/>
          </chart:series>
          <chart:series chart:style-name="ch12" chart:values-cell-range-address="'BTRFS-HDD'.D6:'BTRFS-HDD'.D23" chart:label-cell-address="'BTRFS-HDD'.D5:'BTRFS-HDD'.D5" chart:class="chart:line">
            <chart:data-point chart:repeated="18"/>
          </chart:series>
          <chart:series chart:style-name="ch13" chart:values-cell-range-address="'BTRFS-HDD'.E6:'BTRFS-HDD'.E23" chart:label-cell-address="'BTRFS-HDD'.E5:'BTRFS-HDD'.E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BTRFS-HDD'.B5:'BTRFS-HDD'.B5</svg:desc>
                </draw:g>
              </table:table-cell>
              <table:table-cell office:value-type="string">
                <text:p>Teste 2</text:p>
                <draw:g>
                  <svg:desc>'BTRFS-HDD'.C5:'BTRFS-HDD'.C5</svg:desc>
                </draw:g>
              </table:table-cell>
              <table:table-cell office:value-type="string">
                <text:p>Teste 3</text:p>
                <draw:g>
                  <svg:desc>'BTRFS-HDD'.D5:'BTRFS-HDD'.D5</svg:desc>
                </draw:g>
              </table:table-cell>
              <table:table-cell office:value-type="string">
                <text:p>Média</text:p>
                <draw:g>
                  <svg:desc>'BTRFS-HDD'.E5:'BTRFS-HDD'.E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BTRFS-HDD'.A6:'BTRFS-HDD'.A23</svg:desc>
                </draw:g>
              </table:table-cell>
              <table:table-cell office:value-type="float" office:value="520419">
                <text:p>520419</text:p>
                <draw:g>
                  <svg:desc>'BTRFS-HDD'.B6:'BTRFS-HDD'.B23</svg:desc>
                </draw:g>
              </table:table-cell>
              <table:table-cell office:value-type="float" office:value="552557">
                <text:p>552557</text:p>
                <draw:g>
                  <svg:desc>'BTRFS-HDD'.C6:'BTRFS-HDD'.C23</svg:desc>
                </draw:g>
              </table:table-cell>
              <table:table-cell office:value-type="float" office:value="552557">
                <text:p>552557</text:p>
                <draw:g>
                  <svg:desc>'BTRFS-HDD'.D6:'BTRFS-HDD'.D23</svg:desc>
                </draw:g>
              </table:table-cell>
              <table:table-cell office:value-type="float" office:value="541844">
                <text:p>541844</text:p>
                <draw:g>
                  <svg:desc>'BTRFS-HDD'.E6:'BTRFS-HDD'.E2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703810">
                <text:p>703810</text:p>
              </table:table-cell>
              <table:table-cell office:value-type="float" office:value="821147">
                <text:p>821147</text:p>
              </table:table-cell>
              <table:table-cell office:value-type="float" office:value="718889">
                <text:p>718889</text:p>
              </table:table-cell>
              <table:table-cell office:value-type="float" office:value="747949">
                <text:p>74794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802614">
                <text:p>802614</text:p>
              </table:table-cell>
              <table:table-cell office:value-type="float" office:value="852984">
                <text:p>852984</text:p>
              </table:table-cell>
              <table:table-cell office:value-type="float" office:value="844929">
                <text:p>844929</text:p>
              </table:table-cell>
              <table:table-cell office:value-type="float" office:value="833509">
                <text:p>83350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898225">
                <text:p>898225</text:p>
              </table:table-cell>
              <table:table-cell office:value-type="float" office:value="914287">
                <text:p>914287</text:p>
              </table:table-cell>
              <table:table-cell office:value-type="float" office:value="895230">
                <text:p>895230</text:p>
              </table:table-cell>
              <table:table-cell office:value-type="float" office:value="902581">
                <text:p>90258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900637">
                <text:p>900637</text:p>
              </table:table-cell>
              <table:table-cell office:value-type="float" office:value="915028">
                <text:p>915028</text:p>
              </table:table-cell>
              <table:table-cell office:value-type="float" office:value="895194">
                <text:p>895194</text:p>
              </table:table-cell>
              <table:table-cell office:value-type="float" office:value="903620">
                <text:p>90362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959254">
                <text:p>959254</text:p>
              </table:table-cell>
              <table:table-cell office:value-type="float" office:value="941176">
                <text:p>941176</text:p>
              </table:table-cell>
              <table:table-cell office:value-type="float" office:value="938605">
                <text:p>938605</text:p>
              </table:table-cell>
              <table:table-cell office:value-type="float" office:value="946345">
                <text:p>94634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971997">
                <text:p>971997</text:p>
              </table:table-cell>
              <table:table-cell office:value-type="float" office:value="951223">
                <text:p>951223</text:p>
              </table:table-cell>
              <table:table-cell office:value-type="float" office:value="946194">
                <text:p>946194</text:p>
              </table:table-cell>
              <table:table-cell office:value-type="float" office:value="956471">
                <text:p>95647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962301">
                <text:p>962301</text:p>
              </table:table-cell>
              <table:table-cell office:value-type="float" office:value="941161">
                <text:p>941161</text:p>
              </table:table-cell>
              <table:table-cell office:value-type="float" office:value="1179741">
                <text:p>1179741</text:p>
              </table:table-cell>
              <table:table-cell office:value-type="float" office:value="1027734">
                <text:p>102773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288140">
                <text:p>1288140</text:p>
              </table:table-cell>
              <table:table-cell office:value-type="float" office:value="1032974">
                <text:p>1032974</text:p>
              </table:table-cell>
              <table:table-cell office:value-type="float" office:value="1178361">
                <text:p>1178361</text:p>
              </table:table-cell>
              <table:table-cell office:value-type="float" office:value="1166492">
                <text:p>116649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860128">
                <text:p>1860128</text:p>
              </table:table-cell>
              <table:table-cell office:value-type="float" office:value="1342297">
                <text:p>1342297</text:p>
              </table:table-cell>
              <table:table-cell office:value-type="float" office:value="1782795">
                <text:p>1782795</text:p>
              </table:table-cell>
              <table:table-cell office:value-type="float" office:value="1661740">
                <text:p>1661740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077139">
                <text:p>2077139</text:p>
              </table:table-cell>
              <table:table-cell office:value-type="float" office:value="1918455">
                <text:p>1918455</text:p>
              </table:table-cell>
              <table:table-cell office:value-type="float" office:value="1919634">
                <text:p>1919634</text:p>
              </table:table-cell>
              <table:table-cell office:value-type="float" office:value="1971743">
                <text:p>197174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099067">
                <text:p>2099067</text:p>
              </table:table-cell>
              <table:table-cell office:value-type="float" office:value="2093735">
                <text:p>2093735</text:p>
              </table:table-cell>
              <table:table-cell office:value-type="float" office:value="2183045">
                <text:p>2183045</text:p>
              </table:table-cell>
              <table:table-cell office:value-type="float" office:value="2125282">
                <text:p>2125282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301288">
                <text:p>2301288</text:p>
              </table:table-cell>
              <table:table-cell office:value-type="float" office:value="2134829">
                <text:p>2134829</text:p>
              </table:table-cell>
              <table:table-cell office:value-type="float" office:value="2166803">
                <text:p>2166803</text:p>
              </table:table-cell>
              <table:table-cell office:value-type="float" office:value="2200973">
                <text:p>220097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294828">
                <text:p>2294828</text:p>
              </table:table-cell>
              <table:table-cell office:value-type="float" office:value="2202733">
                <text:p>2202733</text:p>
              </table:table-cell>
              <table:table-cell office:value-type="float" office:value="2327272">
                <text:p>2327272</text:p>
              </table:table-cell>
              <table:table-cell office:value-type="float" office:value="2274944">
                <text:p>227494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127123">
                <text:p>2127123</text:p>
              </table:table-cell>
              <table:table-cell office:value-type="float" office:value="2104416">
                <text:p>2104416</text:p>
              </table:table-cell>
              <table:table-cell office:value-type="float" office:value="2147445">
                <text:p>2147445</text:p>
              </table:table-cell>
              <table:table-cell office:value-type="float" office:value="2126328">
                <text:p>212632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399280">
                <text:p>399280</text:p>
              </table:table-cell>
              <table:table-cell office:value-type="float" office:value="453150">
                <text:p>453150</text:p>
              </table:table-cell>
              <table:table-cell office:value-type="float" office:value="457991">
                <text:p>457991</text:p>
              </table:table-cell>
              <table:table-cell office:value-type="float" office:value="436807">
                <text:p>43680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55513">
                <text:p>255513</text:p>
              </table:table-cell>
              <table:table-cell office:value-type="float" office:value="255299">
                <text:p>255299</text:p>
              </table:table-cell>
              <table:table-cell office:value-type="float" office:value="255560">
                <text:p>255560</text:p>
              </table:table-cell>
              <table:table-cell office:value-type="float" office:value="255457">
                <text:p>255457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08627">
                <text:p>208627</text:p>
              </table:table-cell>
              <table:table-cell office:value-type="float" office:value="205215">
                <text:p>205215</text:p>
              </table:table-cell>
              <table:table-cell office:value-type="float" office:value="209731">
                <text:p>209731</text:p>
              </table:table-cell>
              <table:table-cell office:value-type="float" office:value="207858">
                <text:p>2078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96cm" xlink:href=".." xlink:type="simple" chart:class="chart:line" chart:style-name="ch1">
        <chart:title svg:x="7.228cm" svg:y="0.303cm" chart:style-name="ch2">
          <text:p>BTRFS</text:p>
        </chart:title>
        <chart:subtitle svg:x="7.135cm" svg:y="1.249cm" chart:style-name="ch3">
          <text:p>LEITURA</text:p>
        </chart:subtitle>
        <chart:legend chart:legend-position="end" svg:x="13.516cm" svg:y="3.152cm" style:legend-expansion="high" chart:style-name="ch4"/>
        <chart:plot-area chart:style-name="ch5" table:cell-range-address="'BTRFS-HDD'.A46:'BTRFS-HDD'.E63 'BTRFS-HDD'.B45:'BTRFS-HDD'.E45" chart:data-source-has-labels="both" svg:x="1.33cm" svg:y="2.266cm" svg:width="11.548cm" svg:height="4.982cm">
          <chartooo:coordinate-region svg:x="3.089cm" svg:y="2.465cm" svg:width="9.789cm" svg:height="3.187cm"/>
          <chart:axis chart:dimension="x" chart:name="primary-x" chart:style-name="ch6" chartooo:axis-type="auto">
            <chartooo:date-scale/>
            <chart:title svg:x="6.835cm" svg:y="7.415cm" chart:style-name="ch7">
              <text:p>KB</text:p>
            </chart:title>
            <chart:categories table:cell-range-address="'BTRFS-HDD'.A46:'BTRFS-HDD'.A63"/>
          </chart:axis>
          <chart:axis chart:dimension="y" chart:name="primary-y" chart:style-name="ch6">
            <chart:title svg:x="0.451cm" svg:y="5.171cm" chart:style-name="ch8">
              <text:p>KB/S</text:p>
            </chart:title>
            <chart:grid chart:style-name="ch9" chart:class="major"/>
          </chart:axis>
          <chart:series chart:style-name="ch10" chart:values-cell-range-address="'BTRFS-HDD'.B46:'BTRFS-HDD'.B63" chart:label-cell-address="'BTRFS-HDD'.B45:'BTRFS-HDD'.B45" chart:class="chart:line">
            <chart:data-point chart:repeated="18"/>
          </chart:series>
          <chart:series chart:style-name="ch11" chart:values-cell-range-address="'BTRFS-HDD'.C46:'BTRFS-HDD'.C63" chart:label-cell-address="'BTRFS-HDD'.C45:'BTRFS-HDD'.C45" chart:class="chart:line">
            <chart:data-point chart:repeated="18"/>
          </chart:series>
          <chart:series chart:style-name="ch12" chart:values-cell-range-address="'BTRFS-HDD'.D46:'BTRFS-HDD'.D63" chart:label-cell-address="'BTRFS-HDD'.D45:'BTRFS-HDD'.D45" chart:class="chart:line">
            <chart:data-point chart:repeated="18"/>
          </chart:series>
          <chart:series chart:style-name="ch13" chart:values-cell-range-address="'BTRFS-HDD'.E46:'BTRFS-HDD'.E63" chart:label-cell-address="'BTRFS-HDD'.E45:'BTRFS-HDD'.E4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BTRFS-HDD'.B45:'BTRFS-HDD'.B45</svg:desc>
                </draw:g>
              </table:table-cell>
              <table:table-cell office:value-type="string">
                <text:p>Teste 2</text:p>
                <draw:g>
                  <svg:desc>'BTRFS-HDD'.C45:'BTRFS-HDD'.C45</svg:desc>
                </draw:g>
              </table:table-cell>
              <table:table-cell office:value-type="string">
                <text:p>Teste 3</text:p>
                <draw:g>
                  <svg:desc>'BTRFS-HDD'.D45:'BTRFS-HDD'.D45</svg:desc>
                </draw:g>
              </table:table-cell>
              <table:table-cell office:value-type="string">
                <text:p>Média</text:p>
                <draw:g>
                  <svg:desc>'BTRFS-HDD'.E45:'BTRFS-HDD'.E4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BTRFS-HDD'.A46:'BTRFS-HDD'.A63</svg:desc>
                </draw:g>
              </table:table-cell>
              <table:table-cell office:value-type="float" office:value="3363612">
                <text:p>3363612</text:p>
                <draw:g>
                  <svg:desc>'BTRFS-HDD'.B46:'BTRFS-HDD'.B63</svg:desc>
                </draw:g>
              </table:table-cell>
              <table:table-cell office:value-type="float" office:value="3203069">
                <text:p>3203069</text:p>
                <draw:g>
                  <svg:desc>'BTRFS-HDD'.C46:'BTRFS-HDD'.C63</svg:desc>
                </draw:g>
              </table:table-cell>
              <table:table-cell office:value-type="float" office:value="3203069">
                <text:p>3203069</text:p>
                <draw:g>
                  <svg:desc>'BTRFS-HDD'.D46:'BTRFS-HDD'.D63</svg:desc>
                </draw:g>
              </table:table-cell>
              <table:table-cell office:value-type="float" office:value="3256583">
                <text:p>3256583</text:p>
                <draw:g>
                  <svg:desc>'BTRFS-HDD'.E46:'BTRFS-HDD'.E6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124872">
                <text:p>3124872</text:p>
              </table:table-cell>
              <table:table-cell office:value-type="float" office:value="3124872">
                <text:p>3124872</text:p>
              </table:table-cell>
              <table:table-cell office:value-type="float" office:value="3053774">
                <text:p>3053774</text:p>
              </table:table-cell>
              <table:table-cell office:value-type="float" office:value="3101173">
                <text:p>310117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935279">
                <text:p>2935279</text:p>
              </table:table-cell>
              <table:table-cell office:value-type="float" office:value="3009318">
                <text:p>3009318</text:p>
              </table:table-cell>
              <table:table-cell office:value-type="float" office:value="2943325">
                <text:p>2943325</text:p>
              </table:table-cell>
              <table:table-cell office:value-type="float" office:value="2962641">
                <text:p>296264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910635">
                <text:p>2910635</text:p>
              </table:table-cell>
              <table:table-cell office:value-type="float" office:value="2979282">
                <text:p>2979282</text:p>
              </table:table-cell>
              <table:table-cell office:value-type="float" office:value="3459188">
                <text:p>3459188</text:p>
              </table:table-cell>
              <table:table-cell office:value-type="float" office:value="3116368">
                <text:p>311636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884840">
                <text:p>2884840</text:p>
              </table:table-cell>
              <table:table-cell office:value-type="float" office:value="2632033">
                <text:p>2632033</text:p>
              </table:table-cell>
              <table:table-cell office:value-type="float" office:value="2820430">
                <text:p>2820430</text:p>
              </table:table-cell>
              <table:table-cell office:value-type="float" office:value="2779101">
                <text:p>277910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798201">
                <text:p>2798201</text:p>
              </table:table-cell>
              <table:table-cell office:value-type="float" office:value="2592166">
                <text:p>2592166</text:p>
              </table:table-cell>
              <table:table-cell office:value-type="float" office:value="2774700">
                <text:p>2774700</text:p>
              </table:table-cell>
              <table:table-cell office:value-type="float" office:value="2721689">
                <text:p>272168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485223">
                <text:p>2485223</text:p>
              </table:table-cell>
              <table:table-cell office:value-type="float" office:value="2550529">
                <text:p>2550529</text:p>
              </table:table-cell>
              <table:table-cell office:value-type="float" office:value="2630589">
                <text:p>2630589</text:p>
              </table:table-cell>
              <table:table-cell office:value-type="float" office:value="2555447">
                <text:p>255544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422291">
                <text:p>2422291</text:p>
              </table:table-cell>
              <table:table-cell office:value-type="float" office:value="2316625">
                <text:p>2316625</text:p>
              </table:table-cell>
              <table:table-cell office:value-type="float" office:value="2471958">
                <text:p>2471958</text:p>
              </table:table-cell>
              <table:table-cell office:value-type="float" office:value="2403625">
                <text:p>240362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507112">
                <text:p>2507112</text:p>
              </table:table-cell>
              <table:table-cell office:value-type="float" office:value="2330279">
                <text:p>2330279</text:p>
              </table:table-cell>
              <table:table-cell office:value-type="float" office:value="2396343">
                <text:p>2396343</text:p>
              </table:table-cell>
              <table:table-cell office:value-type="float" office:value="2411245">
                <text:p>241124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621439">
                <text:p>2621439</text:p>
              </table:table-cell>
              <table:table-cell office:value-type="float" office:value="2380026">
                <text:p>2380026</text:p>
              </table:table-cell>
              <table:table-cell office:value-type="float" office:value="3135670">
                <text:p>3135670</text:p>
              </table:table-cell>
              <table:table-cell office:value-type="float" office:value="2712378">
                <text:p>271237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4795848">
                <text:p>4795848</text:p>
              </table:table-cell>
              <table:table-cell office:value-type="float" office:value="3713923">
                <text:p>3713923</text:p>
              </table:table-cell>
              <table:table-cell office:value-type="float" office:value="3498429">
                <text:p>3498429</text:p>
              </table:table-cell>
              <table:table-cell office:value-type="float" office:value="4002733">
                <text:p>400273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131631">
                <text:p>5131631</text:p>
              </table:table-cell>
              <table:table-cell office:value-type="float" office:value="4006242">
                <text:p>4006242</text:p>
              </table:table-cell>
              <table:table-cell office:value-type="float" office:value="4673490">
                <text:p>4673490</text:p>
              </table:table-cell>
              <table:table-cell office:value-type="float" office:value="4603788">
                <text:p>460378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182053">
                <text:p>5182053</text:p>
              </table:table-cell>
              <table:table-cell office:value-type="float" office:value="4724595">
                <text:p>4724595</text:p>
              </table:table-cell>
              <table:table-cell office:value-type="float" office:value="4997125">
                <text:p>4997125</text:p>
              </table:table-cell>
              <table:table-cell office:value-type="float" office:value="4967924">
                <text:p>4967924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586441">
                <text:p>5586441</text:p>
              </table:table-cell>
              <table:table-cell office:value-type="float" office:value="5346053">
                <text:p>5346053</text:p>
              </table:table-cell>
              <table:table-cell office:value-type="float" office:value="5484234">
                <text:p>5484234</text:p>
              </table:table-cell>
              <table:table-cell office:value-type="float" office:value="5472243">
                <text:p>547224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671380">
                <text:p>5671380</text:p>
              </table:table-cell>
              <table:table-cell office:value-type="float" office:value="5649314">
                <text:p>5649314</text:p>
              </table:table-cell>
              <table:table-cell office:value-type="float" office:value="5690495">
                <text:p>5690495</text:p>
              </table:table-cell>
              <table:table-cell office:value-type="float" office:value="5670396">
                <text:p>567039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833506">
                <text:p>5833506</text:p>
              </table:table-cell>
              <table:table-cell office:value-type="float" office:value="5756549">
                <text:p>5756549</text:p>
              </table:table-cell>
              <table:table-cell office:value-type="float" office:value="5805569">
                <text:p>5805569</text:p>
              </table:table-cell>
              <table:table-cell office:value-type="float" office:value="5798541">
                <text:p>579854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813844">
                <text:p>5813844</text:p>
              </table:table-cell>
              <table:table-cell office:value-type="float" office:value="5766895">
                <text:p>5766895</text:p>
              </table:table-cell>
              <table:table-cell office:value-type="float" office:value="5770387">
                <text:p>5770387</text:p>
              </table:table-cell>
              <table:table-cell office:value-type="float" office:value="5783709">
                <text:p>5783709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48598">
                <text:p>148598</text:p>
              </table:table-cell>
              <table:table-cell office:value-type="float" office:value="149691">
                <text:p>149691</text:p>
              </table:table-cell>
              <table:table-cell office:value-type="float" office:value="148829">
                <text:p>148829</text:p>
              </table:table-cell>
              <table:table-cell office:value-type="float" office:value="149039">
                <text:p>1490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29cm" xlink:href=".." xlink:type="simple" chart:class="chart:line" chart:style-name="ch1">
        <chart:title svg:x="6.831cm" svg:y="0.301cm" chart:style-name="ch2">
          <text:p>EXT3 HDD</text:p>
        </chart:title>
        <chart:subtitle svg:x="6.751cm" svg:y="1.271cm" chart:style-name="ch3">
          <text:p>RE-ESCRITA</text:p>
        </chart:subtitle>
        <chart:legend chart:legend-position="end" svg:x="13.543cm" svg:y="3.099cm" style:legend-expansion="high" chart:style-name="ch4"/>
        <chart:plot-area chart:style-name="ch5" table:cell-range-address="'EXT3 HDD'.A26:'EXT3 HDD'.E43 'EXT3 HDD'.B25:'EXT3 HDD'.E25" chart:data-source-has-labels="both" svg:x="1.33cm" svg:y="2.31cm" svg:width="11.575cm" svg:height="4.834cm">
          <chartooo:coordinate-region svg:x="3.089cm" svg:y="2.509cm" svg:width="9.816cm" svg:height="3.039cm"/>
          <chart:axis chart:dimension="x" chart:name="primary-x" chart:style-name="ch6" chartooo:axis-type="auto">
            <chartooo:date-scale/>
            <chart:title svg:x="6.848cm" svg:y="7.309cm" chart:style-name="ch7">
              <text:p>KB</text:p>
            </chart:title>
            <chart:categories table:cell-range-address="'EXT3 HDD'.A26:'EXT3 HDD'.A43"/>
          </chart:axis>
          <chart:axis chart:dimension="y" chart:name="primary-y" chart:style-name="ch6">
            <chart:title svg:x="0.451cm" svg:y="5.141cm" chart:style-name="ch8">
              <text:p>KB/S</text:p>
            </chart:title>
            <chart:grid chart:style-name="ch9" chart:class="major"/>
          </chart:axis>
          <chart:series chart:style-name="ch10" chart:values-cell-range-address="'EXT3 HDD'.B26:'EXT3 HDD'.B43" chart:label-cell-address="'EXT3 HDD'.B25:'EXT3 HDD'.B25" chart:class="chart:line">
            <chart:data-point chart:repeated="18"/>
          </chart:series>
          <chart:series chart:style-name="ch11" chart:values-cell-range-address="'EXT3 HDD'.C26:'EXT3 HDD'.C43" chart:label-cell-address="'EXT3 HDD'.C25:'EXT3 HDD'.C25" chart:class="chart:line">
            <chart:data-point chart:repeated="18"/>
          </chart:series>
          <chart:series chart:style-name="ch12" chart:values-cell-range-address="'EXT3 HDD'.D26:'EXT3 HDD'.D43" chart:label-cell-address="'EXT3 HDD'.D25:'EXT3 HDD'.D25" chart:class="chart:line">
            <chart:data-point chart:repeated="18"/>
          </chart:series>
          <chart:series chart:style-name="ch13" chart:values-cell-range-address="'EXT3 HDD'.E26:'EXT3 HDD'.E43" chart:label-cell-address="'EXT3 HDD'.E25:'EXT3 HDD'.E2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EXT3 HDD'.B25:'EXT3 HDD'.B25</svg:desc>
                </draw:g>
              </table:table-cell>
              <table:table-cell office:value-type="string">
                <text:p>Teste 2</text:p>
                <draw:g>
                  <svg:desc>'EXT3 HDD'.C25:'EXT3 HDD'.C25</svg:desc>
                </draw:g>
              </table:table-cell>
              <table:table-cell office:value-type="string">
                <text:p>Teste 3</text:p>
                <draw:g>
                  <svg:desc>'EXT3 HDD'.D25:'EXT3 HDD'.D25</svg:desc>
                </draw:g>
              </table:table-cell>
              <table:table-cell office:value-type="string">
                <text:p>Média</text:p>
                <draw:g>
                  <svg:desc>'EXT3 HDD'.E25:'EXT3 HDD'.E2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EXT3 HDD'.A26:'EXT3 HDD'.A43</svg:desc>
                </draw:g>
              </table:table-cell>
              <table:table-cell office:value-type="float" office:value="1002351">
                <text:p>1002351</text:p>
                <draw:g>
                  <svg:desc>'EXT3 HDD'.B26:'EXT3 HDD'.B43</svg:desc>
                </draw:g>
              </table:table-cell>
              <table:table-cell office:value-type="float" office:value="727850">
                <text:p>727850</text:p>
                <draw:g>
                  <svg:desc>'EXT3 HDD'.C26:'EXT3 HDD'.C43</svg:desc>
                </draw:g>
              </table:table-cell>
              <table:table-cell office:value-type="float" office:value="561808">
                <text:p>561808</text:p>
                <draw:g>
                  <svg:desc>'EXT3 HDD'.D26:'EXT3 HDD'.D43</svg:desc>
                </draw:g>
              </table:table-cell>
              <table:table-cell office:value-type="float" office:value="764003">
                <text:p>764003</text:p>
                <draw:g>
                  <svg:desc>'EXT3 HDD'.E26:'EXT3 HDD'.E4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07629">
                <text:p>1007629</text:p>
              </table:table-cell>
              <table:table-cell office:value-type="float" office:value="847059">
                <text:p>847059</text:p>
              </table:table-cell>
              <table:table-cell office:value-type="float" office:value="889145">
                <text:p>889145</text:p>
              </table:table-cell>
              <table:table-cell office:value-type="float" office:value="914611">
                <text:p>91461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924200">
                <text:p>924200</text:p>
              </table:table-cell>
              <table:table-cell office:value-type="float" office:value="934659">
                <text:p>934659</text:p>
              </table:table-cell>
              <table:table-cell office:value-type="float" office:value="924200">
                <text:p>924200</text:p>
              </table:table-cell>
              <table:table-cell office:value-type="float" office:value="927686">
                <text:p>92768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63945">
                <text:p>963945</text:p>
              </table:table-cell>
              <table:table-cell office:value-type="float" office:value="1000315">
                <text:p>1000315</text:p>
              </table:table-cell>
              <table:table-cell office:value-type="float" office:value="939486">
                <text:p>939486</text:p>
              </table:table-cell>
              <table:table-cell office:value-type="float" office:value="967915">
                <text:p>96791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953418">
                <text:p>953418</text:p>
              </table:table-cell>
              <table:table-cell office:value-type="float" office:value="988301">
                <text:p>988301</text:p>
              </table:table-cell>
              <table:table-cell office:value-type="float" office:value="944612">
                <text:p>944612</text:p>
              </table:table-cell>
              <table:table-cell office:value-type="float" office:value="962110">
                <text:p>96211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932593">
                <text:p>932593</text:p>
              </table:table-cell>
              <table:table-cell office:value-type="float" office:value="964748">
                <text:p>964748</text:p>
              </table:table-cell>
              <table:table-cell office:value-type="float" office:value="980831">
                <text:p>980831</text:p>
              </table:table-cell>
              <table:table-cell office:value-type="float" office:value="959391">
                <text:p>95939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602298">
                <text:p>2602298</text:p>
              </table:table-cell>
              <table:table-cell office:value-type="float" office:value="2556982">
                <text:p>2556982</text:p>
              </table:table-cell>
              <table:table-cell office:value-type="float" office:value="920836">
                <text:p>920836</text:p>
              </table:table-cell>
              <table:table-cell office:value-type="float" office:value="2026705">
                <text:p>202670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913487">
                <text:p>913487</text:p>
              </table:table-cell>
              <table:table-cell office:value-type="float" office:value="1585750">
                <text:p>1585750</text:p>
              </table:table-cell>
              <table:table-cell office:value-type="float" office:value="1333126">
                <text:p>1333126</text:p>
              </table:table-cell>
              <table:table-cell office:value-type="float" office:value="1277454">
                <text:p>127745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617849">
                <text:p>1617849</text:p>
              </table:table-cell>
              <table:table-cell office:value-type="float" office:value="1287850">
                <text:p>1287850</text:p>
              </table:table-cell>
              <table:table-cell office:value-type="float" office:value="1310195">
                <text:p>1310195</text:p>
              </table:table-cell>
              <table:table-cell office:value-type="float" office:value="1405298">
                <text:p>140529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614823">
                <text:p>1614823</text:p>
              </table:table-cell>
              <table:table-cell office:value-type="float" office:value="1452615">
                <text:p>1452615</text:p>
              </table:table-cell>
              <table:table-cell office:value-type="float" office:value="1681193">
                <text:p>1681193</text:p>
              </table:table-cell>
              <table:table-cell office:value-type="float" office:value="1582877">
                <text:p>158287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910057">
                <text:p>1910057</text:p>
              </table:table-cell>
              <table:table-cell office:value-type="float" office:value="1967280">
                <text:p>1967280</text:p>
              </table:table-cell>
              <table:table-cell office:value-type="float" office:value="1749958">
                <text:p>1749958</text:p>
              </table:table-cell>
              <table:table-cell office:value-type="float" office:value="1875765">
                <text:p>187576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057386">
                <text:p>2057386</text:p>
              </table:table-cell>
              <table:table-cell office:value-type="float" office:value="1998720">
                <text:p>1998720</text:p>
              </table:table-cell>
              <table:table-cell office:value-type="float" office:value="1975671">
                <text:p>1975671</text:p>
              </table:table-cell>
              <table:table-cell office:value-type="float" office:value="2010592">
                <text:p>2010592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097336">
                <text:p>2097336</text:p>
              </table:table-cell>
              <table:table-cell office:value-type="float" office:value="2104659">
                <text:p>2104659</text:p>
              </table:table-cell>
              <table:table-cell office:value-type="float" office:value="2093786">
                <text:p>2093786</text:p>
              </table:table-cell>
              <table:table-cell office:value-type="float" office:value="2098594">
                <text:p>2098594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166641">
                <text:p>2166641</text:p>
              </table:table-cell>
              <table:table-cell office:value-type="float" office:value="2218636">
                <text:p>2218636</text:p>
              </table:table-cell>
              <table:table-cell office:value-type="float" office:value="2223859">
                <text:p>2223859</text:p>
              </table:table-cell>
              <table:table-cell office:value-type="float" office:value="2203045">
                <text:p>220304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236775">
                <text:p>2236775</text:p>
              </table:table-cell>
              <table:table-cell office:value-type="float" office:value="2185653">
                <text:p>2185653</text:p>
              </table:table-cell>
              <table:table-cell office:value-type="float" office:value="2191519">
                <text:p>2191519</text:p>
              </table:table-cell>
              <table:table-cell office:value-type="float" office:value="2204649">
                <text:p>2204649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388356">
                <text:p>388356</text:p>
              </table:table-cell>
              <table:table-cell office:value-type="float" office:value="382243">
                <text:p>382243</text:p>
              </table:table-cell>
              <table:table-cell office:value-type="float" office:value="389142">
                <text:p>389142</text:p>
              </table:table-cell>
              <table:table-cell office:value-type="float" office:value="386580">
                <text:p>386580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55069">
                <text:p>255069</text:p>
              </table:table-cell>
              <table:table-cell office:value-type="float" office:value="252179">
                <text:p>252179</text:p>
              </table:table-cell>
              <table:table-cell office:value-type="float" office:value="254216">
                <text:p>254216</text:p>
              </table:table-cell>
              <table:table-cell office:value-type="float" office:value="253821">
                <text:p>253821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08845">
                <text:p>208845</text:p>
              </table:table-cell>
              <table:table-cell office:value-type="float" office:value="208610">
                <text:p>208610</text:p>
              </table:table-cell>
              <table:table-cell office:value-type="float" office:value="208633">
                <text:p>208633</text:p>
              </table:table-cell>
              <table:table-cell office:value-type="float" office:value="208696">
                <text:p>20869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343cm" xlink:href=".." xlink:type="simple" chart:class="chart:line" chart:style-name="ch1">
        <chart:title svg:x="6.831cm" svg:y="0.302cm" chart:style-name="ch2">
          <text:p>EXT3 HDD</text:p>
        </chart:title>
        <chart:subtitle svg:x="6.751cm" svg:y="1.273cm" chart:style-name="ch3">
          <text:p>RE-LEITURA</text:p>
        </chart:subtitle>
        <chart:legend chart:legend-position="end" svg:x="13.543cm" svg:y="3.125cm" style:legend-expansion="high" chart:style-name="ch4"/>
        <chart:plot-area chart:style-name="ch5" table:cell-range-address="'EXT3 HDD'.A66:'EXT3 HDD'.E83 'EXT3 HDD'.B65:'EXT3 HDD'.E65" chart:data-source-has-labels="both" svg:x="1.33cm" svg:y="2.314cm" svg:width="11.575cm" svg:height="4.882cm">
          <chartooo:coordinate-region svg:x="3.089cm" svg:y="2.513cm" svg:width="9.816cm" svg:height="3.087cm"/>
          <chart:axis chart:dimension="x" chart:name="primary-x" chart:style-name="ch6" chartooo:axis-type="auto">
            <chartooo:date-scale/>
            <chart:title svg:x="6.848cm" svg:y="7.362cm" chart:style-name="ch7">
              <text:p>KB</text:p>
            </chart:title>
            <chart:categories table:cell-range-address="'EXT3 HDD'.A66:'EXT3 HDD'.A83"/>
          </chart:axis>
          <chart:axis chart:dimension="y" chart:name="primary-y" chart:style-name="ch6">
            <chart:title svg:x="0.451cm" svg:y="5.169cm" chart:style-name="ch8">
              <text:p>KB/S</text:p>
            </chart:title>
            <chart:grid chart:style-name="ch9" chart:class="major"/>
          </chart:axis>
          <chart:series chart:style-name="ch10" chart:values-cell-range-address="'EXT3 HDD'.B66:'EXT3 HDD'.B83" chart:label-cell-address="'EXT3 HDD'.B65:'EXT3 HDD'.B65" chart:class="chart:line">
            <chart:data-point chart:repeated="18"/>
          </chart:series>
          <chart:series chart:style-name="ch11" chart:values-cell-range-address="'EXT3 HDD'.C66:'EXT3 HDD'.C83" chart:label-cell-address="'EXT3 HDD'.C65:'EXT3 HDD'.C65" chart:class="chart:line">
            <chart:data-point chart:repeated="18"/>
          </chart:series>
          <chart:series chart:style-name="ch12" chart:values-cell-range-address="'EXT3 HDD'.D66:'EXT3 HDD'.D83" chart:label-cell-address="'EXT3 HDD'.D65:'EXT3 HDD'.D65" chart:class="chart:line">
            <chart:data-point chart:repeated="18"/>
          </chart:series>
          <chart:series chart:style-name="ch13" chart:values-cell-range-address="'EXT3 HDD'.E66:'EXT3 HDD'.E83" chart:label-cell-address="'EXT3 HDD'.E65:'EXT3 HDD'.E6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EXT3 HDD'.B65:'EXT3 HDD'.B65</svg:desc>
                </draw:g>
              </table:table-cell>
              <table:table-cell office:value-type="string">
                <text:p>Teste 2</text:p>
                <draw:g>
                  <svg:desc>'EXT3 HDD'.C65:'EXT3 HDD'.C65</svg:desc>
                </draw:g>
              </table:table-cell>
              <table:table-cell office:value-type="string">
                <text:p>Teste 3</text:p>
                <draw:g>
                  <svg:desc>'EXT3 HDD'.D65:'EXT3 HDD'.D65</svg:desc>
                </draw:g>
              </table:table-cell>
              <table:table-cell office:value-type="string">
                <text:p>Média</text:p>
                <draw:g>
                  <svg:desc>'EXT3 HDD'.E65:'EXT3 HDD'.E6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EXT3 HDD'.A66:'EXT3 HDD'.A83</svg:desc>
                </draw:g>
              </table:table-cell>
              <table:table-cell office:value-type="float" office:value="4897948">
                <text:p>4897948</text:p>
                <draw:g>
                  <svg:desc>'EXT3 HDD'.B66:'EXT3 HDD'.B83</svg:desc>
                </draw:g>
              </table:table-cell>
              <table:table-cell office:value-type="float" office:value="3363612">
                <text:p>3363612</text:p>
                <draw:g>
                  <svg:desc>'EXT3 HDD'.C66:'EXT3 HDD'.C83</svg:desc>
                </draw:g>
              </table:table-cell>
              <table:table-cell office:value-type="float" office:value="3363612">
                <text:p>3363612</text:p>
                <draw:g>
                  <svg:desc>'EXT3 HDD'.D66:'EXT3 HDD'.D83</svg:desc>
                </draw:g>
              </table:table-cell>
              <table:table-cell office:value-type="float" office:value="3875057">
                <text:p>3875057</text:p>
                <draw:g>
                  <svg:desc>'EXT3 HDD'.E66:'EXT3 HDD'.E8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596273">
                <text:p>4596273</text:p>
              </table:table-cell>
              <table:table-cell office:value-type="float" office:value="1663139">
                <text:p>1663139</text:p>
              </table:table-cell>
              <table:table-cell office:value-type="float" office:value="3124872">
                <text:p>3124872</text:p>
              </table:table-cell>
              <table:table-cell office:value-type="float" office:value="3128095">
                <text:p>312809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943325">
                <text:p>2943325</text:p>
              </table:table-cell>
              <table:table-cell office:value-type="float" office:value="2975955">
                <text:p>2975955</text:p>
              </table:table-cell>
              <table:table-cell office:value-type="float" office:value="2975955">
                <text:p>2975955</text:p>
              </table:table-cell>
              <table:table-cell office:value-type="float" office:value="2965078">
                <text:p>296507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926501">
                <text:p>2926501</text:p>
              </table:table-cell>
              <table:table-cell office:value-type="float" office:value="3182373">
                <text:p>3182373</text:p>
              </table:table-cell>
              <table:table-cell office:value-type="float" office:value="2796910">
                <text:p>2796910</text:p>
              </table:table-cell>
              <table:table-cell office:value-type="float" office:value="2968595">
                <text:p>296859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918161">
                <text:p>2918161</text:p>
              </table:table-cell>
              <table:table-cell office:value-type="float" office:value="2900425">
                <text:p>2900425</text:p>
              </table:table-cell>
              <table:table-cell office:value-type="float" office:value="2910252">
                <text:p>2910252</text:p>
              </table:table-cell>
              <table:table-cell office:value-type="float" office:value="2909613">
                <text:p>290961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868277">
                <text:p>2868277</text:p>
              </table:table-cell>
              <table:table-cell office:value-type="float" office:value="2656292">
                <text:p>2656292</text:p>
              </table:table-cell>
              <table:table-cell office:value-type="float" office:value="2635914">
                <text:p>2635914</text:p>
              </table:table-cell>
              <table:table-cell office:value-type="float" office:value="2720161">
                <text:p>272016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730948">
                <text:p>2730948</text:p>
              </table:table-cell>
              <table:table-cell office:value-type="float" office:value="2614177">
                <text:p>2614177</text:p>
              </table:table-cell>
              <table:table-cell office:value-type="float" office:value="2523554">
                <text:p>2523554</text:p>
              </table:table-cell>
              <table:table-cell office:value-type="float" office:value="2622893">
                <text:p>262289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5497729">
                <text:p>5497729</text:p>
              </table:table-cell>
              <table:table-cell office:value-type="float" office:value="2376552">
                <text:p>2376552</text:p>
              </table:table-cell>
              <table:table-cell office:value-type="float" office:value="2362174">
                <text:p>2362174</text:p>
              </table:table-cell>
              <table:table-cell office:value-type="float" office:value="3412152">
                <text:p>341215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818126">
                <text:p>2818126</text:p>
              </table:table-cell>
              <table:table-cell office:value-type="float" office:value="2707217">
                <text:p>2707217</text:p>
              </table:table-cell>
              <table:table-cell office:value-type="float" office:value="4825871">
                <text:p>4825871</text:p>
              </table:table-cell>
              <table:table-cell office:value-type="float" office:value="3450405">
                <text:p>345040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3395331">
                <text:p>3395331</text:p>
              </table:table-cell>
              <table:table-cell office:value-type="float" office:value="2390624">
                <text:p>2390624</text:p>
              </table:table-cell>
              <table:table-cell office:value-type="float" office:value="3125544">
                <text:p>3125544</text:p>
              </table:table-cell>
              <table:table-cell office:value-type="float" office:value="2970500">
                <text:p>2970500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4374333">
                <text:p>4374333</text:p>
              </table:table-cell>
              <table:table-cell office:value-type="float" office:value="5250390">
                <text:p>5250390</text:p>
              </table:table-cell>
              <table:table-cell office:value-type="float" office:value="5270726">
                <text:p>5270726</text:p>
              </table:table-cell>
              <table:table-cell office:value-type="float" office:value="4965150">
                <text:p>4965150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4704324">
                <text:p>4704324</text:p>
              </table:table-cell>
              <table:table-cell office:value-type="float" office:value="5417551">
                <text:p>5417551</text:p>
              </table:table-cell>
              <table:table-cell office:value-type="float" office:value="4884035">
                <text:p>4884035</text:p>
              </table:table-cell>
              <table:table-cell office:value-type="float" office:value="5001970">
                <text:p>5001970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720937">
                <text:p>5720937</text:p>
              </table:table-cell>
              <table:table-cell office:value-type="float" office:value="5283045">
                <text:p>5283045</text:p>
              </table:table-cell>
              <table:table-cell office:value-type="float" office:value="5183764">
                <text:p>5183764</text:p>
              </table:table-cell>
              <table:table-cell office:value-type="float" office:value="5395915">
                <text:p>539591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838469">
                <text:p>5838469</text:p>
              </table:table-cell>
              <table:table-cell office:value-type="float" office:value="5643385">
                <text:p>5643385</text:p>
              </table:table-cell>
              <table:table-cell office:value-type="float" office:value="5837291">
                <text:p>5837291</text:p>
              </table:table-cell>
              <table:table-cell office:value-type="float" office:value="5773048">
                <text:p>577304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521987">
                <text:p>5521987</text:p>
              </table:table-cell>
              <table:table-cell office:value-type="float" office:value="5900053">
                <text:p>5900053</text:p>
              </table:table-cell>
              <table:table-cell office:value-type="float" office:value="5918107">
                <text:p>5918107</text:p>
              </table:table-cell>
              <table:table-cell office:value-type="float" office:value="5780049">
                <text:p>5780049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970995">
                <text:p>5970995</text:p>
              </table:table-cell>
              <table:table-cell office:value-type="float" office:value="5927407">
                <text:p>5927407</text:p>
              </table:table-cell>
              <table:table-cell office:value-type="float" office:value="5919357">
                <text:p>5919357</text:p>
              </table:table-cell>
              <table:table-cell office:value-type="float" office:value="5939253">
                <text:p>593925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952043">
                <text:p>5952043</text:p>
              </table:table-cell>
              <table:table-cell office:value-type="float" office:value="5931993">
                <text:p>5931993</text:p>
              </table:table-cell>
              <table:table-cell office:value-type="float" office:value="5897479">
                <text:p>5897479</text:p>
              </table:table-cell>
              <table:table-cell office:value-type="float" office:value="5927172">
                <text:p>592717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78807">
                <text:p>178807</text:p>
              </table:table-cell>
              <table:table-cell office:value-type="float" office:value="178226">
                <text:p>178226</text:p>
              </table:table-cell>
              <table:table-cell office:value-type="float" office:value="178328">
                <text:p>178328</text:p>
              </table:table-cell>
              <table:table-cell office:value-type="float" office:value="178454">
                <text:p>17845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29cm" xlink:href=".." xlink:type="simple" chart:class="chart:line" chart:style-name="ch1">
        <chart:title svg:x="6.831cm" svg:y="0.301cm" chart:style-name="ch2">
          <text:p>EXT3 HDD</text:p>
        </chart:title>
        <chart:subtitle svg:x="5.984cm" svg:y="1.271cm" chart:style-name="ch3">
          <text:p>LEITURA ALEATÓRIA</text:p>
        </chart:subtitle>
        <chart:legend chart:legend-position="end" svg:x="13.543cm" svg:y="3.099cm" style:legend-expansion="high" chart:style-name="ch4"/>
        <chart:plot-area chart:style-name="ch5" table:cell-range-address="'EXT3 HDD'.A86:'EXT3 HDD'.E103 'EXT3 HDD'.B85:'EXT3 HDD'.E85" chart:data-source-has-labels="both" svg:x="1.33cm" svg:y="2.31cm" svg:width="11.575cm" svg:height="4.834cm">
          <chartooo:coordinate-region svg:x="3.089cm" svg:y="2.509cm" svg:width="9.816cm" svg:height="3.039cm"/>
          <chart:axis chart:dimension="x" chart:name="primary-x" chart:style-name="ch6" chartooo:axis-type="auto">
            <chartooo:date-scale/>
            <chart:title svg:x="6.848cm" svg:y="7.309cm" chart:style-name="ch7">
              <text:p>KB</text:p>
            </chart:title>
            <chart:categories table:cell-range-address="'EXT3 HDD'.A86:'EXT3 HDD'.A103"/>
          </chart:axis>
          <chart:axis chart:dimension="y" chart:name="primary-y" chart:style-name="ch6">
            <chart:title svg:x="0.451cm" svg:y="5.141cm" chart:style-name="ch8">
              <text:p>KB/S</text:p>
            </chart:title>
            <chart:grid chart:style-name="ch9" chart:class="major"/>
          </chart:axis>
          <chart:series chart:style-name="ch10" chart:values-cell-range-address="'EXT3 HDD'.B86:'EXT3 HDD'.B103" chart:label-cell-address="'EXT3 HDD'.B85:'EXT3 HDD'.B85" chart:class="chart:line">
            <chart:data-point chart:repeated="18"/>
          </chart:series>
          <chart:series chart:style-name="ch11" chart:values-cell-range-address="'EXT3 HDD'.C86:'EXT3 HDD'.C103" chart:label-cell-address="'EXT3 HDD'.C85:'EXT3 HDD'.C85" chart:class="chart:line">
            <chart:data-point chart:repeated="18"/>
          </chart:series>
          <chart:series chart:style-name="ch12" chart:values-cell-range-address="'EXT3 HDD'.D86:'EXT3 HDD'.D103" chart:label-cell-address="'EXT3 HDD'.D85:'EXT3 HDD'.D85" chart:class="chart:line">
            <chart:data-point chart:repeated="18"/>
          </chart:series>
          <chart:series chart:style-name="ch13" chart:values-cell-range-address="'EXT3 HDD'.E86:'EXT3 HDD'.E103" chart:label-cell-address="'EXT3 HDD'.E85:'EXT3 HDD'.E85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 1</text:p>
                <draw:g>
                  <svg:desc>'EXT3 HDD'.B85:'EXT3 HDD'.B85</svg:desc>
                </draw:g>
              </table:table-cell>
              <table:table-cell office:value-type="string">
                <text:p>Teste 2</text:p>
                <draw:g>
                  <svg:desc>'EXT3 HDD'.C85:'EXT3 HDD'.C85</svg:desc>
                </draw:g>
              </table:table-cell>
              <table:table-cell office:value-type="string">
                <text:p>Teste 3</text:p>
                <draw:g>
                  <svg:desc>'EXT3 HDD'.D85:'EXT3 HDD'.D85</svg:desc>
                </draw:g>
              </table:table-cell>
              <table:table-cell office:value-type="string">
                <text:p>Média</text:p>
                <draw:g>
                  <svg:desc>'EXT3 HDD'.E85:'EXT3 HDD'.E8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EXT3 HDD'.A86:'EXT3 HDD'.A103</svg:desc>
                </draw:g>
              </table:table-cell>
              <table:table-cell office:value-type="float" office:value="5283570">
                <text:p>5283570</text:p>
                <draw:g>
                  <svg:desc>'EXT3 HDD'.B86:'EXT3 HDD'.B103</svg:desc>
                </draw:g>
              </table:table-cell>
              <table:table-cell office:value-type="float" office:value="3363612">
                <text:p>3363612</text:p>
                <draw:g>
                  <svg:desc>'EXT3 HDD'.C86:'EXT3 HDD'.C103</svg:desc>
                </draw:g>
              </table:table-cell>
              <table:table-cell office:value-type="float" office:value="3363612">
                <text:p>3363612</text:p>
                <draw:g>
                  <svg:desc>'EXT3 HDD'.D86:'EXT3 HDD'.D103</svg:desc>
                </draw:g>
              </table:table-cell>
              <table:table-cell office:value-type="float" office:value="4003598">
                <text:p>4003598</text:p>
                <draw:g>
                  <svg:desc>'EXT3 HDD'.E86:'EXT3 HDD'.E103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22535">
                <text:p>5122535</text:p>
              </table:table-cell>
              <table:table-cell office:value-type="float" office:value="3053774">
                <text:p>3053774</text:p>
              </table:table-cell>
              <table:table-cell office:value-type="float" office:value="3036502">
                <text:p>3036502</text:p>
              </table:table-cell>
              <table:table-cell office:value-type="float" office:value="3737604">
                <text:p>373760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511189">
                <text:p>3511189</text:p>
              </table:table-cell>
              <table:table-cell office:value-type="float" office:value="3087188">
                <text:p>3087188</text:p>
              </table:table-cell>
              <table:table-cell office:value-type="float" office:value="2305128">
                <text:p>2305128</text:p>
              </table:table-cell>
              <table:table-cell office:value-type="float" office:value="2967835">
                <text:p>296783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556580">
                <text:p>3556580</text:p>
              </table:table-cell>
              <table:table-cell office:value-type="float" office:value="3684733">
                <text:p>3684733</text:p>
              </table:table-cell>
              <table:table-cell office:value-type="float" office:value="3527371">
                <text:p>3527371</text:p>
              </table:table-cell>
              <table:table-cell office:value-type="float" office:value="3589561">
                <text:p>358956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950233">
                <text:p>2950233</text:p>
              </table:table-cell>
              <table:table-cell office:value-type="float" office:value="3379719">
                <text:p>3379719</text:p>
              </table:table-cell>
              <table:table-cell office:value-type="float" office:value="3425544">
                <text:p>3425544</text:p>
              </table:table-cell>
              <table:table-cell office:value-type="float" office:value="3251832">
                <text:p>325183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848305">
                <text:p>2848305</text:p>
              </table:table-cell>
              <table:table-cell office:value-type="float" office:value="2656292">
                <text:p>2656292</text:p>
              </table:table-cell>
              <table:table-cell office:value-type="float" office:value="2715922">
                <text:p>2715922</text:p>
              </table:table-cell>
              <table:table-cell office:value-type="float" office:value="2740173">
                <text:p>274017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432442">
                <text:p>2432442</text:p>
              </table:table-cell>
              <table:table-cell office:value-type="float" office:value="2341919">
                <text:p>2341919</text:p>
              </table:table-cell>
              <table:table-cell office:value-type="float" office:value="2409246">
                <text:p>2409246</text:p>
              </table:table-cell>
              <table:table-cell office:value-type="float" office:value="2394536">
                <text:p>239453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6173362">
                <text:p>6173362</text:p>
              </table:table-cell>
              <table:table-cell office:value-type="float" office:value="2563240">
                <text:p>2563240</text:p>
              </table:table-cell>
              <table:table-cell office:value-type="float" office:value="2308221">
                <text:p>2308221</text:p>
              </table:table-cell>
              <table:table-cell office:value-type="float" office:value="3681608">
                <text:p>368160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4987693">
                <text:p>4987693</text:p>
              </table:table-cell>
              <table:table-cell office:value-type="float" office:value="2235229">
                <text:p>2235229</text:p>
              </table:table-cell>
              <table:table-cell office:value-type="float" office:value="4804951">
                <text:p>4804951</text:p>
              </table:table-cell>
              <table:table-cell office:value-type="float" office:value="4009291">
                <text:p>4009291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407947">
                <text:p>4407947</text:p>
              </table:table-cell>
              <table:table-cell office:value-type="float" office:value="4874101">
                <text:p>4874101</text:p>
              </table:table-cell>
              <table:table-cell office:value-type="float" office:value="4058459">
                <text:p>4058459</text:p>
              </table:table-cell>
              <table:table-cell office:value-type="float" office:value="4446836">
                <text:p>444683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5102065">
                <text:p>5102065</text:p>
              </table:table-cell>
              <table:table-cell office:value-type="float" office:value="4977705">
                <text:p>4977705</text:p>
              </table:table-cell>
              <table:table-cell office:value-type="float" office:value="4973922">
                <text:p>4973922</text:p>
              </table:table-cell>
              <table:table-cell office:value-type="float" office:value="5017897">
                <text:p>5017897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238473">
                <text:p>5238473</text:p>
              </table:table-cell>
              <table:table-cell office:value-type="float" office:value="5132829">
                <text:p>5132829</text:p>
              </table:table-cell>
              <table:table-cell office:value-type="float" office:value="5151828">
                <text:p>5151828</text:p>
              </table:table-cell>
              <table:table-cell office:value-type="float" office:value="5174377">
                <text:p>517437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367194">
                <text:p>5367194</text:p>
              </table:table-cell>
              <table:table-cell office:value-type="float" office:value="5287414">
                <text:p>5287414</text:p>
              </table:table-cell>
              <table:table-cell office:value-type="float" office:value="5316226">
                <text:p>5316226</text:p>
              </table:table-cell>
              <table:table-cell office:value-type="float" office:value="5323611">
                <text:p>532361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440476">
                <text:p>5440476</text:p>
              </table:table-cell>
              <table:table-cell office:value-type="float" office:value="5425898">
                <text:p>5425898</text:p>
              </table:table-cell>
              <table:table-cell office:value-type="float" office:value="5433029">
                <text:p>5433029</text:p>
              </table:table-cell>
              <table:table-cell office:value-type="float" office:value="5433134">
                <text:p>543313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501245">
                <text:p>5501245</text:p>
              </table:table-cell>
              <table:table-cell office:value-type="float" office:value="5475650">
                <text:p>5475650</text:p>
              </table:table-cell>
              <table:table-cell office:value-type="float" office:value="5502924">
                <text:p>5502924</text:p>
              </table:table-cell>
              <table:table-cell office:value-type="float" office:value="5493273">
                <text:p>549327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523384">
                <text:p>5523384</text:p>
              </table:table-cell>
              <table:table-cell office:value-type="float" office:value="5552739">
                <text:p>5552739</text:p>
              </table:table-cell>
              <table:table-cell office:value-type="float" office:value="5543738">
                <text:p>5543738</text:p>
              </table:table-cell>
              <table:table-cell office:value-type="float" office:value="5539954">
                <text:p>553995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5540773">
                <text:p>5540773</text:p>
              </table:table-cell>
              <table:table-cell office:value-type="float" office:value="5546436">
                <text:p>5546436</text:p>
              </table:table-cell>
              <table:table-cell office:value-type="float" office:value="5557106">
                <text:p>5557106</text:p>
              </table:table-cell>
              <table:table-cell office:value-type="float" office:value="5548105">
                <text:p>554810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6069">
                <text:p>26069</text:p>
              </table:table-cell>
              <table:table-cell office:value-type="float" office:value="25994">
                <text:p>25994</text:p>
              </table:table-cell>
              <table:table-cell office:value-type="float" office:value="25406">
                <text:p>25406</text:p>
              </table:table-cell>
              <table:table-cell office:value-type="float" office:value="25823">
                <text:p>2582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